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D00000285187957E0B443A103.png" manifest:media-type="image/png"/>
  <manifest:file-entry manifest:full-path="Pictures/10000201000003D60000026A1B3F181B01824701.png" manifest:media-type="image/png"/>
  <manifest:file-entry manifest:full-path="Pictures/10000201000005840000032E2CFE0C1D627DD7D5.png" manifest:media-type="image/png"/>
  <manifest:file-entry manifest:full-path="Pictures/10000201000003BC00000392AF27A0E1EF3469E5.png" manifest:media-type="image/png"/>
  <manifest:file-entry manifest:full-path="Pictures/10000201000003E6000002AAE4A63E8D36892A25.png" manifest:media-type="image/png"/>
  <manifest:file-entry manifest:full-path="Pictures/100002010000054400000188A76D5B227B2FC2EA.png" manifest:media-type="image/png"/>
  <manifest:file-entry manifest:full-path="Pictures/100000000000036B00000105DD82253321C158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enlo1" svg:font-family="Menlo"/>
    <style:font-face style:name="-webkit-standard" svg:font-family="-webkit-standard" style:font-family-generic="roman"/>
    <style:font-face style:name="inherit" svg:font-family="inherit" style:font-family-generic="roman"/>
    <style:font-face style:name="Calibri" svg:font-family="Calibri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JetBrains Mono2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1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automatic-styles>
    <style:style style:name="Таблица1" style:family="table">
      <style:table-properties style:width="23.44cm" fo:margin-left="0cm" table:align="left"/>
    </style:style>
    <style:style style:name="Таблица1.A" style:family="table-column">
      <style:table-column-properties style:column-width="0.803cm"/>
    </style:style>
    <style:style style:name="Таблица1.B" style:family="table-column">
      <style:table-column-properties style:column-width="22.638cm"/>
    </style:style>
    <style:style style:name="Таблица1.A1" style:family="table-cell">
      <style:table-cell-properties style:vertical-align="middle" fo:padding="0cm" fo:border="none" style:writing-mode="lr-tb"/>
    </style:style>
    <style:style style:name="Таблица2" style:family="table">
      <style:table-properties style:width="17.992cm" fo:margin-left="0cm" table:align="left"/>
    </style:style>
    <style:style style:name="Таблица2.A" style:family="table-column">
      <style:table-column-properties style:column-width="0.667cm"/>
    </style:style>
    <style:style style:name="Таблица2.B" style:family="table-column">
      <style:table-column-properties style:column-width="17.325cm"/>
    </style:style>
    <style:style style:name="Таблица2.A1" style:family="table-cell">
      <style:table-cell-properties style:vertical-align="middle" fo:padding="0cm" fo:border="none" style:writing-mode="lr-tb"/>
    </style:style>
    <style:style style:name="Таблица3" style:family="table">
      <style:table-properties style:width="17.992cm" fo:margin-left="0cm" table:align="left"/>
    </style:style>
    <style:style style:name="Таблица3.A" style:family="table-column">
      <style:table-column-properties style:column-width="0.667cm"/>
    </style:style>
    <style:style style:name="Таблица3.B" style:family="table-column">
      <style:table-column-properties style:column-width="17.325cm"/>
    </style:style>
    <style:style style:name="Таблица3.A1" style:family="table-cell">
      <style:table-cell-properties style:vertical-align="middle" fo:padding="0cm" fo:border="none" style:writing-mode="lr-tb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language="en" fo:country="US" style:font-size-asian="14pt" style:font-size-complex="14pt"/>
    </style:style>
    <style:style style:name="P3" style:family="paragraph" style:parent-style-name="Standard">
      <style:paragraph-properties fo:line-height="115%"/>
      <style:text-properties fo:font-size="14pt" fo:language="en" fo:country="US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15%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style:font-name="FreeMono" fo:font-size="14pt" fo:language="en" fo:country="US" style:font-size-asian="14pt" style:font-size-complex="14pt"/>
    </style:style>
    <style:style style:name="P9" style:family="paragraph" style:parent-style-name="Standard">
      <style:text-properties style:font-name="FreeMono" fo:font-size="14pt" fo:language="en" fo:country="US" fo:font-style="italic" style:font-size-asian="14pt" style:font-style-asian="italic" style:font-size-complex="14pt" style:font-style-complex="italic"/>
    </style:style>
    <style:style style:name="P10" style:family="paragraph" style:parent-style-name="Standard">
      <style:text-properties style:font-name="FreeMono" fo:font-size="14pt" style:font-size-asian="14pt" style:font-size-complex="14pt"/>
    </style:style>
    <style:style style:name="P11" style:family="paragraph" style:parent-style-name="Standard">
      <style:text-properties style:font-name="FreeMono" fo:language="en" fo:country="US" fo:font-style="italic" style:font-style-asian="italic" style:font-style-complex="italic"/>
    </style:style>
    <style:style style:name="P12" style:family="paragraph" style:parent-style-name="Standard">
      <style:text-properties style:font-name="Calibri Light" fo:font-size="14pt" style:font-size-asian="14pt" style:font-name-complex="Calibri Light" style:font-size-complex="14pt"/>
    </style:style>
    <style:style style:name="P13" style:family="paragraph" style:parent-style-name="Standard">
      <style:text-properties style:font-name="Calibri Light" fo:font-size="14pt" fo:language="en" fo:country="US" style:font-size-asian="14pt" style:font-name-complex="Calibri Light" style:font-size-complex="14pt"/>
    </style:style>
    <style:style style:name="P14" style:family="paragraph" style:parent-style-name="Standard">
      <style:text-properties style:font-name="Calibri Light" fo:language="en" fo:country="US" fo:font-weight="bold" style:font-weight-asian="bold" style:font-name-complex="Calibri Light"/>
    </style:style>
    <style:style style:name="P15" style:family="paragraph" style:parent-style-name="Standard">
      <style:paragraph-properties fo:line-height="115%"/>
    </style:style>
    <style:style style:name="P16" style:family="paragraph" style:parent-style-name="Standard">
      <style:paragraph-properties fo:line-height="115%" fo:text-align="center" style:justify-single-word="false"/>
    </style:style>
    <style:style style:name="P17" style:family="paragraph" style:parent-style-name="Standard">
      <style:paragraph-properties fo:line-height="115%"/>
      <style:text-properties fo:language="en" fo:country="US"/>
    </style:style>
    <style:style style:name="P18" style:family="paragraph" style:parent-style-name="Standard">
      <loext:graphic-properties draw:fill="solid" draw:fill-color="#ffffff" draw:opacity="100%"/>
      <style:paragraph-properties fo:background-color="#ffffff"/>
      <style:text-properties officeooo:paragraph-rsid="004185ab"/>
    </style:style>
    <style:style style:name="P19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officeooo:rsid="0042dcc0" officeooo:paragraph-rsid="0042dcc0" style:font-size-asian="12pt" style:font-name-complex="Calibri1" style:font-size-complex="12pt"/>
    </style:style>
    <style:style style:name="P20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rsid="0042dcc0" officeooo:paragraph-rsid="0042dcc0" style:font-size-asian="14pt" style:font-name-complex="Calibri1" style:font-size-complex="14pt"/>
    </style:style>
    <style:style style:name="P21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1" fo:font-size="14pt" fo:language="en" fo:country="US" officeooo:paragraph-rsid="0041abdb" style:font-size-asian="14pt" style:font-name-complex="Calibri1" style:font-size-complex="14pt"/>
    </style:style>
    <style:style style:name="P22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2.25pt" style:font-name-complex="Calibri1" style:font-size-complex="14pt"/>
    </style:style>
    <style:style style:name="P23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2dcc0" style:font-size-asian="12.25pt" style:font-name-complex="Calibri1" style:font-size-complex="14pt"/>
    </style:style>
    <style:style style:name="P24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officeooo:paragraph-rsid="004185ab" style:font-size-asian="12.25pt" style:font-name-complex="Menlo" style:font-size-complex="14pt"/>
    </style:style>
    <style:style style:name="P25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abdb"/>
    </style:style>
    <style:style style:name="P26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85ab"/>
    </style:style>
    <style:style style:name="P27" style:family="paragraph" style:parent-style-name="Обычный">
      <style:paragraph-properties fo:margin-top="0.176cm" fo:margin-bottom="0.176cm" loext:contextual-spacing="false" style:line-height-at-least="0.55cm"/>
    </style:style>
    <style:style style:name="P28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9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0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85ab"/>
    </style:style>
    <style:style style:name="P31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abdb"/>
    </style:style>
    <style:style style:name="P32" style:family="paragraph" style:parent-style-name="Обычный">
      <style:text-properties fo:color="#000000"/>
    </style:style>
    <style:style style:name="P3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fo:language="en" fo:country="US" style:font-size-asian="10pt" style:font-name-complex="Menlo" style:font-size-complex="10pt"/>
    </style:style>
    <style:style style:name="P34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style:font-size-asian="10pt" style:font-name-complex="Menlo" style:font-size-complex="10pt"/>
    </style:style>
    <style:style style:name="P35" style:family="paragraph" style:parent-style-name="Обычный">
      <style:text-properties fo:color="#000000" style:font-name="Menlo" fo:font-size="11pt" fo:language="en" fo:country="US" style:font-size-asian="11pt" style:font-name-complex="Menlo" style:font-size-complex="11pt"/>
    </style:style>
    <style:style style:name="P36" style:family="paragraph" style:parent-style-name="Обычный">
      <style:text-properties fo:color="#000000" fo:language="en" fo:country="US"/>
    </style:style>
    <style:style style:name="P37" style:family="paragraph" style:parent-style-name="Обычный">
      <style:paragraph-properties fo:text-align="center" style:justify-single-word="false"/>
      <style:text-properties fo:color="#000000" style:font-name="Calibri1" fo:font-size="14pt" fo:background-color="#ffffff" style:font-size-asian="14pt" style:font-name-complex="Calibri1" style:font-size-complex="14pt"/>
    </style:style>
    <style:style style:name="P38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1" fo:font-size="14pt" fo:language="en" fo:country="US" officeooo:paragraph-rsid="004185ab" style:font-size-asian="14pt" style:font-name-complex="Calibri1" style:font-size-complex="14pt"/>
    </style:style>
    <style:style style:name="P39" style:family="paragraph" style:parent-style-name="Обычный">
      <style:text-properties fo:color="#000000" style:font-name="Calibri1" style:font-name-complex="Calibri1"/>
    </style:style>
    <style:style style:name="P40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P41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P42" style:family="paragraph" style:parent-style-name="Обычный">
      <style:text-properties fo:language="en" fo:country="US"/>
    </style:style>
    <style:style style:name="P4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44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45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fo:font-weight="bold" style:font-weight-asian="bold"/>
    </style:style>
    <style:style style:name="P46" style:family="paragraph" style:parent-style-name="Обычный">
      <style:paragraph-properties fo:line-height="115%" fo:text-align="center" style:justify-single-word="false"/>
      <style:text-properties fo:language="en" fo:country="US"/>
    </style:style>
    <style:style style:name="P47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8" style:family="paragraph" style:parent-style-name="Обычный">
      <style:text-properties style:font-name="Menlo" fo:font-size="11pt" style:font-size-asian="11pt" style:font-name-complex="Menlo" style:font-size-complex="11pt"/>
    </style:style>
    <style:style style:name="P49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1" fo:language="en" fo:country="US" style:font-name-complex="Calibri1"/>
    </style:style>
    <style:style style:name="P50" style:family="paragraph" style:parent-style-name="Обычный">
      <loext:graphic-properties draw:fill="solid" draw:fill-color="#212529" draw:opacity="100%"/>
      <style:paragraph-properties style:line-height-at-least="0.453cm" fo:background-color="#212529" style:line-break="normal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1" fo:language="en" fo:country="US" style:font-name-complex="Calibri1"/>
    </style:style>
    <style:style style:name="P51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1" style:font-name-complex="Calibri1"/>
    </style:style>
    <style:style style:name="P52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font-size="10pt" fo:language="en" fo:country="US" style:font-size-asian="10pt" style:font-name-complex="Consolas" style:font-size-complex="10pt"/>
    </style:style>
    <style:style style:name="P53" style:family="paragraph" style:parent-style-name="Обычный">
      <style:paragraph-properties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language="en" fo:country="US" fo:font-weight="bold" style:font-weight-asian="bold" style:font-name-complex="Consolas"/>
    </style:style>
    <style:style style:name="P54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style:font-size-asian="11pt" style:font-name-complex="Menlo" style:font-size-complex="11pt"/>
    </style:style>
    <style:style style:name="P55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officeooo:rsid="000caab9" officeooo:paragraph-rsid="000caab9" style:font-size-asian="11pt" style:font-name-complex="Menlo" style:font-size-complex="11pt"/>
    </style:style>
    <style:style style:name="P56" style:family="paragraph" style:parent-style-name="Обычный">
      <style:text-properties style:font-name="Calibri1" style:font-name-complex="Calibri1"/>
    </style:style>
    <style:style style:name="P57" style:family="paragraph" style:parent-style-name="Обычный">
      <style:paragraph-properties style:line-height-at-least="0.517cm"/>
      <style:text-properties style:font-name="Calibri1" style:font-name-complex="Calibri1"/>
    </style:style>
    <style:style style:name="P58" style:family="paragraph" style:parent-style-name="Обычный">
      <style:paragraph-properties style:line-height-at-least="0.517cm"/>
      <style:text-properties style:font-name="Calibri1" fo:language="en" fo:country="US" style:font-name-complex="Calibri1"/>
    </style:style>
    <style:style style:name="P59" style:family="paragraph" style:parent-style-name="Обычный">
      <style:text-properties style:font-name="Calibri1" fo:font-size="14pt" style:font-size-asian="14pt" style:font-name-complex="Calibri1" style:font-size-complex="14pt"/>
    </style:style>
    <style:style style:name="P60" style:family="paragraph" style:parent-style-name="Обычный">
      <style:paragraph-properties fo:text-align="center" style:justify-single-word="false"/>
      <style:text-properties style:font-name="Calibri1" fo:font-size="14pt" style:font-size-asian="14pt" style:font-name-complex="Calibri1" style:font-size-complex="14pt"/>
    </style:style>
    <style:style style:name="P61" style:family="paragraph" style:parent-style-name="Обычный">
      <style:paragraph-properties style:line-height-at-least="0.517cm"/>
    </style:style>
    <style:style style:name="P62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inherit" fo:font-size="10pt" fo:language="en" fo:country="US" style:font-size-asian="10pt" style:font-name-complex="Consolas" style:font-size-complex="10pt"/>
    </style:style>
    <style:style style:name="P63" style:family="paragraph" style:parent-style-name="Обычный">
      <style:text-properties fo:color="#444444" style:font-name="Calibri1" fo:font-weight="bold" fo:background-color="#ffffff" style:font-weight-asian="bold" style:font-name-complex="Calibri1"/>
    </style:style>
    <style:style style:name="P64" style:family="paragraph" style:parent-style-name="Обычный">
      <style:paragraph-properties fo:text-align="center" style:justify-single-word="false"/>
      <style:text-properties fo:color="#444444" style:font-name="Calibri1" fo:font-weight="bold" fo:background-color="#ffffff" style:font-weight-asian="bold" style:font-name-complex="Calibri1"/>
    </style:style>
    <style:style style:name="P65" style:family="paragraph" style:parent-style-name="Обычный">
      <style:text-properties fo:color="#444444" style:font-name="Calibri1" fo:language="en" fo:country="US" fo:background-color="#ffffff" style:font-name-complex="Calibri1"/>
    </style:style>
    <style:style style:name="P66" style:family="paragraph" style:parent-style-name="Обычный">
      <style:text-properties fo:color="#444444" style:font-name="Calibri1" fo:background-color="#ffffff" style:font-name-complex="Calibri1"/>
    </style:style>
    <style:style style:name="P67" style:family="paragraph" style:parent-style-name="Обычный">
      <style:text-properties fo:color="#444444" style:font-name="Calibri1" style:font-name-complex="Calibri1"/>
    </style:style>
    <style:style style:name="P68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6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style:font-name-complex="Menlo"/>
    </style:style>
    <style:style style:name="P7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officeooo:paragraph-rsid="004185ab" style:font-name-complex="Menlo"/>
    </style:style>
    <style:style style:name="P7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style:font-size-asian="12pt" style:font-name-complex="Calibri Light" style:font-size-complex="12pt"/>
    </style:style>
    <style:style style:name="P7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P7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P7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P7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7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7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7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7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P80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6pt" fo:language="en" fo:country="US" fo:font-weight="bold" style:font-size-asian="16pt" style:font-weight-asian="bold" style:font-name-complex="Calibri Light" style:font-size-complex="16pt"/>
    </style:style>
    <style:style style:name="P8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8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4pt" style:font-name-complex="Calibri1" style:font-size-complex="14pt"/>
    </style:style>
    <style:style style:name="P8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P84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language="en" fo:country="US" fo:font-weight="bold" officeooo:paragraph-rsid="004185ab" style:font-size-asian="14pt" style:font-weight-asian="bold" style:font-name-complex="Calibri1" style:font-size-complex="14pt"/>
    </style:style>
    <style:style style:name="P8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P8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2.25pt" style:font-name-complex="Calibri1" style:font-size-complex="14pt"/>
    </style:style>
    <style:style style:name="P8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8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style:font-size-asian="14pt" style:font-name-complex="Calibri1" style:font-size-complex="14pt"/>
    </style:style>
    <style:style style:name="P8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style:font-size-asian="14pt" style:font-name-complex="Calibri1" style:font-size-complex="14pt"/>
    </style:style>
    <style:style style:name="P9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officeooo:paragraph-rsid="004185ab" style:font-size-asian="14pt" style:font-name-complex="Calibri1" style:font-size-complex="14pt"/>
    </style:style>
    <style:style style:name="P9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fo:font-weight="bold" style:font-size-asian="12pt" style:font-weight-asian="bold" style:font-name-complex="Calibri1" style:font-size-complex="12pt"/>
    </style:style>
    <style:style style:name="P9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style:font-size-asian="12pt" style:font-name-complex="Calibri1" style:font-size-complex="12pt"/>
    </style:style>
    <style:style style:name="P9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style:font-size-asian="12pt" style:font-name-complex="Calibri1" style:font-size-complex="12pt"/>
    </style:style>
    <style:style style:name="P94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2pt" style:font-size-asian="12pt" style:font-name-complex="Calibri1" style:font-size-complex="12pt"/>
    </style:style>
    <style:style style:name="P9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officeooo:paragraph-rsid="004185ab" style:font-size-asian="12.25pt" style:font-name-complex="Menlo" style:font-size-complex="14pt"/>
    </style:style>
    <style:style style:name="P9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Liberation Serif" fo:font-size="14pt" fo:language="en" fo:country="US" officeooo:rsid="00483991" officeooo:paragraph-rsid="00483991" style:font-size-asian="14pt" style:font-name-complex="Calibri1" style:font-size-complex="14pt"/>
    </style:style>
    <style:style style:name="P9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</style:style>
    <style:style style:name="P9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officeooo:paragraph-rsid="004185ab"/>
    </style:style>
    <style:style style:name="P9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4pt" fo:font-weight="bold" style:font-size-asian="14pt" style:font-weight-asian="bold" style:font-name-complex="Calibri1" style:font-size-complex="14pt"/>
    </style:style>
    <style:style style:name="P100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fo:language="en" fo:country="US" style:font-size-asian="14pt" style:font-name-complex="Calibri1" style:font-size-complex="14pt"/>
    </style:style>
    <style:style style:name="P101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style:font-size-asian="14pt" style:font-name-complex="Calibri1" style:font-size-complex="14pt"/>
    </style:style>
    <style:style style:name="P102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2pt" style:font-size-asian="12pt" style:font-name-complex="Calibri1" style:font-size-complex="12pt"/>
    </style:style>
    <style:style style:name="P10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2pt" style:font-size-asian="12pt" style:font-name-complex="Calibri1" style:font-size-complex="12pt"/>
    </style:style>
    <style:style style:name="P104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2pt" fo:language="en" fo:country="US" style:font-size-asian="12pt" style:font-name-complex="Calibri1" style:font-size-complex="12pt"/>
    </style:style>
    <style:style style:name="P10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2pt" fo:font-weight="bold" style:font-size-asian="12pt" style:font-weight-asian="bold" style:font-name-complex="Calibri1" style:font-size-complex="12pt"/>
    </style:style>
    <style:style style:name="P106" style:family="paragraph" style:parent-style-name="Стандартный_20_HTML">
      <style:paragraph-properties style:vertical-align="baseline"/>
    </style:style>
    <style:style style:name="P10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language="en" fo:country="US"/>
    </style:style>
    <style:style style:name="P10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 Light" fo:font-size="14pt" fo:font-weight="bold" style:font-size-asian="14pt" style:font-weight-asian="bold" style:font-name-complex="Calibri Light" style:font-size-complex="14pt"/>
    </style:style>
    <style:style style:name="P109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110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0e999f" style:font-size-asian="14pt" style:font-weight-asian="bold" style:font-name-complex="Calibri1" style:font-size-complex="14pt" style:font-weight-complex="bold"/>
    </style:style>
    <style:style style:name="P11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20b2ec" style:font-size-asian="14pt" style:font-weight-asian="bold" style:font-name-complex="Calibri1" style:font-size-complex="14pt" style:font-weight-complex="bold"/>
    </style:style>
    <style:style style:name="P11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2pt" fo:language="en" fo:country="US" fo:font-weight="bold" officeooo:rsid="000e999f" officeooo:paragraph-rsid="000e999f" style:font-size-asian="10.5pt" style:font-weight-asian="bold" style:font-name-complex="Calibri1" style:font-size-complex="12pt" style:font-weight-complex="bold"/>
    </style:style>
    <style:style style:name="P113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18d3a2" style:font-size-asian="10.5pt" style:font-weight-asian="bold" style:font-name-complex="Calibri1" style:font-size-complex="12pt" style:font-weight-complex="bold"/>
    </style:style>
    <style:style style:name="P114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20b2ec" style:font-size-asian="10.5pt" style:font-weight-asian="bold" style:font-name-complex="Calibri1" style:font-size-complex="12pt" style:font-weight-complex="bold"/>
    </style:style>
    <style:style style:name="P115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normal" officeooo:rsid="00110012" officeooo:paragraph-rsid="0020b2ec" style:font-size-asian="10.5pt" style:font-weight-asian="normal" style:font-name-complex="Calibri1" style:font-size-complex="12pt" style:font-weight-complex="normal"/>
    </style:style>
    <style:style style:name="P116" style:family="paragraph" style:parent-style-name="Стандартный_20_HTML">
      <loext:graphic-properties draw:fill="solid" draw:fill-color="#ffffff" draw:opacity="100%"/>
      <style:paragraph-properties fo:background-color="#ffffff"/>
      <style:text-properties officeooo:paragraph-rsid="004185ab"/>
    </style:style>
    <style:style style:name="P117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fo:language="en" fo:country="US" style:font-size-asian="14pt" style:font-name-complex="Calibri1" style:font-size-complex="14pt"/>
    </style:style>
    <style:style style:name="P118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style:font-size-asian="14pt" style:font-name-complex="Calibri1" style:font-size-complex="14pt"/>
    </style:style>
    <style:style style:name="P119" style:family="paragraph" style:parent-style-name="Стандартный_20_HTML">
      <loext:graphic-properties draw:fill="solid" draw:fill-color="#ffffff" draw:opacity="100%"/>
      <style:paragraph-properties fo:margin-left="1.27cm" fo:margin-right="0cm" fo:text-align="center" style:justify-single-word="false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120" style:family="paragraph" style:parent-style-name="Обычный">
      <style:paragraph-properties fo:margin-top="0.318cm" fo:margin-bottom="0.318cm" loext:contextual-spacing="false"/>
      <style:text-properties fo:color="#111111" style:font-name="Arial" fo:font-size="11.5pt" style:font-size-asian="11.5pt" style:font-name-complex="Arial" style:font-size-complex="11.5pt"/>
    </style:style>
    <style:style style:name="P121" style:family="paragraph" style:parent-style-name="Обычный">
      <loext:graphic-properties draw:fill="solid" draw:fill-color="#2b2b2b" draw:opacity="100%"/>
      <style:paragraph-properties fo:margin-left="0.053cm" fo:margin-right="0.053cm" style:line-height-at-least="0.593cm" fo:text-indent="0cm" style:auto-text-indent="false" fo:background-color="#2b2b2b">
        <style:tab-stops>
          <style:tab-stop style:position="1.563cm"/>
          <style:tab-stop style:position="3.179cm"/>
          <style:tab-stop style:position="4.794cm"/>
          <style:tab-stop style:position="6.41cm"/>
          <style:tab-stop style:position="8.026cm"/>
          <style:tab-stop style:position="9.641cm"/>
          <style:tab-stop style:position="11.257cm"/>
          <style:tab-stop style:position="12.873cm"/>
          <style:tab-stop style:position="14.489cm"/>
          <style:tab-stop style:position="16.104cm"/>
          <style:tab-stop style:position="17.72cm"/>
          <style:tab-stop style:position="19.336cm"/>
          <style:tab-stop style:position="20.951cm"/>
          <style:tab-stop style:position="22.567cm"/>
          <style:tab-stop style:position="24.183cm"/>
          <style:tab-stop style:position="25.799cm"/>
        </style:tab-stops>
      </style:paragraph-properties>
      <style:text-properties fo:color="#bababa" style:font-name="Courier New" fo:font-size="8.5pt" fo:background-color="#2b2b2b" style:font-size-asian="8.5pt" style:font-name-complex="Courier New" style:font-size-complex="8.5pt"/>
    </style:style>
    <style:style style:name="P122" style:family="paragraph" style:parent-style-name="Обычный">
      <style:paragraph-properties fo:margin-top="0cm" fo:margin-bottom="0.176cm" loext:contextual-spacing="false"/>
    </style:style>
    <style:style style:name="P123" style:family="paragraph" style:parent-style-name="Обычный">
      <style:paragraph-properties fo:margin-top="0cm" fo:margin-bottom="0.176cm" loext:contextual-spacing="false"/>
      <style:text-properties fo:color="#212529" style:font-name="Calibri1" style:font-name-complex="Calibri1"/>
    </style:style>
    <style:style style:name="P124" style:family="paragraph" style:parent-style-name="Обычный_20__28_веб_29_">
      <style:paragraph-properties style:line-height-at-least="0.55cm"/>
    </style:style>
    <style:style style:name="P125" style:family="paragraph" style:parent-style-name="Стандартный_20_HTML">
      <loext:graphic-properties draw:fill="solid" draw:fill-color="#e0ffb8" draw:opacity="100%"/>
      <style:paragraph-properties fo:margin-left="0.635cm" fo:margin-right="0cm" fo:margin-top="0.423cm" fo:margin-bottom="0.423cm" loext:contextual-spacing="false" style:line-height-at-least="0.55cm" fo:text-indent="0cm" style:auto-text-indent="false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>
        <style:tab-stops>
          <style:tab-stop style:position="0.981cm"/>
          <style:tab-stop style:position="2.596cm"/>
          <style:tab-stop style:position="4.212cm"/>
          <style:tab-stop style:position="5.828cm"/>
          <style:tab-stop style:position="7.444cm"/>
          <style:tab-stop style:position="9.059cm"/>
          <style:tab-stop style:position="10.675cm"/>
          <style:tab-stop style:position="12.291cm"/>
          <style:tab-stop style:position="13.907cm"/>
          <style:tab-stop style:position="15.522cm"/>
          <style:tab-stop style:position="17.138cm"/>
          <style:tab-stop style:position="18.754cm"/>
          <style:tab-stop style:position="20.369cm"/>
          <style:tab-stop style:position="21.985cm"/>
          <style:tab-stop style:position="23.601cm"/>
          <style:tab-stop style:position="25.217cm"/>
        </style:tab-stops>
      </style:paragraph-properties>
    </style:style>
    <style:style style:name="P126" style:family="paragraph" style:parent-style-name="Стандартный_20_HTML">
      <loext:graphic-properties draw:fill="solid" draw:fill-color="#e0ffb8" draw:opacity="100%"/>
      <style:paragraph-properties fo:margin-top="0.423cm" fo:margin-bottom="0.423cm" loext:contextual-spacing="false" style:line-height-at-least="0.55cm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/>
    </style:style>
    <style:style style:name="P127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</style:style>
    <style:style style:name="P128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style:font-size-asian="9pt" style:font-size-complex="9pt"/>
    </style:style>
    <style:style style:name="P129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fo:language="en" fo:country="US" style:font-size-asian="9pt" style:font-size-complex="9pt"/>
    </style:style>
    <style:style style:name="P130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Verdana" fo:font-size="14pt" fo:language="en" fo:country="US" fo:font-weight="bold" style:font-size-asian="14pt" style:font-weight-asian="bold" style:font-size-complex="14pt"/>
    </style:style>
    <style:style style:name="P131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Calibri1" fo:font-size="14pt" style:font-size-asian="14pt" style:font-name-complex="Calibri1" style:font-size-complex="14pt"/>
    </style:style>
    <style:style style:name="P132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133" style:family="paragraph" style:parent-style-name="Обычный">
      <style:paragraph-properties fo:margin-top="0.254cm" fo:margin-bottom="0.423cm" loext:contextual-spacing="false"/>
      <style:text-properties fo:color="#000000" style:font-name="Calibri1" style:font-name-complex="Calibri1"/>
    </style:style>
    <style:style style:name="P134" style:family="paragraph" style:parent-style-name="Preformatted_20_Text">
      <style:paragraph-properties fo:margin-top="0cm" fo:margin-bottom="0.499cm" loext:contextual-spacing="false"/>
    </style:style>
    <style:style style:name="P135" style:family="paragraph" style:parent-style-name="Preformatted_20_Text">
      <style:paragraph-properties fo:margin-top="0cm" fo:margin-bottom="0.499cm" loext:contextual-spacing="false"/>
      <style:text-properties fo:language="en" fo:country="US"/>
    </style:style>
    <style:style style:name="P136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Consolas" fo:letter-spacing="-0.002cm" fo:language="en" fo:country="US" style:font-name-complex="Consolas"/>
    </style:style>
    <style:style style:name="P137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38" style:family="paragraph" style:parent-style-name="Обычный">
      <style:paragraph-properties fo:margin-top="0cm" fo:margin-bottom="0.635cm" loext:contextual-spacing="false"/>
      <style:text-properties fo:color="#333333" style:font-name="Arial" fo:letter-spacing="-0.002cm" style:font-name-complex="Arial"/>
    </style:style>
    <style:style style:name="P13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101e5" style:font-size-asian="9pt" style:font-size-complex="9pt"/>
    </style:style>
    <style:style style:name="P14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c01c7" style:font-size-asian="9pt" style:font-size-complex="9pt"/>
    </style:style>
    <style:style style:name="P14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20b2ec" style:font-size-asian="9pt" style:font-size-complex="9pt"/>
    </style:style>
    <style:style style:name="P14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1" style:font-size-complex="9pt" style:font-weight-complex="normal"/>
    </style:style>
    <style:style style:name="P14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Liberation Serif" fo:font-size="12pt" officeooo:rsid="001767eb" officeooo:paragraph-rsid="001767eb" style:font-size-asian="12pt" style:font-size-complex="12pt"/>
    </style:style>
    <style:style style:name="P14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4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d297a" style:font-size-asian="9pt" style:font-style-asian="normal" style:font-weight-asian="normal" style:font-name-complex="Calibri1" style:font-size-complex="9pt" style:font-weight-complex="normal"/>
    </style:style>
    <style:style style:name="P14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4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1" style:font-size-complex="9pt" style:font-weight-complex="normal"/>
    </style:style>
    <style:style style:name="P14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1d297a" officeooo:paragraph-rsid="0020b2ec" style:font-size-asian="10.5pt" style:font-style-asian="normal" style:font-weight-asian="bold" style:font-name-complex="Calibri1" style:font-size-complex="12pt" style:font-weight-complex="bold"/>
    </style:style>
    <style:style style:name="P14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20b2ec" officeooo:paragraph-rsid="0020b2ec" style:font-size-asian="10.5pt" style:font-style-asian="normal" style:font-weight-asian="bold" style:font-name-complex="Calibri1" style:font-size-complex="12pt" style:font-weight-complex="bold"/>
    </style:style>
    <style:style style:name="P15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0e9ae7" officeooo:paragraph-rsid="0018d3a2" style:font-size-asian="12pt" style:font-style-asian="normal" style:font-weight-asian="bold" style:font-name-complex="Calibri1" style:font-size-complex="12pt" style:font-weight-complex="bold"/>
    </style:style>
    <style:style style:name="P15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1d297a" officeooo:paragraph-rsid="0020b2ec" style:font-size-asian="10.5pt" style:font-style-asian="normal" style:font-weight-asian="normal" style:font-name-complex="Calibri1" style:font-size-complex="12pt" style:font-weight-complex="normal"/>
    </style:style>
    <style:style style:name="P15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weight-complex="normal"/>
    </style:style>
    <style:style style:name="P15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0pt" fo:language="en" fo:country="US" fo:font-style="normal" fo:font-weight="normal" officeooo:rsid="00504eb1" officeooo:paragraph-rsid="00504eb1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15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font-style="normal" fo:font-weight="normal" officeooo:paragraph-rsid="001101e5" style:font-size-asian="9pt" style:font-style-asian="normal" style:font-weight-asian="normal" style:font-size-complex="9pt"/>
    </style:style>
    <style:style style:name="P15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5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size="9pt" officeooo:paragraph-rsid="0020b2ec" style:font-size-asian="9pt" style:font-size-complex="9pt"/>
    </style:style>
    <style:style style:name="P15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282a9f" officeooo:paragraph-rsid="00282a9f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5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504eb1" officeooo:paragraph-rsid="00504eb1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5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0e9ae7" officeooo:paragraph-rsid="00322158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6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6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6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6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40cc8a" officeooo:paragraph-rsid="0040cc8a" style:font-size-asian="14pt" style:font-style-asian="normal" style:font-weight-asian="bold" style:font-name-complex="Calibri1" style:font-size-complex="14pt" style:font-style-complex="normal" style:font-weight-complex="bold"/>
    </style:style>
    <style:style style:name="P16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6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3cb9a7"/>
    </style:style>
    <style:style style:name="P16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officeooo:paragraph-rsid="0040cc8a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6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1d297a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6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0b2ec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6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27a15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7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7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7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22158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7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0e9ae7" officeooo:paragraph-rsid="0029c43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7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7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JetBrains Mono" fo:font-size="10pt" fo:language="en" fo:country="US" fo:font-style="italic" fo:font-weight="normal" officeooo:rsid="004b54ed" officeooo:paragraph-rsid="004b54ed" style:font-size-asian="10pt" style:font-style-asian="italic" style:font-weight-asian="normal" style:font-name-complex="Calibri1" style:font-size-complex="12pt" style:font-style-complex="normal" style:font-weight-complex="normal"/>
    </style:style>
    <style:style style:name="P17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7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7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7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1" style:font-size-complex="9pt" style:font-weight-complex="normal"/>
    </style:style>
    <style:style style:name="P18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8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weight-complex="normal"/>
    </style:style>
    <style:style style:name="P18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307ac1" officeooo:paragraph-rsid="00307ac1" style:font-size-asian="12pt" style:font-style-asian="normal" style:font-weight-asian="normal" style:font-name-complex="Calibri1" style:font-size-complex="12pt" style:font-weight-complex="normal"/>
    </style:style>
    <style:style style:name="P18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509b89" officeooo:paragraph-rsid="00509b89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8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1d297a" officeooo:paragraph-rsid="0020b2ec" style:font-size-asian="12pt" style:font-style-asian="normal" style:font-weight-asian="bold" style:font-name-complex="Calibri1" style:font-size-complex="12pt" style:font-weight-complex="bold"/>
    </style:style>
    <style:style style:name="P18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" fo:font-size="10pt" fo:font-style="normal" fo:font-weight="normal" officeooo:paragraph-rsid="003e3fd0" style:font-size-asian="10pt" style:font-style-asian="normal" style:font-weight-asian="normal" style:font-weight-complex="normal"/>
    </style:style>
    <style:style style:name="P18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" fo:font-size="10pt" fo:language="en" fo:country="US" fo:font-style="normal" fo:font-weight="normal" officeooo:rsid="00504eb1" officeooo:paragraph-rsid="00504eb1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18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1" style:font-size-complex="9pt" style:font-weight-complex="normal"/>
    </style:style>
    <style:style style:name="P18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officeooo:paragraph-rsid="00322158" style:font-size-asian="9pt" style:font-size-complex="9pt"/>
    </style:style>
    <style:style style:name="P18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11be0"/>
    </style:style>
    <style:style style:name="P19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82a9f"/>
    </style:style>
    <style:style style:name="P19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322158"/>
    </style:style>
    <style:style style:name="P19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58aa8e"/>
    </style:style>
    <style:style style:name="P19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officeooo:rsid="0032f2cb" officeooo:paragraph-rsid="0032f2cb" style:font-size-asian="10.5pt" style:font-size-complex="12pt"/>
    </style:style>
    <style:style style:name="P19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47eb2" officeooo:paragraph-rsid="00347eb2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79ad" officeooo:paragraph-rsid="003579a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504eb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aa72f" officeooo:paragraph-rsid="004aa72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b05f3" officeooo:paragraph-rsid="004b05f3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b54ed" officeooo:paragraph-rsid="004b54e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d84e3" officeooo:paragraph-rsid="004d84e3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ebf60" officeooo:paragraph-rsid="004ebf6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04eb1" officeooo:paragraph-rsid="00504eb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1d961" officeooo:paragraph-rsid="0051d96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1d961" officeooo:paragraph-rsid="0053cfa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2a600" officeooo:paragraph-rsid="0052a60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3cfaf" officeooo:paragraph-rsid="0053cfa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40c08" officeooo:paragraph-rsid="00540c08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5af7d" officeooo:paragraph-rsid="0055af7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61965" officeooo:paragraph-rsid="00561965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8aa8e" officeooo:paragraph-rsid="0058aa8e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35b63d" officeooo:paragraph-rsid="003cb9a7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1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3e3fd0" officeooo:paragraph-rsid="003e3fd0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1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4b54ed" officeooo:paragraph-rsid="004b54ed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1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51d961" officeooo:paragraph-rsid="0051d961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2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579ad" officeooo:paragraph-rsid="003579a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2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2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4b54ed" officeooo:paragraph-rsid="004b54e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2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4ebf60" officeooo:paragraph-rsid="004ebf6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2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04eb1" officeooo:paragraph-rsid="00504eb1" style:font-size-asian="14pt" style:font-style-asian="normal" style:font-weight-asian="bold" style:font-name-complex="Calibri1" style:font-size-complex="14pt" style:font-style-complex="normal" style:font-weight-complex="bold"/>
    </style:style>
    <style:style style:name="P22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504eb1" officeooo:paragraph-rsid="00504eb1" style:font-size-asian="14pt" style:font-style-asian="normal" style:font-weight-asian="bold" style:font-name-complex="Calibri1" style:font-size-complex="14pt" style:font-style-complex="normal" style:font-weight-complex="bold"/>
    </style:style>
    <style:style style:name="P22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40c08" officeooo:paragraph-rsid="00540c08" style:font-size-asian="14pt" style:font-style-asian="normal" style:font-weight-asian="bold" style:font-name-complex="Calibri1" style:font-size-complex="14pt" style:font-style-complex="normal" style:font-weight-complex="bold"/>
    </style:style>
    <style:style style:name="P22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55af7d" officeooo:paragraph-rsid="0055af7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2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61965" officeooo:paragraph-rsid="00561965" style:font-size-asian="14pt" style:font-style-asian="normal" style:font-weight-asian="bold" style:font-name-complex="Calibri1" style:font-size-complex="14pt" style:font-style-complex="normal" style:font-weight-complex="bold"/>
    </style:style>
    <style:style style:name="P22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8aa8e" officeooo:paragraph-rsid="0058aa8e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3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3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normal" officeooo:rsid="003e3fd0" officeooo:paragraph-rsid="003e3fd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3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3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7pt" fo:language="en" fo:country="US" fo:font-style="normal" fo:font-weight="normal" officeooo:rsid="003579ad" officeooo:paragraph-rsid="003579ad" style:font-size-asian="7pt" style:font-style-asian="normal" style:font-weight-asian="normal" style:font-name-complex="Calibri1" style:font-size-complex="7pt" style:font-style-complex="normal" style:font-weight-complex="normal"/>
    </style:style>
    <style:style style:name="P23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Menlo1" fo:font-size="9pt" officeooo:rsid="0032f2cb" officeooo:paragraph-rsid="0032f2cb" style:font-size-asian="9pt" style:font-size-complex="9pt"/>
    </style:style>
    <style:style style:name="P23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weight="normal" officeooo:paragraph-rsid="003e3fd0" style:font-weight-asian="normal" style:font-weight-complex="normal"/>
    </style:style>
    <style:style style:name="P23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weight="normal" officeooo:rsid="0060ef87" officeooo:paragraph-rsid="0060ef87" style:font-weight-asian="normal" style:font-weight-complex="normal"/>
    </style:style>
    <style:style style:name="P23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paragraph-rsid="003e3fd0" style:font-size-asian="12pt" style:font-weight-asian="normal" style:font-size-complex="12pt" style:font-weight-complex="normal"/>
    </style:style>
    <style:style style:name="P23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3f9dde" officeooo:paragraph-rsid="003f9dde" style:font-size-asian="12pt" style:font-weight-asian="normal" style:font-size-complex="12pt" style:font-weight-complex="normal"/>
    </style:style>
    <style:style style:name="P24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60ef87" officeooo:paragraph-rsid="0060ef87" style:font-size-asian="12pt" style:font-weight-asian="normal" style:font-size-complex="12pt" style:font-weight-complex="normal"/>
    </style:style>
    <style:style style:name="P24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paragraph-rsid="0059cbf6" style:font-size-asian="10.5pt" style:font-weight-asian="normal" style:font-size-complex="12pt" style:font-weight-complex="normal"/>
    </style:style>
    <style:style style:name="P24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59cbf6" officeooo:paragraph-rsid="0059cbf6" style:font-size-asian="10.5pt" style:font-weight-asian="normal" style:font-size-complex="12pt" style:font-weight-complex="normal"/>
    </style:style>
    <style:style style:name="P24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63240f" officeooo:paragraph-rsid="0063240f" style:font-size-asian="10.5pt" style:font-weight-asian="normal" style:font-size-complex="12pt" style:font-weight-complex="normal"/>
    </style:style>
    <style:style style:name="P24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officeooo:rsid="006048b3" officeooo:paragraph-rsid="006048b3" style:font-size-asian="12pt" style:font-size-complex="12pt"/>
    </style:style>
    <style:style style:name="P24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officeooo:paragraph-rsid="006048b3" style:font-size-asian="12pt" style:font-size-complex="12pt"/>
    </style:style>
    <style:style style:name="P24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9cbf6" officeooo:paragraph-rsid="0059cbf6" style:font-size-asian="10.5pt" style:font-weight-asian="normal" style:font-size-complex="12pt" style:font-weight-complex="normal"/>
    </style:style>
    <style:style style:name="P24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ea292" officeooo:paragraph-rsid="005ea292" style:font-size-asian="10.5pt" style:font-weight-asian="normal" style:font-size-complex="12pt" style:font-weight-complex="normal"/>
    </style:style>
    <style:style style:name="P24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f9a50" officeooo:paragraph-rsid="005f9a50" style:font-size-asian="10.5pt" style:font-weight-asian="normal" style:font-size-complex="12pt" style:font-weight-complex="normal"/>
    </style:style>
    <style:style style:name="P24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fdc29" officeooo:paragraph-rsid="005fdc29" style:font-size-asian="10.5pt" style:font-weight-asian="normal" style:font-size-complex="12pt" style:font-weight-complex="normal"/>
    </style:style>
    <style:style style:name="P25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9cbf6" officeooo:paragraph-rsid="0059cbf6" style:font-size-asian="12pt" style:font-weight-asian="normal" style:font-size-complex="12pt" style:font-weight-complex="normal"/>
    </style:style>
    <style:style style:name="P251" style:family="paragraph" style:parent-style-name="Обычный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font-name="Liberation Serif" fo:font-size="14pt" fo:letter-spacing="normal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52" style:family="paragraph" style:parent-style-name="Table_20_Contents">
      <style:paragraph-properties fo:text-align="start" style:justify-single-word="false"/>
      <style:text-properties style:font-name="Liberation Serif" fo:font-size="12pt" style:font-size-asian="10.5pt" style:font-name-complex="Calibri1" style:font-size-complex="12pt"/>
    </style:style>
    <style:style style:name="P253" style:family="paragraph" style:parent-style-name="Table_20_Contents">
      <style:paragraph-properties fo:text-align="start" style:justify-single-word="false"/>
      <style:text-properties style:font-name="Liberation Serif" fo:font-size="12pt" officeooo:rsid="00540c08" officeooo:paragraph-rsid="00540c08" style:font-size-asian="10.5pt" style:font-name-complex="Calibri1" style:font-size-complex="12pt"/>
    </style:style>
    <style:style style:name="P254" style:family="paragraph" style:parent-style-name="Table_20_Contents">
      <style:paragraph-properties fo:text-align="start" style:justify-single-word="false"/>
      <style:text-properties style:font-name="Liberation Serif" fo:font-size="14pt" fo:font-weight="bold" officeooo:rsid="00540c08" officeooo:paragraph-rsid="00540c08" style:font-size-asian="14pt" style:font-weight-asian="bold" style:font-name-complex="Calibri1" style:font-size-complex="14pt" style:font-weight-complex="bold"/>
    </style:style>
    <style:style style:name="P255" style:family="paragraph" style:parent-style-name="Heading_20_1">
      <style:paragraph-properties fo:line-height="115%" fo:text-align="center" style:justify-single-word="false"/>
    </style:style>
    <style:style style:name="P256" style:family="paragraph" style:parent-style-name="Heading_20_2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font-name="Liberation Serif" fo:font-size="14pt" fo:letter-spacing="normal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57" style:family="paragraph" style:parent-style-name="Heading_20_3">
      <style:text-properties fo:color="#000000" style:font-name="Calibri1" fo:font-size="12pt" style:font-size-asian="12pt" style:font-name-complex="Calibri1" style:font-size-complex="12pt"/>
    </style:style>
    <style:style style:name="P258" style:family="paragraph" style:parent-style-name="Heading_20_3">
      <style:paragraph-properties fo:line-height="115%"/>
    </style:style>
    <style:style style:name="P259" style:family="paragraph" style:parent-style-name="Heading_20_3">
      <style:paragraph-properties fo:line-height="115%"/>
      <style:text-properties fo:font-weight="normal" style:font-weight-asian="normal" style:font-weight-complex="normal"/>
    </style:style>
    <style:style style:name="P260" style:family="paragraph" style:parent-style-name="Heading_20_3">
      <style:paragraph-properties fo:margin-top="0.423cm" fo:margin-bottom="0.085cm" loext:contextual-spacing="false"/>
      <style:text-properties fo:color="#487858" style:font-name="Trebuchet MS"/>
    </style:style>
    <style:style style:name="P261" style:family="paragraph" style:parent-style-name="Heading_20_3">
      <loext:graphic-properties draw:fill="solid" draw:fill-color="#ffffff" draw:opacity="100%"/>
      <style:paragraph-properties fo:margin-top="0.423cm" fo:margin-bottom="0.085cm" loext:contextual-spacing="false" fo:background-color="#ffffff"/>
      <style:text-properties fo:color="#487858" style:font-name="Trebuchet MS"/>
    </style:style>
    <style:style style:name="P262" style:family="paragraph" style:parent-style-name="Heading_20_3">
      <style:paragraph-properties fo:margin-top="0.423cm" fo:margin-bottom="0.085cm" loext:contextual-spacing="false" fo:text-align="center" style:justify-single-word="false"/>
      <style:text-properties fo:color="#000000" style:font-name="Calibri1" style:font-name-complex="Calibri1"/>
    </style:style>
    <style:style style:name="P263" style:family="paragraph" style:parent-style-name="Heading_20_4">
      <style:paragraph-properties fo:line-height="115%"/>
      <style:text-properties fo:color="#000000" fo:font-style="normal" fo:font-weight="bold" style:font-style-asian="normal" style:font-weight-asian="bold" style:font-style-complex="normal" style:font-weight-complex="bold"/>
    </style:style>
    <style:style style:name="P264" style:family="paragraph" style:parent-style-name="Heading_20_4">
      <style:paragraph-properties fo:margin-top="0.635cm" fo:margin-bottom="0.079cm" loext:contextual-spacing="false" fo:text-align="center" style:justify-single-word="false"/>
      <style:text-properties fo:color="#000000" style:font-name="Trebuchet MS" fo:font-style="normal" fo:font-weight="bold" style:font-style-asian="normal" style:font-weight-asian="bold" style:font-size-complex="12pt"/>
    </style:style>
    <style:style style:name="P265" style:family="paragraph" style:parent-style-name="Heading_20_4">
      <style:paragraph-properties fo:margin-top="0cm" fo:margin-bottom="0.499cm" loext:contextual-spacing="false"/>
      <style:text-properties fo:color="#000000" fo:font-style="normal" fo:font-weight="bold" style:font-style-asian="normal" style:font-weight-asian="bold" style:font-style-complex="normal" style:font-weight-complex="bold"/>
    </style:style>
    <style:style style:name="P266" style:family="paragraph" style:parent-style-name="Heading_20_4">
      <style:paragraph-properties fo:margin-top="0cm" fo:margin-bottom="0cm" loext:contextual-spacing="false"/>
      <style:text-properties fo:color="#444444" style:font-name="Calibri1" style:font-name-complex="Calibri1" style:font-size-complex="12pt"/>
    </style:style>
    <style:style style:name="P267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268" style:family="paragraph" style:parent-style-name="Standard" style:list-style-name="L7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6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9cbf6" officeooo:paragraph-rsid="0059cbf6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7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3240f" officeooo:paragraph-rsid="0063240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7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b6e9" officeooo:paragraph-rsid="0067b6e9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72" style:family="paragraph" style:parent-style-name="Standard" style:list-style-name="L9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b6e9" officeooo:paragraph-rsid="0067b6e9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7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60ef87" officeooo:paragraph-rsid="0060ef87" style:font-size-asian="12pt" style:font-style-asian="normal" style:font-weight-asian="bold" style:font-name-complex="Calibri1" style:font-size-complex="12pt" style:font-style-complex="normal" style:font-weight-complex="bold"/>
    </style:style>
    <style:style style:name="P27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9cbf6" officeooo:paragraph-rsid="0059cbf6" style:font-size-asian="12.25pt" style:font-style-asian="normal" style:font-weight-asian="bold" style:font-name-complex="Calibri1" style:font-size-complex="14pt" style:font-style-complex="normal" style:font-weight-complex="bold"/>
    </style:style>
    <style:style style:name="P27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63240f" officeooo:paragraph-rsid="0063240f" style:font-size-asian="12.25pt" style:font-style-asian="normal" style:font-weight-asian="bold" style:font-name-complex="Calibri1" style:font-size-complex="14pt" style:font-style-complex="normal" style:font-weight-complex="bold"/>
    </style:style>
    <style:style style:name="P27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67b6e9" officeooo:paragraph-rsid="0067b6e9" style:font-size-asian="14pt" style:font-style-asian="normal" style:font-weight-asian="bold" style:font-name-complex="Calibri1" style:font-size-complex="14pt" style:font-style-complex="normal" style:font-weight-complex="bold"/>
    </style:style>
    <style:style style:name="P27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59cbf6" officeooo:paragraph-rsid="0059cbf6" style:font-size-asian="12.25pt" style:font-style-asian="normal" style:font-weight-asian="normal" style:font-name-complex="Calibri1" style:font-size-complex="14pt" style:font-style-complex="normal" style:font-weight-complex="normal"/>
    </style:style>
    <style:style style:name="P27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60ef87" officeooo:paragraph-rsid="0060ef87" style:font-size-asian="12.25pt" style:font-style-asian="normal" style:font-weight-asian="normal" style:font-name-complex="Calibri1" style:font-size-complex="14pt" style:font-style-complex="normal" style:font-weight-complex="normal"/>
    </style:style>
    <style:style style:name="P27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9cbf6" officeooo:paragraph-rsid="0059cbf6" style:font-size-asian="10.5pt" style:font-style-asian="normal" style:font-weight-asian="normal" style:font-size-complex="12pt" style:font-weight-complex="normal"/>
    </style:style>
    <style:style style:name="P28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ea292" officeooo:paragraph-rsid="005ea292" style:font-size-asian="10.5pt" style:font-style-asian="normal" style:font-weight-asian="normal" style:font-size-complex="12pt" style:font-weight-complex="normal"/>
    </style:style>
    <style:style style:name="P28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d5ce0" officeooo:paragraph-rsid="005d5ce0" style:font-size-asian="12pt" style:font-style-asian="normal" style:font-weight-asian="normal" style:font-size-complex="12pt" style:font-weight-complex="normal"/>
    </style:style>
    <style:style style:name="P28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bold" officeooo:rsid="005f9a50" officeooo:paragraph-rsid="005f9a50" style:font-size-asian="12pt" style:font-style-asian="normal" style:font-weight-asian="bold" style:font-size-complex="12pt" style:font-weight-complex="bold"/>
    </style:style>
    <style:style style:name="P28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80808" style:font-name="Liberation Serif" fo:font-size="14pt" fo:font-style="normal" fo:font-weight="bold" officeooo:rsid="005ea292" officeooo:paragraph-rsid="005ea292" style:font-size-asian="14pt" style:font-style-asian="normal" style:font-weight-asian="bold" style:font-size-complex="14pt" style:font-weight-complex="bold"/>
    </style:style>
    <style:style style:name="P28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" fo:font-size="10pt" fo:font-style="normal" fo:font-weight="normal" officeooo:rsid="0064ae62" officeooo:paragraph-rsid="0059cbf6" style:font-size-asian="10pt" style:font-style-asian="normal" style:font-weight-asian="normal" style:font-size-complex="12pt" style:font-weight-complex="normal"/>
    </style:style>
    <style:style style:name="P28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" fo:font-size="10pt" fo:font-style="normal" fo:font-weight="normal" officeooo:rsid="0059cbf6" officeooo:paragraph-rsid="0059cbf6" style:font-size-asian="10pt" style:font-style-asian="normal" style:font-weight-asian="normal" style:font-size-complex="12pt" style:font-weight-complex="normal"/>
    </style:style>
    <style:style style:name="P286" style:family="paragraph" style:parent-style-name="Standard" style:list-style-name="L8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officeooo:paragraph-rsid="0040cc8a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8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JetBrains Mono" fo:font-size="10pt" fo:font-style="normal" fo:font-weight="normal" officeooo:rsid="0064ae62" officeooo:paragraph-rsid="0059cbf6" style:font-size-asian="10pt" style:font-style-asian="normal" style:font-weight-asian="normal" style:font-size-complex="12pt" style:font-weight-complex="normal"/>
    </style:style>
    <style:style style:name="P28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63240f" officeooo:paragraph-rsid="0063240f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89" style:family="paragraph" style:parent-style-name="Standard" style:list-style-name="L8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40cc8a"/>
    </style:style>
    <style:style style:name="P290" style:family="paragraph" style:parent-style-name="first" style:list-style-name="L4">
      <loext:graphic-properties draw:fill="solid" draw:fill-color="#ffffff" draw:opacity="100%"/>
      <style:paragraph-properties fo:margin-left="0cm" fo:margin-right="0cm" fo:margin-top="0.254cm" fo:margin-bottom="0.423cm" loext:contextual-spacing="false" fo:text-indent="0cm" style:auto-text-indent="false" fo:background-color="#ffffff">
        <style:tab-stops>
          <style:tab-stop style:position="1.27cm"/>
        </style:tab-stops>
      </style:paragraph-properties>
    </style:style>
    <style:style style:name="P291" style:family="paragraph" style:parent-style-name="Обычный">
      <style:paragraph-properties fo:margin-top="0.176cm" fo:margin-bottom="0.176cm" loext:contextual-spacing="false"/>
      <style:text-properties fo:color="#000000" style:font-name="Verdana" fo:font-size="13.5pt" fo:font-weight="bold" style:font-size-asian="13.5pt" style:font-weight-asian="bold" style:font-size-complex="13.5pt" style:font-weight-complex="bold"/>
    </style:style>
    <style:style style:name="P292" style:family="paragraph" style:parent-style-name="Обычный" style:list-style-name="L3">
      <style:paragraph-properties fo:margin-top="0.176cm" fo:margin-bottom="0.176cm" loext:contextual-spacing="false"/>
    </style:style>
    <style:style style:name="P293" style:family="paragraph" style:parent-style-name="Обычный" style:list-style-name="L5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294" style:family="paragraph" style:parent-style-name="Обычный" style:list-style-name="L6">
      <style:paragraph-properties fo:margin-left="0cm" fo:margin-right="0cm" fo:margin-top="0.254cm" fo:margin-bottom="0.423cm" loext:contextual-spacing="false" fo:text-indent="0cm" style:auto-text-indent="false">
        <style:tab-stops>
          <style:tab-stop style:position="1.27cm"/>
        </style:tab-stops>
      </style:paragraph-properties>
    </style:style>
    <style:style style:name="P295" style:family="paragraph" style:parent-style-name="Стандартный_20_HTML" style:list-style-name="L1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296" style:family="paragraph" style:parent-style-name="Стандартный_20_HTML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2pt" fo:language="en" fo:country="US" officeooo:rsid="00483991" officeooo:paragraph-rsid="00490163" style:font-size-asian="12pt" style:font-name-complex="Calibri1" style:font-size-complex="12pt"/>
    </style:style>
    <style:style style:name="P297" style:family="paragraph" style:parent-style-name="Стандартный_20_HTML" style:list-style-name="L2">
      <loext:graphic-properties draw:fill="solid" draw:fill-color="#ffffff" draw:opacity="100%"/>
      <style:paragraph-properties fo:background-color="#ffffff"/>
      <style:text-properties officeooo:paragraph-rsid="00490163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style:font-name="FreeMono" fo:font-size="14pt" fo:language="en" fo:country="US" style:font-size-asian="14pt" style:font-size-complex="14pt"/>
    </style:style>
    <style:style style:name="T8" style:family="text">
      <style:text-properties fo:color="#000000"/>
    </style:style>
    <style:style style:name="T9" style:family="text">
      <style:text-properties fo:color="#000000" style:font-name="Verdana" fo:font-size="10pt" style:font-size-asian="10pt" style:font-size-complex="10pt"/>
    </style:style>
    <style:style style:name="T10" style:family="text"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0000" style:font-name="Verdana" fo:font-size="9pt" style:font-size-asian="9pt" style:font-size-complex="9pt"/>
    </style:style>
    <style:style style:name="T12" style:family="text">
      <style:text-properties fo:color="#000000" style:font-name="Calibri Light" fo:language="en" fo:country="US" fo:font-weight="bold" style:font-weight-asian="bold" style:font-name-complex="Calibri Light"/>
    </style:style>
    <style:style style:name="T13" style:family="text">
      <style:text-properties fo:color="#000000" style:font-name="Calibri Light" fo:language="en" fo:country="US" style:font-name-complex="Calibri Light"/>
    </style:style>
    <style:style style:name="T14" style:family="text">
      <style:text-properties fo:color="#000000" style:font-name="Calibri Light" fo:font-size="12pt" style:font-size-asian="12pt" style:font-name-complex="Calibri Light" style:font-size-complex="12pt"/>
    </style:style>
    <style:style style:name="T15" style:family="text"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T16" style:family="text"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T17" style:family="text"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T18" style:family="text">
      <style:text-properties fo:color="#000000" style:font-name="Calibri Light" style:font-name-complex="Calibri Light"/>
    </style:style>
    <style:style style:name="T19" style:family="text"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T20" style:family="text"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T21" style:family="text">
      <style:text-properties fo:color="#000000" style:font-name="Calibri Light" fo:font-size="16pt" fo:font-weight="bold" style:font-size-asian="16pt" style:font-weight-asian="bold" style:font-name-complex="Calibri Light" style:font-size-complex="16pt"/>
    </style:style>
    <style:style style:name="T22" style:family="text">
      <style:text-properties fo:color="#000000" style:font-name="Calibri Light" fo:font-weight="bold" style:font-weight-asian="bold" style:font-name-complex="Calibri Light"/>
    </style:style>
    <style:style style:name="T23" style:family="text">
      <style:text-properties fo:color="#000000" style:font-name="Menlo" fo:font-size="10pt" fo:language="en" fo:country="US" style:font-size-asian="10pt" style:font-name-complex="Menlo" style:font-size-complex="10pt"/>
    </style:style>
    <style:style style:name="T24" style:family="text">
      <style:text-properties fo:color="#000000" style:font-name="Menlo" fo:font-size="10pt" fo:language="en" fo:country="US" officeooo:rsid="0041abdb" style:font-size-asian="10pt" style:font-name-complex="Menlo" style:font-size-complex="10pt"/>
    </style:style>
    <style:style style:name="T25" style:family="text">
      <style:text-properties fo:color="#000000" style:font-name="Menlo" fo:font-size="10pt" fo:language="en" fo:country="US" fo:background-color="#efefef" loext:char-shading-value="0" style:font-size-asian="10pt" style:font-name-complex="Menlo" style:font-size-complex="10pt"/>
    </style:style>
    <style:style style:name="T26" style:family="text">
      <style:text-properties fo:color="#000000" style:font-name="Menlo" fo:font-size="10pt" fo:language="en" fo:country="US" officeooo:rsid="0041abdb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27" style:family="text">
      <style:text-properties fo:color="#000000" style:font-name="Menlo" fo:font-size="10pt" style:font-size-asian="10pt" style:font-name-complex="Menlo" style:font-size-complex="10pt"/>
    </style:style>
    <style:style style:name="T28" style:family="text">
      <style:text-properties fo:color="#000000" style:font-name="Menlo" fo:language="en" fo:country="US" style:font-name-complex="Menlo"/>
    </style:style>
    <style:style style:name="T29" style:family="text">
      <style:text-properties fo:color="#000000" style:font-name="Menlo" fo:language="en" fo:country="US" fo:background-color="#efefef" loext:char-shading-value="0" style:font-name-complex="Menlo"/>
    </style:style>
    <style:style style:name="T30" style:family="text">
      <style:text-properties fo:color="#000000" style:font-name="Menlo" style:font-name-complex="Menlo"/>
    </style:style>
    <style:style style:name="T31" style:family="text">
      <style:text-properties fo:color="#000000" style:font-name="Menlo" fo:font-size="11pt" fo:language="en" fo:country="US" style:font-size-asian="11pt" style:font-name-complex="Menlo" style:font-size-complex="11pt"/>
    </style:style>
    <style:style style:name="T32" style:family="text">
      <style:text-properties fo:color="#000000" style:font-name="Menlo" fo:font-size="11pt" style:font-size-asian="11pt" style:font-name-complex="Menlo" style:font-size-complex="11pt"/>
    </style:style>
    <style:style style:name="T33" style:family="text">
      <style:text-properties fo:color="#000000" style:font-name="Menlo" fo:font-size="9pt" fo:language="en" fo:country="US" style:font-size-asian="9pt" style:font-name-complex="Menlo" style:font-size-complex="9pt"/>
    </style:style>
    <style:style style:name="T34" style:family="text">
      <style:text-properties fo:color="#000000" style:font-name="Menlo" fo:font-size="9pt" style:font-size-asian="9pt" style:font-name-complex="Menlo" style:font-size-complex="9pt"/>
    </style:style>
    <style:style style:name="T35" style:family="text">
      <style:text-properties fo:color="#000000" style:font-name="Menlo" fo:font-size="8pt" fo:language="en" fo:country="US" style:font-size-asian="8pt" style:font-name-complex="Menlo" style:font-size-complex="8pt"/>
    </style:style>
    <style:style style:name="T36" style:family="text">
      <style:text-properties fo:color="#000000" style:font-name="Menlo" fo:font-size="8pt" fo:language="en" fo:country="US" fo:background-color="#efefef" loext:char-shading-value="0" style:font-size-asian="8pt" style:font-name-complex="Menlo" style:font-size-complex="8pt"/>
    </style:style>
    <style:style style:name="T37" style:family="text">
      <style:text-properties fo:color="#000000" style:font-name="Menlo" fo:font-size="8pt" style:font-size-asian="8pt" style:font-name-complex="Menlo" style:font-size-complex="8pt"/>
    </style:style>
    <style:style style:name="T38" style:family="text">
      <style:text-properties fo:color="#000000" style:font-name="-webkit-standard" fo:font-size="13.5pt" fo:language="en" fo:country="US" style:font-size-asian="13.5pt" style:font-size-complex="13.5pt"/>
    </style:style>
    <style:style style:name="T39" style:family="text">
      <style:text-properties fo:color="#000000" style:font-name="-webkit-standard" fo:font-size="13.5pt" style:font-size-asian="13.5pt" style:font-size-complex="13.5pt"/>
    </style:style>
    <style:style style:name="T40" style:family="text">
      <style:text-properties fo:color="#000000" style:font-name="Calibri1" fo:font-size="12pt" fo:language="en" fo:country="US" fo:font-weight="bold" style:font-size-asian="12pt" style:font-weight-asian="bold" style:font-name-complex="Calibri1" style:font-size-complex="12pt"/>
    </style:style>
    <style:style style:name="T41" style:family="text">
      <style:text-properties fo:color="#000000" style:font-name="Calibri1" fo:font-size="12pt" fo:language="en" fo:country="US" style:font-size-asian="12pt" style:font-name-complex="Calibri1" style:font-size-complex="12pt"/>
    </style:style>
    <style:style style:name="T42" style:family="text">
      <style:text-properties fo:color="#000000" style:font-name="Calibri1" fo:font-size="12pt" fo:language="en" fo:country="US" officeooo:rsid="000a9561" style:letter-kerning="false" style:font-name-asian="Courier New" style:font-size-asian="12pt" style:language-asian="ru" style:country-asian="RU" style:font-name-complex="Calibri1" style:font-size-complex="12pt" style:language-complex="ar" style:country-complex="SA"/>
    </style:style>
    <style:style style:name="T43" style:family="text">
      <style:text-properties fo:color="#000000" style:font-name="Calibri1" fo:font-size="12pt" fo:font-weight="bold" style:font-size-asian="12pt" style:font-weight-asian="bold" style:font-name-complex="Calibri1" style:font-size-complex="12pt"/>
    </style:style>
    <style:style style:name="T44" style:family="text">
      <style:text-properties fo:color="#000000" style:font-name="Calibri1" fo:font-size="12pt" style:font-size-asian="12pt" style:font-name-complex="Calibri1" style:font-size-complex="12pt"/>
    </style:style>
    <style:style style:name="T45" style:family="text"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T46" style:family="text"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T47" style:family="text">
      <style:text-properties fo:color="#000000" style:font-name="Calibri1" fo:font-size="14pt" fo:language="en" fo:country="US" fo:font-weight="bold" officeooo:rsid="004185ab" style:letter-kerning="false" style:font-name-asian="Courier New" style:font-size-asian="14pt" style:language-asian="ru" style:country-asian="RU" style:font-weight-asian="bold" style:font-name-complex="Calibri1" style:font-size-complex="14pt" style:language-complex="ar" style:country-complex="SA"/>
    </style:style>
    <style:style style:name="T48" style:family="text">
      <style:text-properties fo:color="#000000" style:font-name="Calibri1" fo:font-size="14pt" fo:language="en" fo:country="US" style:font-size-asian="14pt" style:font-name-complex="Calibri1" style:font-size-complex="14pt"/>
    </style:style>
    <style:style style:name="T49" style:family="text">
      <style:text-properties fo:color="#000000" style:font-name="Calibri1" fo:font-size="14pt" fo:language="en" fo:country="US" style:font-size-asian="14pt" style:font-name-complex="Calibri1" style:font-size-complex="14pt" style:font-weight-complex="bold"/>
    </style:style>
    <style:style style:name="T50" style:family="text">
      <style:text-properties fo:color="#000000" style:font-name="Calibri1" fo:font-size="14pt" fo:language="en" fo:country="US" officeooo:rsid="0041abdb" style:font-size-asian="14pt" style:font-name-complex="Calibri1" style:font-size-complex="14pt"/>
    </style:style>
    <style:style style:name="T51" style:family="text">
      <style:text-properties fo:color="#000000" style:font-name="Calibri1" fo:font-size="14pt" fo:language="en" fo:country="US" officeooo:rsid="0046684a" style:letter-kerning="false" style:font-name-asian="Courier New" style:font-size-asian="14pt" style:language-asian="ru" style:country-asian="RU" style:font-name-complex="Calibri1" style:font-size-complex="14pt" style:language-complex="ar" style:country-complex="SA"/>
    </style:style>
    <style:style style:name="T52" style:family="text">
      <style:text-properties fo:color="#000000" style:font-name="Calibri1" fo:font-size="14pt" style:font-size-asian="14pt" style:font-name-complex="Calibri1" style:font-size-complex="14pt"/>
    </style:style>
    <style:style style:name="T53" style:family="text">
      <style:text-properties fo:color="#000000" style:font-name="Calibri1" fo:font-size="14pt" style:font-size-asian="14pt" style:font-name-complex="Calibri1" style:font-size-complex="14pt" style:font-weight-complex="bold"/>
    </style:style>
    <style:style style:name="T54" style:family="text">
      <style:text-properties fo:color="#000000" style:font-name="Calibri1" style:font-name-complex="Calibri1"/>
    </style:style>
    <style:style style:name="T55" style:family="text">
      <style:text-properties fo:color="#000000" style:font-name="Calibri1" style:font-name-complex="Calibri1" style:font-weight-complex="bold"/>
    </style:style>
    <style:style style:name="T56" style:family="text">
      <style:text-properties fo:color="#000000" style:font-name="Calibri1" fo:font-size="11.5pt" style:font-size-asian="11.5pt" style:font-name-complex="Calibri1" style:font-size-complex="11.5pt"/>
    </style:style>
    <style:style style:name="T57" style:family="text">
      <style:text-properties fo:color="#000000" style:font-name="Calibri1" fo:font-size="11pt" style:font-size-asian="11pt" style:font-name-complex="Calibri1" style:font-size-complex="11pt"/>
    </style:style>
    <style:style style:name="T58" style:family="text">
      <style:text-properties fo:color="#000000" style:font-name="Calibri1" fo:font-size="10pt" style:font-size-asian="10pt" style:font-name-complex="Calibri1" style:font-size-complex="10pt"/>
    </style:style>
    <style:style style:name="T59" style:family="text">
      <style:text-properties fo:color="#000000" style:font-name="Calibri1" fo:font-size="10pt" fo:language="en" fo:country="US" style:font-size-asian="10pt" style:font-name-complex="Calibri1" style:font-size-complex="10pt"/>
    </style:style>
    <style:style style:name="T60" style:family="text">
      <style:text-properties fo:color="#000000" style:font-name="Calibri1" fo:background-color="#ffffff" loext:char-shading-value="0" style:font-name-complex="Calibri1"/>
    </style:style>
    <style:style style:name="T61" style:family="text">
      <style:text-properties fo:color="#000000" fo:font-size="12pt" fo:language="en" fo:country="US" style:font-size-asian="12pt" style:font-size-complex="12pt"/>
    </style:style>
    <style:style style:name="T62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63" style:family="text">
      <style:text-properties fo:color="#000000" fo:font-size="12pt" style:font-size-asian="12pt" style:font-size-complex="12pt"/>
    </style:style>
    <style:style style:name="T64" style:family="text">
      <style:text-properties fo:color="#000000" fo:language="en" fo:country="US" fo:font-weight="bold" style:font-weight-asian="bold" style:font-weight-complex="bold"/>
    </style:style>
    <style:style style:name="T65" style:family="text">
      <style:text-properties fo:color="#000000" fo:font-style="normal" style:font-style-asian="normal"/>
    </style:style>
    <style:style style:name="T66" style:family="text">
      <style:text-properties fo:color="#000000" fo:font-style="normal" fo:font-weight="normal" style:font-style-asian="normal" style:font-weight-asian="normal"/>
    </style:style>
    <style:style style:name="T67" style:family="text">
      <style:text-properties fo:color="#000000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68" style:family="text">
      <style:text-properties fo:color="#000000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69" style:family="text">
      <style:text-properties fo:color="#000000" officeooo:rsid="000e9ae7"/>
    </style:style>
    <style:style style:name="T70" style:family="text">
      <style:text-properties fo:color="#000000" style:font-name="Liberation Serif" fo:font-size="12pt" fo:language="en" fo:country="US" fo:font-style="normal" fo:font-weight="normal" officeooo:rsid="0035b63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71" style:family="text">
      <style:text-properties fo:color="#000000" style:font-name="Liberation Serif" fo:font-size="12pt" fo:language="en" fo:country="US" fo:font-style="normal" fo:font-weight="normal" officeooo:rsid="0058aa8e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72" style:family="text">
      <style:text-properties fo:color="#000000" style:font-name="Liberation Serif" fo:font-size="12pt" fo:language="en" fo:country="US" fo:font-style="normal" fo:font-weight="bold" officeooo:rsid="0058aa8e" style:font-size-asian="10.5pt" style:font-style-asian="normal" style:font-weight-asian="bold" style:font-name-complex="Calibri1" style:font-size-complex="12pt" style:font-style-complex="normal" style:font-weight-complex="bold"/>
    </style:style>
    <style:style style:name="T73" style:family="text">
      <style:text-properties fo:color="#000000" style:font-name="Liberation Serif" fo:font-size="14pt" fo:language="en" fo:country="US" officeooo:rsid="00483991" style:font-size-asian="14pt" style:font-name-complex="Calibri1" style:font-size-complex="14pt"/>
    </style:style>
    <style:style style:name="T74" style:family="text">
      <style:text-properties fo:color="#000000" style:font-name="Liberation Serif" fo:font-size="14pt" fo:language="en" fo:country="US" fo:font-style="normal" style:font-size-asian="12.25pt" style:font-style-asian="normal" style:font-name-complex="Calibri1" style:font-size-complex="14pt" style:font-style-complex="normal"/>
    </style:style>
    <style:style style:name="T75" style:family="text">
      <style:text-properties fo:color="#000000" style:font-name="Liberation Serif" fo:font-size="14pt" fo:language="en" fo:country="US" fo:font-style="normal" officeooo:rsid="0059cbf6" style:font-size-asian="12.25pt" style:font-style-asian="normal" style:font-name-complex="Calibri1" style:font-size-complex="14pt" style:font-style-complex="normal"/>
    </style:style>
    <style:style style:name="T76" style:family="text">
      <style:text-properties fo:color="#000000" style:font-name="Liberation Serif" fo:language="en" fo:country="US" fo:font-style="normal" style:font-style-asian="normal" style:font-name-complex="Calibri1" style:font-style-complex="normal"/>
    </style:style>
    <style:style style:name="T77" style:family="text">
      <style:text-properties fo:color="#000000" style:font-name="Liberation Serif" fo:language="en" fo:country="US" fo:font-style="normal" fo:font-weight="bold" style:font-style-asian="normal" style:font-weight-asian="bold" style:font-name-complex="Calibri1" style:font-style-complex="normal" style:font-weight-complex="bold"/>
    </style:style>
    <style:style style:name="T78" style:family="text">
      <style:text-properties fo:color="#000000" style:font-name="JetBrains Mono" fo:font-size="10pt" fo:font-style="normal" style:font-size-asian="10pt" style:font-style-asian="normal"/>
    </style:style>
    <style:style style:name="T79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80" style:family="text">
      <style:text-properties fo:color="#000000" style:font-name="Calibri" fo:font-size="14pt" fo:language="en" fo:country="US" officeooo:rsid="0041abdb" style:font-size-asian="14pt" style:font-name-complex="Menlo" style:font-size-complex="14pt"/>
    </style:style>
    <style:style style:name="T81" style:family="text">
      <style:text-properties fo:color="#000000" style:font-name="Calibri" fo:font-size="14pt" fo:language="en" fo:country="US" style:font-size-asian="12.25pt" style:font-name-complex="Menlo" style:font-size-complex="14pt"/>
    </style:style>
    <style:style style:name="T82" style:family="text">
      <style:text-properties fo:color="#000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83" style:family="text">
      <style:text-properties fo:color="#00008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84" style:family="text">
      <style:text-properties fo:color="#000080" style:font-name="Menlo" fo:font-size="10pt" fo:language="en" fo:country="US" style:font-size-asian="10pt" style:font-name-complex="Menlo" style:font-size-complex="10pt"/>
    </style:style>
    <style:style style:name="T85" style:family="text">
      <style:text-properties fo:color="#000080" style:font-name="Menlo" fo:language="en" fo:country="US" fo:font-weight="bold" style:font-weight-asian="bold" style:font-name-complex="Menlo" style:font-weight-complex="bold"/>
    </style:style>
    <style:style style:name="T86" style:family="text">
      <style:text-properties fo:color="#00008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87" style:family="text">
      <style:text-properties fo:color="#000080" style:font-name="Menlo" fo:font-weight="bold" style:font-weight-asian="bold" style:font-name-complex="Menlo" style:font-weight-complex="bold"/>
    </style:style>
    <style:style style:name="T88" style:family="text">
      <style:text-properties fo:color="#000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89" style:family="text">
      <style:text-properties fo:color="#000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90" style:family="text">
      <style:text-properties fo:color="#00008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91" style:family="text">
      <style:text-properties fo:color="#000080" style:font-name="Menlo" fo:font-size="8pt" fo:language="en" fo:country="US" style:font-size-asian="8pt" style:font-name-complex="Menlo" style:font-size-complex="8pt"/>
    </style:style>
    <style:style style:name="T92" style:family="text">
      <style:text-properties fo:color="#000080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93" style:family="text">
      <style:text-properties fo:color="#000080" style:font-name="JetBrains Mono" fo:font-size="10pt" style:font-size-asian="10pt"/>
    </style:style>
    <style:style style:name="T94" style:family="text">
      <style:text-properties fo:color="#000080" style:font-name="JetBrains Mono" fo:font-size="10pt" fo:font-style="normal" style:font-size-asian="10pt" style:font-style-asian="normal"/>
    </style:style>
    <style:style style:name="T95" style:family="text">
      <style:text-properties fo:color="#008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96" style:family="text">
      <style:text-properties fo:color="#008080" style:font-name="Menlo" fo:font-size="10pt" fo:language="en" fo:country="US" fo:font-weight="bold" officeooo:rsid="0008c790" style:font-size-asian="10pt" style:font-weight-asian="bold" style:font-name-complex="Menlo" style:font-size-complex="10pt" style:font-weight-complex="bold"/>
    </style:style>
    <style:style style:name="T97" style:family="text">
      <style:text-properties fo:color="#008080" style:font-name="Menlo" fo:font-size="10pt" fo:font-weight="bold" style:font-size-asian="10pt" style:font-weight-asian="bold" style:font-name-complex="Menlo" style:font-size-complex="10pt" style:font-weight-complex="bold"/>
    </style:style>
    <style:style style:name="T98" style:family="text">
      <style:text-properties fo:color="#008080" style:font-name="Menlo" fo:language="en" fo:country="US" fo:font-weight="bold" style:font-weight-asian="bold" style:font-name-complex="Menlo" style:font-weight-complex="bold"/>
    </style:style>
    <style:style style:name="T99" style:family="text">
      <style:text-properties fo:color="#008080" style:font-name="Menlo" fo:font-weight="bold" style:font-weight-asian="bold" style:font-name-complex="Menlo" style:font-weight-complex="bold"/>
    </style:style>
    <style:style style:name="T100" style:family="text">
      <style:text-properties fo:color="#008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101" style:family="text">
      <style:text-properties fo:color="#008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102" style:family="text">
      <style:text-properties fo:color="#008080" style:font-name="Menlo" fo:font-size="8pt" fo:font-weight="bold" style:font-size-asian="8pt" style:font-weight-asian="bold" style:font-name-complex="Menlo" style:font-size-complex="8pt" style:font-weight-complex="bold"/>
    </style:style>
    <style:style style:name="T103" style:family="text">
      <style:text-properties fo:color="#008080" fo:font-style="normal" fo:font-weight="bold" style:font-style-asian="normal" style:font-weight-asian="bold"/>
    </style:style>
    <style:style style:name="T104" style:family="text">
      <style:text-properties fo:color="#008080" style:font-name="Menlo1" fo:language="en" fo:country="US" fo:font-style="normal" fo:font-weight="bold" officeooo:rsid="000e9ae7" style:font-style-asian="normal" style:font-weight-asian="bold" style:font-name-complex="Calibri1" style:font-weight-complex="normal"/>
    </style:style>
    <style:style style:name="T105" style:family="text">
      <style:text-properties fo:color="#008080" style:font-name="Menlo1" fo:font-size="9pt" fo:language="en" fo:country="US" fo:font-style="normal" fo:font-weight="bold" officeooo:rsid="00211be0" style:font-size-asian="9pt" style:font-style-asian="normal" style:font-weight-asian="bold" style:font-name-complex="Calibri1" style:font-size-complex="9pt" style:font-weight-complex="normal"/>
    </style:style>
    <style:style style:name="T106" style:family="text">
      <style:text-properties fo:color="#008080" style:font-name="Menlo1" fo:font-size="9pt" fo:language="en" fo:country="US" fo:font-style="italic" fo:font-weight="bold" officeooo:rsid="00211be0" style:font-size-asian="9pt" style:font-style-asian="italic" style:font-weight-asian="bold" style:font-name-complex="Calibri1" style:font-size-complex="9pt" style:font-style-complex="italic" style:font-weight-complex="normal"/>
    </style:style>
    <style:style style:name="T107" style:family="text">
      <style:text-properties fo:color="#008080" style:font-name="Menlo1" fo:font-size="9pt" fo:font-style="normal" fo:font-weight="bold" style:font-size-asian="9pt" style:font-style-asian="normal" style:font-weight-asian="bold" style:font-size-complex="9pt"/>
    </style:style>
    <style:style style:name="T108" style:family="text">
      <style:text-properties fo:color="#008080" fo:font-weight="bold" style:font-weight-asian="bold"/>
    </style:style>
    <style:style style:name="T109" style:family="text">
      <style:text-properties fo:color="#008080" fo:font-weight="bold" style:font-weight-asian="bold" style:font-style-complex="normal"/>
    </style:style>
    <style:style style:name="T110" style:family="text">
      <style:text-properties fo:color="#008080" fo:font-weight="bold" officeooo:rsid="000e9ae7" style:font-weight-asian="bold"/>
    </style:style>
    <style:style style:name="T111" style:family="text">
      <style:text-properties fo:color="#008080" style:font-name="JetBrains Mono" fo:font-size="10pt" fo:font-weight="bold" style:font-size-asian="10pt" style:font-weight-asian="bold"/>
    </style:style>
    <style:style style:name="T112" style:family="text">
      <style:text-properties fo:color="#008080" style:font-name="JetBrains Mono" fo:font-size="10pt" fo:font-weight="bold" style:font-size-asian="10pt" style:font-weight-asian="bold"/>
    </style:style>
    <style:style style:name="T113" style:family="text">
      <style:text-properties fo:color="#008080" style:font-name="JetBrains Mono" fo:font-size="10pt" fo:font-style="normal" fo:font-weight="bold" style:font-size-asian="10pt" style:font-style-asian="normal" style:font-weight-asian="bold"/>
    </style:style>
    <style:style style:name="T114" style:family="text">
      <style:text-properties fo:color="#008080" style:font-name="JetBrains Mono" fo:font-size="10pt" fo:font-style="normal" style:font-size-asian="10pt" style:font-style-asian="normal"/>
    </style:style>
    <style:style style:name="T115" style:family="text">
      <style:text-properties fo:color="#008080" style:font-name="JetBrains Mono" fo:font-size="10pt" style:font-size-asian="10pt"/>
    </style:style>
    <style:style style:name="T116" style:family="text">
      <style:text-properties fo:color="#660099" style:font-name="Menlo" fo:font-size="10pt" fo:language="en" fo:country="US" style:font-size-asian="10pt" style:font-name-complex="Menlo" style:font-size-complex="10pt"/>
    </style:style>
    <style:style style:name="T117" style:family="text">
      <style:text-properties fo:color="#660099" style:font-name="Menlo" fo:language="en" fo:country="US" style:font-name-complex="Menlo"/>
    </style:style>
    <style:style style:name="T118" style:family="text">
      <style:text-properties fo:color="#660099" style:font-name="Menlo" fo:font-size="8pt" fo:language="en" fo:country="US" style:font-size-asian="8pt" style:font-name-complex="Menlo" style:font-size-complex="8pt"/>
    </style:style>
    <style:style style:name="T119" style:family="text">
      <style:text-properties fo:color="#660099" fo:font-style="normal" fo:font-weight="normal" style:font-style-asian="normal" style:font-weight-asian="normal"/>
    </style:style>
    <style:style style:name="T120" style:family="text">
      <style:text-properties fo:color="#660099" officeooo:rsid="000e9ae7"/>
    </style:style>
    <style:style style:name="T121" style:family="text">
      <style:text-properties fo:color="#660099" style:font-name="JetBrains Mono" fo:font-size="10pt" style:font-size-asian="10pt"/>
    </style:style>
    <style:style style:name="T122" style:family="text">
      <style:text-properties fo:color="#660099" style:font-name="JetBrains Mono" fo:font-size="10pt" fo:font-style="normal" fo:font-weight="normal" style:font-size-asian="10pt" style:font-style-asian="normal" style:font-weight-asian="normal"/>
    </style:style>
    <style:style style:name="T123" style:family="text">
      <style:text-properties fo:color="#660099" style:font-name="JetBrains Mono" fo:font-size="10pt" fo:font-style="normal" style:font-size-asian="10pt" style:font-style-asian="normal"/>
    </style:style>
    <style:style style:name="T124" style:family="text">
      <style:text-properties fo:color="#660099" style:font-name="JetBrains Mono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125" style:family="text"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T126" style:family="text"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T127" style:family="text">
      <style:text-properties fo:color="#808080" style:font-name="Menlo" fo:language="en" fo:country="US" style:font-name-complex="Menlo"/>
    </style:style>
    <style:style style:name="T128" style:family="text">
      <style:text-properties fo:color="#808080" style:font-name="Menlo" fo:language="en" fo:country="US" fo:font-style="italic" style:font-style-asian="italic" style:font-name-complex="Menlo" style:font-style-complex="italic"/>
    </style:style>
    <style:style style:name="T129" style:family="text">
      <style:text-properties fo:color="#808080" style:font-name="Menlo" fo:font-size="9pt" fo:language="en" fo:country="US" fo:font-style="italic" style:font-size-asian="9pt" style:font-style-asian="italic" style:font-name-complex="Menlo" style:font-size-complex="9pt" style:font-style-complex="italic"/>
    </style:style>
    <style:style style:name="T130" style:family="text">
      <style:text-properties fo:color="#808080" style:font-name="Menlo" fo:font-size="8pt" fo:language="en" fo:country="US" fo:font-style="italic" style:font-size-asian="8pt" style:font-style-asian="italic" style:font-name-complex="Menlo" style:font-size-complex="8pt" style:font-style-complex="italic"/>
    </style:style>
    <style:style style:name="T131" style:family="text">
      <style:text-properties fo:color="#808080" style:font-name="JetBrains Mono" fo:font-size="10pt" style:font-size-asian="10pt"/>
    </style:style>
    <style:style style:name="T132" style:family="text">
      <style:text-properties fo:color="#808080" style:font-name="JetBrains Mono" fo:font-size="10pt" style:font-size-asian="10pt"/>
    </style:style>
    <style:style style:name="T133" style:family="text">
      <style:text-properties fo:color="#808080" style:font-name="JetBrains Mono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134" style:family="text">
      <style:text-properties style:font-name="Calibri Light" fo:font-size="12pt" fo:language="en" fo:country="US" style:font-size-asian="12pt" style:font-name-complex="Calibri Light" style:font-size-complex="12pt"/>
    </style:style>
    <style:style style:name="T135" style:family="text">
      <style:text-properties style:font-name="Calibri Light" fo:font-weight="bold" style:font-weight-asian="bold" style:font-name-complex="Calibri Light"/>
    </style:style>
    <style:style style:name="T136" style:family="text">
      <style:text-properties style:font-name="Calibri Light" fo:language="en" fo:country="US" fo:font-weight="bold" style:font-weight-asian="bold" style:font-name-complex="Calibri Light"/>
    </style:style>
    <style:style style:name="T137" style:family="text">
      <style:text-properties fo:color="#0000ff" style:font-name="Menlo" fo:font-size="10pt" fo:language="en" fo:country="US" style:font-size-asian="10pt" style:font-name-complex="Menlo" style:font-size-complex="10pt"/>
    </style:style>
    <style:style style:name="T138" style:family="text">
      <style:text-properties fo:color="#0000ff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39" style:family="text">
      <style:text-properties fo:color="#0000ff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40" style:family="text">
      <style:text-properties fo:color="#0000ff" style:font-name="Menlo" fo:font-size="10pt" style:font-size-asian="10pt" style:font-name-complex="Menlo" style:font-size-complex="10pt"/>
    </style:style>
    <style:style style:name="T141" style:family="text">
      <style:text-properties fo:color="#0000ff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42" style:family="text">
      <style:text-properties fo:color="#0000ff" style:font-name="Menlo" fo:font-size="8pt" fo:language="en" fo:country="US" style:font-size-asian="8pt" style:font-name-complex="Menlo" style:font-size-complex="8pt"/>
    </style:style>
    <style:style style:name="T143" style:family="text">
      <style:text-properties fo:color="#0000ff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44" style:family="text">
      <style:text-properties fo:color="#00800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45" style:family="text">
      <style:text-properties fo:color="#00800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46" style:family="text">
      <style:text-properties fo:color="#00800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47" style:family="text">
      <style:text-properties fo:color="#008000" style:font-name="Menlo" fo:language="en" fo:country="US" fo:font-weight="bold" style:font-weight-asian="bold" style:font-name-complex="Menlo" style:font-weight-complex="bold"/>
    </style:style>
    <style:style style:name="T148" style:family="text">
      <style:text-properties fo:color="#00800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49" style:family="text">
      <style:text-properties fo:color="#b200b2" style:font-name="Menlo" fo:font-size="10pt" fo:language="en" fo:country="US" style:font-size-asian="10pt" style:font-name-complex="Menlo" style:font-size-complex="10pt"/>
    </style:style>
    <style:style style:name="T150" style:family="text">
      <style:text-properties fo:color="#b200b2" style:font-name="Menlo" fo:font-size="8pt" fo:language="en" fo:country="US" style:font-size-asian="8pt" style:font-name-complex="Menlo" style:font-size-complex="8pt"/>
    </style:style>
    <style:style style:name="T151" style:family="text">
      <style:text-properties fo:color="#94558d" style:font-name="Menlo" fo:font-size="10pt" fo:language="en" fo:country="US" style:font-size-asian="10pt" style:font-name-complex="Menlo" style:font-size-complex="10pt"/>
    </style:style>
    <style:style style:name="T152" style:family="text">
      <style:text-properties fo:color="#94558d" style:font-name="Menlo" fo:font-size="10pt" style:font-size-asian="10pt" style:font-name-complex="Menlo" style:font-size-complex="10pt"/>
    </style:style>
    <style:style style:name="T153" style:family="text">
      <style:text-properties fo:color="#94558d" style:font-name="Menlo" fo:font-size="9pt" fo:language="en" fo:country="US" style:font-size-asian="9pt" style:font-name-complex="Menlo" style:font-size-complex="9pt"/>
    </style:style>
    <style:style style:name="T154" style:family="text">
      <style:text-properties fo:color="#94558d" style:font-name="Menlo" fo:font-size="8pt" fo:language="en" fo:country="US" style:font-size-asian="8pt" style:font-name-complex="Menlo" style:font-size-complex="8pt"/>
    </style:style>
    <style:style style:name="T155" style:family="text">
      <style:text-properties fo:color="#94558d" fo:font-style="normal" fo:font-weight="normal" style:font-style-asian="normal" style:font-weight-asian="normal"/>
    </style:style>
    <style:style style:name="T156" style:family="text">
      <style:text-properties fo:color="#94558d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157" style:family="text">
      <style:text-properties fo:color="#94558d" style:font-name="JetBrains Mono" fo:font-size="10pt" style:font-size-asian="10pt"/>
    </style:style>
    <style:style style:name="T158" style:family="text">
      <style:text-properties fo:color="#94558d" style:font-name="JetBrains Mono" fo:font-size="10pt" fo:font-style="normal" style:font-size-asian="10pt" style:font-style-asian="normal"/>
    </style:style>
    <style:style style:name="T159" style:family="text">
      <style:text-properties fo:color="#111111" style:font-name="Arial" fo:font-size="11.5pt" style:font-size-asian="11.5pt" style:font-name-complex="Arial" style:font-size-complex="11.5pt"/>
    </style:style>
    <style:style style:name="T160" style:family="text">
      <style:text-properties fo:color="#bababa" style:font-name="Courier New" fo:font-size="10pt" fo:background-color="#2b2b2b" loext:char-shading-value="0" style:font-size-asian="10pt" style:font-name-complex="Courier New" style:font-size-complex="10pt"/>
    </style:style>
    <style:style style:name="T161" style:family="text">
      <style:text-properties fo:color="#234f32" style:font-name="Courier New" fo:font-size="10pt" style:font-size-asian="10pt" style:font-name-complex="Courier New" style:font-size-complex="10pt"/>
    </style:style>
    <style:style style:name="T162" style:family="text">
      <style:text-properties fo:color="#234f32" style:font-name="Courier New" fo:font-size="10pt" style:font-name-asian="Nimbus Mono L" style:font-size-asian="10pt" style:font-name-complex="Courier New" style:font-size-complex="10pt"/>
    </style:style>
    <style:style style:name="T163" style:family="text">
      <style:text-properties fo:color="#234f32" style:font-name="Calibri1" style:font-name-complex="Calibri1"/>
    </style:style>
    <style:style style:name="T164" style:family="text">
      <style:text-properties fo:language="en" fo:country="US"/>
    </style:style>
    <style:style style:name="T165" style:family="text">
      <style:text-properties fo:language="en" fo:country="US" fo:font-weight="bold" style:font-weight-asian="bold"/>
    </style:style>
    <style:style style:name="T166" style:family="text">
      <style:text-properties fo:language="en" fo:country="US" fo:font-style="normal" fo:font-weight="normal" style:font-style-asian="normal" style:font-weight-asian="normal" style:font-name-complex="Calibri1" style:font-style-complex="normal" style:font-weight-complex="normal"/>
    </style:style>
    <style:style style:name="T167" style:family="text">
      <style:text-properties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168" style:family="text">
      <style:text-properties fo:color="#139fd7" style:font-name="Arial" fo:font-size="10.5pt" style:font-size-asian="10.5pt" style:font-name-complex="Arial" style:font-size-complex="10.5pt"/>
    </style:style>
    <style:style style:name="T169" style:family="text">
      <style:text-properties fo:color="#bd2130" style:font-name="Calibri1" fo:font-size="10pt" style:font-size-asian="10pt" style:font-name-complex="Calibri1" style:font-size-complex="10pt"/>
    </style:style>
    <style:style style:name="T170" style:family="text">
      <style:text-properties fo:color="#bd2130" style:font-name="Calibri1" style:font-name-complex="Calibri1"/>
    </style:style>
    <style:style style:name="T171" style:family="text">
      <style:text-properties fo:color="#212529" style:font-name="Calibri1" style:font-name-complex="Calibri1"/>
    </style:style>
    <style:style style:name="T172" style:family="text">
      <style:text-properties style:font-name="Calibri1" fo:font-size="12pt" fo:language="en" fo:country="US" style:font-name-asian="Noto Sans CJK SC Regular" style:font-size-asian="12pt" style:font-name-complex="Calibri1" style:font-size-complex="12pt"/>
    </style:style>
    <style:style style:name="T173" style:family="text">
      <style:text-properties style:font-name="Calibri1" fo:font-size="12pt" fo:language="en" fo:country="US" style:font-size-asian="12pt" style:font-name-complex="Calibri1" style:font-size-complex="12pt"/>
    </style:style>
    <style:style style:name="T174" style:family="text">
      <style:text-properties style:font-name="Calibri1" fo:font-size="12pt" style:font-name-asian="Noto Sans CJK SC Regular" style:font-size-asian="12pt" style:font-name-complex="Calibri1" style:font-size-complex="12pt"/>
    </style:style>
    <style:style style:name="T175" style:family="text">
      <style:text-properties style:font-name="Calibri1" fo:language="en" fo:country="US" style:font-name-complex="Calibri1"/>
    </style:style>
    <style:style style:name="T176" style:family="text">
      <style:text-properties style:font-name="Calibri1" fo:font-size="14pt" fo:font-weight="bold" style:font-size-asian="14pt" style:font-weight-asian="bold" style:font-name-complex="Calibri1" style:font-size-complex="14pt"/>
    </style:style>
    <style:style style:name="T177" style:family="text">
      <style:text-properties style:font-name="Calibri1" fo:font-size="14pt" fo:language="en" fo:country="US" fo:font-weight="bold" style:font-size-asian="14pt" style:font-weight-asian="bold" style:font-name-complex="Calibri1" style:font-size-complex="14pt"/>
    </style:style>
    <style:style style:name="T178" style:family="text">
      <style:text-properties style:font-name="Calibri1" fo:font-size="14pt" fo:language="en" fo:country="US" style:font-size-asian="14pt" style:font-name-complex="Calibri1" style:font-size-complex="14pt"/>
    </style:style>
    <style:style style:name="T179" style:family="text">
      <style:text-properties style:font-name="Calibri1" style:font-name-complex="Calibri1"/>
    </style:style>
    <style:style style:name="T180" style:family="text">
      <style:text-properties fo:color="#bb8844" fo:font-size="12pt" fo:language="en" fo:country="US" style:font-size-asian="12pt" style:font-size-complex="12pt"/>
    </style:style>
    <style:style style:name="T181" style:family="text">
      <style:text-properties fo:color="#ab5603" style:font-name="Verdana" fo:font-size="9pt" fo:font-style="normal" style:font-size-asian="9pt" style:font-style-asian="normal" style:font-size-complex="9pt" style:font-style-complex="normal"/>
    </style:style>
    <style:style style:name="T182" style:family="text">
      <style:text-properties fo:color="#2b91af" style:font-name="inherit" fo:language="en" fo:country="US" style:font-name-complex="Consolas"/>
    </style:style>
    <style:style style:name="T183" style:family="text">
      <style:text-properties fo:color="#2b91af" style:font-name="inherit" fo:font-size="10pt" fo:language="en" fo:country="US" style:font-size-asian="10pt" style:font-name-complex="Consolas" style:font-size-complex="10pt"/>
    </style:style>
    <style:style style:name="T184" style:family="text">
      <style:text-properties style:font-name="inherit" fo:language="en" fo:country="US" style:font-name-complex="Consolas"/>
    </style:style>
    <style:style style:name="T185" style:family="text">
      <style:text-properties style:font-name="inherit" fo:font-size="10pt" fo:language="en" fo:country="US" style:font-size-asian="10pt" style:font-name-complex="Consolas" style:font-size-complex="10pt"/>
    </style:style>
    <style:style style:name="T186" style:family="text">
      <style:text-properties fo:color="#555555" style:font-name="Verdana" fo:font-size="9pt" fo:font-weight="bold" style:font-size-asian="9pt" style:font-weight-asian="bold" style:font-size-complex="9pt" style:font-weight-complex="bold"/>
    </style:style>
    <style:style style:name="T187" style:family="text">
      <style:text-properties fo:font-weight="normal" style:font-weight-asian="normal" style:font-weight-complex="normal"/>
    </style:style>
    <style:style style:name="T188" style:family="text">
      <style:text-properties fo:color="#333333" style:font-name="Arial" fo:letter-spacing="-0.002cm" fo:background-color="#ffffff" loext:char-shading-value="0" style:font-name-complex="Arial"/>
    </style:style>
    <style:style style:name="T189" style:family="text">
      <style:text-properties fo:color="#333333" style:font-name="Arial" fo:letter-spacing="-0.002cm" style:font-name-complex="Arial"/>
    </style:style>
    <style:style style:name="T190" style:family="text">
      <style:text-properties fo:color="#333333" style:font-name="Arial" fo:letter-spacing="-0.002cm" fo:font-style="italic" style:font-style-asian="italic" style:font-name-complex="Arial" style:font-style-complex="italic"/>
    </style:style>
    <style:style style:name="T191" style:family="text">
      <style:text-properties fo:color="#333333" style:font-name="Consolas" fo:letter-spacing="-0.002cm" fo:language="en" fo:country="US" style:font-name-complex="Consolas"/>
    </style:style>
    <style:style style:name="T192" style:family="text">
      <style:text-properties fo:color="#333333" style:font-name="Consolas" fo:letter-spacing="-0.002cm" style:font-name-complex="Consolas"/>
    </style:style>
    <style:style style:name="T193" style:family="text">
      <style:text-properties fo:color="#333333" style:font-name="Consolas" fo:font-size="10pt" fo:letter-spacing="-0.002cm" style:font-size-asian="10pt" style:font-name-complex="Consolas" style:font-size-complex="10pt"/>
    </style:style>
    <style:style style:name="T194" style:family="text">
      <style:text-properties fo:color="#333333" style:font-name="Palatino" fo:letter-spacing="-0.002cm" fo:font-weight="bold" style:font-weight-asian="bold" style:font-weight-complex="bold"/>
    </style:style>
    <style:style style:name="T195" style:family="text">
      <style:text-properties fo:color="#333333" style:font-name="Palatino" fo:letter-spacing="-0.002cm" fo:background-color="#fff3d4" loext:char-shading-value="0"/>
    </style:style>
    <style:style style:name="T196" style:family="text">
      <style:text-properties fo:color="#3d7e9a" style:font-name="Arial" fo:letter-spacing="-0.002cm" style:font-name-complex="Arial"/>
    </style:style>
    <style:style style:name="T197" style:family="text">
      <style:text-properties fo:color="#0000b2" style:font-name="Menlo" fo:font-size="10pt" fo:language="en" fo:country="US" style:font-size-asian="10pt" style:font-name-complex="Menlo" style:font-size-complex="10pt"/>
    </style:style>
    <style:style style:name="T198" style:family="text">
      <style:text-properties fo:color="#0000b2" style:font-name="Menlo" fo:font-size="8pt" fo:language="en" fo:country="US" style:font-size-asian="8pt" style:font-name-complex="Menlo" style:font-size-complex="8pt"/>
    </style:style>
    <style:style style:name="T199" style:family="text">
      <style:text-properties fo:color="#dd4a68" style:font-name="Consolas" fo:letter-spacing="-0.002cm" style:font-name-complex="Consolas"/>
    </style:style>
    <style:style style:name="T200" style:family="text">
      <style:text-properties fo:color="#dd4a68" style:font-name="Consolas" fo:letter-spacing="-0.002cm" fo:language="en" fo:country="US" style:font-name-complex="Consolas"/>
    </style:style>
    <style:style style:name="T201" style:family="text">
      <style:text-properties fo:color="#990055" style:font-name="Consolas" fo:letter-spacing="-0.002cm" fo:language="en" fo:country="US" style:font-name-complex="Consolas"/>
    </style:style>
    <style:style style:name="T202" style:family="text">
      <style:text-properties fo:color="#708090" style:font-name="Consolas" fo:letter-spacing="-0.002cm" fo:language="en" fo:country="US" style:font-name-complex="Consolas"/>
    </style:style>
    <style:style style:name="T203" style:family="text">
      <style:text-properties fo:color="#444444" style:font-name="Calibri1" fo:background-color="#ffffff" loext:char-shading-value="0" style:font-name-complex="Calibri1"/>
    </style:style>
    <style:style style:name="T204" style:family="text">
      <style:text-properties fo:color="#444444" style:font-name="Calibri1" fo:font-style="italic" style:font-style-asian="italic" style:font-name-complex="Calibri1" style:font-style-complex="italic"/>
    </style:style>
    <style:style style:name="T205" style:family="text">
      <style:text-properties fo:color="#444444" style:font-name="Calibri1" style:font-name-complex="Calibri1"/>
    </style:style>
    <style:style style:name="T206" style:family="text">
      <style:text-properties fo:color="#444444" style:font-name="Calibri1" fo:font-weight="bold" style:font-weight-asian="bold" style:font-name-complex="Calibri1" style:font-weight-complex="bold"/>
    </style:style>
    <style:style style:name="T207" style:family="text">
      <style:text-properties fo:color="#0033b3"/>
    </style:style>
    <style:style style:name="T208" style:family="text">
      <style:text-properties fo:color="#0033b3" fo:font-style="normal" style:font-style-asian="normal"/>
    </style:style>
    <style:style style:name="T209" style:family="text">
      <style:text-properties fo:color="#0033b3" fo:font-style="normal" fo:font-weight="normal" style:font-style-asian="normal" style:font-weight-asian="normal"/>
    </style:style>
    <style:style style:name="T210" style:family="text">
      <style:text-properties fo:color="#0033b3" fo:font-style="normal" fo:font-weight="normal" style:font-style-asian="normal" style:font-weight-asian="normal" style:font-style-complex="normal"/>
    </style:style>
    <style:style style:name="T211" style:family="text">
      <style:text-properties fo:color="#0033b3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12" style:family="text">
      <style:text-properties fo:color="#0033b3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213" style:family="text">
      <style:text-properties fo:color="#0033b3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14" style:family="text">
      <style:text-properties fo:color="#0033b3" officeooo:rsid="000e9ae7"/>
    </style:style>
    <style:style style:name="T215" style:family="text">
      <style:text-properties fo:color="#0033b3" style:font-name="JetBrains Mono"/>
    </style:style>
    <style:style style:name="T216" style:family="text">
      <style:text-properties fo:color="#0033b3" style:font-name="JetBrains Mono" fo:font-size="10pt" style:font-size-asian="10pt"/>
    </style:style>
    <style:style style:name="T217" style:family="text">
      <style:text-properties fo:color="#0033b3" style:font-name="JetBrains Mono" fo:font-size="10pt" style:font-size-asian="10pt"/>
    </style:style>
    <style:style style:name="T218" style:family="text">
      <style:text-properties fo:color="#0033b3" style:font-name="JetBrains Mono" fo:font-size="10pt" fo:language="en" fo:country="US" fo:font-style="normal" fo:font-weight="normal" officeooo:rsid="0035b63d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19" style:family="text">
      <style:text-properties fo:color="#0033b3" style:font-name="JetBrains Mono" fo:font-size="10pt" fo:language="en" fo:country="US" fo:font-style="normal" style:font-size-asian="10pt" style:font-style-asian="normal" style:font-name-complex="Calibri1" style:font-style-complex="normal"/>
    </style:style>
    <style:style style:name="T220" style:family="text">
      <style:text-properties fo:color="#0033b3" style:font-name="JetBrains Mono" fo:font-size="10pt" fo:font-style="normal" style:font-size-asian="10pt" style:font-style-asian="normal"/>
    </style:style>
    <style:style style:name="T221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222" style:family="text">
      <style:text-properties fo:color="#0033b3" style:font-name="JetBrains Mono" fo:font-size="10pt" fo:font-weight="normal" style:font-size-asian="10pt" style:font-weight-asian="normal"/>
    </style:style>
    <style:style style:name="T223" style:family="text">
      <style:text-properties fo:color="#0033b3" style:font-name="JetBrains Mono1" fo:font-size="10pt" fo:language="en" fo:country="US" fo:font-style="normal" fo:font-weight="normal" style:font-size-asian="10pt" style:font-style-asian="normal" style:font-weight-asian="normal" style:font-name-complex="Calibri1" style:font-size-complex="14pt"/>
    </style:style>
    <style:style style:name="T224" style:family="text">
      <style:text-properties fo:color="#0033b3" style:font-name="JetBrains Mono2" fo:font-size="10pt" fo:language="en" fo:country="US" fo:font-style="normal" fo:font-weight="normal" style:font-size-asian="10pt" style:font-style-asian="normal" style:font-weight-asian="normal" style:font-name-complex="Menlo" style:font-size-complex="10pt"/>
    </style:style>
    <style:style style:name="T225" style:family="text">
      <style:text-properties fo:color="#080808"/>
    </style:style>
    <style:style style:name="T226" style:family="text">
      <style:text-properties fo:color="#080808" fo:font-style="normal" style:font-style-asian="normal"/>
    </style:style>
    <style:style style:name="T227" style:family="text">
      <style:text-properties fo:color="#080808" fo:font-style="normal" officeooo:rsid="0064ae62" style:font-style-asian="normal"/>
    </style:style>
    <style:style style:name="T228" style:family="text">
      <style:text-properties fo:color="#080808" fo:font-style="normal" fo:font-weight="normal" style:font-style-asian="normal" style:font-weight-asian="normal"/>
    </style:style>
    <style:style style:name="T229" style:family="text">
      <style:text-properties fo:color="#080808" fo:font-style="normal" fo:font-weight="bold" style:font-style-asian="normal" style:font-weight-asian="bold" style:font-weight-complex="bold"/>
    </style:style>
    <style:style style:name="T230" style:family="text">
      <style:text-properties fo:color="#080808" fo:font-style="normal" style:font-size-asian="12pt" style:font-style-asian="normal"/>
    </style:style>
    <style:style style:name="T231" style:family="text">
      <style:text-properties fo:color="#080808" fo:font-style="normal" officeooo:rsid="0064ae62" style:font-size-asian="12pt" style:font-style-asian="normal"/>
    </style:style>
    <style:style style:name="T232" style:family="text">
      <style:text-properties fo:color="#080808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33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234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35" style:family="text">
      <style:text-properties fo:color="#080808" style:font-name="Menlo1" fo:font-size="9pt" fo:font-style="normal" fo:font-weight="normal" style:font-size-asian="9pt" style:font-style-asian="normal" style:font-weight-asian="normal" style:font-size-complex="9pt"/>
    </style:style>
    <style:style style:name="T236" style:family="text">
      <style:text-properties fo:color="#080808" fo:language="en" fo:country="US" fo:font-style="normal" fo:font-weight="normal" style:font-style-asian="normal" style:font-weight-asian="normal" style:font-name-complex="Calibri1" style:font-weight-complex="normal"/>
    </style:style>
    <style:style style:name="T237" style:family="text">
      <style:text-properties fo:color="#080808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38" style:family="text">
      <style:text-properties fo:color="#080808"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239" style:family="text">
      <style:text-properties fo:color="#080808" fo:language="en" fo:country="US" fo:font-style="normal" style:font-style-asian="normal" style:font-name-complex="Calibri1" style:font-style-complex="normal"/>
    </style:style>
    <style:style style:name="T240" style:family="text">
      <style:text-properties fo:color="#080808" fo:language="en" fo:country="US" fo:font-style="normal" officeooo:rsid="005d32f9" style:font-style-asian="normal" style:font-name-complex="Calibri1" style:font-style-complex="normal"/>
    </style:style>
    <style:style style:name="T241" style:family="text">
      <style:text-properties fo:color="#080808" style:font-name="Liberation Serif" fo:font-size="12pt" fo:language="en" fo:country="US" fo:font-style="normal" fo:font-weight="normal" officeooo:rsid="00211be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42" style:family="text">
      <style:text-properties fo:color="#080808" style:font-name="Liberation Serif" fo:font-size="12pt" fo:language="en" fo:country="US" fo:font-style="normal" fo:font-weight="normal" officeooo:rsid="00282a9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43" style:family="text">
      <style:text-properties fo:color="#080808" style:font-name="Liberation Serif" fo:language="en" fo:country="US" fo:font-style="normal" fo:font-weight="bold" style:font-style-asian="normal" style:font-weight-asian="bold" style:font-name-complex="Calibri1" style:font-style-complex="normal" style:font-weight-complex="bold"/>
    </style:style>
    <style:style style:name="T244" style:family="text">
      <style:text-properties fo:color="#080808" style:font-name="Liberation Serif" fo:language="en" fo:country="US" fo:font-style="normal" fo:font-weight="bold" officeooo:rsid="005f9a50" style:font-style-asian="normal" style:font-weight-asian="bold" style:font-name-complex="Calibri1" style:font-style-complex="normal" style:font-weight-complex="bold"/>
    </style:style>
    <style:style style:name="T245" style:family="text">
      <style:text-properties fo:color="#080808" style:font-name="Liberation Serif" fo:language="en" fo:country="US" fo:font-style="normal" fo:font-weight="bold" officeooo:rsid="006048b3" style:font-style-asian="normal" style:font-weight-asian="bold" style:font-name-complex="Calibri1" style:font-style-complex="normal" style:font-weight-complex="bold"/>
    </style:style>
    <style:style style:name="T246" style:family="text">
      <style:text-properties fo:color="#080808" style:font-name="Liberation Serif" fo:language="en" fo:country="US" fo:font-style="normal" fo:font-weight="normal" style:font-style-asian="normal" style:font-weight-asian="normal" style:font-name-complex="Calibri1" style:font-style-complex="normal" style:font-weight-complex="normal"/>
    </style:style>
    <style:style style:name="T247" style:family="text">
      <style:text-properties fo:color="#080808" style:font-name="JetBrains Mono"/>
    </style:style>
    <style:style style:name="T248" style:family="text">
      <style:text-properties fo:color="#080808" style:font-name="JetBrains Mono" fo:font-size="10pt" style:font-size-asian="10pt"/>
    </style:style>
    <style:style style:name="T249" style:family="text">
      <style:text-properties fo:color="#080808" style:font-name="JetBrains Mono" fo:font-size="10pt" style:font-size-asian="10pt"/>
    </style:style>
    <style:style style:name="T250" style:family="text">
      <style:text-properties fo:color="#080808" style:font-name="JetBrains Mono" fo:font-size="10pt" fo:language="en" fo:country="US" fo:font-style="normal" fo:font-weight="normal" officeooo:rsid="0035b63d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51" style:family="text">
      <style:text-properties fo:color="#080808" style:font-name="JetBrains Mono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52" style:family="text">
      <style:text-properties fo:color="#080808" style:font-name="JetBrains Mono" fo:font-size="10pt" fo:language="en" fo:country="US" fo:font-style="normal" style:font-size-asian="10pt" style:font-style-asian="normal" style:font-name-complex="Calibri1" style:font-style-complex="normal"/>
    </style:style>
    <style:style style:name="T253" style:family="text">
      <style:text-properties fo:color="#080808" style:font-name="JetBrains Mono" fo:font-size="10pt" fo:language="en" fo:country="US" fo:font-style="normal" officeooo:rsid="0059cbf6" style:font-size-asian="10pt" style:font-style-asian="normal" style:font-name-complex="Calibri1" style:font-style-complex="normal"/>
    </style:style>
    <style:style style:name="T254" style:family="text">
      <style:text-properties fo:color="#080808" style:font-name="JetBrains Mono" fo:font-size="10pt" fo:font-style="normal" style:font-size-asian="10pt" style:font-style-asian="normal"/>
    </style:style>
    <style:style style:name="T255" style:family="text">
      <style:text-properties fo:color="#080808" style:font-name="JetBrains Mono" fo:font-size="10pt" fo:font-style="normal" officeooo:rsid="0064ae62" style:font-size-asian="10pt" style:font-style-asian="normal"/>
    </style:style>
    <style:style style:name="T256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257" style:family="text">
      <style:text-properties fo:color="#080808" style:font-name="JetBrains Mono" fo:font-size="10pt" fo:font-weight="normal" style:font-size-asian="10pt" style:font-weight-asian="normal"/>
    </style:style>
    <style:style style:name="T258" style:family="text">
      <style:text-properties fo:color="#080808" style:font-name="JetBrains Mono2" fo:font-size="10pt" fo:language="en" fo:country="US" fo:font-style="normal" fo:font-weight="normal" style:font-size-asian="10pt" style:font-style-asian="normal" style:font-weight-asian="normal" style:font-name-complex="Menlo"/>
    </style:style>
    <style:style style:name="T259" style:family="text">
      <style:text-properties fo:color="#080808" style:font-name="JetBrains Mono2" fo:font-size="10pt" fo:language="en" fo:country="US" fo:font-style="normal" fo:font-weight="normal" style:font-size-asian="10pt" style:font-style-asian="normal" style:font-weight-asian="normal" style:font-name-complex="Menlo" style:font-size-complex="10pt"/>
    </style:style>
    <style:style style:name="T260" style:family="text">
      <style:text-properties fo:color="#8c8c8c" fo:font-style="italic" style:font-style-asian="italic"/>
    </style:style>
    <style:style style:name="T261" style:family="text">
      <style:text-properties fo:color="#8c8c8c" fo:font-style="italic" fo:font-weight="normal" style:font-style-asian="italic" style:font-weight-asian="normal"/>
    </style:style>
    <style:style style:name="T262" style:family="text">
      <style:text-properties fo:color="#8c8c8c" style:font-name="Menlo1" fo:language="en" fo:country="US" fo:font-style="normal" fo:font-weight="normal" officeooo:rsid="00110012" style:font-style-asian="normal" style:font-weight-asian="normal" style:font-name-complex="Calibri1" style:font-style-complex="normal" style:font-weight-complex="normal"/>
    </style:style>
    <style:style style:name="T263" style:family="text">
      <style:text-properties fo:color="#8c8c8c" style:font-name="Menlo1"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264" style:family="text">
      <style:text-properties fo:color="#8c8c8c" style:font-name="Menlo1" fo:language="en" fo:country="US" fo:font-style="italic" fo:font-weight="normal" officeooo:rsid="000e9ae7" style:font-style-asian="italic" style:font-weight-asian="normal" style:font-name-complex="Calibri1" style:font-weight-complex="normal"/>
    </style:style>
    <style:style style:name="T265" style:family="text">
      <style:text-properties fo:color="#8c8c8c" style:font-name="Menlo1" fo:font-style="normal" fo:font-weight="normal" style:font-style-asian="normal" style:font-weight-asian="normal" style:font-style-complex="normal"/>
    </style:style>
    <style:style style:name="T266" style:family="text">
      <style:text-properties fo:color="#8c8c8c" style:font-name="Menlo1" fo:font-style="normal" fo:font-weight="normal" officeooo:rsid="00110012" style:font-style-asian="normal" style:font-weight-asian="normal" style:font-style-complex="normal"/>
    </style:style>
    <style:style style:name="T267" style:family="text">
      <style:text-properties fo:color="#8c8c8c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68" style:family="text">
      <style:text-properties fo:color="#8c8c8c" style:font-name="Menlo1" fo:font-size="9pt" fo:language="en" fo:country="US" fo:font-style="normal" fo:font-weight="normal" officeooo:rsid="00240297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69" style:family="text">
      <style:text-properties fo:color="#8c8c8c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70" style:family="text">
      <style:text-properties fo:color="#8c8c8c" style:font-name="Menlo1" fo:font-size="9pt" fo:language="en" fo:country="US" fo:font-style="normal" fo:font-weight="normal" officeooo:rsid="00322158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71" style:family="text">
      <style:text-properties fo:color="#8c8c8c" style:font-name="Menlo1" fo:font-size="9pt" fo:language="en" fo:country="US" fo:font-style="italic" fo:font-weight="normal" officeooo:rsid="00211be0" style:font-size-asian="9pt" style:font-style-asian="italic" style:font-weight-asian="normal" style:font-name-complex="Calibri1" style:font-size-complex="9pt" style:font-weight-complex="normal"/>
    </style:style>
    <style:style style:name="T272" style:family="text">
      <style:text-properties fo:color="#8c8c8c" style:font-name="Menlo1" fo:font-size="9pt" fo:font-style="normal" fo:font-weight="normal" style:font-size-asian="9pt" style:font-style-asian="normal" style:font-weight-asian="normal" style:font-size-complex="9pt" style:font-style-complex="normal"/>
    </style:style>
    <style:style style:name="T273" style:family="text">
      <style:text-properties fo:color="#8c8c8c" fo:font-style="normal" style:font-style-asian="normal" style:font-style-complex="normal"/>
    </style:style>
    <style:style style:name="T274" style:family="text">
      <style:text-properties fo:color="#8c8c8c" fo:font-style="normal" officeooo:rsid="00110012" style:font-style-asian="normal" style:font-style-complex="normal"/>
    </style:style>
    <style:style style:name="T275" style:family="text">
      <style:text-properties fo:color="#8c8c8c" fo:font-style="normal" officeooo:rsid="0016282a" style:font-style-asian="normal" style:font-style-complex="normal"/>
    </style:style>
    <style:style style:name="T276" style:family="text">
      <style:text-properties fo:color="#8c8c8c" fo:font-style="normal" fo:font-weight="normal" style:font-style-asian="normal" style:font-weight-asian="normal" style:font-style-complex="normal"/>
    </style:style>
    <style:style style:name="T277" style:family="text">
      <style:text-properties fo:color="#8c8c8c" fo:font-style="normal" fo:font-weight="normal" officeooo:rsid="00110012" style:font-style-asian="normal" style:font-weight-asian="normal" style:font-style-complex="normal"/>
    </style:style>
    <style:style style:name="T278" style:family="text">
      <style:text-properties fo:color="#8c8c8c" fo:font-style="normal" fo:font-weight="normal" officeooo:rsid="001c01c7" style:font-style-asian="normal" style:font-weight-asian="normal" style:font-style-complex="normal"/>
    </style:style>
    <style:style style:name="T279" style:family="text">
      <style:text-properties fo:color="#8c8c8c" style:font-style-complex="normal"/>
    </style:style>
    <style:style style:name="T280" style:family="text">
      <style:text-properties fo:color="#8c8c8c" officeooo:rsid="000e9ae7" style:font-style-complex="normal"/>
    </style:style>
    <style:style style:name="T281" style:family="text">
      <style:text-properties fo:color="#8c8c8c" style:font-name="JetBrains Mono" fo:font-style="italic" style:font-style-asian="italic"/>
    </style:style>
    <style:style style:name="T282" style:family="text">
      <style:text-properties fo:color="#8c8c8c" style:font-name="JetBrains Mono" fo:font-size="10pt" fo:font-style="italic" style:font-size-asian="10pt" style:font-style-asian="italic"/>
    </style:style>
    <style:style style:name="T283" style:family="text">
      <style:text-properties fo:color="#8c8c8c" style:font-name="JetBrains Mono" fo:font-size="10pt" fo:font-style="italic" style:font-size-asian="10pt" style:font-style-asian="italic"/>
    </style:style>
    <style:style style:name="T284" style:family="text">
      <style:text-properties fo:color="#8c8c8c" style:font-name="JetBrains Mono" fo:font-size="10pt" fo:font-style="italic" fo:font-weight="normal" style:font-size-asian="10pt" style:font-style-asian="italic" style:font-weight-asian="normal"/>
    </style:style>
    <style:style style:name="T285" style:family="text">
      <style:text-properties fo:color="#8c8c8c" style:font-name="JetBrains Mono" fo:font-size="10pt" fo:language="en" fo:country="US" fo:font-style="italic" fo:font-weight="normal" officeooo:rsid="0058aa8e" style:font-size-asian="10pt" style:font-style-asian="italic" style:font-weight-asian="normal" style:font-name-complex="Calibri1" style:font-size-complex="12pt" style:font-style-complex="normal" style:font-weight-complex="normal"/>
    </style:style>
    <style:style style:name="T286" style:family="text">
      <style:text-properties fo:color="#8c8c8c" style:font-name="JetBrains Mono1" fo:font-size="10pt" fo:language="en" fo:country="US" fo:font-style="italic" fo:font-weight="normal" officeooo:rsid="0041abdb" style:font-size-asian="10pt" style:font-style-asian="italic" style:font-weight-asian="normal" style:font-name-complex="Calibri1" style:font-size-complex="14pt"/>
    </style:style>
    <style:style style:name="T287" style:family="text">
      <style:text-properties style:font-name="Menlo1" fo:font-style="normal" style:font-style-asian="normal" style:font-style-complex="normal"/>
    </style:style>
    <style:style style:name="T288" style:family="text">
      <style:text-properties style:font-name="Menlo1" fo:language="en" fo:country="US" fo:font-weight="normal" officeooo:rsid="000e9ae7" style:font-weight-asian="normal" style:font-name-complex="Calibri1" style:font-weight-complex="normal"/>
    </style:style>
    <style:style style:name="T289" style:family="text">
      <style:text-properties style:font-name="Menlo1" fo:font-size="9pt" style:font-size-asian="9pt" style:font-size-complex="9pt"/>
    </style:style>
    <style:style style:name="T290" style:family="text">
      <style:text-properties style:font-name="Menlo1" fo:font-size="9pt" fo:font-style="italic" style:font-size-asian="9pt" style:font-style-asian="italic" style:font-size-complex="9pt" style:font-style-complex="italic"/>
    </style:style>
    <style:style style:name="T291" style:family="text">
      <style:text-properties style:font-name="Menlo1" fo:font-size="9pt" fo:font-style="normal" style:font-size-asian="9pt" style:font-style-asian="normal" style:font-size-complex="9pt" style:font-style-complex="normal"/>
    </style:style>
    <style:style style:name="T292" style:family="text">
      <style:text-properties fo:font-style="normal" style:font-style-asian="normal" style:font-style-complex="normal"/>
    </style:style>
    <style:style style:name="T293" style:family="text">
      <style:text-properties fo:color="#1750eb"/>
    </style:style>
    <style:style style:name="T294" style:family="text">
      <style:text-properties fo:color="#1750eb" fo:font-style="normal" fo:font-weight="normal" style:font-style-asian="normal" style:font-weight-asian="normal"/>
    </style:style>
    <style:style style:name="T295" style:family="text">
      <style:text-properties fo:color="#1750eb" style:font-name="JetBrains Mono" fo:font-size="10pt" style:font-size-asian="10pt"/>
    </style:style>
    <style:style style:name="T296" style:family="text">
      <style:text-properties fo:color="#1750eb" style:font-name="JetBrains Mono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97" style:family="text">
      <style:text-properties fo:color="#1750eb" style:font-name="JetBrains Mono" fo:font-size="10pt" fo:font-style="normal" style:font-size-asian="10pt" style:font-style-asian="normal"/>
    </style:style>
    <style:style style:name="T298" style:family="text">
      <style:text-properties fo:font-style="italic" style:font-style-asian="italic"/>
    </style:style>
    <style:style style:name="T299" style:family="text">
      <style:text-properties style:font-style-complex="normal"/>
    </style:style>
    <style:style style:name="T300" style:family="text">
      <style:text-properties officeooo:rsid="000e9ae7"/>
    </style:style>
    <style:style style:name="T301" style:family="text">
      <style:text-properties officeooo:rsid="00347eb2"/>
    </style:style>
    <style:style style:name="T302" style:family="text">
      <style:text-properties fo:color="#174ad4" style:font-name="JetBrains Mono"/>
    </style:style>
    <style:style style:name="T303" style:family="text">
      <style:text-properties fo:color="#174ad4" style:font-name="JetBrains Mono" fo:font-size="10pt" style:font-size-asian="10pt"/>
    </style:style>
    <style:style style:name="T304" style:family="text">
      <style:text-properties fo:color="#067d17" style:font-name="JetBrains Mono"/>
    </style:style>
    <style:style style:name="T305" style:family="text">
      <style:text-properties fo:color="#067d17" style:font-name="JetBrains Mono" fo:font-size="10pt" style:font-size-asian="10pt"/>
    </style:style>
    <style:style style:name="T306" style:family="text">
      <style:text-properties style:font-name="JetBrains Mono" fo:font-size="10pt" style:font-size-asian="10pt"/>
    </style:style>
    <style:style style:name="T307" style:family="text">
      <style:text-properties style:font-name="JetBrains Mono" fo:font-size="10pt" style:font-size-asian="10pt"/>
    </style:style>
    <style:style style:name="T308" style:family="text">
      <style:text-properties fo:color="#0037a6" style:font-name="JetBrains Mono" fo:font-size="10pt" style:font-size-asian="10pt"/>
    </style:style>
    <style:style style:name="T309" style:family="text">
      <style:text-properties fo:font-variant="normal" fo:text-transform="none" fo:color="#000000" style:font-name="Liberation Serif" fo:letter-spacing="normal" fo:language="en" fo:country="US" fo:font-style="normal" style:font-style-asian="normal" style:font-name-complex="Calibri1" style:font-style-complex="normal"/>
    </style:style>
    <style:style style:name="T310" style:family="text">
      <style:text-properties fo:font-variant="normal" fo:text-transform="none" fo:color="#000000" style:font-name="Liberation Serif" fo:letter-spacing="normal" fo:language="en" fo:country="US" fo:font-style="normal" officeooo:rsid="003f9dde" style:font-style-asian="normal" style:font-name-complex="Calibri1" style:font-style-complex="normal"/>
    </style:style>
    <style:style style:name="T311" style:family="text">
      <style:text-properties fo:font-variant="normal" fo:text-transform="none" fo:color="#000000" style:font-name="Liberation Serif" fo:letter-spacing="normal" fo:language="en" fo:country="US" fo:font-style="normal" officeooo:rsid="003e3fd0" style:font-style-asian="normal" style:font-name-complex="Calibri1" style:font-style-complex="normal"/>
    </style:style>
    <style:style style:name="T312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style:text-blinking="false" fo:background-color="#fafbfc" loext:char-shading-value="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313" style:family="text">
      <style:text-properties fo:font-variant="normal" fo:text-transform="none" fo:color="#0033b3" style:font-name="JetBrains Mono" fo:font-size="10pt" fo:letter-spacing="normal" fo:language="en" fo:country="US" fo:font-style="normal" officeooo:rsid="003e3fd0" style:font-size-asian="10pt" style:font-style-asian="normal" style:font-name-complex="Calibri1" style:font-size-complex="14pt" style:font-style-complex="normal"/>
    </style:style>
    <style:style style:name="T314" style:family="text">
      <style:text-properties fo:font-variant="normal" fo:text-transform="none" style:text-line-through-style="none" style:text-line-through-type="none" fo:letter-spacing="normal" style:text-underline-style="none" fo:font-weight="normal" style:text-blinking="false" fo:background-color="#fafbfc" loext:char-shading-value="0" style:font-weight-asian="normal" style:font-weight-complex="normal"/>
    </style:style>
    <style:style style:name="T315" style:family="text">
      <style:text-properties style:font-name="Menlo" fo:font-size="10pt" style:font-size-asian="10pt" style:font-name-complex="Menlo" style:font-size-complex="10pt"/>
    </style:style>
    <style:style style:name="T316" style:family="text">
      <style:text-properties officeooo:rsid="004185ab"/>
    </style:style>
    <style:style style:name="T317" style:family="text">
      <style:text-properties officeooo:rsid="0042dcc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4LVL3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WW_5f_CharLFO4LVL6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WW_5f_CharLFO4LVL9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5LVL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7"><text:span text:style-name="Основной_20_шрифт_20_абзаца"><text:span text:style-name="T1">Конспект</text:span></text:span><text:span text:style-name="Основной_20_шрифт_20_абзаца"><text:span text:style-name="T2"> Django</text:span></text:span></text:p>
      <text:p text:style-name="P1"/>
      <text:p text:style-name="P2">django-admin startproject mysite</text:p>
      <text:p text:style-name="P2"/>
      <text:p text:style-name="Standard">Внешний <text:span text:style-name="Основной_20_шрифт_20_абзаца"><text:span text:style-name="T3">mysite/</text:span></text:span> корневой каталог - это контейнер для вашего проекта. Его имя не имеет значения для Джанго; Вы можете переименовать его на что угодно.</text:p>
      <text:p text:style-name="Standard">manage.py: Утилита командной строки, которая позволяет вам взаимодействовать с этим проектом Django различными способами. Вы можете прочитать все подробности manage.pyв django-admin и manage.py .</text:p>
      <text:p text:style-name="Standard"/>
      <text:p text:style-name="Standard">Внутренний <text:span text:style-name="Основной_20_шрифт_20_абзаца"><text:span text:style-name="T3">mysite/</text:span></text:span>каталог - это актуальный пакет Python для вашего проекта. Его имя - это имя пакета Python, которое необходимо использовать для импорта чего-либо внутри него (например, mysite.urls).</text:p>
      <text:p text:style-name="Standard"/>
      <text:p text:style-name="Standard"><text:span text:style-name="Основной_20_шрифт_20_абзаца"><text:span text:style-name="T3">mysite/__init__.py</text:span></text:span>: Пустой файл, который сообщает Python, что этот каталог следует рассматривать как пакет Python. Если вы новичок в Python, узнайте больше о пакетах в официальных документах Python.</text:p>
      <text:p text:style-name="Standard"/>
      <text:p text:style-name="Standard"><text:span text:style-name="Основной_20_шрифт_20_абзаца"><text:span text:style-name="T3">mysite/settings.py</text:span></text:span>: Настройки / Конфигурация для этого проекта Django. Настройки Django расскажут вам все о том, как работают настройки.</text:p>
      <text:p text:style-name="Standard">mysite/urls.py: Объявления URL для этого проекта Django; «оглавление» вашего сайта на платформе Django. Вы можете прочитать больше об URL в диспетчере URL .</text:p>
      <text:p text:style-name="Standard"/>
      <text:p text:style-name="Standard"><text:span text:style-name="Основной_20_шрифт_20_абзаца"><text:span text:style-name="T3">mysite/asgi.py</text:span></text:span>: Точка входа для ASGI-совместимых веб-серверов для обслуживания вашего проекта. Посмотрите, Как развернуть с ASGI для получения дополнительной информации.</text:p>
      <text:p text:style-name="Standard"/>
      <text:p text:style-name="Standard"><text:span text:style-name="Основной_20_шрифт_20_абзаца"><text:span text:style-name="T3">mysite/wsgi.py</text:span></text:span>: Точка входа для WSGI-совместимых веб-серверов для обслуживания вашего проекта. Посмотрите, как развернуть с WSGI для получения дополнительной информации.</text:p>
      <text:p text:style-name="Standard"/>
      <text:p text:style-name="P4">python manage.py runserver</text:p>
      <text:p text:style-name="P4"/>
      <text:p text:style-name="P4"/>
      <text:p text:style-name="P4">По умолчанию INSTALLED_APPS содержит следующие приложения, все из которых поставляются с Django:</text:p>
      <text:p text:style-name="P4">django.contrib.admin - Администратор сайта. Вы будете использовать это в ближайшее время.</text:p>
      <text:p text:style-name="P4">django.contrib.auth - Система аутентификации.</text:p>
      <text:p text:style-name="P4">django.contrib.contenttypes - Каркас для типов контента.</text:p>
      <text:p text:style-name="Standard"><text:span text:style-name="Основной_20_шрифт_20_абзаца"><text:span text:style-name="T4">django.contrib.sessions - </text:span></text:span><text:span text:style-name="Основной_20_шрифт_20_абзаца"><text:span text:style-name="T5">рамки</text:span></text:span><text:span text:style-name="Основной_20_шрифт_20_абзаца"><text:span text:style-name="T4"> </text:span></text:span><text:span text:style-name="Основной_20_шрифт_20_абзаца"><text:span text:style-name="T5">сессии</text:span></text:span><text:span text:style-name="Основной_20_шрифт_20_абзаца"><text:span text:style-name="T4">.</text:span></text:span></text:p>
      <text:p text:style-name="P4">django.contrib.messages - Система обмена сообщениями.</text:p>
      <text:p text:style-name="P4">django.contrib.staticfiles - Фреймворк для управления статическими файлами.</text:p>
      <text:p text:style-name="P4"/>
      <text:p text:style-name="Standard">Некоторые из этих приложений используют хотя бы одну таблицу базы данных, поэтому нам нужно создать таблицы в базе данных, прежде чем мы сможем их использовать. Для этого выполните следующую команду:</text:p>
      <text:p text:style-name="P4">python manage.py migrate</text:p>
      <text:p text:style-name="P4"/>
      <text:p text:style-name="P4">python manage.py makemigrations polls</text:p>
      <text:p text:style-name="Standard"/>
      <text:p text:style-name="P4"><text:soft-page-break/>Сохраняя его кратким и точным, присвойте этому полю значение по умолчанию.</text:p>
      <text:p text:style-name="Standard"><text:span text:style-name="Основной_20_шрифт_20_абзаца"><text:span text:style-name="T5">Например</text:span></text:span><text:span text:style-name="Основной_20_шрифт_20_абзаца"><text:span text:style-name="T4">:</text:span></text:span></text:p>
      <text:p text:style-name="Standard"><text:span text:style-name="Основной_20_шрифт_20_абзаца"><text:span text:style-name="T7">nickname = models.CharField(max_length=12, default=" ")</text:span></text:span></text:p>
      <text:p text:style-name="P4">и не default=True</text:p>
      <text:p text:style-name="P4"/>
      <text:p text:style-name="P4">Если это не работает, удалите миграции в папке миграции вашего приложения, кроме __init__.py</text:p>
      <text:p text:style-name="Standard"><draw:frame draw:style-name="fr2" draw:name="Изображение1" text:anchor-type="paragraph" svg:x="0cm" svg:y="0.15cm" svg:width="17cm" style:rel-width="scale" svg:height="5.069cm" style:rel-height="scale" draw:z-index="0"><draw:image xlink:href="Pictures/100000000000036B00000105DD82253321C15846.png" xlink:type="simple" xlink:show="embed" xlink:actuate="onLoad" loext:mime-type="image/png"/></draw:frame></text:p>
      <text:p text:style-name="P8">python manage.py migrate</text:p>
      <text:p text:style-name="P8">python manage.py makemigrations polls</text:p>
      <text:p text:style-name="P8">python manage.py migrate(again)</text:p>
      <text:p text:style-name="P8"/>
      <text:p text:style-name="P8"/>
      <text:p text:style-name="P4">Воспользуемся консолью Python и поиграем с API, которое предоставляет Django. Чтобы запустить консоль Python выполните:</text:p>
      <text:p text:style-name="P10">python manage.py shell</text:p>
      <text:p text:style-name="P4">Мы используем эту команду вместо просто “python”, потому что manage.py устанавливает переменную окружения DJANGO_SETTINGS_MODULE, которая указывает Django путь импорта для файла mysite/settings.py.</text:p>
      <text:p text:style-name="P4"/>
      <text:p text:style-name="P4"/>
      <text:p text:style-name="P4">После того как создали модель, ее нужно загрузить в базу данных</text:p>
      <text:p text:style-name="P11">python manage.py makemigrations</text:p>
      <text:p text:style-name="P9">python manage.py migrate</text:p>
      <text:p text:style-name="P2"/>
      <text:p text:style-name="P2"/>
      <text:p text:style-name="Standard"><text:span text:style-name="Основной_20_шрифт_20_абзаца"><text:span text:style-name="T5">Узнать</text:span></text:span><text:span text:style-name="Основной_20_шрифт_20_абзаца"><text:span text:style-name="T4"> </text:span></text:span><text:span text:style-name="Основной_20_шрифт_20_абзаца"><text:span text:style-name="T5">версию</text:span></text:span><text:span text:style-name="Основной_20_шрифт_20_абзаца"><text:span text:style-name="T4"> django</text:span></text:span></text:p>
      <text:p text:style-name="P8">python</text:p>
      <text:p text:style-name="P8">import django</text:p>
      <text:p text:style-name="P10">django.VERSION</text:p>
      <text:p text:style-name="P10"/>
      <text:p text:style-name="P12"/>
      <text:h text:style-name="P291" text:outline-level="3"/>
      <text:h text:style-name="P291" text:outline-level="3"/>
      <text:h text:style-name="P291" text:outline-level="3"/>
      <text:h text:style-name="P291" text:outline-level="3"><text:soft-page-break/>re_path</text:h>
      <text:p text:style-name="P27"><text:span text:style-name="Основной_20_шрифт_20_абзаца"><text:span text:style-name="T9">В качестве альтернативы для определения маршрутов мы можем использовать функцию </text:span></text:span><text:span text:style-name="Основной_20_шрифт_20_абзаца"><text:span text:style-name="T10">re_path()</text:span></text:span><text:span text:style-name="Основной_20_шрифт_20_абзаца"><text:span text:style-name="T9">, которая также располагается в пакете django.urls. Ее преимущесто состоит в том, что она позволяет задать адреса URL с помощью регулярных выражений.</text:span></text:span></text:p>
      <text:p text:style-name="P29"><text:span text:style-name="Основной_20_шрифт_20_абзаца"><text:span text:style-name="T12">/blog/urls.py: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82">import </text:span></text:span><text:span text:style-name="Основной_20_шрифт_20_абзаца"><text:span text:style-name="T23">path, re_path<text:line-break/></text:span></text:span><text:span text:style-name="Основной_20_шрифт_20_абзаца"><text:span text:style-name="T82">from </text:span></text:span><text:span text:style-name="Основной_20_шрифт_20_абзаца"><text:span text:style-name="T23">. </text:span></text:span><text:span text:style-name="Основной_20_шрифт_20_абзаца"><text:span text:style-name="T82">import </text:span></text:span><text:span text:style-name="Основной_20_шрифт_20_абзаца"><text:span text:style-name="T23">views<text:line-break/><text:line-break/>urlpatterns = [<text:line-break/> <text:s text:c="3"/>re_path(</text:span></text:span><text:span text:style-name="Основной_20_шрифт_20_абзаца"><text:span text:style-name="T95">r'(\d+)/'</text:span></text:span><text:span text:style-name="Основной_20_шрифт_20_абзаца"><text:span text:style-name="T23">, views.index, </text:span></text:span><text:span text:style-name="Основной_20_шрифт_20_абзаца"><text:span text:style-name="T116">name</text:span></text:span><text:span text:style-name="Основной_20_шрифт_20_абзаца"><text:span text:style-name="T23">=</text:span></text:span><text:span text:style-name="Основной_20_шрифт_20_абзаца"><text:span text:style-name="T95">'index'</text:span></text:span><text:span text:style-name="Основной_20_шрифт_20_абзаца"><text:span text:style-name="T23">),<text:line-break/> <text:s text:c="3"/></text:span></text:span><text:span text:style-name="Основной_20_шрифт_20_абзаца"><text:span text:style-name="T125">#path('', views.index, name='index'),<text:line-break/></text:span></text:span><text:span text:style-name="Основной_20_шрифт_20_абзаца"><text:span text:style-name="T23">]</text:span></text:span></text:p>
      <text:p text:style-name="P13"/>
      <text:p text:style-name="P14">/views.py:</text:p>
      <text:p text:style-name="P68"><text:span text:style-name="Основной_20_шрифт_20_абзаца"><text:span text:style-name="T85">from </text:span></text:span><text:span text:style-name="Основной_20_шрифт_20_абзаца"><text:span text:style-name="T28">django.http </text:span></text:span><text:span text:style-name="Основной_20_шрифт_20_абзаца"><text:span text:style-name="T85">import </text:span></text:span><text:span text:style-name="Основной_20_шрифт_20_абзаца"><text:span text:style-name="T28">HttpResponse<text:line-break/><text:line-break/><text:line-break/></text:span></text:span><text:span text:style-name="Основной_20_шрифт_20_абзаца"><text:span text:style-name="T85">def </text:span></text:span><text:span text:style-name="Основной_20_шрифт_20_абзаца"><text:span text:style-name="T28">index(</text:span></text:span><text:span text:style-name="Основной_20_шрифт_20_абзаца"><text:span text:style-name="T127">request</text:span></text:span><text:span text:style-name="Основной_20_шрифт_20_абзаца"><text:span text:style-name="T28">, arg):<text:line-break/> <text:s text:c="3"/></text:span></text:span><text:span text:style-name="Основной_20_шрифт_20_абзаца"><text:span text:style-name="T85">return </text:span></text:span><text:span text:style-name="Основной_20_шрифт_20_абзаца"><text:span text:style-name="T28">HttpResponse(</text:span></text:span><text:span text:style-name="Основной_20_шрифт_20_абзаца"><text:span text:style-name="T98">f"Hello, world. You're at the blog index. </text:span></text:span><text:span text:style-name="Основной_20_шрифт_20_абзаца"><text:span text:style-name="T85">{</text:span></text:span><text:span text:style-name="Основной_20_шрифт_20_абзаца"><text:span text:style-name="T28">arg</text:span></text:span><text:span text:style-name="Основной_20_шрифт_20_абзаца"><text:span text:style-name="T85">}</text:span></text:span><text:span text:style-name="Основной_20_шрифт_20_абзаца"><text:span text:style-name="T98">"</text:span></text:span><text:span text:style-name="Основной_20_шрифт_20_абзаца"><text:span text:style-name="T28">)</text:span></text:span></text:p>
      <text:p text:style-name="P69"/>
      <text:p text:style-name="P68"><text:span text:style-name="Основной_20_шрифт_20_абзаца"><text:span text:style-name="T14">При</text:span></text:span><text:span text:style-name="Основной_20_шрифт_20_абзаца"><text:span text:style-name="T15"> </text:span></text:span><text:span text:style-name="Основной_20_шрифт_20_абзаца"><text:span text:style-name="T14">вводе</text:span></text:span><text:span text:style-name="Основной_20_шрифт_20_абзаца"><text:span text:style-name="T15"> </text:span></text:span><text:span text:style-name="Основной_20_шрифт_20_абзаца"><text:span text:style-name="T14">в</text:span></text:span><text:span text:style-name="Основной_20_шрифт_20_абзаца"><text:span text:style-name="T15"> </text:span></text:span><text:span text:style-name="Основной_20_шрифт_20_абзаца"><text:span text:style-name="T14">браузере</text:span></text:span><text:span text:style-name="Основной_20_шрифт_20_абзаца"><text:span text:style-name="T15"> URL: </text:span></text:span><text:a xlink:type="simple" xlink:href="http://127.0.0.1:8000/blog/5/" office:target-frame-name="_top" xlink:show="replace" text:style-name="Internet_20_link" text:visited-style-name="Visited_20_Internet_20_Link"><text:span text:style-name="Гиперссылка"><text:span text:style-name="T134">http://127.0.0.1:8000/blog/5/</text:span></text:span></text:a></text:p>
      <text:p text:style-name="Обычный"><text:span text:style-name="Основной_20_шрифт_20_абзаца"><text:span text:style-name="T18">Получим</text:span></text:span><text:span text:style-name="Основной_20_шрифт_20_абзаца"><text:span text:style-name="T13"> </text:span></text:span><text:span text:style-name="Основной_20_шрифт_20_абзаца"><text:span text:style-name="T18">ответ</text:span></text:span><text:span text:style-name="Основной_20_шрифт_20_абзаца"><text:span text:style-name="T13">: </text:span></text:span><text:span text:style-name="Основной_20_шрифт_20_абзаца"><text:span text:style-name="T38">Hello, world. You're at the blog index. </text:span></text:span><text:span text:style-name="Основной_20_шрифт_20_абзаца"><text:span text:style-name="T39">5</text:span></text:span></text:p>
      <text:p text:style-name="P71"/>
      <text:p text:style-name="P71"/>
      <text:p text:style-name="P71">Также можем написать вот так:</text:p>
      <text:p text:style-name="P29"><text:span text:style-name="Основной_20_шрифт_20_абзаца"><text:span text:style-name="T12">/blog/urls.py:</text:span></text:span></text:p>
      <text:p text:style-name="P68"><text:span text:style-name="Основной_20_шрифт_20_абзаца"><text:span text:style-name="T28">urlpatterns = [<text:line-break/> <text:s text:c="3"/>re_path(</text:span></text:span><text:span text:style-name="Основной_20_шрифт_20_абзаца"><text:span text:style-name="T98">r'(?P&lt;pk&gt;\d+)/'</text:span></text:span><text:span text:style-name="Основной_20_шрифт_20_абзаца"><text:span text:style-name="T28">, views.index, </text:span></text:span><text:span text:style-name="Основной_20_шрифт_20_абзаца"><text:span text:style-name="T117">name</text:span></text:span><text:span text:style-name="Основной_20_шрифт_20_абзаца"><text:span text:style-name="T28">=</text:span></text:span><text:span text:style-name="Основной_20_шрифт_20_абзаца"><text:span text:style-name="T98">'index'</text:span></text:span><text:span text:style-name="Основной_20_шрифт_20_абзаца"><text:span text:style-name="T28">),</text:span></text:span><text:span text:style-name="Основной_20_шрифт_20_абзаца"><text:span text:style-name="T128"><text:line-break/></text:span></text:span><text:span text:style-name="Основной_20_шрифт_20_абзаца"><text:span text:style-name="T28">]</text:span></text:span></text:p>
      <text:p text:style-name="P72"/>
      <text:p text:style-name="P14">/views.py:</text:p>
      <text:p text:style-name="P68"><text:span text:style-name="Основной_20_шрифт_20_абзаца"><text:span text:style-name="T85">def </text:span></text:span><text:span text:style-name="Основной_20_шрифт_20_абзаца"><text:span text:style-name="T28">index(</text:span></text:span><text:span text:style-name="Основной_20_шрифт_20_абзаца"><text:span text:style-name="T127">request</text:span></text:span><text:span text:style-name="Основной_20_шрифт_20_абзаца"><text:span text:style-name="T28">, pk=</text:span></text:span><text:span text:style-name="Основной_20_шрифт_20_абзаца"><text:span text:style-name="T85">None</text:span></text:span><text:span text:style-name="Основной_20_шрифт_20_абзаца"><text:span text:style-name="T28">):<text:line-break/> <text:s text:c="3"/></text:span></text:span><text:span text:style-name="Основной_20_шрифт_20_абзаца"><text:span text:style-name="T85">return </text:span></text:span><text:span text:style-name="Основной_20_шрифт_20_абзаца"><text:span text:style-name="T28">HttpResponse(</text:span></text:span><text:span text:style-name="Основной_20_шрифт_20_абзаца"><text:span text:style-name="T98">f"Hello, world. </text:span></text:span><text:span text:style-name="Основной_20_шрифт_20_абзаца"><text:span text:style-name="T99">You're at the blog index. </text:span></text:span><text:span text:style-name="Основной_20_шрифт_20_абзаца"><text:span text:style-name="T87">{</text:span></text:span><text:span text:style-name="Основной_20_шрифт_20_абзаца"><text:span text:style-name="T30">pk</text:span></text:span><text:span text:style-name="Основной_20_шрифт_20_абзаца"><text:span text:style-name="T87">}</text:span></text:span><text:span text:style-name="Основной_20_шрифт_20_абзаца"><text:span text:style-name="T99">"</text:span></text:span><text:span text:style-name="Основной_20_шрифт_20_абзаца"><text:span text:style-name="T30">)</text:span></text:span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5"><text:soft-page-break/>Работа с базой данных</text:p>
      <text:p text:style-name="P97"><text:span text:style-name="Основной_20_шрифт_20_абзаца"><text:span text:style-name="T19"/></text:span></text:p>
      <text:p text:style-name="P76"/>
      <text:p text:style-name="P14">/models.py:</text:p>
      <text:p text:style-name="P29"><text:span text:style-name="Основной_20_шрифт_20_абзаца"><text:span text:style-name="T82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116">max_length</text:span></text:span><text:span text:style-name="Основной_20_шрифт_20_абзаца"><text:span text:style-name="T23">=</text:span></text:span><text:span text:style-name="Основной_20_шрифт_20_абзаца"><text:span text:style-name="T137">255</text:span></text:span><text:span text:style-name="Основной_20_шрифт_20_абзаца"><text:span text:style-name="T23">)</text:span></text:span></text:p>
      <text:p text:style-name="P77"/>
      <text:p text:style-name="P14">/views.py: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2">import </text:span></text:span><text:span text:style-name="Основной_20_шрифт_20_абзаца"><text:span text:style-name="T23">SalesOrder<text:line-break/></text:span></text:span><text:span text:style-name="Основной_20_шрифт_20_абзаца"><text:span text:style-name="T82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82">import </text:span></text:span><text:span text:style-name="Основной_20_шрифт_20_абзаца"><text:span text:style-name="T23">render</text:span></text:span></text:p>
      <text:p text:style-name="P33">###</text:p>
      <text:p text:style-name="P29"><text:span text:style-name="Основной_20_шрифт_20_абзаца"><text:span text:style-name="T82">def </text:span></text:span><text:span text:style-name="Основной_20_шрифт_20_абзаца"><text:span text:style-name="T23">djangodb(request):<text:line-break/> <text:s text:c="3"/>data = SalesOrder.objects.filter(</text:span></text:span><text:span text:style-name="Основной_20_шрифт_20_абзаца"><text:span text:style-name="T116">amount__gt</text:span></text:span><text:span text:style-name="Основной_20_шрифт_20_абзаца"><text:span text:style-name="T23">=</text:span></text:span><text:span text:style-name="Основной_20_шрифт_20_абзаца"><text:span text:style-name="T137">15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82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95">'blog/djangodb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95">'data'</text:span></text:span><text:span text:style-name="Основной_20_шрифт_20_абзаца"><text:span text:style-name="T23">: data,<text:line-break/> <text:s text:c="3"/>})</text:span></text:span></text:p>
      <text:p text:style-name="P33"/>
      <text:p text:style-name="P14">/djangodb.html:</text:p>
      <text:p text:style-name="P29"><text:span text:style-name="Основной_20_шрифт_20_абзаца"><text:span text:style-name="T23">{% load static %}<text:line-break/><text:line-break/></text:span></text:span><text:span text:style-name="Основной_20_шрифт_20_абзаца"><text:span text:style-name="T25">&lt;</text:span></text:span><text:span text:style-name="Основной_20_шрифт_20_абзаца"><text:span text:style-name="T83">link </text:span></text:span><text:span text:style-name="Основной_20_шрифт_20_абзаца"><text:span text:style-name="T138">rel</text:span></text:span><text:span text:style-name="Основной_20_шрифт_20_абзаца"><text:span text:style-name="T144">="stylesheet" </text:span></text:span><text:span text:style-name="Основной_20_шрифт_20_абзаца"><text:span text:style-name="T138">type</text:span></text:span><text:span text:style-name="Основной_20_шрифт_20_абзаца"><text:span text:style-name="T144">="text/css" </text:span></text:span><text:span text:style-name="Основной_20_шрифт_20_абзаца"><text:span text:style-name="T138">href</text:span></text:span><text:span text:style-name="Основной_20_шрифт_20_абзаца"><text:span text:style-name="T144">="{% static 'blog/style.css' %}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text:line-break/></text:span></text:span><text:span text:style-name="Основной_20_шрифт_20_абзаца"><text:span text:style-name="T25">&lt;</text:span></text:span><text:span text:style-name="Основной_20_шрифт_20_абзаца"><text:span text:style-name="T83">h1</text:span></text:span><text:span text:style-name="Основной_20_шрифт_20_абзаца"><text:span text:style-name="T25">&gt;</text:span></text:span><text:span text:style-name="Основной_20_шрифт_20_абзаца"><text:span text:style-name="T23">Clothes</text:span></text:span><text:span text:style-name="Основной_20_шрифт_20_абзаца"><text:span text:style-name="T25">&lt;/</text:span></text:span><text:span text:style-name="Основной_20_шрифт_20_абзаца"><text:span text:style-name="T83">h1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{% for item in data %}<text:line-break/> <text:s text:c="3"/></text:span></text:span><text:span text:style-name="Основной_20_шрифт_20_абзаца"><text:span text:style-name="T25">&lt;</text:span></text:span><text:span text:style-name="Основной_20_шрифт_20_абзаца"><text:span text:style-name="T83">h3</text:span></text:span><text:span text:style-name="Основной_20_шрифт_20_абзаца"><text:span text:style-name="T25">&gt;</text:span></text:span><text:span text:style-name="Основной_20_шрифт_20_абзаца"><text:span text:style-name="T23">{{ item.description }}: {{ item.amount }}</text:span></text:span><text:span text:style-name="Основной_20_шрифт_20_абзаца"><text:span text:style-name="T25">&lt;/</text:span></text:span><text:span text:style-name="Основной_20_шрифт_20_абзаца"><text:span text:style-name="T83">h3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{% endfor %}</text:span></text:span></text:p>
      <text:p text:style-name="P77"/>
      <text:p text:style-name="P68"><text:span text:style-name="Основной_20_шрифт_20_абзаца"><text:span text:style-name="T28"><draw:frame draw:style-name="fr1" draw:name="Рисунок 2" text:anchor-type="as-char" svg:y="0cm" svg:width="12.607cm" style:rel-width="scale" svg:height="3.665cm" style:rel-height="scale" draw:z-index="1"><draw:image xlink:href="Pictures/100002010000054400000188A76D5B227B2FC2EA.png" xlink:type="simple" xlink:show="embed" xlink:actuate="onLoad" loext:mime-type="image/png"/></draw:frame></text:span></text:span></text:p>
      <text:p text:style-name="P68"/>
      <text:p text:style-name="P68"/>
      <text:p text:style-name="P68"/>
      <text:p text:style-name="P68"/>
      <text:p text:style-name="P68"/>
      <text:p text:style-name="P97"><text:span text:style-name="Основной_20_шрифт_20_абзаца"><text:span text:style-name="T21">Модели</text:span></text:span></text:p>
      <text:p text:style-name="P80"/>
      <text:p text:style-name="P14">/models.py: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.db </text:span></text:span><text:span text:style-name="Основной_20_шрифт_20_абзаца"><text:span text:style-name="T82">import </text:span></text:span><text:span text:style-name="Основной_20_шрифт_20_абзаца"><text:span text:style-name="T23">models<text:line-break/><text:line-break/>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Firm(models.Model):<text:line-break/> <text:s text:c="3"/>name = models.CharField(</text:span></text:span><text:span text:style-name="Основной_20_шрифт_20_абзаца"><text:span text:style-name="T116">max_length</text:span></text:span><text:span text:style-name="Основной_20_шрифт_20_абзаца"><text:span text:style-name="T23">=</text:span></text:span><text:span text:style-name="Основной_20_шрифт_20_абзаца"><text:span text:style-name="T137">255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149">__str__</text:span></text:span><text:span text:style-name="Основной_20_шрифт_20_абзаца"><text:span text:style-name="T23">(</text:span></text:span><text:span text:style-name="Основной_20_шрифт_20_абзаца"><text:span text:style-name="T151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2">return </text:span></text:span><text:span text:style-name="Основной_20_шрифт_20_абзаца"><text:span text:style-name="T151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Classification(models.Model):<text:line-break/> <text:s text:c="3"/>name = models.CharField(</text:span></text:span><text:span text:style-name="Основной_20_шрифт_20_абзаца"><text:span text:style-name="T116">max_length</text:span></text:span><text:span text:style-name="Основной_20_шрифт_20_абзаца"><text:span text:style-name="T23">=</text:span></text:span><text:span text:style-name="Основной_20_шрифт_20_абзаца"><text:span text:style-name="T137">255</text:span></text:span><text:span text:style-name="Основной_20_шрифт_20_абзаца"><text:span text:style-name="T23">)<text:line-break/><text:line-break/></text:span></text:span><text:soft-page-break/><text:span text:style-name="Основной_20_шрифт_20_абзаца"><text:span text:style-name="T23"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149">__str__</text:span></text:span><text:span text:style-name="Основной_20_шрифт_20_абзаца"><text:span text:style-name="T23">(</text:span></text:span><text:span text:style-name="Основной_20_шрифт_20_абзаца"><text:span text:style-name="T151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2">return </text:span></text:span><text:span text:style-name="Основной_20_шрифт_20_абзаца"><text:span text:style-name="T151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116">max_length</text:span></text:span><text:span text:style-name="Основной_20_шрифт_20_абзаца"><text:span text:style-name="T23">=</text:span></text:span><text:span text:style-name="Основной_20_шрифт_20_абзаца"><text:span text:style-name="T137">255</text:span></text:span><text:span text:style-name="Основной_20_шрифт_20_абзаца"><text:span text:style-name="T23">)<text:line-break/> <text:s text:c="3"/>price = models.IntegerField(</text:span></text:span><text:span text:style-name="Основной_20_шрифт_20_абзаца"><text:span text:style-name="T116">default</text:span></text:span><text:span text:style-name="Основной_20_шрифт_20_абзаца"><text:span text:style-name="T23">=</text:span></text:span><text:span text:style-name="Основной_20_шрифт_20_абзаца"><text:span text:style-name="T137">0</text:span></text:span><text:span text:style-name="Основной_20_шрифт_20_абзаца"><text:span text:style-name="T23">)<text:line-break/> <text:s text:c="3"/>firm = models.ForeignKey(Firm, </text:span></text:span><text:span text:style-name="Основной_20_шрифт_20_абзаца"><text:span text:style-name="T116">null</text:span></text:span><text:span text:style-name="Основной_20_шрифт_20_абзаца"><text:span text:style-name="T23">=</text:span></text:span><text:span text:style-name="Основной_20_шрифт_20_абзаца"><text:span text:style-name="T82">True</text:span></text:span><text:span text:style-name="Основной_20_шрифт_20_абзаца"><text:span text:style-name="T23">, </text:span></text:span><text:span text:style-name="Основной_20_шрифт_20_абзаца"><text:span text:style-name="T116">on_delete</text:span></text:span><text:span text:style-name="Основной_20_шрифт_20_абзаца"><text:span text:style-name="T23">=models.SET_NULL)<text:line-break/> <text:s text:c="3"/>classification = models.ManyToManyField(Classification)<text:line-break/><text:line-break/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149">__str__</text:span></text:span><text:span text:style-name="Основной_20_шрифт_20_абзаца"><text:span text:style-name="T23">(</text:span></text:span><text:span text:style-name="Основной_20_шрифт_20_абзаца"><text:span text:style-name="T151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2">return </text:span></text:span><text:span text:style-name="Основной_20_шрифт_20_абзаца"><text:span text:style-name="T151">self</text:span></text:span><text:span text:style-name="Основной_20_шрифт_20_абзаца"><text:span text:style-name="T23">.description</text:span></text:span></text:p>
      <text:p text:style-name="P79"/>
      <text:p text:style-name="P68"><text:span text:style-name="Основной_20_шрифт_20_абзаца"><text:span text:style-name="T20"><draw:frame draw:style-name="fr1" draw:name="Изображение2" text:anchor-type="as-char" svg:y="0cm" svg:width="10.345cm" style:rel-width="scale" svg:height="9.89cm" style:rel-height="scale" draw:z-index="2"><draw:image xlink:href="Pictures/10000201000003BC00000392AF27A0E1EF3469E5.png" xlink:type="simple" xlink:show="embed" xlink:actuate="onLoad" loext:mime-type="image/png"/></draw:frame></text:span></text:span></text:p>
      <text:p text:style-name="P79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python manage.py shell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.db </text:span></text:span><text:span text:style-name="Основной_20_шрифт_20_абзаца"><text:span text:style-name="T82">import </text:span></text:span><text:span text:style-name="Основной_20_шрифт_20_абзаца"><text:span text:style-name="T23">models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2">import </text:span></text:span><text:span text:style-name="Основной_20_шрифт_20_абзаца"><text:span text:style-name="T23">SalesOrder<text:line-break/>data = SalesOrder.objects.get(</text:span></text:span><text:span text:style-name="Основной_20_шрифт_20_абзаца"><text:span text:style-name="T116">description</text:span></text:span><text:span text:style-name="Основной_20_шрифт_20_абзаца"><text:span text:style-name="T23">=</text:span></text:span><text:span text:style-name="Основной_20_шрифт_20_абзаца"><text:span text:style-name="T95">'shoes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125">#&lt;QuerySet [&lt;Classification: works&gt;]&gt;<text:line-break/></text:span></text:span><text:span text:style-name="Основной_20_шрифт_20_абзаца"><text:span text:style-name="T23">data = SalesOrder.objects.get(</text:span></text:span><text:span text:style-name="Основной_20_шрифт_20_абзаца"><text:span text:style-name="T116">description</text:span></text:span><text:span text:style-name="Основной_20_шрифт_20_абзаца"><text:span text:style-name="T23">=</text:span></text:span><text:span text:style-name="Основной_20_шрифт_20_абзаца"><text:span text:style-name="T95">'sweater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125">#&lt;QuerySet [&lt;Classification: business&gt;, &lt;Classification: works&gt;]&gt;</text:span></text:span></text:p>
      <text:p text:style-name="P29"><text:span text:style-name="Основной_20_шрифт_20_абзаца"><text:span text:style-name="T125"><text:line-break/></text:span></text:span><text:span text:style-name="Основной_20_шрифт_20_абзаца"><text:span text:style-name="T82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2">import </text:span></text:span><text:span text:style-name="Основной_20_шрифт_20_абзаца"><text:span text:style-name="T23">Classification<text:line-break/>classification = Classification.objects.all()<text:line-break/></text:span></text:span><text:span text:style-name="Основной_20_шрифт_20_абзаца"><text:span text:style-name="T125">#QuerySet [&lt;Classification: business&gt;, &lt;Classification: works&gt;, &lt;Classification: sports&gt;]&gt;<text:line-break/></text:span></text:span><text:span text:style-name="Основной_20_шрифт_20_абзаца"><text:span text:style-name="T116">classification </text:span></text:span><text:span text:style-name="Основной_20_шрифт_20_абзаца"><text:span text:style-name="T23">= Classification.objects.get(</text:span></text:span><text:span text:style-name="Основной_20_шрифт_20_абзаца"><text:span text:style-name="T116">name</text:span></text:span><text:span text:style-name="Основной_20_шрифт_20_абзаца"><text:span text:style-name="T23">=</text:span></text:span><text:span text:style-name="Основной_20_шрифт_20_абзаца"><text:span text:style-name="T95">'busines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5">#&lt;Classification: business&gt;<text:line-break/></text:span></text:span><text:span text:style-name="Основной_20_шрифт_20_абзаца"><text:span text:style-name="T23">classification.salesorder_set.all()<text:line-break/></text:span></text:span><text:span text:style-name="Основной_20_шрифт_20_абзаца"><text:span text:style-name="T125">#&lt;QuerySet [&lt;SalesOrder: t-shirt&gt;, &lt;SalesOrder: sweater&gt;]&gt;</text:span></text:span></text:p>
      <text:p text:style-name="P40"/>
      <text:p text:style-name="P29"><text:span text:style-name="Основной_20_шрифт_20_абзаца"><text:span text:style-name="T125">#</text:span></text:span><text:span text:style-name="Основной_20_шрифт_20_абзаца"><text:span text:style-name="T126">Создание</text:span></text:span><text:span text:style-name="Основной_20_шрифт_20_абзаца"><text:span text:style-name="T125"> </text:span></text:span><text:span text:style-name="Основной_20_шрифт_20_абзаца"><text:span text:style-name="T126">экземпляра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2">import </text:span></text:span><text:span text:style-name="Основной_20_шрифт_20_абзаца"><text:span text:style-name="T23">SalesOrder, Firm, Classification<text:line-break/>trousers = SalesOrder(</text:span></text:span><text:span text:style-name="Основной_20_шрифт_20_абзаца"><text:span text:style-name="T116">amount</text:span></text:span><text:span text:style-name="Основной_20_шрифт_20_абзаца"><text:span text:style-name="T23">=</text:span></text:span><text:span text:style-name="Основной_20_шрифт_20_абзаца"><text:span text:style-name="T137">5</text:span></text:span><text:span text:style-name="Основной_20_шрифт_20_абзаца"><text:span text:style-name="T23">, </text:span></text:span><text:span text:style-name="Основной_20_шрифт_20_абзаца"><text:span text:style-name="T116">description</text:span></text:span><text:span text:style-name="Основной_20_шрифт_20_абзаца"><text:span text:style-name="T23">=</text:span></text:span><text:span text:style-name="Основной_20_шрифт_20_абзаца"><text:span text:style-name="T95">'trousers'</text:span></text:span><text:span text:style-name="Основной_20_шрифт_20_абзаца"><text:span text:style-name="T23">, </text:span></text:span><text:span text:style-name="Основной_20_шрифт_20_абзаца"><text:span text:style-name="T116">price</text:span></text:span><text:span text:style-name="Основной_20_шрифт_20_абзаца"><text:span text:style-name="T23">=</text:span></text:span><text:span text:style-name="Основной_20_шрифт_20_абзаца"><text:span text:style-name="T137">17</text:span></text:span><text:span text:style-name="Основной_20_шрифт_20_абзаца"><text:span text:style-name="T23">)</text:span></text:span></text:p>
      <text:p text:style-name="P29"><text:span text:style-name="Основной_20_шрифт_20_абзаца"><text:span text:style-name="T125">#</text:span></text:span><text:span text:style-name="Основной_20_шрифт_20_абзаца"><text:span text:style-name="T126">Создание</text:span></text:span><text:span text:style-name="Основной_20_шрифт_20_абзаца"><text:span text:style-name="T125"> </text:span></text:span><text:span text:style-name="Основной_20_шрифт_20_абзаца"><text:span text:style-name="T126">за</text:span></text:span><text:span text:style-name="Основной_20_шрифт_20_абзаца"><text:span text:style-name="T125"> </text:span></text:span><text:span text:style-name="Основной_20_шрифт_20_абзаца"><text:span text:style-name="T126">одни</text:span></text:span><text:span text:style-name="Основной_20_шрифт_20_абзаца"><text:span text:style-name="T125"> </text:span></text:span><text:span text:style-name="Основной_20_шрифт_20_абзаца"><text:span text:style-name="T126">вызов</text:span></text:span></text:p>
      <text:p text:style-name="P29"><text:span text:style-name="Основной_20_шрифт_20_абзаца"><text:span text:style-name="T23">shorts = SalesOrder.objects.create(</text:span></text:span><text:span text:style-name="Основной_20_шрифт_20_абзаца"><text:span text:style-name="T116">amount</text:span></text:span><text:span text:style-name="Основной_20_шрифт_20_абзаца"><text:span text:style-name="T23">=</text:span></text:span><text:span text:style-name="Основной_20_шрифт_20_абзаца"><text:span text:style-name="T137">4</text:span></text:span><text:span text:style-name="Основной_20_шрифт_20_абзаца"><text:span text:style-name="T23">, </text:span></text:span><text:span text:style-name="Основной_20_шрифт_20_абзаца"><text:span text:style-name="T116">description</text:span></text:span><text:span text:style-name="Основной_20_шрифт_20_абзаца"><text:span text:style-name="T23">=</text:span></text:span><text:span text:style-name="Основной_20_шрифт_20_абзаца"><text:span text:style-name="T95">'shorts'</text:span></text:span><text:span text:style-name="Основной_20_шрифт_20_абзаца"><text:span text:style-name="T23">, </text:span></text:span><text:span text:style-name="Основной_20_шрифт_20_абзаца"><text:span text:style-name="T116">price</text:span></text:span><text:span text:style-name="Основной_20_шрифт_20_абзаца"><text:span text:style-name="T23">=</text:span></text:span><text:span text:style-name="Основной_20_шрифт_20_абзаца"><text:span text:style-name="T137">11</text:span></text:span><text:span text:style-name="Основной_20_шрифт_20_абзаца"><text:span text:style-name="T23">)</text:span></text:span></text:p>
      <text:p text:style-name="P33"/>
      <text:p text:style-name="P29"><text:span text:style-name="Основной_20_шрифт_20_абзаца"><text:span text:style-name="T125">#</text:span></text:span><text:span text:style-name="Основной_20_шрифт_20_абзаца"><text:span text:style-name="T126">Создание</text:span></text:span><text:span text:style-name="Основной_20_шрифт_20_абзаца"><text:span text:style-name="T125"> </text:span></text:span><text:span text:style-name="Основной_20_шрифт_20_абзаца"><text:span text:style-name="T126">объектов</text:span></text:span><text:span text:style-name="Основной_20_шрифт_20_абзаца"><text:span text:style-name="T125"> </text:span></text:span><text:span text:style-name="Основной_20_шрифт_20_абзаца"><text:span text:style-name="T126">со</text:span></text:span><text:span text:style-name="Основной_20_шрифт_20_абзаца"><text:span text:style-name="T125"> </text:span></text:span><text:span text:style-name="Основной_20_шрифт_20_абзаца"><text:span text:style-name="T126">связями</text:span></text:span></text:p>
      <text:p text:style-name="P29"><text:span text:style-name="Основной_20_шрифт_20_абзаца"><text:span text:style-name="T23">firm = Firm.objects.get(</text:span></text:span><text:span text:style-name="Основной_20_шрифт_20_абзаца"><text:span text:style-name="T116">name</text:span></text:span><text:span text:style-name="Основной_20_шрифт_20_абзаца"><text:span text:style-name="T23">=</text:span></text:span><text:span text:style-name="Основной_20_шрифт_20_абзаца"><text:span text:style-name="T95">'reebok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5">#&lt;Firm: reebok&gt;<text:line-break/></text:span></text:span><text:span text:style-name="Основной_20_шрифт_20_абзаца"><text:span text:style-name="T23">socks = SalesOrder(</text:span></text:span><text:span text:style-name="Основной_20_шрифт_20_абзаца"><text:span text:style-name="T116">amount</text:span></text:span><text:span text:style-name="Основной_20_шрифт_20_абзаца"><text:span text:style-name="T23">=</text:span></text:span><text:span text:style-name="Основной_20_шрифт_20_абзаца"><text:span text:style-name="T137">10</text:span></text:span><text:span text:style-name="Основной_20_шрифт_20_абзаца"><text:span text:style-name="T23">, </text:span></text:span><text:span text:style-name="Основной_20_шрифт_20_абзаца"><text:span text:style-name="T116">description</text:span></text:span><text:span text:style-name="Основной_20_шрифт_20_абзаца"><text:span text:style-name="T23">=</text:span></text:span><text:span text:style-name="Основной_20_шрифт_20_абзаца"><text:span text:style-name="T95">'socks'</text:span></text:span><text:span text:style-name="Основной_20_шрифт_20_абзаца"><text:span text:style-name="T23">, </text:span></text:span><text:span text:style-name="Основной_20_шрифт_20_абзаца"><text:span text:style-name="T116">price</text:span></text:span><text:span text:style-name="Основной_20_шрифт_20_абзаца"><text:span text:style-name="T23">=</text:span></text:span><text:span text:style-name="Основной_20_шрифт_20_абзаца"><text:span text:style-name="T137">2</text:span></text:span><text:span text:style-name="Основной_20_шрифт_20_абзаца"><text:span text:style-name="T23">, </text:span></text:span><text:span text:style-name="Основной_20_шрифт_20_абзаца"><text:span text:style-name="T116">firm</text:span></text:span><text:span text:style-name="Основной_20_шрифт_20_абзаца"><text:span text:style-name="T23">=firm)<text:line-break/>socks.save()</text:span></text:span></text:p>
      <text:p text:style-name="P33"/>
      <text:p text:style-name="P29"><text:span text:style-name="Основной_20_шрифт_20_абзаца"><text:span text:style-name="T125">#</text:span></text:span><text:span text:style-name="Основной_20_шрифт_20_абзаца"><text:span text:style-name="T126">Получение</text:span></text:span><text:span text:style-name="Основной_20_шрифт_20_абзаца"><text:span text:style-name="T125"> </text:span></text:span><text:span text:style-name="Основной_20_шрифт_20_абзаца"><text:span text:style-name="T126">всех</text:span></text:span><text:span text:style-name="Основной_20_шрифт_20_абзаца"><text:span text:style-name="T125"> </text:span></text:span><text:span text:style-name="Основной_20_шрифт_20_абзаца"><text:span text:style-name="T126">объектов</text:span></text:span></text:p>
      <text:p text:style-name="P29"><text:span text:style-name="Основной_20_шрифт_20_абзаца"><text:span text:style-name="T23">all_salesorders = SalesOrder.objects.all()<text:line-break/></text:span></text:span><text:span text:style-name="Основной_20_шрифт_20_абзаца"><text:span text:style-name="T125">#&lt;QuerySet [&lt;SalesOrder: skirt&gt;, &lt;SalesOrder: shoes&gt;, &lt;SalesOrder: t-shirt&gt;, #&lt;SalesOrder: sweater&gt;, &lt;SalesOrder: trousers&gt;, &lt;SalesOrder: shorts&gt;, #&lt;SalesOrder: socks&gt;]&gt;</text:span></text:span></text:p>
      <text:p text:style-name="P29"><text:span text:style-name="Основной_20_шрифт_20_абзаца"><text:span text:style-name="T125">#</text:span></text:span><text:span text:style-name="Основной_20_шрифт_20_абзаца"><text:span text:style-name="T126">Получение</text:span></text:span><text:span text:style-name="Основной_20_шрифт_20_абзаца"><text:span text:style-name="T125"> </text:span></text:span><text:span text:style-name="Основной_20_шрифт_20_абзаца"><text:span text:style-name="T126">объектов</text:span></text:span><text:span text:style-name="Основной_20_шрифт_20_абзаца"><text:span text:style-name="T125"> </text:span></text:span><text:span text:style-name="Основной_20_шрифт_20_абзаца"><text:span text:style-name="T126">по</text:span></text:span><text:span text:style-name="Основной_20_шрифт_20_абзаца"><text:span text:style-name="T125"> </text:span></text:span><text:span text:style-name="Основной_20_шрифт_20_абзаца"><text:span text:style-name="T126">слайсингу</text:span></text:span><text:span text:style-name="Основной_20_шрифт_20_абзаца"><text:span text:style-name="T125"><text:line-break/></text:span></text:span><text:span text:style-name="Основной_20_шрифт_20_абзаца"><text:span text:style-name="T23">all_salesorders = SalesOrder.objects.all()[:</text:span></text:span><text:span text:style-name="Основной_20_шрифт_20_абзаца"><text:span text:style-name="T137">3</text:span></text:span><text:span text:style-name="Основной_20_шрифт_20_абзаца"><text:span text:style-name="T23">]<text:line-break/></text:span></text:span><text:span text:style-name="Основной_20_шрифт_20_абзаца"><text:span text:style-name="T125">#&lt;QuerySet [&lt;SalesOrder: skirt&gt;, &lt;SalesOrder: shoes&gt;, &lt;SalesOrder: t-shirt&gt;]&gt;<text:line-break/></text:span></text:span></text:p>
      <text:p text:style-name="P29"><text:span text:style-name="Основной_20_шрифт_20_абзаца"><text:span text:style-name="T125">#</text:span></text:span><text:span text:style-name="Основной_20_шрифт_20_абзаца"><text:span text:style-name="T126">Получение</text:span></text:span><text:span text:style-name="Основной_20_шрифт_20_абзаца"><text:span text:style-name="T125"> </text:span></text:span><text:span text:style-name="Основной_20_шрифт_20_абзаца"><text:span text:style-name="T126">объектов</text:span></text:span><text:span text:style-name="Основной_20_шрифт_20_абзаца"><text:span text:style-name="T125"> </text:span></text:span><text:span text:style-name="Основной_20_шрифт_20_абзаца"><text:span text:style-name="T126">по</text:span></text:span><text:span text:style-name="Основной_20_шрифт_20_абзаца"><text:span text:style-name="T125"> </text:span></text:span><text:span text:style-name="Основной_20_шрифт_20_абзаца"><text:span text:style-name="T126">фирме</text:span></text:span></text:p>
      <text:p text:style-name="P29"><text:span text:style-name="Основной_20_шрифт_20_абзаца"><text:span text:style-name="T23">firm = Firm.objects.get(</text:span></text:span><text:span text:style-name="Основной_20_шрифт_20_абзаца"><text:span text:style-name="T116">id</text:span></text:span><text:span text:style-name="Основной_20_шрифт_20_абзаца"><text:span text:style-name="T23">=</text:span></text:span><text:span text:style-name="Основной_20_шрифт_20_абзаца"><text:span text:style-name="T137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5">#&lt;Firm: adidas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116">firm</text:span></text:span><text:span text:style-name="Основной_20_шрифт_20_абзаца"><text:span text:style-name="T23">=firm)<text:line-break/></text:span></text:span><text:span text:style-name="Основной_20_шрифт_20_абзаца"><text:span text:style-name="T125">#&lt;QuerySet [&lt;SalesOrder: sweater&gt;]&gt;<text:line-break/></text:span></text:span><text:span text:style-name="Основной_20_шрифт_20_абзаца"><text:span text:style-name="T23">&gt;&gt;&gt; clothes = SalesOrder.objects.filter(</text:span></text:span><text:span text:style-name="Основной_20_шрифт_20_абзаца"><text:span text:style-name="T116">firm_id</text:span></text:span><text:span text:style-name="Основной_20_шрифт_20_абзаца"><text:span text:style-name="T23">=</text:span></text:span><text:span text:style-name="Основной_20_шрифт_20_абзаца"><text:span text:style-name="T137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5">#&lt;QuerySet [&lt;SalesOrder: sweater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116">firm_id</text:span></text:span><text:span text:style-name="Основной_20_шрифт_20_абзаца"><text:span text:style-name="T23">=</text:span></text:span><text:span text:style-name="Основной_20_шрифт_20_абзаца"><text:span text:style-name="T137">6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5">#&lt;QuerySet [&lt;SalesOrder: shoes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116">firm_id</text:span></text:span><text:span text:style-name="Основной_20_шрифт_20_абзаца"><text:span text:style-name="T23">=</text:span></text:span><text:span text:style-name="Основной_20_шрифт_20_абзаца"><text:span text:style-name="T137">5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5">#&lt;QuerySet [&lt;SalesOrder: t-shirt&gt;, &lt;SalesOrder: socks&gt;]&gt;</text:span></text:span></text:p>
      <text:p text:style-name="P33"/>
      <text:p text:style-name="P33"/>
      <text:p text:style-name="P43"/>
      <text:p text:style-name="P43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7"><text:soft-page-break/><text:span text:style-name="Основной_20_шрифт_20_абзаца"><text:span text:style-name="T6">Постраничное отображение списков объектов</text:span></text:span></text:p>
      <text:p text:style-name="P47"/>
      <text:p text:style-name="Standard"><text:span text:style-name="Основной_20_шрифт_20_абзаца"><text:span text:style-name="T135">/</text:span></text:span><text:span text:style-name="Основной_20_шрифт_20_абзаца"><text:span text:style-name="T136">views</text:span></text:span><text:span text:style-name="Основной_20_шрифт_20_абзаца"><text:span text:style-name="T135">.</text:span></text:span><text:span text:style-name="Основной_20_шрифт_20_абзаца"><text:span text:style-name="T136">py</text:span></text:span><text:span text:style-name="Основной_20_шрифт_20_абзаца"><text:span text:style-name="T135">:</text:span></text:span></text:p>
      <text:p text:style-name="P29"><text:span text:style-name="Основной_20_шрифт_20_абзаца"><text:span text:style-name="T82">def </text:span></text:span><text:span text:style-name="Основной_20_шрифт_20_абзаца"><text:span text:style-name="T23">clothes_list(request):<text:line-break/> <text:s text:c="3"/>clothes_list = SalesOrder.objects.all()<text:line-break/> <text:s text:c="3"/>paginator = Paginator(clothes_list, </text:span></text:span><text:span text:style-name="Основной_20_шрифт_20_абзаца"><text:span text:style-name="T137">3</text:span></text:span><text:span text:style-name="Основной_20_шрифт_20_абзаца"><text:span text:style-name="T23">)<text:line-break/> <text:s text:c="3"/>page = request.GET.get(</text:span></text:span><text:span text:style-name="Основной_20_шрифт_20_абзаца"><text:span text:style-name="T95">'page'</text:span></text:span><text:span text:style-name="Основной_20_шрифт_20_абзаца"><text:span text:style-name="T23">)<text:line-break/> <text:s text:c="3"/>clothes = paginator.get_page(page)<text:line-break/> <text:s text:c="3"/></text:span></text:span><text:span text:style-name="Основной_20_шрифт_20_абзаца"><text:span text:style-name="T82">return <text:s/></text:span></text:span><text:span text:style-name="Основной_20_шрифт_20_абзаца"><text:span text:style-name="T23">render(request, </text:span></text:span><text:span text:style-name="Основной_20_шрифт_20_абзаца"><text:span text:style-name="T95">'blog/list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95">'clothes'</text:span></text:span><text:span text:style-name="Основной_20_шрифт_20_абзаца"><text:span text:style-name="T23">: clothes,<text:line-break/> <text:s text:c="3"/>})</text:span></text:span></text:p>
      <text:p text:style-name="P14"/>
      <text:p text:style-name="P14">/list.html:</text:p>
      <text:p text:style-name="P29"><text:span text:style-name="Основной_20_шрифт_20_абзаца"><text:span text:style-name="T23">{% for elem in clothes %}<text:line-break/> <text:s text:c="3"/></text:span></text:span><text:span text:style-name="Основной_20_шрифт_20_абзаца"><text:span text:style-name="T25">&lt;</text:span></text:span><text:span text:style-name="Основной_20_шрифт_20_абзаца"><text:span text:style-name="T83">h3</text:span></text:span><text:span text:style-name="Основной_20_шрифт_20_абзаца"><text:span text:style-name="T25">&gt;</text:span></text:span><text:span text:style-name="Основной_20_шрифт_20_абзаца"><text:span text:style-name="T23">{{ elem.description }}: {{ elem.amount }}</text:span></text:span><text:span text:style-name="Основной_20_шрифт_20_абзаца"><text:span text:style-name="T25">&lt;/</text:span></text:span><text:span text:style-name="Основной_20_шрифт_20_абзаца"><text:span text:style-name="T83">h3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{% endfor %}<text:line-break/><text:line-break/></text:span></text:span><text:span text:style-name="Основной_20_шрифт_20_абзаца"><text:span text:style-name="T25">&lt;</text:span></text:span><text:span text:style-name="Основной_20_шрифт_20_абзаца"><text:span text:style-name="T83">div </text:span></text:span><text:span text:style-name="Основной_20_шрифт_20_абзаца"><text:span text:style-name="T138">class</text:span></text:span><text:span text:style-name="Основной_20_шрифт_20_абзаца"><text:span text:style-name="T144">="pagination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3"/></text:span></text:span><text:span text:style-name="Основной_20_шрифт_20_абзаца"><text:span text:style-name="T25">&lt;</text:span></text:span><text:span text:style-name="Основной_20_шрифт_20_абзаца"><text:span text:style-name="T83">span </text:span></text:span><text:span text:style-name="Основной_20_шрифт_20_абзаца"><text:span text:style-name="T138">class</text:span></text:span><text:span text:style-name="Основной_20_шрифт_20_абзаца"><text:span text:style-name="T144">="step-links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7"/>{% if clothes.has_previous %}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83">a </text:span></text:span><text:span text:style-name="Основной_20_шрифт_20_абзаца"><text:span text:style-name="T138">href</text:span></text:span><text:span text:style-name="Основной_20_шрифт_20_абзаца"><text:span text:style-name="T144">="?page=1"</text:span></text:span><text:span text:style-name="Основной_20_шрифт_20_абзаца"><text:span text:style-name="T25">&gt;</text:span></text:span><text:span text:style-name="Основной_20_шрифт_20_абзаца"><text:span text:style-name="T139">&amp;laquo; </text:span></text:span><text:span text:style-name="Основной_20_шрифт_20_абзаца"><text:span text:style-name="T23">first</text:span></text:span><text:span text:style-name="Основной_20_шрифт_20_абзаца"><text:span text:style-name="T25">&lt;/</text:span></text:span><text:span text:style-name="Основной_20_шрифт_20_абзаца"><text:span text:style-name="T83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83">a </text:span></text:span><text:span text:style-name="Основной_20_шрифт_20_абзаца"><text:span text:style-name="T138">href</text:span></text:span><text:span text:style-name="Основной_20_шрифт_20_абзаца"><text:span text:style-name="T144">="?page={{ clothes.previous_page_number }}"</text:span></text:span><text:span text:style-name="Основной_20_шрифт_20_абзаца"><text:span text:style-name="T25">&gt;</text:span></text:span><text:span text:style-name="Основной_20_шрифт_20_абзаца"><text:span text:style-name="T23">previous</text:span></text:span><text:span text:style-name="Основной_20_шрифт_20_абзаца"><text:span text:style-name="T25">&lt;/</text:span></text:span><text:span text:style-name="Основной_20_шрифт_20_абзаца"><text:span text:style-name="T83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7"/>{% endif %}<text:line-break/><text:line-break/> <text:s text:c="7"/></text:span></text:span><text:span text:style-name="Основной_20_шрифт_20_абзаца"><text:span text:style-name="T25">&lt;</text:span></text:span><text:span text:style-name="Основной_20_шрифт_20_абзаца"><text:span text:style-name="T83">span </text:span></text:span><text:span text:style-name="Основной_20_шрифт_20_абзаца"><text:span text:style-name="T138">class</text:span></text:span><text:span text:style-name="Основной_20_шрифт_20_абзаца"><text:span text:style-name="T144">="current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11"/>Page {{ clothes.number }} of {{ clothes.paginator.num_pages }}.<text:line-break/> <text:s text:c="7"/></text:span></text:span><text:span text:style-name="Основной_20_шрифт_20_абзаца"><text:span text:style-name="T25">&lt;/</text:span></text:span><text:span text:style-name="Основной_20_шрифт_20_абзаца"><text:span text:style-name="T83">span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text:line-break/> <text:s text:c="7"/>{% if clothes.has_next %}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83">a </text:span></text:span><text:span text:style-name="Основной_20_шрифт_20_абзаца"><text:span text:style-name="T138">href</text:span></text:span><text:span text:style-name="Основной_20_шрифт_20_абзаца"><text:span text:style-name="T144">="?page={{ clothes.next_page_number }}"</text:span></text:span><text:span text:style-name="Основной_20_шрифт_20_абзаца"><text:span text:style-name="T25">&gt;</text:span></text:span><text:span text:style-name="Основной_20_шрифт_20_абзаца"><text:span text:style-name="T23">next</text:span></text:span><text:span text:style-name="Основной_20_шрифт_20_абзаца"><text:span text:style-name="T25">&lt;/</text:span></text:span><text:span text:style-name="Основной_20_шрифт_20_абзаца"><text:span text:style-name="T83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83">a </text:span></text:span><text:span text:style-name="Основной_20_шрифт_20_абзаца"><text:span text:style-name="T138">href</text:span></text:span><text:span text:style-name="Основной_20_шрифт_20_абзаца"><text:span text:style-name="T144">="?page={{ clothes.paginator.num_pages }}"</text:span></text:span><text:span text:style-name="Основной_20_шрифт_20_абзаца"><text:span text:style-name="T25">&gt;</text:span></text:span><text:span text:style-name="Основной_20_шрифт_20_абзаца"><text:span text:style-name="T23">last </text:span></text:span><text:span text:style-name="Основной_20_шрифт_20_абзаца"><text:span text:style-name="T139">&amp;raquo;</text:span></text:span><text:span text:style-name="Основной_20_шрифт_20_абзаца"><text:span text:style-name="T25">&lt;/</text:span></text:span><text:span text:style-name="Основной_20_шрифт_20_абзаца"><text:span text:style-name="T83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7"/>{% endif %}<text:line-break/> <text:s text:c="3"/></text:span></text:span><text:span text:style-name="Основной_20_шрифт_20_абзаца"><text:span text:style-name="T25">&lt;/</text:span></text:span><text:span text:style-name="Основной_20_шрифт_20_абзаца"><text:span text:style-name="T83">span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/text:span></text:span><text:span text:style-name="Основной_20_шрифт_20_абзаца"><text:span text:style-name="T25">&lt;/</text:span></text:span><text:span text:style-name="Основной_20_шрифт_20_абзаца"><text:span text:style-name="T83">div</text:span></text:span><text:span text:style-name="Основной_20_шрифт_20_абзаца"><text:span text:style-name="T25">&gt;</text:span></text:span></text:p>
      <text:p text:style-name="P14"/>
      <text:p text:style-name="P45"/>
      <text:p text:style-name="P75">Модели</text:p>
      <text:p text:style-name="P75"/>
      <text:p text:style-name="P74">Дата при сохранении экземпляра модели</text:p>
      <text:p text:style-name="P29"><text:span text:style-name="Основной_20_шрифт_20_абзаца"><text:span text:style-name="T23">data_pub = models.DateTimeField(</text:span></text:span><text:span text:style-name="Основной_20_шрифт_20_абзаца"><text:span text:style-name="T116">auto_now_add</text:span></text:span><text:span text:style-name="Основной_20_шрифт_20_абзаца"><text:span text:style-name="T23">=</text:span></text:span><text:span text:style-name="Основной_20_шрифт_20_абзаца"><text:span text:style-name="T82">True</text:span></text:span><text:span text:style-name="Основной_20_шрифт_20_абзаца"><text:span text:style-name="T23">)</text:span></text:span></text:p>
      <text:p text:style-name="P33"/>
      <text:p text:style-name="P68"><text:span text:style-name="Основной_20_шрифт_20_абзаца"><text:span text:style-name="T17">Дата</text:span></text:span><text:span text:style-name="Основной_20_шрифт_20_абзаца"><text:span text:style-name="T16"> </text:span></text:span><text:span text:style-name="Основной_20_шрифт_20_абзаца"><text:span text:style-name="T17">при</text:span></text:span><text:span text:style-name="Основной_20_шрифт_20_абзаца"><text:span text:style-name="T16"> </text:span></text:span><text:span text:style-name="Основной_20_шрифт_20_абзаца"><text:span text:style-name="T17">изменении</text:span></text:span><text:span text:style-name="Основной_20_шрифт_20_абзаца"><text:span text:style-name="T16"> </text:span></text:span><text:span text:style-name="Основной_20_шрифт_20_абзаца"><text:span text:style-name="T17">экземпляра</text:span></text:span><text:span text:style-name="Основной_20_шрифт_20_абзаца"><text:span text:style-name="T16"> </text:span></text:span><text:span text:style-name="Основной_20_шрифт_20_абзаца"><text:span text:style-name="T17">модели</text:span></text:span><text:span text:style-name="Основной_20_шрифт_20_абзаца"><text:span text:style-name="T28"><text:line-break/>data_pub = models.DateTimeField(</text:span></text:span><text:span text:style-name="Основной_20_шрифт_20_абзаца"><text:span text:style-name="T117">auto_now</text:span></text:span><text:span text:style-name="Основной_20_шрифт_20_абзаца"><text:span text:style-name="T28">=</text:span></text:span><text:span text:style-name="Основной_20_шрифт_20_абзаца"><text:span text:style-name="T85">True</text:span></text:span><text:span text:style-name="Основной_20_шрифт_20_абзаца"><text:span text:style-name="T28">)</text:span></text:span></text:p>
      <text:p text:style-name="P73"/>
      <text:p text:style-name="P68"><text:span text:style-name="Основной_20_шрифт_20_абзаца"><text:span text:style-name="T17">Поиск</text:span></text:span><text:span text:style-name="Основной_20_шрифт_20_абзаца"><text:span text:style-name="T16"> </text:span></text:span><text:span text:style-name="Основной_20_шрифт_20_абзаца"><text:span text:style-name="T17">не</text:span></text:span><text:span text:style-name="Основной_20_шрифт_20_абзаца"><text:span text:style-name="T16"> </text:span></text:span><text:span text:style-name="Основной_20_шрифт_20_абзаца"><text:span text:style-name="T17">чувствительный</text:span></text:span><text:span text:style-name="Основной_20_шрифт_20_абзаца"><text:span text:style-name="T16"> </text:span></text:span><text:span text:style-name="Основной_20_шрифт_20_абзаца"><text:span text:style-name="T17">к</text:span></text:span><text:span text:style-name="Основной_20_шрифт_20_абзаца"><text:span text:style-name="T16"> </text:span></text:span><text:span text:style-name="Основной_20_шрифт_20_абзаца"><text:span text:style-name="T17">регистру</text:span></text:span></text:p>
      <text:p text:style-name="P29"><text:span text:style-name="Основной_20_шрифт_20_абзаца"><text:span text:style-name="T23">clothes = SalesOrder.objects.get(</text:span></text:span><text:span text:style-name="Основной_20_шрифт_20_абзаца"><text:span text:style-name="T116">description__iexact</text:span></text:span><text:span text:style-name="Основной_20_шрифт_20_абзаца"><text:span text:style-name="T23">=</text:span></text:span><text:span text:style-name="Основной_20_шрифт_20_абзаца"><text:span text:style-name="T95">'Sweater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5">#&lt;SalesOrder: sweater&gt;</text:span></text:span></text:p>
      <text:p text:style-name="P33"/>
      <text:p text:style-name="P29"><text:span text:style-name="Основной_20_шрифт_20_абзаца"><text:span text:style-name="T22">Поиск</text:span></text:span><text:span text:style-name="Основной_20_шрифт_20_абзаца"><text:span text:style-name="T12"> </text:span></text:span><text:span text:style-name="Основной_20_шрифт_20_абзаца"><text:span text:style-name="T22">по</text:span></text:span><text:span text:style-name="Основной_20_шрифт_20_абзаца"><text:span text:style-name="T12"> </text:span></text:span><text:span text:style-name="Основной_20_шрифт_20_абзаца"><text:span text:style-name="T22">совпадению</text:span></text:span><text:span text:style-name="Основной_20_шрифт_20_абзаца"><text:span text:style-name="T12"> </text:span></text:span><text:span text:style-name="Основной_20_шрифт_20_абзаца"><text:span text:style-name="T22">символов</text:span></text:span></text:p>
      <text:p text:style-name="P29"><text:span text:style-name="Основной_20_шрифт_20_абзаца"><text:span text:style-name="T23">clothes = SalesOrder.objects.filter(</text:span></text:span><text:span text:style-name="Основной_20_шрифт_20_абзаца"><text:span text:style-name="T116">description__contains</text:span></text:span><text:span text:style-name="Основной_20_шрифт_20_абзаца"><text:span text:style-name="T23">=</text:span></text:span><text:span text:style-name="Основной_20_шрифт_20_абзаца"><text:span text:style-name="T95">'rt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5">#&lt;QuerySet [&lt;SalesOrder: skirt&gt;, &lt;SalesOrder: t-shirt&gt;, &lt;SalesOrder: shorts&gt;]&gt;</text:span></text:span></text:p>
      <text:p text:style-name="P73"/>
      <text:p text:style-name="P79"/>
      <text:p text:style-name="P79"/>
      <text:p text:style-name="P79"/>
      <text:p text:style-name="P79"/>
      <text:p text:style-name="P97"><text:soft-page-break/><text:span text:style-name="Основной_20_шрифт_20_абзаца"><text:span text:style-name="T19">Формы</text:span></text:span></text:p>
      <text:p text:style-name="P78"/>
      <text:p text:style-name="P14">/forms.html: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 </text:span></text:span><text:span text:style-name="Основной_20_шрифт_20_абзаца"><text:span text:style-name="T82">import </text:span></text:span><text:span text:style-name="Основной_20_шрифт_20_абзаца"><text:span text:style-name="T23">forms<text:line-break/><text:line-break/>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TagForm(forms.Form):<text:line-break/> <text:s text:c="3"/>title = forms.CharField(</text:span></text:span><text:span text:style-name="Основной_20_шрифт_20_абзаца"><text:span text:style-name="T116">max_length</text:span></text:span><text:span text:style-name="Основной_20_шрифт_20_абзаца"><text:span text:style-name="T23">=</text:span></text:span><text:span text:style-name="Основной_20_шрифт_20_абзаца"><text:span text:style-name="T137">50</text:span></text:span><text:span text:style-name="Основной_20_шрифт_20_абзаца"><text:span text:style-name="T23">)<text:line-break/> <text:s text:c="3"/>slug = forms.CharField(</text:span></text:span><text:span text:style-name="Основной_20_шрифт_20_абзаца"><text:span text:style-name="T116">max_length</text:span></text:span><text:span text:style-name="Основной_20_шрифт_20_абзаца"><text:span text:style-name="T23">=</text:span></text:span><text:span text:style-name="Основной_20_шрифт_20_абзаца"><text:span text:style-name="T137">50</text:span></text:span><text:span text:style-name="Основной_20_шрифт_20_абзаца"><text:span text:style-name="T23">)</text:span></text:span></text:p>
      <text:p text:style-name="P81"/>
      <text:p text:style-name="P81"/>
      <text:p text:style-name="P81">% python manage.py shell</text:p>
      <text:p text:style-name="P68"><text:span text:style-name="Основной_20_шрифт_20_абзаца"><text:span text:style-name="T85">from </text:span></text:span><text:span text:style-name="Основной_20_шрифт_20_абзаца"><text:span text:style-name="T28">blog.forms </text:span></text:span><text:span text:style-name="Основной_20_шрифт_20_абзаца"><text:span text:style-name="T85">import </text:span></text:span><text:span text:style-name="Основной_20_шрифт_20_абзаца"><text:span text:style-name="T28">TagForm</text:span></text:span></text:p>
      <text:p text:style-name="P81"/>
      <text:p text:style-name="P29"><text:span text:style-name="Основной_20_шрифт_20_абзаца"><text:span text:style-name="T23">tf = TagForm()<text:line-break/></text:span></text:span><text:span text:style-name="Основной_20_шрифт_20_абзаца"><text:span text:style-name="T125">#&lt;TagForm bound=False, valid=Unknown, fields=(title;slug)&gt;</text:span></text:span></text:p>
      <text:p text:style-name="P29"><text:span text:style-name="Основной_20_шрифт_20_абзаца"><text:span text:style-name="T23">d = {</text:span></text:span><text:span text:style-name="Основной_20_шрифт_20_абзаца"><text:span text:style-name="T95">'title'</text:span></text:span><text:span text:style-name="Основной_20_шрифт_20_абзаца"><text:span text:style-name="T23">: </text:span></text:span><text:span text:style-name="Основной_20_шрифт_20_абзаца"><text:span text:style-name="T95">''</text:span></text:span><text:span text:style-name="Основной_20_шрифт_20_абзаца"><text:span text:style-name="T23">, </text:span></text:span><text:span text:style-name="Основной_20_шрифт_20_абзаца"><text:span text:style-name="T95">'slug'</text:span></text:span><text:span text:style-name="Основной_20_шрифт_20_абзаца"><text:span text:style-name="T23">: </text:span></text:span><text:span text:style-name="Основной_20_шрифт_20_абзаца"><text:span text:style-name="T95">''</text:span></text:span><text:span text:style-name="Основной_20_шрифт_20_абзаца"><text:span text:style-name="T23">} <text:line-break/>tf = TagForm(d)<text:line-break/></text:span></text:span><text:span text:style-name="Основной_20_шрифт_20_абзаца"><text:span text:style-name="T125">#&lt;TagForm bound=True, valid=Unknown, fields=(title;slug)&gt;</text:span></text:span></text:p>
      <text:p text:style-name="P29"><text:span text:style-name="Основной_20_шрифт_20_абзаца"><text:span text:style-name="T27">tf.errors<text:line-break/></text:span></text:span><text:span text:style-name="Основной_20_шрифт_20_абзаца"><text:span text:style-name="T126">#{'title': ['Обязательное поле.'], 'slug': ['Обязательное поле.']}</text:span></text:span></text:p>
      <text:p text:style-name="P34"/>
      <text:p text:style-name="P29"><text:span text:style-name="Основной_20_шрифт_20_абзаца"><text:span text:style-name="T23">d = {</text:span></text:span><text:span text:style-name="Основной_20_шрифт_20_абзаца"><text:span text:style-name="T95">'title'</text:span></text:span><text:span text:style-name="Основной_20_шрифт_20_абзаца"><text:span text:style-name="T23">: </text:span></text:span><text:span text:style-name="Основной_20_шрифт_20_абзаца"><text:span text:style-name="T95">'some title'</text:span></text:span><text:span text:style-name="Основной_20_шрифт_20_абзаца"><text:span text:style-name="T23">, </text:span></text:span><text:span text:style-name="Основной_20_шрифт_20_абзаца"><text:span text:style-name="T95">'slug'</text:span></text:span><text:span text:style-name="Основной_20_шрифт_20_абзаца"><text:span text:style-name="T23">: </text:span></text:span><text:span text:style-name="Основной_20_шрифт_20_абзаца"><text:span text:style-name="T95">'some-title'</text:span></text:span><text:span text:style-name="Основной_20_шрифт_20_абзаца"><text:span text:style-name="T23">}<text:line-break/>tf = TagForm(d)<text:line-break/>tf.is_valid()<text:line-break/></text:span></text:span><text:span text:style-name="Основной_20_шрифт_20_абзаца"><text:span text:style-name="T125">#True<text:line-break/></text:span></text:span><text:span text:style-name="Основной_20_шрифт_20_абзаца"><text:span text:style-name="T23">tf.cleaned_data<text:line-break/></text:span></text:span><text:span text:style-name="Основной_20_шрифт_20_абзаца"><text:span text:style-name="T125">#{'title': 'some title', 'slug': 'some-title'}</text:span></text:span></text:p>
      <text:p text:style-name="P40"/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2">import </text:span></text:span><text:span text:style-name="Основной_20_шрифт_20_абзаца"><text:span text:style-name="T23">Tag<text:line-break/>tag = Tag(</text:span></text:span><text:span text:style-name="Основной_20_шрифт_20_абзаца"><text:span text:style-name="T116">title</text:span></text:span><text:span text:style-name="Основной_20_шрифт_20_абзаца"><text:span text:style-name="T23">=tf.cleaned_data[</text:span></text:span><text:span text:style-name="Основной_20_шрифт_20_абзаца"><text:span text:style-name="T95">'title'</text:span></text:span><text:span text:style-name="Основной_20_шрифт_20_абзаца"><text:span text:style-name="T23">], </text:span></text:span><text:span text:style-name="Основной_20_шрифт_20_абзаца"><text:span text:style-name="T116">slug</text:span></text:span><text:span text:style-name="Основной_20_шрифт_20_абзаца"><text:span text:style-name="T23">=tf.cleaned_data[</text:span></text:span><text:span text:style-name="Основной_20_шрифт_20_абзаца"><text:span text:style-name="T95">'slug'</text:span></text:span><text:span text:style-name="Основной_20_шрифт_20_абзаца"><text:span text:style-name="T23">])<text:line-break/></text:span></text:span><text:span text:style-name="Основной_20_шрифт_20_абзаца"><text:span text:style-name="T125">#&lt;Tag: some title&gt;<text:line-break/></text:span></text:span><text:span text:style-name="Основной_20_шрифт_20_абзаца"><text:span text:style-name="T23">tag<text:line-break/></text:span></text:span><text:span text:style-name="Основной_20_шрифт_20_абзаца"><text:span text:style-name="T125">#&lt;Tag: some title&gt;<text:line-break/></text:span></text:span><text:span text:style-name="Основной_20_шрифт_20_абзаца"><text:span text:style-name="T23">tag.save()</text:span></text:span></text:p>
      <text:p text:style-name="P33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3"/>
      <text:p text:style-name="P87"><text:soft-page-break/>Предупреждения</text:p>
      <text:p text:style-name="P88"/>
      <text:list xml:id="list2075262632" text:style-name="L1">
        <text:list-item>
          <text:p text:style-name="P295">&lt;console&gt;:1: UnorderedObjectListWarning: Pagination may yield inconsistent results with an unordered object_list: &lt;class 'blog.models.Post'&gt; QuerySet.</text:p>
        </text:list-item>
      </text:list>
      <text:p text:style-name="P117"/>
      <text:p text:style-name="P118">Решение:</text:p>
      <text:p text:style-name="P118">Добавить в модели порядок сортировки</text:p>
      <text:p text:style-name="P118"/>
      <text:p text:style-name="P29"><text:span text:style-name="Основной_20_шрифт_20_абзаца"><text:span text:style-name="T82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116">max_length</text:span></text:span><text:span text:style-name="Основной_20_шрифт_20_абзаца"><text:span text:style-name="T23">=</text:span></text:span><text:span text:style-name="Основной_20_шрифт_20_абзаца"><text:span text:style-name="T137">150</text:span></text:span><text:span text:style-name="Основной_20_шрифт_20_абзаца"><text:span text:style-name="T23">, </text:span></text:span><text:span text:style-name="Основной_20_шрифт_20_абзаца"><text:span text:style-name="T116">db_index</text:span></text:span><text:span text:style-name="Основной_20_шрифт_20_абзаца"><text:span text:style-name="T23">=</text:span></text:span><text:span text:style-name="Основной_20_шрифт_20_абзаца"><text:span text:style-name="T82">True</text:span></text:span><text:span text:style-name="Основной_20_шрифт_20_абзаца"><text:span text:style-name="T23">)<text:line-break/> <text:s text:c="3"/>…<text:line-break/> <text:s text:c="3"/>date_pub = models.DateTimeField(</text:span></text:span><text:span text:style-name="Основной_20_шрифт_20_абзаца"><text:span text:style-name="T116">auto_now_add</text:span></text:span><text:span text:style-name="Основной_20_шрифт_20_абзаца"><text:span text:style-name="T23">=</text:span></text:span><text:span text:style-name="Основной_20_шрифт_20_абзаца"><text:span text:style-name="T82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23">get_absolute_url(</text:span></text:span><text:span text:style-name="Основной_20_шрифт_20_абзаца"><text:span text:style-name="T151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2">return </text:span></text:span><text:span text:style-name="Основной_20_шрифт_20_абзаца"><text:span text:style-name="T23">reverse(</text:span></text:span><text:span text:style-name="Основной_20_шрифт_20_абзаца"><text:span text:style-name="T95">'post_detail_url'</text:span></text:span><text:span text:style-name="Основной_20_шрифт_20_абзаца"><text:span text:style-name="T23">, </text:span></text:span><text:span text:style-name="Основной_20_шрифт_20_абзаца"><text:span text:style-name="T116">kwargs</text:span></text:span><text:span text:style-name="Основной_20_шрифт_20_абзаца"><text:span text:style-name="T23">={</text:span></text:span><text:span text:style-name="Основной_20_шрифт_20_абзаца"><text:span text:style-name="T95">'slug'</text:span></text:span><text:span text:style-name="Основной_20_шрифт_20_абзаца"><text:span text:style-name="T23">: </text:span></text:span><text:span text:style-name="Основной_20_шрифт_20_абзаца"><text:span text:style-name="T151">self</text:span></text:span><text:span text:style-name="Основной_20_шрифт_20_абзаца"><text:span text:style-name="T23">.slug})<text:line-break/> <text:s text:c="3"/>…<text:line-break/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149">__str__</text:span></text:span><text:span text:style-name="Основной_20_шрифт_20_абзаца"><text:span text:style-name="T23">(</text:span></text:span><text:span text:style-name="Основной_20_шрифт_20_абзаца"><text:span text:style-name="T151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2">return </text:span></text:span><text:span text:style-name="Основной_20_шрифт_20_абзаца"><text:span text:style-name="T151">self</text:span></text:span><text:span text:style-name="Основной_20_шрифт_20_абзаца"><text:span text:style-name="T23">.title<text:line-break/><text:line-break/> <text:s text:c="4"/></text:span></text:span><text:span text:style-name="Основной_20_шрифт_20_абзаца"><text:span text:style-name="T82">class </text:span></text:span><text:span text:style-name="Основной_20_шрифт_20_абзаца"><text:span text:style-name="T23">Meta:<text:line-break/> <text:s text:c="8"/>ordering = [</text:span></text:span><text:span text:style-name="Основной_20_шрифт_20_абзаца"><text:span text:style-name="T95">'-date_pub'</text:span></text:span><text:span text:style-name="Основной_20_шрифт_20_абзаца"><text:span text:style-name="T23">] # </text:span></text:span><text:span text:style-name="Основной_20_шрифт_20_абзаца"><text:span text:style-name="T27">сортировка</text:span></text:span><text:span text:style-name="Основной_20_шрифт_20_абзаца"><text:span text:style-name="T23"> </text:span></text:span><text:span text:style-name="Основной_20_шрифт_20_абзаца"><text:span text:style-name="T27">по</text:span></text:span><text:span text:style-name="Основной_20_шрифт_20_абзаца"><text:span text:style-name="T23"> </text:span></text:span><text:span text:style-name="Основной_20_шрифт_20_абзаца"><text:span text:style-name="T27">дате</text:span></text:span><text:span text:style-name="Основной_20_шрифт_20_абзаца"><text:span text:style-name="T23"> </text:span></text:span><text:span text:style-name="Основной_20_шрифт_20_абзаца"><text:span text:style-name="T27">публикации</text:span></text:span><text:span text:style-name="Основной_20_шрифт_20_абзаца"><text:span text:style-name="T23">, </text:span></text:span><text:span text:style-name="Основной_20_шрифт_20_абзаца"><text:span text:style-name="T27">последние</text:span></text:span></text:p>
      <text:p text:style-name="P29"><text:span text:style-name="Основной_20_шрифт_20_абзаца"><text:span text:style-name="T23"><text:s text:c="34"/></text:span></text:span><text:span text:style-name="Основной_20_шрифт_20_абзаца"><text:span text:style-name="T27"># публикации в начале списка</text:span></text:span></text:p>
      <text:p text:style-name="P118"/>
      <text:p text:style-name="P118"/>
      <text:p text:style-name="P119">Отображение символов новой строки при выводе текста из базы данных</text:p>
      <text:p text:style-name="P118"/>
      <text:p text:style-name="P120">Вы должны помнить, что ваши шаблоны производят HTML. В HTML символ новой строки - это просто еще один пробел, это не означает, что следующий текст помещается в новую строку. Существует несколько способов принудительного ввода новых строк в HTML.</text:p>
      <text:p text:style-name="Обычный"><text:span text:style-name="Основной_20_шрифт_20_абзаца"><text:span text:style-name="T159">вы можете обернуть ваш текст </text:span></text:span><text:span text:style-name="Основной_20_шрифт_20_абзаца"><text:span text:style-name="T160">&lt;pre&gt;</text:span></text:span><text:span text:style-name="Основной_20_шрифт_20_абзаца"><text:span text:style-name="T159"> тег, чтобы HTML понял, что он предварительно отформатирован:</text:span></text:span></text:p>
      <text:p text:style-name="P121">&lt;pre&gt;{{value}}&lt;/pre&gt;</text:p>
      <text:p text:style-name="Обычный"><text:span text:style-name="Основной_20_шрифт_20_абзаца"><text:span text:style-name="T159">вы можете использовать фильтры Django для преобразования простых текстовых строк в HTML. </text:span></text:span><text:span text:style-name="Основной_20_шрифт_20_абзаца"><text:span text:style-name="T160">linebreaks</text:span></text:span><text:span text:style-name="Основной_20_шрифт_20_абзаца"><text:span text:style-name="T159"> превращает одиночные новые строки в </text:span></text:span><text:span text:style-name="Основной_20_шрифт_20_абзаца"><text:span text:style-name="T160">&lt;br&gt;</text:span></text:span><text:span text:style-name="Основной_20_шрифт_20_абзаца"><text:span text:style-name="T159"> теги и двойные переводы строк в </text:span></text:span><text:span text:style-name="Основной_20_шрифт_20_абзаца"><text:span text:style-name="T160">&lt;p&gt;</text:span></text:span><text:span text:style-name="Основной_20_шрифт_20_абзаца"><text:span text:style-name="T159"> теги. </text:span></text:span><text:span text:style-name="Основной_20_шрифт_20_абзаца"><text:span text:style-name="T160">linebreaksbr</text:span></text:span><text:span text:style-name="Основной_20_шрифт_20_абзаца"><text:span text:style-name="T159"> просто превращает новые строки в </text:span></text:span><text:span text:style-name="Основной_20_шрифт_20_абзаца"><text:span text:style-name="T160">&lt;br&gt;</text:span></text:span><text:span text:style-name="Основной_20_шрифт_20_абзаца"><text:span text:style-name="T159"> теги:</text:span></text:span></text:p>
      <text:p text:style-name="P121">{{value|linebreaks}}</text:p>
      <text:p text:style-name="P121">{{value|linebreaksbr}}</text:p>
      <text:p text:style-name="P120">вы можете поэкспериментировать с ними, чтобы увидеть, что вам больше нравится.</text:p>
      <text:p text:style-name="P120">в противном случае вы можете использовать манипуляции со строками в своем представлении, чтобы преобразовать обычный текст в HTML таким образом, который вам больше подходит. И если вы хотите получить действительно продвинутый, вы можете написать свой собственный фильтр, который преобразует так, как вам нравится, и использовать его во всех ваших шаблонах.</text:p>
      <text:p text:style-name="P89"/>
      <text:h text:style-name="P264" text:outline-level="4"><text:soft-page-break/>Для отдельных переменных</text:h>
      <text:p text:style-name="Обычный"/>
      <text:p text:style-name="Обычный">Для отключения авто-экранирования для отдельных переменных, используйте фильтр<text:span text:style-name="apple-converted-space"> </text:span><text:a xlink:type="simple" xlink:href="https://djbook.ru/rel1.4/ref/templates/builtins.html#std:templatefilter-safe" office:target-frame-name="_top" xlink:show="replace" text:style-name="Internet_20_link" text:visited-style-name="Visited_20_Internet_20_Link"><text:span text:style-name="pre"><text:span text:style-name="T161">safe</text:span></text:span></text:a>:</text:p>
      <text:p text:style-name="Обычный"/>
      <text:p text:style-name="P33">This will not be escaped: {{ data|safe }}</text:p>
      <text:p text:style-name="P81"/>
      <text:h text:style-name="P264" text:outline-level="4">Для блоков шаблона</text:h>
      <text:p text:style-name="Обычный">Для контроля авто-экранирования в шаблоне, “оберните” шаблон (или часть шаблона) тегом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61">autoescape</text:span></text:span></text:a>, например:</text:p>
      <text:p text:style-name="Обычный"/>
      <text:p text:style-name="P33">{% autoescape off %}<text:line-break/> <text:s text:c="3"/>Hello {{ name }}<text:line-break/>{% endautoescape %}</text:p>
      <text:p text:style-name="P42"/>
      <text:p text:style-name="Обычный">Тег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61">autoescape</text:span></text:span></text:a><text:span text:style-name="apple-converted-space"> </text:span>в качестве аргумента принимает<text:span text:style-name="apple-converted-space"> </text:span><text:span text:style-name="pre"><text:span text:style-name="T161">on</text:span></text:span><text:span text:style-name="apple-converted-space"> </text:span>или<text:span text:style-name="apple-converted-space"> </text:span><text:span text:style-name="pre"><text:span text:style-name="T161">off</text:span></text:span>. В некоторых случаях, вы захотите включить экранирование в шаблоне, в котором оно было отключено</text:p>
      <text:p text:style-name="P89"/>
      <text:p text:style-name="P89"/>
      <text:p text:style-name="P87">Сохранение нескольких изображений через форму</text:p>
      <text:p text:style-name="P87"/>
      <text:p text:style-name="P68"><text:span text:style-name="Основной_20_шрифт_20_абзаца"><text:span text:style-name="T40">urls</text:span></text:span><text:span text:style-name="Основной_20_шрифт_20_абзаца"><text:span text:style-name="T43">.</text:span></text:span><text:span text:style-name="Основной_20_шрифт_20_абзаца"><text:span text:style-name="T40">py</text:span></text:span><text:span text:style-name="Основной_20_шрифт_20_абзаца"><text:span text:style-name="T43">: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82">import </text:span></text:span><text:span text:style-name="Основной_20_шрифт_20_абзаца"><text:span text:style-name="T23">path<text:line-break/><text:line-break/></text:span></text:span><text:span text:style-name="Основной_20_шрифт_20_абзаца"><text:span text:style-name="T82">from </text:span></text:span><text:span text:style-name="Основной_20_шрифт_20_абзаца"><text:span text:style-name="T23">.views </text:span></text:span><text:span text:style-name="Основной_20_шрифт_20_абзаца"><text:span text:style-name="T82">import </text:span></text:span><text:span text:style-name="Основной_20_шрифт_20_абзаца"><text:span text:style-name="T23">image<text:line-break/></text:span></text:span></text:p>
      <text:p text:style-name="P29"><text:span text:style-name="Основной_20_шрифт_20_абзаца"><text:span text:style-name="T95"><text:line-break/></text:span></text:span><text:span text:style-name="Основной_20_шрифт_20_абзаца"><text:span text:style-name="T23">urlpatterns = [<text:line-break/> <text:s text:c="3"/>path(</text:span></text:span><text:span text:style-name="Основной_20_шрифт_20_абзаца"><text:span text:style-name="T95">'images/'</text:span></text:span><text:span text:style-name="Основной_20_шрифт_20_абзаца"><text:span text:style-name="T23">, image, </text:span></text:span><text:span text:style-name="Основной_20_шрифт_20_абзаца"><text:span text:style-name="T116">name</text:span></text:span><text:span text:style-name="Основной_20_шрифт_20_абзаца"><text:span text:style-name="T23">=</text:span></text:span><text:span text:style-name="Основной_20_шрифт_20_абзаца"><text:span text:style-name="T95">'images'</text:span></text:span><text:span text:style-name="Основной_20_шрифт_20_абзаца"><text:span text:style-name="T23">)<text:line-break/>]</text:span></text:span></text:p>
      <text:p text:style-name="P91"/>
      <text:p text:style-name="P91"/>
      <text:p text:style-name="P91">views.py: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.forms </text:span></text:span><text:span text:style-name="Основной_20_шрифт_20_абзаца"><text:span text:style-name="T82">import </text:span></text:span><text:span text:style-name="Основной_20_шрифт_20_абзаца"><text:span text:style-name="T23">formset_factory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82">import </text:span></text:span><text:span text:style-name="Основной_20_шрифт_20_абзаца"><text:span text:style-name="T23">render</text:span></text:span></text:p>
      <text:p text:style-name="P33"/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.models </text:span></text:span><text:span text:style-name="Основной_20_шрифт_20_абзаца"><text:span text:style-name="T82">import </text:span></text:span><text:span text:style-name="Основной_20_шрифт_20_абзаца"><text:span text:style-name="T23">Images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.forms </text:span></text:span><text:span text:style-name="Основной_20_шрифт_20_абзаца"><text:span text:style-name="T82">import </text:span></text:span><text:span text:style-name="Основной_20_шрифт_20_абзаца"><text:span text:style-name="T23">ImageForm</text:span></text:span></text:p>
      <text:p text:style-name="P91"/>
      <text:p text:style-name="P91"/>
      <text:p text:style-name="P29"><text:span text:style-name="Основной_20_шрифт_20_абзаца"><text:span text:style-name="T82">def </text:span></text:span><text:span text:style-name="Основной_20_шрифт_20_абзаца"><text:span text:style-name="T23">image(request):<text:line-break/> <text:s text:c="3"/>ImageFormSet = formset_factory(ImageForm, </text:span></text:span><text:span text:style-name="Основной_20_шрифт_20_абзаца"><text:span text:style-name="T116">extra</text:span></text:span><text:span text:style-name="Основной_20_шрифт_20_абзаца"><text:span text:style-name="T23">=</text:span></text:span><text:span text:style-name="Основной_20_шрифт_20_абзаца"><text:span text:style-name="T137">2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2">if </text:span></text:span><text:span text:style-name="Основной_20_шрифт_20_абзаца"><text:span text:style-name="T23">request.method == </text:span></text:span><text:span text:style-name="Основной_20_шрифт_20_абзаца"><text:span text:style-name="T95">'POST'</text:span></text:span><text:span text:style-name="Основной_20_шрифт_20_абзаца"><text:span text:style-name="T23">:<text:line-break/> <text:s text:c="7"/>image_formset = ImageFormSet(request.POST, request.FILES, ImageForm)<text:line-break/> <text:s text:c="7"/></text:span></text:span><text:span text:style-name="Основной_20_шрифт_20_абзаца"><text:span text:style-name="T82">if </text:span></text:span><text:span text:style-name="Основной_20_шрифт_20_абзаца"><text:span text:style-name="T23">image_formset.is_valid():<text:line-break/> <text:s text:c="11"/></text:span></text:span><text:span text:style-name="Основной_20_шрифт_20_абзаца"><text:span text:style-name="T82">for </text:span></text:span><text:span text:style-name="Основной_20_шрифт_20_абзаца"><text:span text:style-name="T23">form </text:span></text:span><text:span text:style-name="Основной_20_шрифт_20_абзаца"><text:span text:style-name="T82">in </text:span></text:span><text:span text:style-name="Основной_20_шрифт_20_абзаца"><text:span text:style-name="T23">image_formset.cleaned_data:<text:line-break/> <text:s text:c="15"/>image = form[</text:span></text:span><text:span text:style-name="Основной_20_шрифт_20_абзаца"><text:span text:style-name="T95">'image'</text:span></text:span><text:span text:style-name="Основной_20_шрифт_20_абзаца"><text:span text:style-name="T23">]<text:line-break/> <text:s text:c="15"/>post = form[</text:span></text:span><text:span text:style-name="Основной_20_шрифт_20_абзаца"><text:span text:style-name="T95">'post'</text:span></text:span><text:span text:style-name="Основной_20_шрифт_20_абзаца"><text:span text:style-name="T23">]<text:line-break/> <text:s text:c="15"/>Images.objects.create(</text:span></text:span><text:span text:style-name="Основной_20_шрифт_20_абзаца"><text:span text:style-name="T116">post</text:span></text:span><text:span text:style-name="Основной_20_шрифт_20_абзаца"><text:span text:style-name="T23">=post, </text:span></text:span><text:span text:style-name="Основной_20_шрифт_20_абзаца"><text:span text:style-name="T116">image</text:span></text:span><text:span text:style-name="Основной_20_шрифт_20_абзаца"><text:span text:style-name="T23">=image)<text:line-break/><text:line-break/> <text:s text:c="3"/></text:span></text:span><text:span text:style-name="Основной_20_шрифт_20_абзаца"><text:span text:style-name="T82">else</text:span></text:span><text:span text:style-name="Основной_20_шрифт_20_абзаца"><text:span text:style-name="T23">:<text:line-break/> <text:s text:c="7"/>ImageFormSet = formset_factory(ImageForm, </text:span></text:span><text:span text:style-name="Основной_20_шрифт_20_абзаца"><text:span text:style-name="T116">extra</text:span></text:span><text:span text:style-name="Основной_20_шрифт_20_абзаца"><text:span text:style-name="T23">=</text:span></text:span><text:span text:style-name="Основной_20_шрифт_20_абзаца"><text:span text:style-name="T137">2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82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95">'polls/images.html'</text:span></text:span><text:span text:style-name="Основной_20_шрифт_20_абзаца"><text:span text:style-name="T23">, {</text:span></text:span><text:span text:style-name="Основной_20_шрифт_20_абзаца"><text:span text:style-name="T95">'formset'</text:span></text:span><text:span text:style-name="Основной_20_шрифт_20_абзаца"><text:span text:style-name="T23">: ImageFormSet})</text:span></text:span></text:p>
      <text:p text:style-name="P92"/>
      <text:p text:style-name="P91"><text:soft-page-break/>models.py: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.db </text:span></text:span><text:span text:style-name="Основной_20_шрифт_20_абзаца"><text:span text:style-name="T82">import </text:span></text:span><text:span text:style-name="Основной_20_шрифт_20_абзаца"><text:span text:style-name="T23">models<text:line-break/></text:span></text:span><text:span text:style-name="Основной_20_шрифт_20_абзаца"><text:span text:style-name="T82">from </text:span></text:span><text:span text:style-name="Основной_20_шрифт_20_абзаца"><text:span text:style-name="T23">django.template.defaultfilters </text:span></text:span><text:span text:style-name="Основной_20_шрифт_20_абзаца"><text:span text:style-name="T82">import </text:span></text:span><text:span text:style-name="Основной_20_шрифт_20_абзаца"><text:span text:style-name="T23">slugify</text:span></text:span></text:p>
      <text:p text:style-name="P69"/>
      <text:p text:style-name="P69"/>
      <text:p text:style-name="P29"><text:span text:style-name="Основной_20_шрифт_20_абзаца"><text:span text:style-name="T82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116">max_length</text:span></text:span><text:span text:style-name="Основной_20_шрифт_20_абзаца"><text:span text:style-name="T23">=</text:span></text:span><text:span text:style-name="Основной_20_шрифт_20_абзаца"><text:span text:style-name="T137">128</text:span></text:span><text:span text:style-name="Основной_20_шрифт_20_абзаца"><text:span text:style-name="T23">)<text:line-break/> <text:s text:c="3"/>body = models.CharField(</text:span></text:span><text:span text:style-name="Основной_20_шрифт_20_абзаца"><text:span text:style-name="T116">max_length</text:span></text:span><text:span text:style-name="Основной_20_шрифт_20_абзаца"><text:span text:style-name="T23">=</text:span></text:span><text:span text:style-name="Основной_20_шрифт_20_абзаца"><text:span text:style-name="T137">400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149">__str__</text:span></text:span><text:span text:style-name="Основной_20_шрифт_20_абзаца"><text:span text:style-name="T23">(</text:span></text:span><text:span text:style-name="Основной_20_шрифт_20_абзаца"><text:span text:style-name="T151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2">return </text:span></text:span><text:span text:style-name="Основной_20_шрифт_20_абзаца"><text:span text:style-name="T151">self</text:span></text:span><text:span text:style-name="Основной_20_шрифт_20_абзаца"><text:span text:style-name="T23">.title</text:span></text:span></text:p>
      <text:p text:style-name="P33"/>
      <text:p text:style-name="P33"/>
      <text:p text:style-name="P29"><text:span text:style-name="Основной_20_шрифт_20_абзаца"><text:span text:style-name="T82">def </text:span></text:span><text:span text:style-name="Основной_20_шрифт_20_абзаца"><text:span text:style-name="T23">get_image_filename(instance, filename):<text:line-break/> <text:s text:c="3"/>title = instance.post.title<text:line-break/> <text:s text:c="3"/>slug = slugify(title)<text:line-break/> <text:s text:c="3"/></text:span></text:span><text:span text:style-name="Основной_20_шрифт_20_абзаца"><text:span text:style-name="T82">return </text:span></text:span><text:span text:style-name="Основной_20_шрифт_20_абзаца"><text:span text:style-name="T95">"post_images/%s-%s" </text:span></text:span><text:span text:style-name="Основной_20_шрифт_20_абзаца"><text:span text:style-name="T23">% (slug, filename)</text:span></text:span></text:p>
      <text:p text:style-name="P33"/>
      <text:p text:style-name="P33"/>
      <text:p text:style-name="P29"><text:span text:style-name="Основной_20_шрифт_20_абзаца"><text:span text:style-name="T82">class </text:span></text:span><text:span text:style-name="Основной_20_шрифт_20_абзаца"><text:span text:style-name="T23">Images(models.Model):<text:line-break/> <text:s text:c="3"/>post = models.ForeignKey(Post, </text:span></text:span><text:span text:style-name="Основной_20_шрифт_20_абзаца"><text:span text:style-name="T116">default</text:span></text:span><text:span text:style-name="Основной_20_шрифт_20_абзаца"><text:span text:style-name="T23">=</text:span></text:span><text:span text:style-name="Основной_20_шрифт_20_абзаца"><text:span text:style-name="T82">None</text:span></text:span><text:span text:style-name="Основной_20_шрифт_20_абзаца"><text:span text:style-name="T23">, </text:span></text:span><text:span text:style-name="Основной_20_шрифт_20_абзаца"><text:span text:style-name="T116">on_delete</text:span></text:span><text:span text:style-name="Основной_20_шрифт_20_абзаца"><text:span text:style-name="T23">=models.CASCADE)<text:line-break/> <text:s text:c="3"/>image = models.ImageField(</text:span></text:span><text:span text:style-name="Основной_20_шрифт_20_абзаца"><text:span text:style-name="T116">upload_to</text:span></text:span><text:span text:style-name="Основной_20_шрифт_20_абзаца"><text:span text:style-name="T23">=get_image_filename,<text:line-break/> <text:s text:c="29"/></text:span></text:span><text:span text:style-name="Основной_20_шрифт_20_абзаца"><text:span text:style-name="T116">verbose_name</text:span></text:span><text:span text:style-name="Основной_20_шрифт_20_абзаца"><text:span text:style-name="T23">=</text:span></text:span><text:span text:style-name="Основной_20_шрифт_20_абзаца"><text:span text:style-name="T95">'Image'</text:span></text:span><text:span text:style-name="Основной_20_шрифт_20_абзаца"><text:span text:style-name="T23">)</text:span></text:span></text:p>
      <text:p text:style-name="P33"/>
      <text:p text:style-name="P85"/>
      <text:p text:style-name="P91">forms.py: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 </text:span></text:span><text:span text:style-name="Основной_20_шрифт_20_абзаца"><text:span text:style-name="T82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82">from </text:span></text:span><text:span text:style-name="Основной_20_шрифт_20_абзаца"><text:span text:style-name="T23">.models </text:span></text:span><text:span text:style-name="Основной_20_шрифт_20_абзаца"><text:span text:style-name="T82">import </text:span></text:span><text:span text:style-name="Основной_20_шрифт_20_абзаца"><text:span text:style-name="T23">Images<text:line-break/><text:line-break/>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ImageForm(forms.ModelForm):<text:line-break/> <text:s text:c="3"/></text:span></text:span><text:span text:style-name="Основной_20_шрифт_20_абзаца"><text:span text:style-name="T82">class </text:span></text:span><text:span text:style-name="Основной_20_шрифт_20_абзаца"><text:span text:style-name="T23">Meta:<text:line-break/> <text:s text:c="7"/>model = Images<text:line-break/> <text:s text:c="7"/>fields = [</text:span></text:span><text:span text:style-name="Основной_20_шрифт_20_абзаца"><text:span text:style-name="T95">'post'</text:span></text:span><text:span text:style-name="Основной_20_шрифт_20_абзаца"><text:span text:style-name="T23">, </text:span></text:span><text:span text:style-name="Основной_20_шрифт_20_абзаца"><text:span text:style-name="T95">'image'</text:span></text:span><text:span text:style-name="Основной_20_шрифт_20_абзаца"><text:span text:style-name="T23">]</text:span></text:span></text:p>
      <text:p text:style-name="P85"/>
      <text:p text:style-name="P85"/>
      <text:p text:style-name="P91">images.html:</text:p>
      <text:p text:style-name="P29"><text:span text:style-name="Основной_20_шрифт_20_абзаца"><text:span text:style-name="T25">&lt;</text:span></text:span><text:span text:style-name="Основной_20_шрифт_20_абзаца"><text:span text:style-name="T83">form </text:span></text:span><text:span text:style-name="Основной_20_шрифт_20_абзаца"><text:span text:style-name="T138">id</text:span></text:span><text:span text:style-name="Основной_20_шрифт_20_абзаца"><text:span text:style-name="T144">="post_form" </text:span></text:span><text:span text:style-name="Основной_20_шрифт_20_абзаца"><text:span text:style-name="T138">method</text:span></text:span><text:span text:style-name="Основной_20_шрифт_20_абзаца"><text:span text:style-name="T144">="post" </text:span></text:span><text:span text:style-name="Основной_20_шрифт_20_абзаца"><text:span text:style-name="T138">action</text:span></text:span><text:span text:style-name="Основной_20_шрифт_20_абзаца"><text:span text:style-name="T144">="" </text:span></text:span><text:span text:style-name="Основной_20_шрифт_20_абзаца"><text:span text:style-name="T138">enctype</text:span></text:span><text:span text:style-name="Основной_20_шрифт_20_абзаца"><text:span text:style-name="T144">="multipart/form-data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text:line-break/> <text:s text:c="3"/>{% csrf_token %}<text:line-break/></text:span></text:span></text:p>
      <text:p text:style-name="P68"><text:span text:style-name="Основной_20_шрифт_20_абзаца"><text:span text:style-name="T28"><text:s text:c="4"/>{{ formset.management_form }}<text:line-break/> <text:s text:c="3"/>{% for form in formset %}<text:line-break/> <text:s text:c="7"/></text:span></text:span><text:span text:style-name="Основной_20_шрифт_20_абзаца"><text:span text:style-name="T29">&lt;</text:span></text:span><text:span text:style-name="Основной_20_шрифт_20_абзаца"><text:span text:style-name="T86">p</text:span></text:span><text:span text:style-name="Основной_20_шрифт_20_абзаца"><text:span text:style-name="T29">&gt;</text:span></text:span><text:span text:style-name="Основной_20_шрифт_20_абзаца"><text:span text:style-name="T28">{{ form }}</text:span></text:span><text:span text:style-name="Основной_20_шрифт_20_абзаца"><text:span text:style-name="T29">&lt;/</text:span></text:span><text:span text:style-name="Основной_20_шрифт_20_абзаца"><text:span text:style-name="T86">p</text:span></text:span><text:span text:style-name="Основной_20_шрифт_20_абзаца"><text:span text:style-name="T29">&gt;</text:span></text:span><text:span text:style-name="Основной_20_шрифт_20_абзаца"><text:span text:style-name="T28"><text:line-break/> <text:s text:c="3"/>{% endfor %}<text:line-break/><text:line-break/> <text:s text:c="3"/></text:span></text:span><text:span text:style-name="Основной_20_шрифт_20_абзаца"><text:span text:style-name="T29">&lt;</text:span></text:span><text:span text:style-name="Основной_20_шрифт_20_абзаца"><text:span text:style-name="T86">input </text:span></text:span><text:span text:style-name="Основной_20_шрифт_20_абзаца"><text:span text:style-name="T141">type</text:span></text:span><text:span text:style-name="Основной_20_шрифт_20_абзаца"><text:span text:style-name="T146">="submit" </text:span></text:span><text:span text:style-name="Основной_20_шрифт_20_абзаца"><text:span text:style-name="T141">name</text:span></text:span><text:span text:style-name="Основной_20_шрифт_20_абзаца"><text:span text:style-name="T146">="submit" </text:span></text:span><text:span text:style-name="Основной_20_шрифт_20_абзаца"><text:span text:style-name="T141">value</text:span></text:span><text:span text:style-name="Основной_20_шрифт_20_абзаца"><text:span text:style-name="T146">="Submit" </text:span></text:span><text:span text:style-name="Основной_20_шрифт_20_абзаца"><text:span text:style-name="T29">/&gt;</text:span></text:span><text:span text:style-name="Основной_20_шрифт_20_абзаца"><text:span text:style-name="T28"><text:line-break/></text:span></text:span><text:span text:style-name="Основной_20_шрифт_20_абзаца"><text:span text:style-name="T29">&lt;/</text:span></text:span><text:span text:style-name="Основной_20_шрифт_20_абзаца"><text:span text:style-name="T86">form</text:span></text:span><text:span text:style-name="Основной_20_шрифт_20_абзаца"><text:span text:style-name="T29">&gt;</text:span></text:span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97"><text:span text:style-name="Основной_20_шрифт_20_абзаца"><text:span text:style-name="T45"/></text:span></text:p>
      <text:p text:style-name="P97"><text:soft-page-break/><text:span text:style-name="Основной_20_шрифт_20_абзаца"><text:span text:style-name="T45">Сброс</text:span></text:span><text:span text:style-name="Основной_20_шрифт_20_абзаца"><text:span text:style-name="T46"> </text:span></text:span><text:span text:style-name="Основной_20_шрифт_20_абзаца"><text:span text:style-name="T45">пароля</text:span></text:span><text:span text:style-name="Основной_20_шрифт_20_абзаца"><text:span text:style-name="T46"> </text:span></text:span><text:span text:style-name="Основной_20_шрифт_20_абзаца"><text:span text:style-name="T45">от</text:span></text:span><text:span text:style-name="Основной_20_шрифт_20_абзаца"><text:span text:style-name="T46"> admin</text:span></text:span></text:p>
      <text:p text:style-name="P83"/>
      <text:p text:style-name="P92">python manage.py shell</text:p>
      <text:p text:style-name="P92">from django.contrib.auth.models import User</text:p>
      <text:p text:style-name="P92">User.objects.all()</text:p>
      <text:p text:style-name="P68"><text:span text:style-name="Основной_20_шрифт_20_абзаца"><text:span text:style-name="T41">#</text:span></text:span><text:span text:style-name="Основной_20_шрифт_20_абзаца"><text:span text:style-name="T164"> </text:span></text:span><text:span text:style-name="Основной_20_шрифт_20_абзаца"><text:span text:style-name="T41">&lt;QuerySet [&lt;User: admin&gt;]&gt;</text:span></text:span></text:p>
      <text:p text:style-name="P92">user = User.objects.get(username='admin')</text:p>
      <text:p text:style-name="P68"><text:span text:style-name="T41">user.set_password('</text:span><text:span text:style-name="T42">1234</text:span><text:span text:style-name="T41">')</text:span></text:p>
      <text:p text:style-name="P92">user.save()</text:p>
      <text:p text:style-name="P92"/>
      <text:p text:style-name="P92"/>
      <text:p text:style-name="P83">Django-summernote</text:p>
      <text:p text:style-name="P83"/>
      <text:p text:style-name="P68"><text:span text:style-name="Основной_20_шрифт_20_абзаца"><text:span text:style-name="T41">1. </text:span></text:span><text:span text:style-name="Основной_20_шрифт_20_абзаца"><text:span text:style-name="T52">Устанавливаем</text:span></text:span><text:span text:style-name="Основной_20_шрифт_20_абзаца"><text:span text:style-name="T48"> django-summernote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2">нашей</text:span></text:span><text:span text:style-name="Основной_20_шрифт_20_абзаца"><text:span text:style-name="T48"> </text:span></text:span><text:span text:style-name="Основной_20_шрифт_20_абзаца"><text:span text:style-name="T52">виртуальное</text:span></text:span><text:span text:style-name="Основной_20_шрифт_20_абзаца"><text:span text:style-name="T48"> </text:span></text:span><text:span text:style-name="Основной_20_шрифт_20_абзаца"><text:span text:style-name="T52">окружение</text:span></text:span></text:p>
      <text:p text:style-name="P69">pip install django-summernote</text:p>
      <text:p text:style-name="P69"/>
      <text:p text:style-name="P68"><text:span text:style-name="Основной_20_шрифт_20_абзаца"><text:span text:style-name="T48">2. </text:span></text:span><text:span text:style-name="Основной_20_шрифт_20_абзаца"><text:span text:style-name="T52">Добавляем</text:span></text:span><text:span text:style-name="Основной_20_шрифт_20_абзаца"><text:span text:style-name="T48"> </text:span></text:span><text:span text:style-name="Основной_20_шрифт_20_абзаца"><text:span text:style-name="T52">приложение</text:span></text:span><text:span text:style-name="Основной_20_шрифт_20_абзаца"><text:span text:style-name="T48">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2">файл</text:span></text:span><text:span text:style-name="Основной_20_шрифт_20_абзаца"><text:span text:style-name="T48"> settings.py</text:span></text:span></text:p>
      <text:p text:style-name="P68"><text:span text:style-name="Основной_20_шрифт_20_абзаца"><text:span text:style-name="T28">INSTALLED_APPS += (</text:span></text:span><text:span text:style-name="Основной_20_шрифт_20_абзаца"><text:span text:style-name="T98">'django_summernote'</text:span></text:span><text:span text:style-name="Основной_20_шрифт_20_абзаца"><text:span text:style-name="T28">, )</text:span></text:span></text:p>
      <text:p text:style-name="P69"/>
      <text:p text:style-name="P68"><text:span text:style-name="Основной_20_шрифт_20_абзаца"><text:span text:style-name="T48">3. </text:span></text:span><text:span text:style-name="Основной_20_шрифт_20_абзаца"><text:span text:style-name="T52">Доюавляем</text:span></text:span><text:span text:style-name="Основной_20_шрифт_20_абзаца"><text:span text:style-name="T48"> </text:span></text:span><text:span text:style-name="Основной_20_шрифт_20_абзаца"><text:span text:style-name="T49">'django_summernote.urls </text:span></text:span><text:span text:style-name="Основной_20_шрифт_20_абзаца"><text:span text:style-name="T53">в</text:span></text:span><text:span text:style-name="Основной_20_шрифт_20_абзаца"><text:span text:style-name="T49"> urls.py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82">import </text:span></text:span><text:span text:style-name="Основной_20_шрифт_20_абзаца"><text:span text:style-name="T23">include<text:line-break/></text:span></text:span><text:span text:style-name="Основной_20_шрифт_20_абзаца"><text:span text:style-name="T125"># ...<text:line-break/></text:span></text:span><text:span text:style-name="Основной_20_шрифт_20_абзаца"><text:span text:style-name="T23">urlpatterns = [<text:line-break/> <text:s text:c="3"/>...<text:line-break/> <text:s text:c="3"/>path(</text:span></text:span><text:span text:style-name="Основной_20_шрифт_20_абзаца"><text:span text:style-name="T95">'summernote/'</text:span></text:span><text:span text:style-name="Основной_20_шрифт_20_абзаца"><text:span text:style-name="T23">, include(</text:span></text:span><text:span text:style-name="Основной_20_шрифт_20_абзаца"><text:span text:style-name="T95">'django_summernote.urls'</text:span></text:span><text:span text:style-name="Основной_20_шрифт_20_абзаца"><text:span text:style-name="T23">)),<text:line-break/> <text:s text:c="3"/>...<text:line-break/>]</text:span></text:span></text:p>
      <text:p text:style-name="P81"/>
      <text:p text:style-name="P68"><text:span text:style-name="Основной_20_шрифт_20_абзаца"><text:span text:style-name="T52">4. Добавляем </text:span></text:span><text:span text:style-name="Основной_20_шрифт_20_абзаца"><text:span text:style-name="T48">MEDIA</text:span></text:span><text:span text:style-name="Основной_20_шрифт_20_абзаца"><text:span text:style-name="T52">_</text:span></text:span><text:span text:style-name="Основной_20_шрифт_20_абзаца"><text:span text:style-name="T48">URL</text:span></text:span><text:span text:style-name="Основной_20_шрифт_20_абзаца"><text:span text:style-name="T52"> для вложений в </text:span></text:span><text:span text:style-name="Основной_20_шрифт_20_абзаца"><text:span text:style-name="T48">settings</text:span></text:span><text:span text:style-name="Основной_20_шрифт_20_абзаца"><text:span text:style-name="T52">.</text:span></text:span><text:span text:style-name="Основной_20_шрифт_20_абзаца"><text:span text:style-name="T48">py</text:span></text:span></text:p>
      <text:p text:style-name="P29"><text:span text:style-name="Основной_20_шрифт_20_абзаца"><text:span text:style-name="T23">MEDIA_URL = </text:span></text:span><text:span text:style-name="Основной_20_шрифт_20_абзаца"><text:span text:style-name="T95">'/media/'<text:line-break/></text:span></text:span><text:span text:style-name="Основной_20_шрифт_20_абзаца"><text:span text:style-name="T23">MEDIA_ROOT = os.path.join(BASE_DIR, </text:span></text:span><text:span text:style-name="Основной_20_шрифт_20_абзаца"><text:span text:style-name="T95">'media/'</text:span></text:span><text:span text:style-name="Основной_20_шрифт_20_абзаца"><text:span text:style-name="T23">)</text:span></text:span></text:p>
      <text:p text:style-name="P81"/>
      <text:p text:style-name="P68"><text:span text:style-name="Основной_20_шрифт_20_абзаца"><text:span text:style-name="T48">5. </text:span></text:span><text:span text:style-name="Основной_20_шрифт_20_абзаца"><text:span text:style-name="T52">Если</text:span></text:span><text:span text:style-name="Основной_20_шрифт_20_абзаца"><text:span text:style-name="T48"> </text:span></text:span><text:span text:style-name="Основной_20_шрифт_20_абзаца"><text:span text:style-name="T52">включена</text:span></text:span><text:span text:style-name="Основной_20_шрифт_20_абзаца"><text:span text:style-name="T48"> </text:span></text:span><text:span text:style-name="Основной_20_шрифт_20_абзаца"><text:span text:style-name="T52">опция</text:span></text:span><text:span text:style-name="Основной_20_шрифт_20_абзаца"><text:span text:style-name="T48"> </text:span></text:span><text:span text:style-name="Основной_20_шрифт_20_абзаца"><text:span text:style-name="T52">отладки</text:span></text:span><text:span text:style-name="Основной_20_шрифт_20_абзаца"><text:span text:style-name="T48"> (DEBAG=True), </text:span></text:span><text:span text:style-name="Основной_20_шрифт_20_абзаца"><text:span text:style-name="T52">добавляем</text:span></text:span><text:span text:style-name="Основной_20_шрифт_20_абзаца"><text:span text:style-name="T48"> urlpatterns </text:span></text:span><text:span text:style-name="Основной_20_шрифт_20_абзаца"><text:span text:style-name="T52">в</text:span></text:span><text:span text:style-name="Основной_20_шрифт_20_абзаца"><text:span text:style-name="T48"> urls.py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.conf </text:span></text:span><text:span text:style-name="Основной_20_шрифт_20_абзаца"><text:span text:style-name="T82">import </text:span></text:span><text:span text:style-name="Основной_20_шрифт_20_абзаца"><text:span text:style-name="T23">settings<text:line-break/></text:span></text:span><text:span text:style-name="Основной_20_шрифт_20_абзаца"><text:span text:style-name="T82">from </text:span></text:span><text:span text:style-name="Основной_20_шрифт_20_абзаца"><text:span text:style-name="T23">django.conf.urls.static </text:span></text:span><text:span text:style-name="Основной_20_шрифт_20_абзаца"><text:span text:style-name="T82">import </text:span></text:span><text:span text:style-name="Основной_20_шрифт_20_абзаца"><text:span text:style-name="T23">static<text:line-break/><text:line-break/></text:span></text:span><text:span text:style-name="Основной_20_шрифт_20_абзаца"><text:span text:style-name="T82">if </text:span></text:span><text:span text:style-name="Основной_20_шрифт_20_абзаца"><text:span text:style-name="T23">settings.DEBUG:<text:line-break/> <text:s text:c="3"/>urlpatterns += static(settings.MEDIA_URL, </text:span></text:span><text:span text:style-name="Основной_20_шрифт_20_абзаца"><text:span text:style-name="T116">document_root</text:span></text:span><text:span text:style-name="Основной_20_шрифт_20_абзаца"><text:span text:style-name="T23">=settings.MEDIA_ROOT)</text:span></text:span></text:p>
      <text:p text:style-name="P92"/>
      <text:p text:style-name="P68"><text:span text:style-name="Основной_20_шрифт_20_абзаца"><text:span text:style-name="T52">6. Если используем </text:span></text:span><text:span text:style-name="Основной_20_шрифт_20_абзаца"><text:span text:style-name="T48">Django</text:span></text:span><text:span text:style-name="Основной_20_шрифт_20_абзаца"><text:span text:style-name="T52"> 3.</text:span></text:span><text:span text:style-name="Основной_20_шрифт_20_абзаца"><text:span text:style-name="T48">x</text:span></text:span><text:span text:style-name="Основной_20_шрифт_20_абзаца"><text:span text:style-name="T52"> со стандартным </text:span></text:span><text:span text:style-name="Основной_20_шрифт_20_абзаца"><text:span text:style-name="T48">SummernoteWidget</text:span></text:span><text:span text:style-name="Основной_20_шрифт_20_абзаца"><text:span text:style-name="T52">, тогда в </text:span></text:span><text:span text:style-name="Основной_20_шрифт_20_абзаца"><text:span text:style-name="T48">settings</text:span></text:span><text:span text:style-name="Основной_20_шрифт_20_абзаца"><text:span text:style-name="T52">.</text:span></text:span><text:span text:style-name="Основной_20_шрифт_20_абзаца"><text:span text:style-name="T48">py</text:span></text:span><text:span text:style-name="Основной_20_шрифт_20_абзаца"><text:span text:style-name="T52"> устанавливаем</text:span></text:span></text:p>
      <text:p text:style-name="P29"><text:span text:style-name="Основной_20_шрифт_20_абзаца"><text:span text:style-name="T27">X_FRAME_OPTIONS = </text:span></text:span><text:span text:style-name="Основной_20_шрифт_20_абзаца"><text:span text:style-name="T97">'SAMEORIGIN'</text:span></text:span></text:p>
      <text:p text:style-name="P93"/>
      <text:p text:style-name="P68"><text:span text:style-name="Основной_20_шрифт_20_абзаца"><text:span text:style-name="T52">7. </text:span></text:span><text:span text:style-name="Основной_20_шрифт_20_абзаца"><text:span text:style-name="T48">django</text:span></text:span><text:span text:style-name="Основной_20_шрифт_20_абзаца"><text:span text:style-name="T52">-</text:span></text:span><text:span text:style-name="Основной_20_шрифт_20_абзаца"><text:span text:style-name="T48">summernote</text:span></text:span><text:span text:style-name="Основной_20_шрифт_20_абзаца"><text:span text:style-name="T52"> по умолчанию поставляется с </text:span></text:span><text:span text:style-name="Основной_20_шрифт_20_абзаца"><text:span text:style-name="T48">Bootstrap</text:span></text:span><text:span text:style-name="Основной_20_шрифт_20_абзаца"><text:span text:style-name="T52">3, если мы хотим использовать другую тему, в </text:span></text:span><text:span text:style-name="Основной_20_шрифт_20_абзаца"><text:span text:style-name="T48">settings</text:span></text:span><text:span text:style-name="Основной_20_шрифт_20_абзаца"><text:span text:style-name="T52">.</text:span></text:span><text:span text:style-name="Основной_20_шрифт_20_абзаца"><text:span text:style-name="T48">py</text:span></text:span><text:span text:style-name="Основной_20_шрифт_20_абзаца"><text:span text:style-name="T52"> указываем это</text:span></text:span></text:p>
      <text:p text:style-name="P29"><text:span text:style-name="Основной_20_шрифт_20_абзаца"><text:span text:style-name="T23">SUMMERNOTE_THEME = </text:span></text:span><text:span text:style-name="Основной_20_шрифт_20_абзаца"><text:span text:style-name="T95">'bs4'</text:span></text:span></text:p>
      <text:p text:style-name="P92"/>
      <text:p text:style-name="P92"/>
      <text:p text:style-name="P92"/>
      <text:p text:style-name="P68"><text:soft-page-break/><text:span text:style-name="Основной_20_шрифт_20_абзаца"><text:span text:style-name="T48">8. </text:span></text:span><text:span text:style-name="Основной_20_шрифт_20_абзаца"><text:span text:style-name="T52">В</text:span></text:span><text:span text:style-name="Основной_20_шрифт_20_абзаца"><text:span text:style-name="T48"> forms.py</text:span></text:span></text:p>
      <text:p text:style-name="P68"><text:span text:style-name="Основной_20_шрифт_20_абзаца"><text:span text:style-name="T52">Если</text:span></text:span><text:span text:style-name="Основной_20_шрифт_20_абзаца"><text:span text:style-name="T48"> Form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_summernote.widgets </text:span></text:span><text:span text:style-name="Основной_20_шрифт_20_абзаца"><text:span text:style-name="T82">import </text:span></text:span><text:span text:style-name="Основной_20_шрифт_20_абзаца"><text:span text:style-name="T23">SummernoteWidget, SummernoteInplaceWidget<text:line-break/><text:line-break/></text:span></text:span><text:span text:style-name="Основной_20_шрифт_20_абзаца"><text:span text:style-name="T125">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SomeForm(forms.Form):<text:line-break/> <text:s text:c="3"/>foo = forms.CharField(</text:span></text:span><text:span text:style-name="Основной_20_шрифт_20_абзаца"><text:span text:style-name="T116">widget</text:span></text:span><text:span text:style-name="Основной_20_шрифт_20_абзаца"><text:span text:style-name="T23">=SummernoteWidget()) <text:s/></text:span></text:span><text:span text:style-name="Основной_20_шрифт_20_абзаца"><text:span text:style-name="T125"># instead of forms.Textarea<text:line-break/><text:line-break/># If you don't like &lt;iframe&gt;, then use inplace widget<text:line-break/># Or if you're using django-crispy-forms, please use this.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AnotherForm(forms.Form):<text:line-break/> <text:s text:c="3"/>bar = forms.CharField(</text:span></text:span><text:span text:style-name="Основной_20_шрифт_20_абзаца"><text:span text:style-name="T116">widget</text:span></text:span><text:span text:style-name="Основной_20_шрифт_20_абзаца"><text:span text:style-name="T23">=SummernoteInplaceWidget())</text:span></text:span></text:p>
      <text:p text:style-name="P92"/>
      <text:p text:style-name="P68"><text:span text:style-name="Основной_20_шрифт_20_абзаца"><text:span text:style-name="T52">Если</text:span></text:span><text:span text:style-name="Основной_20_шрифт_20_абзаца"><text:span text:style-name="T48"> ModelForm</text:span></text:span></text:p>
      <text:p text:style-name="P29"><text:span text:style-name="Основной_20_шрифт_20_абзаца"><text:span text:style-name="T82">class </text:span></text:span><text:span text:style-name="Основной_20_шрифт_20_абзаца"><text:span text:style-name="T23">FormFromSomeModel(forms.ModelForm):<text:line-break/> <text:s text:c="3"/></text:span></text:span><text:span text:style-name="Основной_20_шрифт_20_абзаца"><text:span text:style-name="T82">class </text:span></text:span><text:span text:style-name="Основной_20_шрифт_20_абзаца"><text:span text:style-name="T23">Meta:<text:line-break/> <text:s text:c="7"/>model = SomeModel<text:line-break/> <text:s text:c="7"/>widgets = {<text:line-break/> <text:s text:c="11"/></text:span></text:span><text:span text:style-name="Основной_20_шрифт_20_абзаца"><text:span text:style-name="T95">'foo'</text:span></text:span><text:span text:style-name="Основной_20_шрифт_20_абзаца"><text:span text:style-name="T23">: SummernoteWidget(),<text:line-break/> <text:s text:c="11"/></text:span></text:span><text:span text:style-name="Основной_20_шрифт_20_абзаца"><text:span text:style-name="T95">'bar'</text:span></text:span><text:span text:style-name="Основной_20_шрифт_20_абзаца"><text:span text:style-name="T23">: SummernoteInplaceWidget(),<text:line-break/> <text:s text:c="7"/>}</text:span></text:span></text:p>
      <text:p text:style-name="P92"/>
      <text:p text:style-name="P93">Не забываем использовать безопасный шаблонный тег при отображении в шаблонах</text:p>
      <text:p text:style-name="P34">{{ foobar|safe }}</text:p>
      <text:p text:style-name="P93"/>
      <text:p text:style-name="P93">Если мы представляем виджет внешним пользователям, мы должны использовать SummernoteTextFormField или SummernoteTextField, которые экранируют все вредные теги через отбеливатель пакетов Mozilla:</text:p>
      <text:p text:style-name="P68"><text:span text:style-name="Основной_20_шрифт_20_абзаца"><text:span text:style-name="T52">Если</text:span></text:span><text:span text:style-name="Основной_20_шрифт_20_абзаца"><text:span text:style-name="T48"> Form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_summernote.fields </text:span></text:span><text:span text:style-name="Основной_20_шрифт_20_абзаца"><text:span text:style-name="T82">import </text:span></text:span><text:span text:style-name="Основной_20_шрифт_20_абзаца"><text:span text:style-name="T23">SummernoteTextFormField, SummernoteTextField<text:line-break/>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SomeForm(forms.Form):<text:line-break/> <text:s text:c="3"/>foo = SummernoteTextFormField()<text:line-break/></text:span></text:span></text:p>
      <text:p text:style-name="P68"><text:span text:style-name="Основной_20_шрифт_20_абзаца"><text:span text:style-name="T52">Если</text:span></text:span><text:span text:style-name="Основной_20_шрифт_20_абзаца"><text:span text:style-name="T48"> ModelForm</text:span></text:span></text:p>
      <text:p text:style-name="P29"><text:span text:style-name="Основной_20_шрифт_20_абзаца"><text:span text:style-name="T23">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FormForSomeModel(forms.ModelForm):<text:line-break/> <text:s text:c="3"/>foo = SummernoteFormField()</text:span></text:span></text:p>
      <text:p text:style-name="P92"/>
      <text:p text:style-name="P89">9. Запускаем миграцию базы данных для подготовки модели вложения:</text:p>
      <text:p text:style-name="P29"><text:span text:style-name="Основной_20_шрифт_20_абзаца"><text:span text:style-name="T23">python manage.py migrate</text:span></text:span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97"><text:span text:style-name="Основной_20_шрифт_20_абзаца"><text:span text:style-name="T45"/></text:span></text:p>
      <text:p text:style-name="P97"><text:span text:style-name="Основной_20_шрифт_20_абзаца"><text:span text:style-name="T45"/></text:span></text:p>
      <text:p text:style-name="P97"><text:soft-page-break/><text:span text:style-name="Основной_20_шрифт_20_абзаца"><text:span text:style-name="T45">Не</text:span></text:span><text:span text:style-name="Основной_20_шрифт_20_абзаца"><text:span text:style-name="T46"> </text:span></text:span><text:span text:style-name="Основной_20_шрифт_20_абзаца"><text:span text:style-name="T45">отображается</text:span></text:span><text:span text:style-name="Основной_20_шрифт_20_абзаца"><text:span text:style-name="T46"> summernote </text:span></text:span><text:span text:style-name="Основной_20_шрифт_20_абзаца"><text:span text:style-name="T45">в</text:span></text:span><text:span text:style-name="Основной_20_шрифт_20_абзаца"><text:span text:style-name="T46"> pythonanywhere</text:span></text:span></text:p>
      <text:p text:style-name="P83"/>
      <text:p text:style-name="P68"><text:span text:style-name="Основной_20_шрифт_20_абзаца"><text:span text:style-name="T52"><draw:frame draw:style-name="fr1" draw:name="Рисунок 6" text:anchor-type="as-char" svg:y="0cm" svg:width="11.529cm" style:rel-width="scale" svg:height="7.879cm" style:rel-height="scale" draw:z-index="3"><draw:image xlink:href="Pictures/10000201000003E6000002AAE4A63E8D36892A25.png" xlink:type="simple" xlink:show="embed" xlink:actuate="onLoad" loext:mime-type="image/png"/></draw:frame></text:span></text:span></text:p>
      <text:p text:style-name="Обычный"><text:span text:style-name="Основной_20_шрифт_20_абзаца"><text:span text:style-name="T54">Открываем логи с ошибками </text:span></text:span><text:a xlink:type="simple" xlink:href="https://www.pythonanywhere.com/user/singlelogic/files/var/log/singlelogic.pythonanywhere.com.error.log" office:target-frame-name="_top" xlink:show="replace" text:style-name="Internet_20_link" text:visited-style-name="Visited_20_Internet_20_Link"><text:span text:style-name="Гиперссылка"><text:span text:style-name="T168">singlelogic.pythonanywhere.com.error.log</text:span></text:span></text:a></text:p>
      <text:p text:style-name="P68"><text:span text:style-name="Основной_20_шрифт_20_абзаца"><text:span text:style-name="T52"><draw:frame draw:style-name="fr1" draw:name="Рисунок 7" text:anchor-type="as-char" svg:y="0cm" svg:width="11.321cm" style:rel-width="scale" svg:height="7.121cm" style:rel-height="scale" draw:z-index="4"><draw:image xlink:href="Pictures/10000201000003D60000026A1B3F181B01824701.png" xlink:type="simple" xlink:show="embed" xlink:actuate="onLoad" loext:mime-type="image/png"/></draw:frame></text:span></text:span></text:p>
      <text:p text:style-name="P93"/>
      <text:p text:style-name="P68"><text:span text:style-name="Основной_20_шрифт_20_абзаца"><text:span text:style-name="T44">Видим, что не найдены статические файлы:</text:span></text:span><text:span text:style-name="Основной_20_шрифт_20_абзаца"><text:span text:style-name="T52"><draw:frame draw:style-name="fr1" draw:name="Рисунок 5" text:anchor-type="as-char" svg:y="0cm" svg:width="11.465cm" style:rel-width="scale" svg:height="6.609cm" style:rel-height="scale" draw:z-index="5"><draw:image xlink:href="Pictures/10000201000005840000032E2CFE0C1D627DD7D5.png" xlink:type="simple" xlink:show="embed" xlink:actuate="onLoad" loext:mime-type="image/png"/></draw:frame></text:span></text:span></text:p>
      <text:p text:style-name="P89"/>
      <text:p text:style-name="P93"/>
      <text:p text:style-name="P68"><text:soft-page-break/><text:span text:style-name="Основной_20_шрифт_20_абзаца"><text:span text:style-name="T44">Копируем каталог со статическими файлами </text:span></text:span><text:span text:style-name="Основной_20_шрифт_20_абзаца"><text:span text:style-name="T41">summernote</text:span></text:span><text:span text:style-name="Основной_20_шрифт_20_абзаца"><text:span text:style-name="T44"> в каталог /</text:span></text:span><text:span text:style-name="Основной_20_шрифт_20_абзаца"><text:span text:style-name="T41">static</text:span></text:span><text:span text:style-name="Основной_20_шрифт_20_абзаца"><text:span text:style-name="T44">:</text:span></text:span></text:p>
      <text:p text:style-name="P36">cp -r /home/singlelogic/sysadmin/venv/lib64/python3.8/site-packages/django_summernote/static/summernote/ /home/singlelogic/sysadmin/static/</text:p>
      <text:p text:style-name="P36"/>
      <text:p text:style-name="P32">Перезапускаем сервер и проверяем:</text:p>
      <text:p text:style-name="Обычный"><text:span text:style-name="Основной_20_шрифт_20_абзаца"><text:span text:style-name="T8"><draw:frame draw:style-name="fr1" draw:name="Рисунок 8" text:anchor-type="as-char" svg:y="0cm" svg:width="10.86cm" style:rel-width="scale" svg:height="7.442cm" style:rel-height="scale" draw:z-index="6"><draw:image xlink:href="Pictures/10000201000003AD00000285187957E0B443A103.png" xlink:type="simple" xlink:show="embed" xlink:actuate="onLoad" loext:mime-type="image/png"/></draw:frame></text:span></text:span></text:p>
      <text:p text:style-name="P81"/>
      <text:p text:style-name="P81"/>
      <text:p text:style-name="P81"/>
      <text:p text:style-name="P98"><text:span text:style-name="T46">Django-</text:span><text:span text:style-name="T47">ckeditor</text:span></text:p>
      <text:p text:style-name="P84"/>
      <text:p text:style-name="P116"><text:span text:style-name="Основной_20_шрифт_20_абзаца"><text:span text:style-name="T41">1. </text:span></text:span><text:span text:style-name="Основной_20_шрифт_20_абзаца"><text:span text:style-name="T52">Устанавливаем</text:span></text:span><text:span text:style-name="Основной_20_шрифт_20_абзаца"><text:span text:style-name="T48"> django-</text:span></text:span><text:span text:style-name="Основной_20_шрифт_20_абзаца"><text:span text:style-name="T51">ckeditor</text:span></text:span><text:span text:style-name="Основной_20_шрифт_20_абзаца"><text:span text:style-name="T48">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2">нашей</text:span></text:span><text:span text:style-name="Основной_20_шрифт_20_абзаца"><text:span text:style-name="T48"> </text:span></text:span><text:span text:style-name="Основной_20_шрифт_20_абзаца"><text:span text:style-name="T52">виртуальное</text:span></text:span><text:span text:style-name="Основной_20_шрифт_20_абзаца"><text:span text:style-name="T48"> </text:span></text:span><text:span text:style-name="Основной_20_шрифт_20_абзаца"><text:span text:style-name="T52">окружение</text:span></text:span></text:p>
      <text:p text:style-name="P70">pip install django-<text:span text:style-name="T316">ckeditor</text:span></text:p>
      <text:p text:style-name="P95"/>
      <text:p text:style-name="P116"><text:span text:style-name="Основной_20_шрифт_20_абзаца"><text:span text:style-name="T48">2. </text:span></text:span><text:span text:style-name="Основной_20_шрифт_20_абзаца"><text:span text:style-name="T52">Добавляем</text:span></text:span><text:span text:style-name="Основной_20_шрифт_20_абзаца"><text:span text:style-name="T48"> </text:span></text:span><text:span text:style-name="Основной_20_шрифт_20_абзаца"><text:span text:style-name="T52">приложение</text:span></text:span><text:span text:style-name="Основной_20_шрифт_20_абзаца"><text:span text:style-name="T48">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2">файл</text:span></text:span><text:span text:style-name="Основной_20_шрифт_20_абзаца"><text:span text:style-name="T48"> settings.py</text:span></text:span></text:p>
      <text:p text:style-name="P18"><text:span text:style-name="Основной_20_шрифт_20_абзаца"><text:span text:style-name="T258">INSTALLED_APPS = [</text:span></text:span><text:line-break/><text:span text:style-name="T256"> <text:s text:c="3"/>….</text:span><text:line-break/><text:span text:style-name="T256"> <text:s text:c="3"/></text:span><text:span text:style-name="T113">'ckeditor'</text:span><text:span text:style-name="T256">,</text:span><text:line-break/><text:span text:style-name="T256"> <text:s text:c="3"/></text:span><text:span text:style-name="T113">'ckeditor_uploader'</text:span><text:span text:style-name="T256">,</text:span><text:line-break/><text:span text:style-name="T256">]</text:span></text:p>
      <text:p text:style-name="P24"/>
      <text:p text:style-name="P116"><text:span text:style-name="Основной_20_шрифт_20_абзаца"><text:span text:style-name="T48">3. </text:span></text:span><text:span text:style-name="Основной_20_шрифт_20_абзаца"><text:span text:style-name="T52">Доюавляем</text:span></text:span><text:span text:style-name="Основной_20_шрифт_20_абзаца"><text:span text:style-name="T48"> </text:span></text:span><text:span text:style-name="Основной_20_шрифт_20_абзаца"><text:span text:style-name="T49">'ckeditor_uploader.urls’ </text:span></text:span><text:span text:style-name="Основной_20_шрифт_20_абзаца"><text:span text:style-name="T53">в</text:span></text:span><text:span text:style-name="Основной_20_шрифт_20_абзаца"><text:span text:style-name="T49"> urls.py</text:span></text:span></text:p>
      <text:p text:style-name="P26"><text:span text:style-name="Основной_20_шрифт_20_абзаца"><text:span text:style-name="T224">from </text:span></text:span><text:span text:style-name="T256">django.urls </text:span><text:span text:style-name="T221">import </text:span><text:span text:style-name="T256">path, include</text:span><text:span text:style-name="Основной_20_шрифт_20_абзаца"><text:span text:style-name="T23"><text:line-break/></text:span></text:span><text:span text:style-name="Основной_20_шрифт_20_абзаца"><text:span text:style-name="T125">...<text:line-break/></text:span></text:span><text:span text:style-name="Основной_20_шрифт_20_абзаца"><text:span text:style-name="T23">urlpatterns = [<text:line-break/> <text:s text:c="3"/>...<text:line-break/> <text:s text:c="3"/></text:span></text:span><text:span text:style-name="Основной_20_шрифт_20_абзаца"><text:span text:style-name="T259">path(</text:span></text:span><text:span text:style-name="T113">'ckeditor/'</text:span><text:span text:style-name="T256">, include(</text:span><text:span text:style-name="T113">'ckeditor_uploader.urls'</text:span><text:span text:style-name="T256">)),</text:span><text:span text:style-name="Основной_20_шрифт_20_абзаца"><text:span text:style-name="T23"><text:line-break/> <text:s text:c="3"/>...<text:line-break/>]</text:span></text:span></text:p>
      <text:p text:style-name="P82"/>
      <text:p text:style-name="P116"><text:span text:style-name="Основной_20_шрифт_20_абзаца"><text:span text:style-name="T52">4. Добавляем </text:span></text:span><text:span text:style-name="Основной_20_шрифт_20_абзаца"><text:span text:style-name="T48">MEDIA</text:span></text:span><text:span text:style-name="Основной_20_шрифт_20_абзаца"><text:span text:style-name="T52">_</text:span></text:span><text:span text:style-name="Основной_20_шрифт_20_абзаца"><text:span text:style-name="T48">URL</text:span></text:span><text:span text:style-name="Основной_20_шрифт_20_абзаца"><text:span text:style-name="T52"> для вложений в </text:span></text:span><text:span text:style-name="Основной_20_шрифт_20_абзаца"><text:span text:style-name="T48">settings</text:span></text:span><text:span text:style-name="Основной_20_шрифт_20_абзаца"><text:span text:style-name="T52">.</text:span></text:span><text:span text:style-name="Основной_20_шрифт_20_абзаца"><text:span text:style-name="T48">py</text:span></text:span></text:p>
      <text:p text:style-name="P30"><text:span text:style-name="Основной_20_шрифт_20_абзаца"><text:span text:style-name="T23">MEDIA_URL = </text:span></text:span><text:span text:style-name="Основной_20_шрифт_20_абзаца"><text:span text:style-name="T95">'/media/'<text:line-break/></text:span></text:span><text:span text:style-name="Основной_20_шрифт_20_абзаца"><text:span text:style-name="T23">MEDIA_ROOT = os.path.join(BASE_DIR, </text:span></text:span><text:span text:style-name="Основной_20_шрифт_20_абзаца"><text:span text:style-name="T95">'media/'</text:span></text:span><text:span text:style-name="Основной_20_шрифт_20_абзаца"><text:span text:style-name="T23">)</text:span></text:span></text:p>
      <text:p text:style-name="P30"><text:span text:style-name="Основной_20_шрифт_20_абзаца"><text:span text:style-name="T81"/></text:span></text:p>
      <text:p text:style-name="P31"><text:span text:style-name="Основной_20_шрифт_20_абзаца"><text:span text:style-name="T50">5.</text:span></text:span><text:span text:style-name="Основной_20_шрифт_20_абзаца"><text:span text:style-name="T24"> </text:span></text:span><text:span text:style-name="Основной_20_шрифт_20_абзаца"><text:span text:style-name="T80">Добавляем </text:span></text:span><text:span text:style-name="Основной_20_шрифт_20_абзаца"><text:span text:style-name="T50">в settings.py</text:span></text:span></text:p>
      <text:p text:style-name="P25"><text:span text:style-name="Основной_20_шрифт_20_абзаца"><text:span text:style-name="T286">###### <text:s/>CKEDITOR CONFIGURATION ######</text:span></text:span><text:line-break/><text:span text:style-name="T256">CKEDITOR_JQUERY_URL = </text:span><text:soft-page-break/><text:span text:style-name="T113">'https://ajax.googleapis.com/ajax/libs/jquery/2.2.4/jquery.min.js'</text:span><text:line-break/><text:line-break/><text:span text:style-name="T256">CKEDITOR_UPLOAD_PATH = </text:span><text:span text:style-name="T113">'uploads/'</text:span><text:line-break/><text:span text:style-name="T256">CKEDITOR_IMAGE_BACKEND = </text:span><text:span text:style-name="T113">"pillow"</text:span><text:line-break/><text:line-break/><text:span text:style-name="T256">CKEDITOR_CONFIGS = {</text:span><text:line-break/><text:span text:style-name="T256"> <text:s text:c="3"/></text:span><text:span text:style-name="T113">'default'</text:span><text:span text:style-name="T256">: {</text:span><text:line-break/><text:span text:style-name="T256"> <text:s text:c="7"/></text:span><text:span text:style-name="T113">'toolbar'</text:span><text:span text:style-name="T256">: </text:span><text:span text:style-name="T221">None</text:span><text:span text:style-name="T256">,</text:span><text:line-break/><text:span text:style-name="T256"> <text:s text:c="3"/>},</text:span><text:line-break/><text:span text:style-name="T256">}</text:span><text:line-break/><text:span text:style-name="T284">#### END CKEDITOR CONFIGURATION ####</text:span></text:p>
      <text:p text:style-name="P21"/>
      <text:p text:style-name="P116"><text:span text:style-name="Основной_20_шрифт_20_абзаца"><text:span text:style-name="T50">6</text:span></text:span><text:span text:style-name="Основной_20_шрифт_20_абзаца"><text:span text:style-name="T48">. </text:span></text:span><text:span text:style-name="Основной_20_шрифт_20_абзаца"><text:span text:style-name="T52">Если</text:span></text:span><text:span text:style-name="Основной_20_шрифт_20_абзаца"><text:span text:style-name="T48"> </text:span></text:span><text:span text:style-name="Основной_20_шрифт_20_абзаца"><text:span text:style-name="T52">включена</text:span></text:span><text:span text:style-name="Основной_20_шрифт_20_абзаца"><text:span text:style-name="T48"> </text:span></text:span><text:span text:style-name="Основной_20_шрифт_20_абзаца"><text:span text:style-name="T52">опция</text:span></text:span><text:span text:style-name="Основной_20_шрифт_20_абзаца"><text:span text:style-name="T48"> </text:span></text:span><text:span text:style-name="Основной_20_шрифт_20_абзаца"><text:span text:style-name="T52">отладки</text:span></text:span><text:span text:style-name="Основной_20_шрифт_20_абзаца"><text:span text:style-name="T48"> (DEBAG=True), </text:span></text:span><text:span text:style-name="Основной_20_шрифт_20_абзаца"><text:span text:style-name="T52">добавляем</text:span></text:span><text:span text:style-name="Основной_20_шрифт_20_абзаца"><text:span text:style-name="T48"> urlpatterns </text:span></text:span><text:span text:style-name="Основной_20_шрифт_20_абзаца"><text:span text:style-name="T52">в</text:span></text:span><text:span text:style-name="Основной_20_шрифт_20_абзаца"><text:span text:style-name="T48"> urls.py</text:span></text:span></text:p>
      <text:p text:style-name="P30"><text:span text:style-name="Основной_20_шрифт_20_абзаца"><text:span text:style-name="T82">from </text:span></text:span><text:span text:style-name="Основной_20_шрифт_20_абзаца"><text:span text:style-name="T23">django.conf </text:span></text:span><text:span text:style-name="Основной_20_шрифт_20_абзаца"><text:span text:style-name="T82">import </text:span></text:span><text:span text:style-name="Основной_20_шрифт_20_абзаца"><text:span text:style-name="T23">settings<text:line-break/></text:span></text:span><text:span text:style-name="Основной_20_шрифт_20_абзаца"><text:span text:style-name="T82">from </text:span></text:span><text:span text:style-name="Основной_20_шрифт_20_абзаца"><text:span text:style-name="T23">django.conf.urls.static </text:span></text:span><text:span text:style-name="Основной_20_шрифт_20_абзаца"><text:span text:style-name="T82">import </text:span></text:span><text:span text:style-name="Основной_20_шрифт_20_абзаца"><text:span text:style-name="T23">static<text:line-break/><text:line-break/></text:span></text:span><text:span text:style-name="Основной_20_шрифт_20_абзаца"><text:span text:style-name="T82">if </text:span></text:span><text:span text:style-name="Основной_20_шрифт_20_абзаца"><text:span text:style-name="T23">settings.DEBUG:<text:line-break/> <text:s text:c="3"/>urlpatterns += static(settings.MEDIA_URL, </text:span></text:span><text:span text:style-name="Основной_20_шрифт_20_абзаца"><text:span text:style-name="T116">document_root</text:span></text:span><text:span text:style-name="Основной_20_шрифт_20_абзаца"><text:span text:style-name="T23">=settings.MEDIA_ROOT)</text:span></text:span></text:p>
      <text:p text:style-name="P86"/>
      <text:p text:style-name="P116"><text:span text:style-name="Основной_20_шрифт_20_абзаца"><text:span text:style-name="T48">8.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0">models</text:span></text:span><text:span text:style-name="Основной_20_шрифт_20_абзаца"><text:span text:style-name="T48">.py</text:span></text:span></text:p>
      <text:p text:style-name="P18"><text:span text:style-name="Основной_20_шрифт_20_абзаца"><text:span text:style-name="T223">from </text:span></text:span><text:span text:style-name="T256">ckeditor_uploader.fields </text:span><text:span text:style-name="T221">import </text:span><text:span text:style-name="T256">RichTextUploadingField</text:span></text:p>
      <text:p text:style-name="P18"><text:span text:style-name="Основной_20_шрифт_20_абзаца"><text:span text:style-name="T48"/></text:span></text:p>
      <text:p text:style-name="P18"><text:span text:style-name="T221">class </text:span><text:span text:style-name="T79">Post</text:span><text:span text:style-name="T256">(models.Model):</text:span><text:line-break/><text:span text:style-name="T256"> <text:s text:c="3"/>...</text:span><text:line-break/><text:span text:style-name="T256"> <text:s text:c="3"/>body = RichTextUploadingField(</text:span><text:span text:style-name="T122">verbose_name</text:span><text:span text:style-name="T256">=</text:span><text:span text:style-name="T113">'Пост'</text:span><text:span text:style-name="T256">)</text:span><text:line-break/><text:span text:style-name="T256"> <text:s text:c="3"/>...</text:span></text:p>
      <text:p text:style-name="P22"/>
      <text:p text:style-name="P20">9. В forms.py</text:p>
      <text:p text:style-name="P19"><text:span text:style-name="T256">{% block content %}</text:span><text:line-break/><text:span text:style-name="T256"> <text:s text:c="3"/>...</text:span><text:line-break/><text:span text:style-name="T256"> <text:s text:c="3"/>{{ form.media }}</text:span><text:line-break/><text:span text:style-name="T256"> <text:s text:c="3"/>….</text:span><text:line-break/><text:span text:style-name="T256">{% endblock %}</text:span></text:p>
      <text:p text:style-name="P23"/>
      <text:p text:style-name="P90"><text:span text:style-name="T317">10</text:span>. Запускаем миграцию базы данных для подготовки модели вложения:</text:p>
      <text:p text:style-name="P31"><text:span text:style-name="Основной_20_шрифт_20_абзаца"><text:span text:style-name="T23">python manage.py </text:span></text:span><text:span text:style-name="Основной_20_шрифт_20_абзаца"><text:span text:style-name="T26">makemigrations</text:span></text:span></text:p>
      <text:p text:style-name="P38"><text:span text:style-name="Основной_20_шрифт_20_абзаца"><text:span text:style-name="T315">python manage.py migrate</text:span></text:span></text:p>
      <text:p text:style-name="P81"/>
      <text:p text:style-name="P81"/>
      <text:p text:style-name="P96">Ссылки:</text:p>
      <text:list xml:id="list1113995552" text:style-name="L2">
        <text:list-item>
          <text:p text:style-name="P297"><text:a xlink:type="simple" xlink:href="https://pypi.org/project/django-ckeditor/" text:style-name="Internet_20_link" text:visited-style-name="Visited_20_Internet_20_Link"><text:span text:style-name="T73">https://pypi.org/project/django-ckeditor/</text:span></text:a></text:p>
        </text:list-item>
        <text:list-item>
          <text:p text:style-name="P297"><text:a xlink:type="simple" xlink:href="https://overiq.com/django-1-10/integrating-ckeditor-in-django/" text:style-name="Internet_20_link" text:visited-style-name="Visited_20_Internet_20_Link"><text:span text:style-name="T73">https://overiq.com/django-1-10/integrating-ckeditor-in-django/</text:span></text:a></text:p>
          <text:p text:style-name="P296"/>
        </text:list-item>
      </text:list>
      <text:p text:style-name="P81"/>
      <text:p text:style-name="P81"/>
      <text:p text:style-name="P81"/>
      <text:p text:style-name="P87">Передача конфиденциальной информации</text:p>
      <text:p text:style-name="P87"/>
      <text:p text:style-name="P34">pip install python-dotenv</text:p>
      <text:p text:style-name="P93"/>
      <text:p text:style-name="P68"><text:soft-page-break/><text:span text:style-name="Основной_20_шрифт_20_абзаца"><text:span text:style-name="T44">Создаем в корне проекта файл .</text:span></text:span><text:span text:style-name="Основной_20_шрифт_20_абзаца"><text:span text:style-name="T41">env</text:span></text:span><text:span text:style-name="Основной_20_шрифт_20_абзаца"><text:span text:style-name="T44"> и записываем в него необходимую информацию</text:span></text:span></text:p>
      <text:p text:style-name="P68"><text:span text:style-name="Основной_20_шрифт_20_абзаца"><text:span text:style-name="T31">SECRET</text:span></text:span><text:span text:style-name="Основной_20_шрифт_20_абзаца"><text:span text:style-name="T32">_</text:span></text:span><text:span text:style-name="Основной_20_шрифт_20_абзаца"><text:span text:style-name="T31">KEY</text:span></text:span><text:span text:style-name="Основной_20_шрифт_20_абзаца"><text:span text:style-name="T32">='</text:span></text:span><text:span text:style-name="Основной_20_шрифт_20_абзаца"><text:span text:style-name="T31">password</text:span></text:span><text:span text:style-name="Основной_20_шрифт_20_абзаца"><text:span text:style-name="T32">'</text:span></text:span></text:p>
      <text:p text:style-name="P93"/>
      <text:p text:style-name="P68"><text:span text:style-name="Основной_20_шрифт_20_абзаца"><text:span text:style-name="T44">В верхней части файла </text:span></text:span><text:span text:style-name="Основной_20_шрифт_20_абзаца"><text:span text:style-name="T41">settings</text:span></text:span><text:span text:style-name="Основной_20_шрифт_20_абзаца"><text:span text:style-name="T44">.</text:span></text:span><text:span text:style-name="Основной_20_шрифт_20_абзаца"><text:span text:style-name="T41">py</text:span></text:span><text:span text:style-name="Основной_20_шрифт_20_абзаца"><text:span text:style-name="T44"> пишем: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otenv </text:span></text:span><text:span text:style-name="Основной_20_шрифт_20_абзаца"><text:span text:style-name="T82">import </text:span></text:span><text:span text:style-name="Основной_20_шрифт_20_абзаца"><text:span text:style-name="T23">load_dotenv<text:line-break/><text:line-break/>load_dotenv()</text:span></text:span></text:p>
      <text:p text:style-name="P92"/>
      <text:p text:style-name="P93">И добавляем наш скрытый пароль с середине файла</text:p>
      <text:p text:style-name="P29"><text:span text:style-name="Основной_20_шрифт_20_абзаца"><text:span text:style-name="T27">DATABASES = {<text:line-break/> <text:s text:c="3"/></text:span></text:span><text:span text:style-name="Основной_20_шрифт_20_абзаца"><text:span text:style-name="T97">'default'</text:span></text:span><text:span text:style-name="Основной_20_шрифт_20_абзаца"><text:span text:style-name="T27">: {<text:line-break/> <text:s text:c="7"/></text:span></text:span><text:span text:style-name="Основной_20_шрифт_20_абзаца"><text:span text:style-name="T97">'ENGINE'</text:span></text:span><text:span text:style-name="Основной_20_шрифт_20_абзаца"><text:span text:style-name="T27">: </text:span></text:span><text:span text:style-name="Основной_20_шрифт_20_абзаца"><text:span text:style-name="T97">'django.db.backends.postgresql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97">'NAME'</text:span></text:span><text:span text:style-name="Основной_20_шрифт_20_абзаца"><text:span text:style-name="T27">: </text:span></text:span><text:span text:style-name="Основной_20_шрифт_20_абзаца"><text:span text:style-name="T97">'sysadmin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97">'USER'</text:span></text:span><text:span text:style-name="Основной_20_шрифт_20_абзаца"><text:span text:style-name="T27">: </text:span></text:span><text:span text:style-name="Основной_20_шрифт_20_абзаца"><text:span text:style-name="T97">'sysadminuser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97">'PASSWORD'</text:span></text:span><text:span text:style-name="Основной_20_шрифт_20_абзаца"><text:span text:style-name="T27">: os.getenv(</text:span></text:span><text:span text:style-name="Основной_20_шрифт_20_абзаца"><text:span text:style-name="T97">'SECRET_KEY'</text:span></text:span><text:span text:style-name="Основной_20_шрифт_20_абзаца"><text:span text:style-name="T27">),<text:line-break/> <text:s text:c="7"/></text:span></text:span><text:span text:style-name="Основной_20_шрифт_20_абзаца"><text:span text:style-name="T97">'HOST'</text:span></text:span><text:span text:style-name="Основной_20_шрифт_20_абзаца"><text:span text:style-name="T27">: </text:span></text:span><text:span text:style-name="Основной_20_шрифт_20_абзаца"><text:span text:style-name="T97">'localhost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97">'PORT'</text:span></text:span><text:span text:style-name="Основной_20_шрифт_20_абзаца"><text:span text:style-name="T27">: </text:span></text:span><text:span text:style-name="Основной_20_шрифт_20_абзаца"><text:span text:style-name="T97">''</text:span></text:span><text:span text:style-name="Основной_20_шрифт_20_абзаца"><text:span text:style-name="T27">,<text:line-break/> <text:s text:c="3"/>}<text:line-break/>}</text:span></text:span></text:p>
      <text:p text:style-name="P93"/>
      <text:p text:style-name="P93"/>
      <text:p text:style-name="P87"/>
      <text:p text:style-name="P87"/>
      <text:p text:style-name="P87"/>
      <text:p text:style-name="P87">Создание пользователей и групп</text:p>
      <text:p text:style-name="P94"/>
      <text:p text:style-name="P93">python manage.py shell</text:p>
      <text:p text:style-name="P92">from django.contrib.auth.models import User</text:p>
      <text:p text:style-name="P92">user = User.objects.create_user('artem', 'artem@gmail.com', '1234')</text:p>
      <text:p text:style-name="P92">user.first_name = 'Artem'</text:p>
      <text:p text:style-name="P92">user.last_name = 'Tushev'</text:p>
      <text:p text:style-name="P68"><text:span text:style-name="Основной_20_шрифт_20_абзаца"><text:span text:style-name="T41">user</text:span></text:span><text:span text:style-name="Основной_20_шрифт_20_абзаца"><text:span text:style-name="T44">.</text:span></text:span><text:span text:style-name="Основной_20_шрифт_20_абзаца"><text:span text:style-name="T41">save</text:span></text:span><text:span text:style-name="Основной_20_шрифт_20_абзаца"><text:span text:style-name="T44">()</text:span></text:span></text:p>
      <text:p text:style-name="P68"/>
      <text:p text:style-name="P68"/>
      <text:p text:style-name="P68"/>
      <text:p text:style-name="P99">Не создаются таблицы с таким же именем как ранее были удалены</text:p>
      <text:p text:style-name="P99"/>
      <text:p text:style-name="Обычный"><text:span text:style-name="Основной_20_шрифт_20_абзаца"><text:span text:style-name="T56">Такое бывает, если создать и применить миграции, потом удалить, не откатив, и создать заново с таким же именем. Django хранит информацию обо всех применённых миграциях в базе данных (таблица </text:span></text:span><text:span text:style-name="Основной_20_шрифт_20_абзаца"><text:span text:style-name="T57">django_migrations)</text:span></text:span><text:span text:style-name="Основной_20_шрифт_20_абзаца"><text:span text:style-name="T56">, и там уже записано, что миграция </text:span></text:span><text:span text:style-name="Основной_20_шрифт_20_абзаца"><text:span text:style-name="T58">0001_initial</text:span></text:span><text:span text:style-name="Основной_20_шрифт_20_абзаца"><text:span text:style-name="T56"> у приложения </text:span></text:span><text:span text:style-name="Основной_20_шрифт_20_абзаца"><text:span text:style-name="T59">account</text:span></text:span><text:span text:style-name="Основной_20_шрифт_20_абзаца"><text:span text:style-name="T56"> уже выполнялась, и выполнять её ещё раз типа не надо. Раз уж вы не пользуетесь родным механизмом отката (через ту же команду </text:span></text:span><text:span text:style-name="Основной_20_шрифт_20_абзаца"><text:span text:style-name="T58">migrate</text:span></text:span><text:span text:style-name="Основной_20_шрифт_20_абзаца"><text:span text:style-name="T56">), нужно подчистить информацию о миграциях вручную.</text:span></text:span></text:p>
      <text:p text:style-name="Обычный"><text:span text:style-name="Основной_20_шрифт_20_абзаца"><text:span text:style-name="T56">Чтобы удалить информацию обо всех миграциях приложения (в вашем случае </text:span></text:span><text:span text:style-name="Основной_20_шрифт_20_абзаца"><text:span text:style-name="T58">имя приложения</text:span></text:span><text:span text:style-name="Основной_20_шрифт_20_абзаца"><text:span text:style-name="T56"> это </text:span></text:span><text:span text:style-name="Основной_20_шрифт_20_абзаца"><text:span text:style-name="T59">account</text:span></text:span><text:span text:style-name="Основной_20_шрифт_20_абзаца"><text:span text:style-name="T56">):</text:span></text:span></text:p>
      <text:p text:style-name="Обычный"/>
      <text:p text:style-name="P35">DELETE FROM django_migrations</text:p>
      <text:p text:style-name="Обычный"><text:span text:style-name="Основной_20_шрифт_20_абзаца"><text:span text:style-name="T31">WHERE app='account';</text:span></text:span></text:p>
      <text:p text:style-name="P42"/>
      <text:p text:style-name="Обычный">И далее выполняем:</text:p>
      <text:p text:style-name="P48">python manage.py migrate</text:p>
      <text:p text:style-name="P102"><text:soft-page-break/></text:p>
      <text:p text:style-name="P123">Вы можете вернуться, перейдя к предыдущей миграции.</text:p>
      <text:p text:style-name="P123">Например, если ваши последние две миграции:</text:p>
      <text:list xml:id="list3127199792" text:style-name="L3">
        <text:list-item>
          <text:p text:style-name="P292"><text:span text:style-name="Основной_20_шрифт_20_абзаца"><text:span text:style-name="T169">0010_previous_migration</text:span></text:span></text:p>
        </text:list-item>
        <text:list-item>
          <text:p text:style-name="P292"><text:span text:style-name="Основной_20_шрифт_20_абзаца"><text:span text:style-name="T169">0011_migration_to_revert</text:span></text:span></text:p>
        </text:list-item>
      </text:list>
      <text:p text:style-name="P123">Тогда вы бы сделали:</text:p>
      <text:p text:style-name="P49">./manage.py migrate my_app 0010_previous_migration</text:p>
      <text:p text:style-name="P122"><text:span text:style-name="Основной_20_шрифт_20_абзаца"><text:span text:style-name="T171">Затем вы можете удалить миграцию </text:span></text:span><text:span text:style-name="Основной_20_шрифт_20_абзаца"><text:span text:style-name="T170">0011_migration_to_revert</text:span></text:span><text:span text:style-name="Основной_20_шрифт_20_абзаца"><text:span text:style-name="T171">.</text:span></text:span></text:p>
      <text:p text:style-name="P123">Если вы используете Django 1.8+, вы можете показать имена всех миграций с помощью</text:p>
      <text:p text:style-name="P51">./manage.py showmigrations my_app</text:p>
      <text:p text:style-name="P123">Чтобы отменить все миграции для приложения, вы можете запустить:</text:p>
      <text:p text:style-name="P50">./manage.py migrate my_app zero</text:p>
      <text:p text:style-name="P104"/>
      <text:p text:style-name="P52"/>
      <text:p text:style-name="P52"/>
      <text:p text:style-name="P53"/>
      <text:p text:style-name="P53"/>
      <text:p text:style-name="P53"/>
      <text:p text:style-name="P53"/>
      <text:p text:style-name="P53">Port is already in use</text:p>
      <text:p text:style-name="P52"/>
      <text:p text:style-name="P54">ps aux | grep -i manage</text:p>
      <text:p text:style-name="P55"># sudo lsof -i :8000</text:p>
      <text:p text:style-name="P28"><text:span text:style-name="Основной_20_шрифт_20_абзаца"><text:span text:style-name="T32">kill -9 4003</text:span></text:span></text:p>
      <text:p text:style-name="P102"/>
      <text:p text:style-name="P102"/>
      <text:p text:style-name="P99">Формы</text:p>
      <text:p text:style-name="P99"/>
      <text:h text:style-name="P257" text:outline-level="3">help_text</text:h>
      <text:p text:style-name="P124"><text:span text:style-name="Основной_20_шрифт_20_абзаца"><text:span text:style-name="T54">Параметр</text:span></text:span><text:span text:style-name="apple-converted-space"><text:span text:style-name="T54"> </text:span></text:span><text:span text:style-name="b"><text:span text:style-name="T55">help_text</text:span></text:span><text:span text:style-name="apple-converted-space"><text:span text:style-name="T54"> </text:span></text:span><text:span text:style-name="Основной_20_шрифт_20_абзаца"><text:span text:style-name="T54">устанавливает подсказку рядом с полем ввода:</text:span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7"/>
            <text:p text:style-name="P57"/>
            <text:p text:style-name="P57"/>
            <text:p text:style-name="P57"/>
            <text:p text:style-name="P57"/>
          </table:table-cell>
          <table:table-cell table:style-name="Таблица1.A1" office:value-type="string">
            <text:p text:style-name="P61"><text:span text:style-name="Код_20_HTML"><text:span text:style-name="T172">from</text:span></text:span><text:span text:style-name="Основной_20_шрифт_20_абзаца"><text:span text:style-name="T175"> </text:span></text:span><text:span text:style-name="Код_20_HTML"><text:span text:style-name="T172">django import</text:span></text:span><text:span text:style-name="Основной_20_шрифт_20_абзаца"><text:span text:style-name="T175"> </text:span></text:span><text:span text:style-name="Код_20_HTML"><text:span text:style-name="T172">forms</text:span></text:span></text:p>
            <text:p text:style-name="P58"> </text:p>
            <text:p text:style-name="P61"><text:span text:style-name="Код_20_HTML"><text:span text:style-name="T172">class</text:span></text:span><text:span text:style-name="Основной_20_шрифт_20_абзаца"><text:span text:style-name="T175"> </text:span></text:span><text:span text:style-name="Код_20_HTML"><text:span text:style-name="T172">UserForm(forms.Form):</text:span></text:span></text:p>
            <text:p text:style-name="P61"><text:span text:style-name="Код_20_HTML"><text:span text:style-name="T172">    name =</text:span></text:span><text:span text:style-name="Основной_20_шрифт_20_абзаца"><text:span text:style-name="T175"> </text:span></text:span><text:span text:style-name="Код_20_HTML"><text:span text:style-name="T172">forms.CharField(help_text="</text:span></text:span><text:span text:style-name="Код_20_HTML"><text:span text:style-name="T174">Введите</text:span></text:span><text:span text:style-name="Код_20_HTML"><text:span text:style-name="T172"> </text:span></text:span><text:span text:style-name="Код_20_HTML"><text:span text:style-name="T174">свое</text:span></text:span><text:span text:style-name="Код_20_HTML"><text:span text:style-name="T172"> </text:span></text:span><text:span text:style-name="Код_20_HTML"><text:span text:style-name="T174">имя</text:span></text:span><text:span text:style-name="Код_20_HTML"><text:span text:style-name="T172">")</text:span></text:span></text:p>
            <text:p text:style-name="P61"><text:span text:style-name="Код_20_HTML"><text:span text:style-name="T172">    age =</text:span></text:span><text:span text:style-name="Основной_20_шрифт_20_абзаца"><text:span text:style-name="T175"> </text:span></text:span><text:span text:style-name="Код_20_HTML"><text:span text:style-name="T172">forms.IntegerField(help_text="</text:span></text:span><text:span text:style-name="Код_20_HTML"><text:span text:style-name="T174">Введите</text:span></text:span><text:span text:style-name="Код_20_HTML"><text:span text:style-name="T172"> </text:span></text:span><text:span text:style-name="Код_20_HTML"><text:span text:style-name="T174">свой</text:span></text:span><text:span text:style-name="Код_20_HTML"><text:span text:style-name="T172"> </text:span></text:span><text:span text:style-name="Код_20_HTML"><text:span text:style-name="T174">возраст</text:span></text:span><text:span text:style-name="Код_20_HTML"><text:span text:style-name="T172">")</text:span></text:span></text:p>
          </table:table-cell>
        </table:table-row>
      </table:table>
      <text:p text:style-name="P100"/>
      <text:p text:style-name="P100"/>
      <text:p text:style-name="P100"/>
      <text:p text:style-name="P97"><text:span text:style-name="Основной_20_шрифт_20_абзаца"><text:span text:style-name="T176">Статические</text:span></text:span><text:span text:style-name="Основной_20_шрифт_20_абзаца"><text:span text:style-name="T177"> </text:span></text:span><text:span text:style-name="Основной_20_шрифт_20_абзаца"><text:span text:style-name="T176">файлы</text:span></text:span></text:p>
      <text:p text:style-name="P100"/>
      <text:p text:style-name="P29"><text:span text:style-name="Основной_20_шрифт_20_абзаца"><text:span text:style-name="T23"># Static files (CSS, JavaScript, Images) <text:line-break/># https://docs.djangoproject.com/en/</text:span></text:span><text:span text:style-name="Основной_20_шрифт_20_абзаца"><text:span text:style-name="T137">2.1</text:span></text:span><text:span text:style-name="Основной_20_шрифт_20_абзаца"><text:span text:style-name="T23">/howto/static-files/ <text:line-break/># The absolute path to the directory where collectstatic will collect static files for deployment. <text:line-break/>STATIC_ROOT = os.path.join(BASE_DIR, </text:span></text:span><text:span text:style-name="Основной_20_шрифт_20_абзаца"><text:span text:style-name="T145">'staticfiles'</text:span></text:span><text:span text:style-name="Основной_20_шрифт_20_абзаца"><text:span text:style-name="T23">) <text:line-break/><text:line-break/></text:span></text:span><text:soft-page-break/><text:span text:style-name="Основной_20_шрифт_20_абзаца"><text:span text:style-name="T23"># The URL to use when referring to static files (where they will be served from) <text:line-break/>STATIC_URL = </text:span></text:span><text:span text:style-name="Основной_20_шрифт_20_абзаца"><text:span text:style-name="T145">'/static/' <text:s text:c="2"/><text:line-break/><text:line-break/></text:span></text:span><text:span text:style-name="Основной_20_шрифт_20_абзаца"><text:span text:style-name="T23"># Static file serving. <text:line-break/># http://whitenoise.evans.io/en/stable/django.html#django-middleware <text:line-break/>STATICFILES_STORAGE = </text:span></text:span><text:span text:style-name="Основной_20_шрифт_20_абзаца"><text:span text:style-name="T145">'whitenoise.storage.CompressedManifestStaticFilesStorage'</text:span></text:span></text:p>
      <text:p text:style-name="P100"/>
      <text:p text:style-name="P100"/>
      <text:h text:style-name="P261" text:outline-level="3">Развертывание статические файлы в двух словах</text:h>
      <text:p text:style-name="Обычный">Когда проект готов к установке на боевой сервер:</text:p>
      <text:list xml:id="list2654322805" text:style-name="L4">
        <text:list-item>
          <text:p text:style-name="P290"><text:span text:style-name="Основной_20_шрифт_20_абзаца"><text:span text:style-name="T11">Укажите в настройке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62">STATIC_URL</text:span></text:span></text:a><text:span text:style-name="Основной_20_шрифт_20_абзаца"><text:span text:style-name="T11"> общедоступный URL к вашим статическим файлам (в большинстве случаев подходи значение по умолчанию </text:span></text:span><text:span text:style-name="pre"><text:span text:style-name="T162">/static/</text:span></text:span><text:span text:style-name="Основной_20_шрифт_20_абзаца"><text:span text:style-name="T11">).</text:span></text:span></text:p>
        </text:list-item>
        <text:list-item>
          <text:p text:style-name="P290"><text:span text:style-name="Основной_20_шрифт_20_абзаца"><text:span text:style-name="T11">В настройке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62">STATIC_ROOT</text:span></text:span></text:a><text:span text:style-name="Основной_20_шрифт_20_абзаца"><text:span text:style-name="T11"> укажите путь к каталогу, в который команда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62">collectstatic</text:span></text:span></text:a><text:span text:style-name="Основной_20_шрифт_20_абзаца"><text:span text:style-name="T11"> соберет все статические файлы. Например:</text:span></text:span></text:p>
        </text:list-item>
      </text:list>
      <text:p text:style-name="P125"><text:span text:style-name="n"><text:span text:style-name="T61"># STATIC_ROOT</text:span></text:span><text:span text:style-name="Основной_20_шрифт_20_абзаца"><text:span text:style-name="T61"> </text:span></text:span><text:span text:style-name="o"><text:span text:style-name="T62">=</text:span></text:span><text:span text:style-name="Основной_20_шрифт_20_абзаца"><text:span text:style-name="T61"> </text:span></text:span><text:span text:style-name="s"><text:span text:style-name="T180">"/home/jacob/projects/mysite.com/sitestatic"</text:span></text:span></text:p>
      <text:p text:style-name="P125"><text:span text:style-name="Основной_20_шрифт_20_абзаца"><text:span text:style-name="T28">STATIC_ROOT = os.path.join(BASE_DIR, </text:span></text:span><text:span text:style-name="Основной_20_шрифт_20_абзаца"><text:span text:style-name="T147">'staticfiles')</text:span></text:span></text:p>
      <text:list xml:id="list164755138670552" text:continue-numbering="true" text:style-name="L4">
        <text:list-item>
          <text:p text:style-name="P290"><text:span text:style-name="Основной_20_шрифт_20_абзаца"><text:span text:style-name="T11">Выполните команду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62">collectstatic</text:span></text:span></text:a><text:span text:style-name="Основной_20_шрифт_20_абзаца"><text:span text:style-name="T11">:</text:span></text:span></text:p>
        </text:list-item>
      </text:list>
      <text:p text:style-name="P126"><text:span text:style-name="Основной_20_шрифт_20_абзаца"><text:span text:style-name="T63">./manage.py collectstatic</text:span></text:span></text:p>
      <text:p text:style-name="P127"><text:span text:style-name="Основной_20_шрифт_20_абзаца"><text:span text:style-name="T11">Команда пройдется по всем возможным местам расположения статических файлов и скопирует их в каталог указанный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62">STATIC_ROOT</text:span></text:span></text:a><text:span text:style-name="Основной_20_шрифт_20_абзаца"><text:span text:style-name="T11">.</text:span></text:span></text:p>
      <text:list xml:id="list164756380198733" text:continue-numbering="true" text:style-name="L4">
        <text:list-item>
          <text:p text:style-name="P290"><text:span text:style-name="Основной_20_шрифт_20_абзаца"><text:span text:style-name="T11">Настройте сервер для раздачи файлов из каталога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62">STATIC_ROOT</text:span></text:span></text:a><text:span text:style-name="Основной_20_шрифт_20_абзаца"><text:span text:style-name="T11"> по адресу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62">STATIC_URL</text:span></text:span></text:a><text:span text:style-name="Основной_20_шрифт_20_абзаца"><text:span text:style-name="T11">.</text:span></text:span></text:p>
        </text:list-item>
      </text:list>
      <text:p text:style-name="P127"><text:a xlink:type="simple" xlink:href="https://djbook.ru/rel1.6/howto/static-files.html#staticfiles-production" office:target-frame-name="_top" xlink:show="replace" text:style-name="Internet_20_link" text:visited-style-name="Visited_20_Internet_20_Link"><text:span text:style-name="Emphasis"><text:span text:style-name="T181">Раздача статических файлов на боевом сервере</text:span></text:span></text:a><text:span text:style-name="Основной_20_шрифт_20_абзаца"><text:span text:style-name="T11"> описывает различные практики работы со статическими файлами на боевом сервере.</text:span></text:span></text:p>
      <text:p text:style-name="P128"/>
      <text:p text:style-name="P41"/>
      <text:p text:style-name="P29"><text:span text:style-name="Основной_20_шрифт_20_абзаца"><text:span text:style-name="T125"># Static files (CSS, JavaScript, Images)<text:line-break/># https://docs.djangoproject.com/en/2.1/howto/static-files/<text:line-break/># The absolute path to the directory where collectstatic will collect static files for deployment.<text:line-break/></text:span></text:span><text:span text:style-name="Основной_20_шрифт_20_абзаца"><text:span text:style-name="T23">STATIC_ROOT = os.path.join(BASE_DIR, </text:span></text:span><text:span text:style-name="Основной_20_шрифт_20_абзаца"><text:span text:style-name="T95">'staticfile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5"># The URL to use when referring to static files (where they will be served from)<text:line-break/></text:span></text:span><text:span text:style-name="Основной_20_шрифт_20_абзаца"><text:span text:style-name="T23">STATIC_URL = </text:span></text:span><text:span text:style-name="Основной_20_шрифт_20_абзаца"><text:span text:style-name="T95">'/static/'</text:span></text:span></text:p>
      <text:p text:style-name="P129"/>
      <text:p text:style-name="P129"/>
      <text:p text:style-name="P130"><text:soft-page-break/>MySQL</text:p>
      <text:p text:style-name="P29"><text:span text:style-name="Основной_20_шрифт_20_абзаца"><text:span text:style-name="T23">DATABASES = {<text:line-break/> <text:s text:c="3"/></text:span></text:span><text:span text:style-name="Основной_20_шрифт_20_абзаца"><text:span text:style-name="T95">'default'</text:span></text:span><text:span text:style-name="Основной_20_шрифт_20_абзаца"><text:span text:style-name="T23">: {<text:line-break/> <text:s text:c="7"/></text:span></text:span><text:span text:style-name="Основной_20_шрифт_20_абзаца"><text:span text:style-name="T95">'ENGINE'</text:span></text:span><text:span text:style-name="Основной_20_шрифт_20_абзаца"><text:span text:style-name="T23">: </text:span></text:span><text:span text:style-name="Основной_20_шрифт_20_абзаца"><text:span text:style-name="T95">'django.db.backends.mysql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95">'NAME'</text:span></text:span><text:span text:style-name="Основной_20_шрифт_20_абзаца"><text:span text:style-name="T23">: </text:span></text:span><text:span text:style-name="Основной_20_шрифт_20_абзаца"><text:span text:style-name="T95">'singlelogic$sysadmindb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95">'USER'</text:span></text:span><text:span text:style-name="Основной_20_шрифт_20_абзаца"><text:span text:style-name="T23">: </text:span></text:span><text:span text:style-name="Основной_20_шрифт_20_абзаца"><text:span text:style-name="T95">'singlelogic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95">'PASSWORD'</text:span></text:span><text:span text:style-name="Основной_20_шрифт_20_абзаца"><text:span text:style-name="T23">: </text:span></text:span><text:span text:style-name="Основной_20_шрифт_20_абзаца"><text:span text:style-name="T95">'</text:span></text:span><text:span text:style-name="Основной_20_шрифт_20_абзаца"><text:span text:style-name="T96">1234</text:span></text:span><text:span text:style-name="Основной_20_шрифт_20_абзаца"><text:span text:style-name="T95">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95">'HOST'</text:span></text:span><text:span text:style-name="Основной_20_шрифт_20_абзаца"><text:span text:style-name="T23">: </text:span></text:span><text:span text:style-name="Основной_20_шрифт_20_абзаца"><text:span text:style-name="T95">'singlelogic.mysql.pythonanywhere-services.com'</text:span></text:span><text:span text:style-name="Основной_20_шрифт_20_абзаца"><text:span text:style-name="T23">, <text:line-break/> <text:s text:c="7"/></text:span></text:span><text:span text:style-name="Основной_20_шрифт_20_абзаца"><text:span text:style-name="T95">'PORT'</text:span></text:span><text:span text:style-name="Основной_20_шрифт_20_абзаца"><text:span text:style-name="T23">: </text:span></text:span><text:span text:style-name="Основной_20_шрифт_20_абзаца"><text:span text:style-name="T95">''</text:span></text:span><text:span text:style-name="Основной_20_шрифт_20_абзаца"><text:span text:style-name="T23">,<text:line-break/> <text:s text:c="3"/>}<text:line-break/>}</text:span></text:span></text:p>
      <text:p text:style-name="P33"/>
      <text:p text:style-name="P131">При возникновении ошибки подключения базы данных:</text:p>
      <text:p text:style-name="P106"><text:span text:style-name="Основной_20_шрифт_20_абзаца"><text:span text:style-name="T182">File</text:span></text:span><text:span text:style-name="Основной_20_шрифт_20_абзаца"><text:span text:style-name="T184"> "C:\Users\user\env\lib\site-packages\django\db\backends\mysql\base.py", line 30, in &lt;module&gt;</text:span></text:span></text:p>
      <text:p text:style-name="P62"><text:s text:c="4"/>'Did you install mysqlclient or MySQL-python?' % e</text:p>
      <text:p text:style-name="P28"><text:span text:style-name="Основной_20_шрифт_20_абзаца"><text:span text:style-name="T185">django.core.exceptions.</text:span></text:span><text:span text:style-name="Основной_20_шрифт_20_абзаца"><text:span text:style-name="T183">ImproperlyConfigured</text:span></text:span><text:span text:style-name="Основной_20_шрифт_20_абзаца"><text:span text:style-name="T185">: </text:span></text:span><text:span text:style-name="Основной_20_шрифт_20_абзаца"><text:span text:style-name="T183">Error</text:span></text:span><text:span text:style-name="Основной_20_шрифт_20_абзаца"><text:span text:style-name="T185"> loading </text:span></text:span><text:span text:style-name="Основной_20_шрифт_20_абзаца"><text:span text:style-name="T183">MySQLdb</text:span></text:span><text:span text:style-name="Основной_20_шрифт_20_абзаца"><text:span text:style-name="T185"> module: </text:span></text:span><text:span text:style-name="Основной_20_шрифт_20_абзаца"><text:span text:style-name="T183">No</text:span></text:span><text:span text:style-name="Основной_20_шрифт_20_абзаца"><text:span text:style-name="T185"> module named 'MySQLdb'.</text:span></text:span></text:p>
      <text:p text:style-name="P28"><text:span text:style-name="Основной_20_шрифт_20_абзаца"><text:span text:style-name="T183">Did</text:span></text:span><text:span text:style-name="Основной_20_шрифт_20_абзаца"><text:span text:style-name="T185"> you install mysqlclient or </text:span></text:span><text:span text:style-name="Основной_20_шрифт_20_абзаца"><text:span text:style-name="T183">MySQL</text:span></text:span><text:span text:style-name="Основной_20_шрифт_20_абзаца"><text:span text:style-name="T185">-python?</text:span></text:span></text:p>
      <text:p text:style-name="P132">pip install pymysql</text:p>
      <text:p text:style-name="P132">Then, edit the __init__.py file in your project origin dir(the same as settings.py) <text:s/>add:</text:p>
      <text:p text:style-name="P29"><text:span text:style-name="Основной_20_шрифт_20_абзаца"><text:span text:style-name="T82">import </text:span></text:span><text:span text:style-name="Основной_20_шрифт_20_абзаца"><text:span text:style-name="T23">pymysql <text:s/><text:line-break/>pymysql.install_as_MySQLdb()</text:span></text:span></text:p>
      <text:p text:style-name="P100"/>
      <text:p text:style-name="P37">Обрезание строки до указанной длины</text:p>
      <text:p text:style-name="P60"/>
      <text:h text:style-name="P260" text:outline-level="3">truncatechars</text:h>
      <text:p text:style-name="Обычный">Обрезает строку до указанной длины. Обрезанная строка будет оканчиваться троеточием(”...”).</text:p>
      <text:p text:style-name="P59"/>
      <text:h text:style-name="P260" text:outline-level="3">truncatechars_html</text:h>
      <text:p text:style-name="Обычный"><text:span text:style-name="Заголовок1"><text:span text:style-name="T186">Добавлено в Django 1.7.</text:span></text:span></text:p>
      <text:p text:style-name="Обычный">Аналогичен<text:span text:style-name="apple-converted-space"> </text:span><text:a xlink:type="simple" xlink:href="https://djbook.ru/rel1.8/ref/templates/builtins.html#std:templatefilter-truncatechars" office:target-frame-name="_top" xlink:show="replace" text:style-name="Internet_20_link" text:visited-style-name="Visited_20_Internet_20_Link"><text:span text:style-name="pre"><text:span text:style-name="T161">truncatechar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P59"/>
      <text:h text:style-name="P260" text:outline-level="3">truncatewords</text:h>
      <text:p text:style-name="Обычный">Обрезает строку после указанного количества слов.</text:p>
      <text:p text:style-name="P59"/>
      <text:h text:style-name="P260" text:outline-level="3">truncatewords_html</text:h>
      <text:p text:style-name="Обычный">Аналогичен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61">truncateword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Обычный">Этот фильтр менее эффективен, чем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61">truncatewords</text:span></text:span></text:a>, используйте его только с HTML-текстом.</text:p>
      <text:p text:style-name="P59"><text:soft-page-break/></text:p>
      <text:p text:style-name="P59"/>
      <text:p text:style-name="P105">Валидация</text:p>
      <text:p text:style-name="P103"/>
      <text:p text:style-name="P39">Допустим, одно поле может иметь, а может не иметь значение. В этом случае мы можем отключить атрибут required: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 </text:span></text:span><text:span text:style-name="Основной_20_шрифт_20_абзаца"><text:span text:style-name="T82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UserForm(forms.Form):<text:line-break/> <text:s text:c="3"/>name = forms.CharField()<text:line-break/> <text:s text:c="3"/>age = forms.IntegerField(</text:span></text:span><text:span text:style-name="Основной_20_шрифт_20_абзаца"><text:span text:style-name="T116">required</text:span></text:span><text:span text:style-name="Основной_20_шрифт_20_абзаца"><text:span text:style-name="T23">=</text:span></text:span><text:span text:style-name="Основной_20_шрифт_20_абзаца"><text:span text:style-name="T82">False</text:span></text:span><text:span text:style-name="Основной_20_шрифт_20_абзаца"><text:span text:style-name="T23">)<text:line-break/> <text:s text:c="3"/>email = forms.EmailField(</text:span></text:span><text:span text:style-name="Основной_20_шрифт_20_абзаца"><text:span text:style-name="T116">required</text:span></text:span><text:span text:style-name="Основной_20_шрифт_20_абзаца"><text:span text:style-name="T23">=</text:span></text:span><text:span text:style-name="Основной_20_шрифт_20_абзаца"><text:span text:style-name="T82">False</text:span></text:span><text:span text:style-name="Основной_20_шрифт_20_абзаца"><text:span text:style-name="T23">)</text:span></text:span></text:p>
      <text:p text:style-name="P100"/>
      <text:p text:style-name="P100"/>
      <text:p text:style-name="P16"><text:span text:style-name="Основной_20_шрифт_20_абзаца"><text:span text:style-name="T165">Requirements</text:span></text:span></text:p>
      <text:p text:style-name="P17"/>
      <text:p text:style-name="P17">pip freeze &gt; requirements.txt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255" text:outline-level="1"><text:span text:style-name="Основной_20_шрифт_20_абзаца"><text:span text:style-name="T64">QuerySet API</text:span></text:span></text:h>
      <text:p text:style-name="P46"/>
      <text:h text:style-name="P258" text:outline-level="3">Операторы фильтрации</text:h>
      <text:h text:style-name="P258" text:outline-level="3"><text:span text:style-name="Основной_20_шрифт_20_абзаца"><text:span text:style-name="T187">Операторы фильтрации используются для создания оператора </text:span></text:span><text:span text:style-name="Teletype">WHERE</text:span><text:span text:style-name="Основной_20_шрифт_20_абзаца"><text:span text:style-name="T187"> в SQL. Они используются как именованные аргументы для методов </text:span></text:span><text:span text:style-name="Teletype">QuerySet</text:span><text:span text:style-name="Основной_20_шрифт_20_абзаца"><text:span text:style-name="T187">: </text:span></text:span><text:span text:style-name="Teletype">filter()</text:span><text:span text:style-name="Основной_20_шрифт_20_абзаца"><text:span text:style-name="T187">, </text:span></text:span><text:span text:style-name="Teletype">exclude()</text:span><text:span text:style-name="Основной_20_шрифт_20_абзаца"><text:span text:style-name="T187"> и </text:span></text:span><text:span text:style-name="Teletype">get()</text:span><text:span text:style-name="Основной_20_шрифт_20_абзаца"><text:span text:style-name="T187">.</text:span></text:span></text:h>
      <text:h text:style-name="P263" text:outline-level="4">in</text:h>
      <text:p text:style-name="Text_20_body">Проверяет на вхождение в список значений.</text:p>
      <text:p text:style-name="Text_20_body">Например<text:span text:style-name="Основной_20_шрифт_20_абзаца"><text:span text:style-name="T164">:</text:span></text:span></text:p>
      <text:p text:style-name="P135">Entry.objects.filter(id__in=[1, 3, 4])</text:p>
      <text:p text:style-name="Text_20_body">Аналог<text:span text:style-name="Основной_20_шрифт_20_абзаца"><text:span text:style-name="T164"> SQL:</text:span></text:span></text:p>
      <text:p text:style-name="P135">SELECT ... WHERE id IN (1, 3, 4);</text:p>
      <text:h text:style-name="P263" text:outline-level="4">gt</text:h>
      <text:p text:style-name="Text_20_body">Больше чем.</text:p>
      <text:p text:style-name="Text_20_body">Например:</text:p>
      <text:p text:style-name="P134">Entry.objects.filter(id__gt=4)</text:p>
      <text:p text:style-name="Text_20_body"><text:soft-page-break/>Аналог<text:span text:style-name="Основной_20_шрифт_20_абзаца"><text:span text:style-name="T164"> SQL:</text:span></text:span></text:p>
      <text:p text:style-name="P135">SELECT ... WHERE id &gt; 4;</text:p>
      <text:h text:style-name="P265" text:outline-level="4">gte</text:h>
      <text:p text:style-name="Text_20_body">Больше чем или равно.</text:p>
      <text:h text:style-name="P265" text:outline-level="4">lt</text:h>
      <text:p text:style-name="Text_20_body">Меньше чем.</text:p>
      <text:h text:style-name="P265" text:outline-level="4">lte</text:h>
      <text:p text:style-name="Text_20_body">Меньше чем или равно.</text:p>
      <text:p text:style-name="P134"/>
      <text:h text:style-name="P258" text:outline-level="3"><text:span text:style-name="Основной_20_шрифт_20_абзаца"><text:span text:style-name="T187">Ссылка: </text:span></text:span><text:a xlink:type="simple" xlink:href="https://www.djbook.ru/rel1.8/ref/models/querysets.html" office:target-frame-name="_top" xlink:show="replace" text:style-name="Internet_20_link" text:visited-style-name="Visited_20_Internet_20_Link"><text:span text:style-name="Гиперссылка"><text:span text:style-name="T187">https://www.djbook.ru/rel1.8/ref/models/querysets.html</text:span></text:span></text:a></text:h>
      <text:h text:style-name="P259" text:outline-level="3"/>
      <text:p text:style-name="P15"/>
      <text:p text:style-name="P15"/>
      <text:p text:style-name="P15"/>
      <text:p text:style-name="P7">Тестирование приложений</text:p>
      <text:p text:style-name="P6"/>
      <text:p text:style-name="P6"/>
      <text:p text:style-name="Обычный"><text:span text:style-name="Основной_20_шрифт_20_абзаца"><text:span text:style-name="T188">Django использует юнит-тестовый модуль -</text:span></text:span><text:span text:style-name="apple-converted-space"><text:span text:style-name="T188"> </text:span></text:span><text:a xlink:type="simple" xlink:href="https://docs.python.org/3/library/unittest.html#unittest-test-discovery" office:target-frame-name="_top" xlink:show="replace" text:style-name="Internet_20_link" text:visited-style-name="Visited_20_Internet_20_Link"><text:span text:style-name="Гиперссылка"><text:span text:style-name="T196">встроенный "обнаружитель" тестов</text:span></text:span></text:a><text:span text:style-name="Основной_20_шрифт_20_абзаца"><text:span text:style-name="T188">, который находит тесты в текущей рабочей директории, в любом файле с шаблонным именем</text:span></text:span><text:span text:style-name="Строгий"><text:span text:style-name="T189">test*.py</text:span></text:span><text:span text:style-name="Основной_20_шрифт_20_абзаца"><text:span text:style-name="T188">. Предоставляя соответствующие имена файлов, вы можете работать с любой структурой которая вас устраивает. Мы рекомендуем создать пакет для вашего тестирующего кода и, следовательно, отделить файлы моделей, отображений, форм и любые другие, от кода который будет использоваться для тестов.</text:span></text:span></text:p>
      <text:p text:style-name="P5"/>
      <text:p text:style-name="P136">catalog/</text:p>
      <text:p text:style-name="P136"><text:s text:c="2"/>/tests/</text:p>
      <text:p text:style-name="P136"><text:s text:c="4"/>__init__.py</text:p>
      <text:p text:style-name="P136"><text:s text:c="4"/>test_models.py</text:p>
      <text:p text:style-name="P136"><text:s text:c="4"/>test_forms.py</text:p>
      <text:p text:style-name="P137"><text:span text:style-name="Основной_20_шрифт_20_абзаца"><text:span text:style-name="T191"><text:s text:c="4"/>test_views.py</text:span></text:span></text:p>
      <text:p text:style-name="P3"/>
      <text:p text:style-name="P3"/>
      <text:p text:style-name="P29"><text:span text:style-name="Основной_20_шрифт_20_абзаца"><text:span text:style-name="T82">class </text:span></text:span><text:span text:style-name="Основной_20_шрифт_20_абзаца"><text:span text:style-name="T23">TestQuestionnaire(TestCase):<text:line-break/> <text:s text:c="3"/></text:span></text:span><text:span text:style-name="Основной_20_шрифт_20_абзаца"><text:span text:style-name="T125">"""<text:line-break/> <text:s text:c="3"/>Test class for Questionnaire<text:line-break/> <text:s text:c="3"/>"""<text:line-break/> <text:s text:c="3"/></text:span></text:span><text:span text:style-name="Основной_20_шрифт_20_абзаца"><text:span text:style-name="T197">@classmethod<text:line-break/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23">setUpTestData(</text:span></text:span><text:span text:style-name="Основной_20_шрифт_20_абзаца"><text:span text:style-name="T151">cls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4">print</text:span></text:span><text:span text:style-name="Основной_20_шрифт_20_абзаца"><text:span text:style-name="T23">(</text:span></text:span><text:span text:style-name="Основной_20_шрифт_20_абзаца"><text:span text:style-name="T95">"setUpTestData: Run once to set up non-modified data for all class methods."</text:span></text:span><text:span text:style-name="Основной_20_шрифт_20_абзаца"><text:span text:style-name="T23">)<text:line-break/></text:span></text:span><text:soft-page-break/><text:span text:style-name="Основной_20_шрифт_20_абзаца"><text:span text:style-name="T23"> <text:s text:c="7"/></text:span></text:span><text:span text:style-name="Основной_20_шрифт_20_абзаца"><text:span text:style-name="T82">pass<text:line-break/><text:line-break/> <text:s text:c="3"/>def </text:span></text:span><text:span text:style-name="Основной_20_шрифт_20_абзаца"><text:span text:style-name="T23">setUp(</text:span></text:span><text:span text:style-name="Основной_20_шрифт_20_абзаца"><text:span text:style-name="T151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4">print</text:span></text:span><text:span text:style-name="Основной_20_шрифт_20_абзаца"><text:span text:style-name="T23">(</text:span></text:span><text:span text:style-name="Основной_20_шрифт_20_абзаца"><text:span text:style-name="T95">"setUp: Run once for every test method to setup clean data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82">pass<text:line-break/><text:line-break/> <text:s text:c="3"/>def </text:span></text:span><text:span text:style-name="Основной_20_шрифт_20_абзаца"><text:span text:style-name="T23">test_false_is_false(</text:span></text:span><text:span text:style-name="Основной_20_шрифт_20_абзаца"><text:span text:style-name="T151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4">print</text:span></text:span><text:span text:style-name="Основной_20_шрифт_20_абзаца"><text:span text:style-name="T23">(</text:span></text:span><text:span text:style-name="Основной_20_шрифт_20_абзаца"><text:span text:style-name="T95">"Method: test_false_is_fals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51">self</text:span></text:span><text:span text:style-name="Основной_20_шрифт_20_абзаца"><text:span text:style-name="T23">.assertFalse(</text:span></text:span><text:span text:style-name="Основной_20_шрифт_20_абзаца"><text:span text:style-name="T82">Fals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23">test_false_is_true(</text:span></text:span><text:span text:style-name="Основной_20_шрифт_20_абзаца"><text:span text:style-name="T151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4">print</text:span></text:span><text:span text:style-name="Основной_20_шрифт_20_абзаца"><text:span text:style-name="T23">(</text:span></text:span><text:span text:style-name="Основной_20_шрифт_20_абзаца"><text:span text:style-name="T95">"Method: test_false_is_tru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51">self</text:span></text:span><text:span text:style-name="Основной_20_шрифт_20_абзаца"><text:span text:style-name="T23">.assertTrue(</text:span></text:span><text:span text:style-name="Основной_20_шрифт_20_абзаца"><text:span text:style-name="T82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23">test_one_plus_one_equals_two(</text:span></text:span><text:span text:style-name="Основной_20_шрифт_20_абзаца"><text:span text:style-name="T151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4">print</text:span></text:span><text:span text:style-name="Основной_20_шрифт_20_абзаца"><text:span text:style-name="T23">(</text:span></text:span><text:span text:style-name="Основной_20_шрифт_20_абзаца"><text:span text:style-name="T95">"Method: test_one_plus_one_equals_two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52">self</text:span></text:span><text:span text:style-name="Основной_20_шрифт_20_абзаца"><text:span text:style-name="T27">.assertEqual(</text:span></text:span><text:span text:style-name="Основной_20_шрифт_20_абзаца"><text:span text:style-name="T140">1 </text:span></text:span><text:span text:style-name="Основной_20_шрифт_20_абзаца"><text:span text:style-name="T27">+ </text:span></text:span><text:span text:style-name="Основной_20_шрифт_20_абзаца"><text:span text:style-name="T140">1</text:span></text:span><text:span text:style-name="Основной_20_шрифт_20_абзаца"><text:span text:style-name="T27">, </text:span></text:span><text:span text:style-name="Основной_20_шрифт_20_абзаца"><text:span text:style-name="T140">2</text:span></text:span><text:span text:style-name="Основной_20_шрифт_20_абзаца"><text:span text:style-name="T27">)</text:span></text:span></text:p>
      <text:p text:style-name="P3"/>
      <text:p text:style-name="P3"/>
      <text:p text:style-name="P3"/>
      <text:list xml:id="list4175233880" text:style-name="L5">
        <text:list-item>
          <text:p text:style-name="P293"><text:span text:style-name="Основной_20_шрифт_20_абзаца"><text:span text:style-name="T193">setUpTestData() </text:span></text:span><text:span text:style-name="Основной_20_шрифт_20_абзаца"><text:span text:style-name="T189">вызывается каждый раз перед запуском теста на уровне настройки всего класса. Вы должны использовать данный метод для создания объектов, которые не будут модифицироваться/изменяться в каком-либо из тестовых методов.</text:span></text:span></text:p>
        </text:list-item>
        <text:list-item>
          <text:p text:style-name="P293"><text:span text:style-name="Основной_20_шрифт_20_абзаца"><text:span text:style-name="T193">SetUp() </text:span></text:span><text:span text:style-name="Основной_20_шрифт_20_абзаца"><text:span text:style-name="T189">вызывается перед каждой тестовой функцией для настройки объектов, которые могут изменяться во время тестов (каждая функция тестирования будет получать "свежую" версию данных объектов).</text:span></text:span></text:p>
        </text:list-item>
      </text:list>
      <text:p text:style-name="P5"/>
      <text:p text:style-name="Обычный"><text:span text:style-name="Основной_20_шрифт_20_абзаца"><text:span text:style-name="T194">Примечание</text:span></text:span><text:span text:style-name="Основной_20_шрифт_20_абзаца"><text:span text:style-name="T195">. Классы тестирования также содержат метод </text:span></text:span><text:span text:style-name="Основной_20_шрифт_20_абзаца"><text:span text:style-name="T193">tearDown()</text:span></text:span><text:span text:style-name="Основной_20_шрифт_20_абзаца"><text:span text:style-name="T195">, который мы пока не используем. Этот метод не особенно полезен для тестирования баз данных, поскольку базовый класс </text:span></text:span><text:span text:style-name="Основной_20_шрифт_20_абзаца"><text:span text:style-name="T193">TestCase</text:span></text:span><text:span text:style-name="Основной_20_шрифт_20_абзаца"><text:span text:style-name="T195"> автоматически разрывает соединения с ними.</text:span></text:span></text:p>
      <text:p text:style-name="P5"/>
      <text:p text:style-name="P5"/>
      <text:p text:style-name="P138">Простейшим способом запуска всех тестов является применение следующей команды:</text:p>
      <text:p text:style-name="P137"><text:span text:style-name="Основной_20_шрифт_20_абзаца"><text:span text:style-name="T192">python3 manage.py </text:span></text:span><text:span text:style-name="Основной_20_шрифт_20_абзаца"><text:span text:style-name="T199">test</text:span></text:span></text:p>
      <text:p text:style-name="P5"/>
      <text:p text:style-name="P101"/>
      <text:p text:style-name="Обычный"><text:span text:style-name="Основной_20_шрифт_20_абзаца"><text:span text:style-name="T189">Если вы желаете получать больше информации о тестах вы должны изменить значение параметра </text:span></text:span><text:span text:style-name="Основной_20_шрифт_20_абзаца"><text:span text:style-name="T190">verbosity</text:span></text:span><text:span text:style-name="Основной_20_шрифт_20_абзаца"><text:span text:style-name="T189">. Например, для вывода списка успешных и неуспешных тестов (и всю информацию о том, как прошла настройка базы данных) вы можете установить значение verbosity равным "2":</text:span></text:span></text:p>
      <text:p text:style-name="P137"><text:span text:style-name="Основной_20_шрифт_20_абзаца"><text:span text:style-name="T191">python3 manage.py </text:span></text:span><text:span text:style-name="Основной_20_шрифт_20_абзаца"><text:span text:style-name="T200">test</text:span></text:span><text:span text:style-name="Основной_20_шрифт_20_абзаца"><text:span text:style-name="T191"> --verbosity </text:span></text:span><text:span text:style-name="Основной_20_шрифт_20_абзаца"><text:span text:style-name="T201">2</text:span></text:span></text:p>
      <text:p text:style-name="P100"/>
      <text:p text:style-name="P100"/>
      <text:p text:style-name="Обычный"><text:span text:style-name="Основной_20_шрифт_20_абзаца"><text:span text:style-name="T189">Если вы хотите запустить подмножество тестов, тогда вам надо указать полный путь к вашему пакету, модулю/подмодулю, классу наследнику</text:span></text:span><text:span text:style-name="Основной_20_шрифт_20_абзаца"><text:span text:style-name="T193">TestCase</text:span></text:span><text:span text:style-name="Основной_20_шрифт_20_абзаца"><text:span text:style-name="T189">, или методу:</text:span></text:span></text:p>
      <text:p text:style-name="P137"><text:soft-page-break/><text:span text:style-name="Основной_20_шрифт_20_абзаца"><text:span text:style-name="T191">python3 manage.py </text:span></text:span><text:span text:style-name="Основной_20_шрифт_20_абзаца"><text:span text:style-name="T200">test</text:span></text:span><text:span text:style-name="Основной_20_шрифт_20_абзаца"><text:span text:style-name="T191"> catalog.tests <text:s text:c="2"/></text:span></text:span><text:span text:style-name="Основной_20_шрифт_20_абзаца"><text:span text:style-name="T202"># Run the specified module</text:span></text:span></text:p>
      <text:p text:style-name="P137"><text:span text:style-name="Основной_20_шрифт_20_абзаца"><text:span text:style-name="T191">python3 manage.py </text:span></text:span><text:span text:style-name="Основной_20_шрифт_20_абзаца"><text:span text:style-name="T200">test</text:span></text:span><text:span text:style-name="Основной_20_шрифт_20_абзаца"><text:span text:style-name="T191"> catalog.tests.test_models <text:s/></text:span></text:span><text:span text:style-name="Основной_20_шрифт_20_абзаца"><text:span text:style-name="T202"># Run the specified module</text:span></text:span></text:p>
      <text:p text:style-name="P137"><text:span text:style-name="Основной_20_шрифт_20_абзаца"><text:span text:style-name="T191">python3 manage.py </text:span></text:span><text:span text:style-name="Основной_20_шрифт_20_абзаца"><text:span text:style-name="T200">test</text:span></text:span><text:span text:style-name="Основной_20_шрифт_20_абзаца"><text:span text:style-name="T191"> catalog.tests.test_models.YourTestClass </text:span></text:span><text:span text:style-name="Основной_20_шрифт_20_абзаца"><text:span text:style-name="T202"># Run the specified class</text:span></text:span></text:p>
      <text:p text:style-name="P137"><text:span text:style-name="Основной_20_шрифт_20_абзаца"><text:span text:style-name="T191">python3 manage.py </text:span></text:span><text:span text:style-name="Основной_20_шрифт_20_абзаца"><text:span text:style-name="T200">test</text:span></text:span><text:span text:style-name="Основной_20_шрифт_20_абзаца"><text:span text:style-name="T191"> catalog.tests.test_models.YourTestClass.test_one_plus_one_equals_two <text:s/></text:span></text:span><text:span text:style-name="Основной_20_шрифт_20_абзаца"><text:span text:style-name="T202"># Run the specified method</text:span></text:span></text:p>
      <text:p text:style-name="P100"/>
      <text:p text:style-name="P100"/>
      <text:p text:style-name="P100"/>
      <text:p text:style-name="P100"/>
      <text:p text:style-name="P100"/>
      <text:p text:style-name="P68"><text:a xlink:type="simple" xlink:href="https://developer.mozilla.org/ru/docs/Learn/Server-side/Django/Testing" office:target-frame-name="_top" xlink:show="replace" text:style-name="Internet_20_link" text:visited-style-name="Visited_20_Internet_20_Link"><text:span text:style-name="Гиперссылка"><text:span text:style-name="T178">https://developer.mozilla.org/ru/docs/Learn/Server-side/Django/Testing</text:span></text:span></text:a></text:p>
      <text:p text:style-name="P100"/>
      <text:p text:style-name="P100">https://www.djbook.ru/rel1.8/topics/testing/tools.html</text:p>
      <text:p text:style-name="P107"/>
      <text:p text:style-name="P107">https://docs.djangoproject.com/en/3.1/topics/testing/overview/</text:p>
      <text:h text:style-name="P262" text:outline-level="3">Загрузка фикстур</text:h>
      <text:h text:style-name="P262" text:outline-level="3"/>
      <text:p text:style-name="Обычный"><text:span text:style-name="Основной_20_шрифт_20_абзаца"><text:span text:style-name="T54">Тестирование сайта, который использует базу данных, не очень эффективно, если в базе нет данных. Для добавления данных в базу данных</text:span></text:span><text:span text:style-name="apple-converted-space"><text:span text:style-name="T54"> </text:span></text:span><text:span text:style-name="pre"><text:span text:style-name="T58">TransactionTestCase</text:span></text:span><text:span text:style-name="apple-converted-space"><text:span text:style-name="T58"> </text:span></text:span><text:span text:style-name="Основной_20_шрифт_20_абзаца"><text:span text:style-name="T54">предоставляет возможность загружать</text:span></text:span><text:span text:style-name="apple-converted-space"><text:span text:style-name="T54"> </text:span></text:span><text:span text:style-name="Строгий"><text:span text:style-name="T54">фикстуры</text:span></text:span><text:span text:style-name="Основной_20_шрифт_20_абзаца"><text:span text:style-name="T54">.</text:span></text:span></text:p>
      <text:p text:style-name="P39"/>
      <text:p text:style-name="P39">Фикстуры - набор данных, которые Django умеет импортировать в базу данных.</text:p>
      <text:p text:style-name="P39">Например, если ваш сайт использует модель пользователя, вы можете создать фикстуру с данными пользователей и загружать её перед запуском тестов.</text:p>
      <text:p text:style-name="Обычный"><text:span text:style-name="Основной_20_шрифт_20_абзаца"><text:span text:style-name="T54">Самый простой способ создать фикстуры, использовать команду</text:span></text:span><text:span text:style-name="apple-converted-space"><text:span text:style-name="T54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8">manage.py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apple-converted-space"><text:span text:style-name="T58"> 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8">dumpdata</text:span></text:span></text:a><text:span text:style-name="Основной_20_шрифт_20_абзаца"><text:span text:style-name="T54">. Необходимые данные должны быть в вашей базе данных. Подробности смотрите в описании команды</text:span></text:span><text:span text:style-name="apple-converted-space"><text:span text:style-name="T54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8">dumpdata</text:span></text:span></text:a><text:span text:style-name="Основной_20_шрифт_20_абзаца"><text:span text:style-name="T54">.</text:span></text:span></text:p>
      <text:p text:style-name="P39"/>
      <text:p text:style-name="Обычный"><text:span text:style-name="Основной_20_шрифт_20_абзаца"><text:span text:style-name="T60">После создания фикстур, добавьте их в каталог </text:span></text:span><text:span text:style-name="Основной_20_шрифт_20_абзаца"><text:span text:style-name="T163">fixtures</text:span></text:span><text:span text:style-name="Основной_20_шрифт_20_абзаца"><text:span text:style-name="T60"> одного из ваших приложений из </text:span></text:span><text:a xlink:type="simple" xlink:href="https://www.djbook.ru/rel1.8/ref/settings.html#std:setting-INSTALLED_APPS" office:target-frame-name="_top" xlink:show="replace" text:style-name="Internet_20_link" text:visited-style-name="Visited_20_Internet_20_Link"><text:span text:style-name="Основной_20_шрифт_20_абзаца"><text:span text:style-name="T163">INSTALLED_APPS</text:span></text:span></text:a><text:span text:style-name="Основной_20_шрифт_20_абзаца"><text:span text:style-name="T60">. Теперь вы можете использовать их в тестах, указав в атрибуте </text:span></text:span><text:span text:style-name="Основной_20_шрифт_20_абзаца"><text:span text:style-name="T163">fixtures</text:span></text:span><text:span text:style-name="Основной_20_шрифт_20_абзаца"><text:span text:style-name="T60"> класса-наследника </text:span></text:span><text:a xlink:type="simple" xlink:href="https://www.djbook.ru/rel1.8/topics/testing/tools.html#django.test.TestCase" office:target-frame-name="_top" xlink:show="replace" text:style-name="Internet_20_link" text:visited-style-name="Visited_20_Internet_20_Link"><text:span text:style-name="Основной_20_шрифт_20_абзаца"><text:span text:style-name="T163">django.test.TestCase</text:span></text:span></text:a><text:span text:style-name="Основной_20_шрифт_20_абзаца"><text:span text:style-name="T60">:</text:span></text:span></text:p>
      <text:p text:style-name="P39"/>
      <text:p text:style-name="P29"><text:span text:style-name="Основной_20_шрифт_20_абзаца"><text:span text:style-name="T88">from </text:span></text:span><text:span text:style-name="Основной_20_шрифт_20_абзаца"><text:span text:style-name="T33">django.test </text:span></text:span><text:span text:style-name="Основной_20_шрифт_20_абзаца"><text:span text:style-name="T88">import </text:span></text:span><text:span text:style-name="Основной_20_шрифт_20_абзаца"><text:span text:style-name="T33">TestCase<text:line-break/></text:span></text:span><text:span text:style-name="Основной_20_шрифт_20_абзаца"><text:span text:style-name="T88">from </text:span></text:span><text:span text:style-name="Основной_20_шрифт_20_абзаца"><text:span text:style-name="T33">myapp.models </text:span></text:span><text:span text:style-name="Основной_20_шрифт_20_абзаца"><text:span text:style-name="T88">import </text:span></text:span><text:span text:style-name="Основной_20_шрифт_20_абзаца"><text:span text:style-name="T33">Animal<text:line-break/><text:line-break/></text:span></text:span><text:span text:style-name="Основной_20_шрифт_20_абзаца"><text:span text:style-name="T88">class </text:span></text:span><text:span text:style-name="Основной_20_шрифт_20_абзаца"><text:span text:style-name="T33">AnimalTestCase(TestCase):<text:line-break/> <text:s text:c="3"/>fixtures = [</text:span></text:span><text:span text:style-name="Основной_20_шрифт_20_абзаца"><text:span text:style-name="T100">'mammals.json'</text:span></text:span><text:span text:style-name="Основной_20_шрифт_20_абзаца"><text:span text:style-name="T33">, </text:span></text:span><text:span text:style-name="Основной_20_шрифт_20_абзаца"><text:span text:style-name="T100">'birds'</text:span></text:span><text:span text:style-name="Основной_20_шрифт_20_абзаца"><text:span text:style-name="T33">]<text:line-break/><text:line-break/> <text:s text:c="3"/></text:span></text:span><text:span text:style-name="Основной_20_шрифт_20_абзаца"><text:span text:style-name="T88">def </text:span></text:span><text:span text:style-name="Основной_20_шрифт_20_абзаца"><text:span text:style-name="T33">setUp(</text:span></text:span><text:span text:style-name="Основной_20_шрифт_20_абзаца"><text:span text:style-name="T153">self</text:span></text:span><text:span text:style-name="Основной_20_шрифт_20_абзаца"><text:span text:style-name="T33">):<text:line-break/> <text:s text:c="7"/></text:span></text:span><text:span text:style-name="Основной_20_шрифт_20_абзаца"><text:span text:style-name="T129"># Test definitions as before.<text:line-break/> <text:s text:c="7"/></text:span></text:span><text:span text:style-name="Основной_20_шрифт_20_абзаца"><text:span text:style-name="T33">call_setup_methods()<text:line-break/><text:line-break/></text:span></text:span><text:soft-page-break/><text:span text:style-name="Основной_20_шрифт_20_абзаца"><text:span text:style-name="T33"> <text:s text:c="3"/></text:span></text:span><text:span text:style-name="Основной_20_шрифт_20_абзаца"><text:span text:style-name="T88">def </text:span></text:span><text:span text:style-name="Основной_20_шрифт_20_абзаца"><text:span text:style-name="T33">testFluffyAnimals(</text:span></text:span><text:span text:style-name="Основной_20_шрифт_20_абзаца"><text:span text:style-name="T153">self</text:span></text:span><text:span text:style-name="Основной_20_шрифт_20_абзаца"><text:span text:style-name="T33">):<text:line-break/> <text:s text:c="7"/></text:span></text:span><text:span text:style-name="Основной_20_шрифт_20_абзаца"><text:span text:style-name="T129"># A test that uses the fixtures.<text:line-break/> <text:s text:c="7"/></text:span></text:span><text:span text:style-name="Основной_20_шрифт_20_абзаца"><text:span text:style-name="T34">call_some_test_code()</text:span></text:span></text:p>
      <text:p text:style-name="P39"/>
      <text:p text:style-name="P63"/>
      <text:p text:style-name="P133">Что произойдет:</text:p>
      <text:list xml:id="list2190605546" text:style-name="L6">
        <text:list-item>
          <text:p text:style-name="P294"><text:span text:style-name="Основной_20_шрифт_20_абзаца"><text:span text:style-name="T54">Перед выполнение теста и перед методом </text:span></text:span><text:span text:style-name="Основной_20_шрифт_20_абзаца"><text:span text:style-name="T163">setUp()</text:span></text:span><text:span text:style-name="Основной_20_шрифт_20_абзаца"><text:span text:style-name="T54">, Django очитсти базу данных и вернет её до состояния после выполнения команды </text:span></text:span><text:a xlink:type="simple" xlink:href="https://www.djbook.ru/rel1.8/ref/django-admin.html#django-admin-migrate" office:target-frame-name="_top" xlink:show="replace" text:style-name="Internet_20_link" text:visited-style-name="Visited_20_Internet_20_Link"><text:span text:style-name="Основной_20_шрифт_20_абзаца"><text:span text:style-name="T163">migrate</text:span></text:span></text:a><text:span text:style-name="Основной_20_шрифт_20_абзаца"><text:span text:style-name="T54">.</text:span></text:span></text:p>
        </text:list-item>
        <text:list-item>
          <text:p text:style-name="P294"><text:span text:style-name="Основной_20_шрифт_20_абзаца"><text:span text:style-name="T54">Затем загружаются фикстуры. В примере выше Django загрузит JSON фикстуру с названием </text:span></text:span><text:span text:style-name="Основной_20_шрифт_20_абзаца"><text:span text:style-name="T163">mammals</text:span></text:span><text:span text:style-name="Основной_20_шрифт_20_абзаца"><text:span text:style-name="T54">, затем фикстуру </text:span></text:span><text:span text:style-name="Основной_20_шрифт_20_абзаца"><text:span text:style-name="T163">birds</text:span></text:span><text:span text:style-name="Основной_20_шрифт_20_абзаца"><text:span text:style-name="T54">. Подробности смотрите в описании </text:span></text:span><text:a xlink:type="simple" xlink:href="https://www.djbook.ru/rel1.8/ref/django-admin.html#django-admin-loaddata" office:target-frame-name="_top" xlink:show="replace" text:style-name="Internet_20_link" text:visited-style-name="Visited_20_Internet_20_Link"><text:span text:style-name="Основной_20_шрифт_20_абзаца"><text:span text:style-name="T163">loaddata</text:span></text:span></text:a><text:span text:style-name="Основной_20_шрифт_20_абзаца"><text:span text:style-name="T54">.</text:span></text:span></text:p>
        </text:list-item>
      </text:list>
      <text:p text:style-name="P56">Перезагрузка фикстур выполняет перед каждым тестом, вы можете не беспокоится, что один тест повлияет на выполнение другого.</text:p>
      <text:p text:style-name="Обычный"><text:span text:style-name="Основной_20_шрифт_20_абзаца"><text:span text:style-name="T179">По умолчанию фикстуры загружаются в базу данных </text:span></text:span><text:span text:style-name="Основной_20_шрифт_20_абзаца"><text:span text:style-name="T163">default</text:span></text:span><text:span text:style-name="Основной_20_шрифт_20_абзаца"><text:span text:style-name="T179">. Если вы используете несколько баз данных и указали атрибут </text:span></text:span><text:a xlink:type="simple" xlink:href="https://www.djbook.ru/rel1.8/topics/testing/tools.html#django.test.TransactionTestCase.multi_db" office:target-frame-name="_top" xlink:show="replace" text:style-name="Internet_20_link" text:visited-style-name="Visited_20_Internet_20_Link"><text:span text:style-name="Основной_20_шрифт_20_абзаца"><text:span text:style-name="T163">multi_db=True</text:span></text:span></text:a><text:span text:style-name="Основной_20_шрифт_20_абзаца"><text:span text:style-name="T179">, фикстуры будут загружены в несколько баз данных.</text:span></text:span></text:p>
      <text:p text:style-name="P63"/>
      <text:p text:style-name="P63"/>
      <text:p text:style-name="P65">python manage.py diffsettings | grep fixtures</text:p>
      <text:p text:style-name="P64">Выгрузка данных из базы данных и загрузка в базу данных</text:p>
      <text:p text:style-name="P66"/>
      <text:p text:style-name="P66"/>
      <text:p text:style-name="Обычный"><text:span text:style-name="Основной_20_шрифт_20_абзаца"><text:span text:style-name="T203">В django есть возможность сделать так, чтобы данные автоматически вставлялись в базу данных при</text:span></text:span><text:span text:style-name="apple-converted-space"><text:span text:style-name="T203"> </text:span></text:span><text:span text:style-name="Основной_20_шрифт_20_абзаца"><text:span text:style-name="T204">syncdb</text:span></text:span><text:span text:style-name="apple-converted-space"><text:span text:style-name="T203"> </text:span></text:span><text:span text:style-name="Основной_20_шрифт_20_абзаца"><text:span text:style-name="T203">проекта.</text:span></text:span><text:span text:style-name="Основной_20_шрифт_20_абзаца"><text:span text:style-name="T205"><text:line-break/></text:span></text:span><text:span text:style-name="Основной_20_шрифт_20_абзаца"><text:span text:style-name="T203">Для этого существуют</text:span></text:span><text:span text:style-name="apple-converted-space"><text:span text:style-name="T203"> </text:span></text:span><text:span text:style-name="Основной_20_шрифт_20_абзаца"><text:span text:style-name="T206">fixtures</text:span></text:span><text:span text:style-name="apple-converted-space"><text:span text:style-name="T203"> </text:span></text:span><text:span text:style-name="Основной_20_шрифт_20_абзаца"><text:span text:style-name="T203">- представления данных ваших приложений в форматах .json/.xml/.yaml</text:span></text:span><text:span text:style-name="Основной_20_шрифт_20_абзаца"><text:span text:style-name="T205"><text:line-break/><text:line-break/></text:span></text:span></text:p>
      <text:h text:style-name="P266" text:outline-level="4">Дамп базы данных в файл фикстур</text:h>
      <text:p text:style-name="P67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6">1</text:p>
          </table:table-cell>
          <table:table-cell table:style-name="Таблица2.A1" office:value-type="string">
            <text:p text:style-name="Обычный"><text:span text:style-name="Код_20_HTML"><text:span text:style-name="T173">python manage.py dumpdata --format=json myapp &gt; myapp/fixtures/initial_data.json</text:span></text:span></text:p>
          </table:table-cell>
        </table:table-row>
      </table:table>
      <text:p text:style-name="Обычный"><text:span text:style-name="Основной_20_шрифт_20_абзаца"><text:span text:style-name="T205"><text:line-break/></text:span></text:span><text:span text:style-name="Основной_20_шрифт_20_абзаца"><text:span text:style-name="T203">По умолчанию фикстуры нужно хранить в папке</text:span></text:span><text:span text:style-name="apple-converted-space"><text:span text:style-name="T203"> </text:span></text:span><text:span text:style-name="Основной_20_шрифт_20_абзаца"><text:span text:style-name="T204">fixtures</text:span></text:span><text:span text:style-name="Основной_20_шрифт_20_абзаца"><text:span text:style-name="T203">, которую нужно создать внутри каждого приложения.</text:span></text:span><text:span text:style-name="Основной_20_шрифт_20_абзаца"><text:span text:style-name="T205"><text:line-break/></text:span></text:span><text:span text:style-name="Основной_20_шрифт_20_абзаца"><text:span text:style-name="T203">Если фикстуры сохраняются в файл с названием</text:span></text:span><text:span text:style-name="apple-converted-space"><text:span text:style-name="T203"> </text:span></text:span><text:span text:style-name="Основной_20_шрифт_20_абзаца"><text:span text:style-name="T204">initial_data</text:span></text:span><text:span text:style-name="Основной_20_шрифт_20_абзаца"><text:span text:style-name="T203">, то при каждом</text:span></text:span><text:span text:style-name="apple-converted-space"><text:span text:style-name="T203"> </text:span></text:span><text:span text:style-name="Основной_20_шрифт_20_абзаца"><text:span text:style-name="T204">syncdb</text:span></text:span><text:span text:style-name="apple-converted-space"><text:span text:style-name="T203"> </text:span></text:span><text:span text:style-name="Основной_20_шрифт_20_абзаца"><text:span text:style-name="T203">фикстуры будут загружаться в базу данных вашего проекта.</text:span></text:span><text:span text:style-name="Основной_20_шрифт_20_абзаца"><text:span text:style-name="T205"><text:line-break/><text:line-break/></text:span></text:span></text:p>
      <text:h text:style-name="P266" text:outline-level="4">Загрузка фикстуры из файла</text:h>
      <text:p text:style-name="P67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6">1</text:p>
          </table:table-cell>
          <table:table-cell table:style-name="Таблица3.A1" office:value-type="string">
            <text:p text:style-name="Обычный"><text:span text:style-name="Код_20_HTML"><text:span text:style-name="T173">python manage.py loaddata myapp/fixtures/myfix.json</text:span></text:span></text:p>
          </table:table-cell>
        </table:table-row>
      </table:table>
      <text:p text:style-name="Обычный"><text:span text:style-name="Основной_20_шрифт_20_абзаца"><text:span text:style-name="T205"><text:line-break/></text:span></text:span><text:span text:style-name="Основной_20_шрифт_20_абзаца"><text:span text:style-name="T203">Здесь мы вручную загружаем в базу данных приложения</text:span></text:span><text:span text:style-name="apple-converted-space"><text:span text:style-name="T203"> </text:span></text:span><text:span text:style-name="Основной_20_шрифт_20_абзаца"><text:span text:style-name="T204">myapp</text:span></text:span><text:span text:style-name="apple-converted-space"><text:span text:style-name="T203"> </text:span></text:span><text:span text:style-name="Основной_20_шрифт_20_абзаца"><text:span text:style-name="T203">данные, сохраненные в файле</text:span></text:span><text:span text:style-name="apple-converted-space"><text:span text:style-name="T203"> </text:span></text:span><text:span text:style-name="Основной_20_шрифт_20_абзаца"><text:span text:style-name="T204">myfix.json</text:span></text:span></text:p>
      <text:p text:style-name="P102"/>
      <text:p text:style-name="P102"/>
      <text:p text:style-name="P102"><text:soft-page-break/></text:p>
      <text:p text:style-name="P102"/>
      <text:p text:style-name="P29"><text:span text:style-name="Основной_20_шрифт_20_абзаца"><text:span text:style-name="T82">import </text:span></text:span><text:span text:style-name="Основной_20_шрифт_20_абзаца"><text:span text:style-name="T23">json<text:line-break/><text:line-break/><text:line-break/></text:span></text:span><text:span text:style-name="Основной_20_шрифт_20_абзаца"><text:span text:style-name="T82">with </text:span></text:span><text:span text:style-name="Основной_20_шрифт_20_абзаца"><text:span text:style-name="T84">open</text:span></text:span><text:span text:style-name="Основной_20_шрифт_20_абзаца"><text:span text:style-name="T23">(</text:span></text:span><text:span text:style-name="Основной_20_шрифт_20_абзаца"><text:span text:style-name="T95">'initial_data.json'</text:span></text:span><text:span text:style-name="Основной_20_шрифт_20_абзаца"><text:span text:style-name="T23">, </text:span></text:span><text:span text:style-name="Основной_20_шрифт_20_абзаца"><text:span text:style-name="T95">'r'</text:span></text:span><text:span text:style-name="Основной_20_шрифт_20_абзаца"><text:span text:style-name="T23">, </text:span></text:span><text:span text:style-name="Основной_20_шрифт_20_абзаца"><text:span text:style-name="T116">encoding</text:span></text:span><text:span text:style-name="Основной_20_шрифт_20_абзаца"><text:span text:style-name="T23">=</text:span></text:span><text:span text:style-name="Основной_20_шрифт_20_абзаца"><text:span text:style-name="T95">'utf-8'</text:span></text:span><text:span text:style-name="Основной_20_шрифт_20_абзаца"><text:span text:style-name="T23">) </text:span></text:span><text:span text:style-name="Основной_20_шрифт_20_абзаца"><text:span text:style-name="T82">as </text:span></text:span><text:span text:style-name="Основной_20_шрифт_20_абзаца"><text:span text:style-name="T23">f:<text:line-break/> <text:s text:c="3"/>test = json.load(f)<text:line-break/> <text:s text:c="3"/></text:span></text:span><text:span text:style-name="Основной_20_шрифт_20_абзаца"><text:span text:style-name="T84">print</text:span></text:span><text:span text:style-name="Основной_20_шрифт_20_абзаца"><text:span text:style-name="T23">(json.dumps(test, </text:span></text:span><text:span text:style-name="Основной_20_шрифт_20_абзаца"><text:span text:style-name="T116">indent</text:span></text:span><text:span text:style-name="Основной_20_шрифт_20_абзаца"><text:span text:style-name="T23">=</text:span></text:span><text:span text:style-name="Основной_20_шрифт_20_абзаца"><text:span text:style-name="T137">4</text:span></text:span><text:span text:style-name="Основной_20_шрифт_20_абзаца"><text:span text:style-name="T23">))</text:span></text:span></text:p>
      <text:p text:style-name="P104"/>
      <text:p text:style-name="P104"/>
      <text:p text:style-name="P104"/>
      <text:p text:style-name="P104"/>
      <text:p text:style-name="P104"/>
      <text:p text:style-name="P104"/>
      <text:p text:style-name="P108">Отправка писем</text:p>
      <text:p text:style-name="P97"><text:span text:style-name="Основной_20_шрифт_20_абзаца"><text:span text:style-name="T173"/></text:span></text:p>
      <text:p text:style-name="P109"/>
      <text:p text:style-name="P104">/send_email/send_email/settings.py:</text:p>
      <text:p text:style-name="P29"><text:span text:style-name="Основной_20_шрифт_20_абзаца"><text:span text:style-name="T130"># smtp<text:line-break/></text:span></text:span><text:span text:style-name="Основной_20_шрифт_20_абзаца"><text:span text:style-name="T35">EMAIL_USE_TLS = </text:span></text:span><text:span text:style-name="Основной_20_шрифт_20_абзаца"><text:span text:style-name="T89">True<text:line-break/></text:span></text:span><text:span text:style-name="Основной_20_шрифт_20_абзаца"><text:span text:style-name="T35">EMAIL_HOST = </text:span></text:span><text:span text:style-name="Основной_20_шрифт_20_абзаца"><text:span text:style-name="T101">'smtp.gmail.com'<text:line-break/></text:span></text:span><text:span text:style-name="Основной_20_шрифт_20_абзаца"><text:span text:style-name="T35">EMAIL_HOST_USER = </text:span></text:span><text:span text:style-name="Основной_20_шрифт_20_абзаца"><text:span text:style-name="T101">'django.mail@gmail.com'<text:line-break/></text:span></text:span><text:span text:style-name="Основной_20_шрифт_20_абзаца"><text:span text:style-name="T35">EMAIL_HOST_PASSWORD = </text:span></text:span><text:span text:style-name="Основной_20_шрифт_20_абзаца"><text:span text:style-name="T101">'1234'<text:line-break/></text:span></text:span><text:span text:style-name="Основной_20_шрифт_20_абзаца"><text:span text:style-name="T35">EMAIL_PORT = </text:span></text:span><text:span text:style-name="Основной_20_шрифт_20_абзаца"><text:span text:style-name="T142">587</text:span></text:span></text:p>
      <text:p text:style-name="P100"/>
      <text:p text:style-name="P104"/>
      <text:p text:style-name="P104">/send_email/main/admin.py:</text:p>
      <text:p text:style-name="P29"><text:span text:style-name="Основной_20_шрифт_20_абзаца"><text:span text:style-name="T89">from </text:span></text:span><text:span text:style-name="Основной_20_шрифт_20_абзаца"><text:span text:style-name="T35">django.contrib </text:span></text:span><text:span text:style-name="Основной_20_шрифт_20_абзаца"><text:span text:style-name="T89">import </text:span></text:span><text:span text:style-name="Основной_20_шрифт_20_абзаца"><text:span text:style-name="T35">admin<text:line-break/></text:span></text:span><text:span text:style-name="Основной_20_шрифт_20_абзаца"><text:span text:style-name="T89">from </text:span></text:span><text:span text:style-name="Основной_20_шрифт_20_абзаца"><text:span text:style-name="T35">.models </text:span></text:span><text:span text:style-name="Основной_20_шрифт_20_абзаца"><text:span text:style-name="T89">import </text:span></text:span><text:span text:style-name="Основной_20_шрифт_20_абзаца"><text:span text:style-name="T35">Contact<text:line-break/><text:line-break/></text:span></text:span><text:span text:style-name="Основной_20_шрифт_20_абзаца"><text:span text:style-name="T198">@admin.register</text:span></text:span><text:span text:style-name="Основной_20_шрифт_20_абзаца"><text:span text:style-name="T35">(Contact)<text:line-break/></text:span></text:span><text:span text:style-name="Основной_20_шрифт_20_абзаца"><text:span text:style-name="T89">class </text:span></text:span><text:span text:style-name="Основной_20_шрифт_20_абзаца"><text:span text:style-name="T35">ContactAdmin(admin.ModelAdmin):<text:line-break/> <text:s text:c="3"/>list_display = (</text:span></text:span><text:span text:style-name="Основной_20_шрифт_20_абзаца"><text:span text:style-name="T101">"name"</text:span></text:span><text:span text:style-name="Основной_20_шрифт_20_абзаца"><text:span text:style-name="T35">, </text:span></text:span><text:span text:style-name="Основной_20_шрифт_20_абзаца"><text:span text:style-name="T101">"email"</text:span></text:span><text:span text:style-name="Основной_20_шрифт_20_абзаца"><text:span text:style-name="T35">)</text:span></text:span></text:p>
      <text:p text:style-name="P104"/>
      <text:p text:style-name="P104">/send_email/main/forms.py:</text:p>
      <text:p text:style-name="P29"><text:span text:style-name="Основной_20_шрифт_20_абзаца"><text:span text:style-name="T89">from </text:span></text:span><text:span text:style-name="Основной_20_шрифт_20_абзаца"><text:span text:style-name="T35">django </text:span></text:span><text:span text:style-name="Основной_20_шрифт_20_абзаца"><text:span text:style-name="T89">import </text:span></text:span><text:span text:style-name="Основной_20_шрифт_20_абзаца"><text:span text:style-name="T35">forms<text:line-break/></text:span></text:span><text:span text:style-name="Основной_20_шрифт_20_абзаца"><text:span text:style-name="T89">from </text:span></text:span><text:span text:style-name="Основной_20_шрифт_20_абзаца"><text:span text:style-name="T35">.models </text:span></text:span><text:span text:style-name="Основной_20_шрифт_20_абзаца"><text:span text:style-name="T89">import </text:span></text:span><text:span text:style-name="Основной_20_шрифт_20_абзаца"><text:span text:style-name="T35">Contact<text:line-break/><text:line-break/></text:span></text:span><text:span text:style-name="Основной_20_шрифт_20_абзаца"><text:span text:style-name="T89">class </text:span></text:span><text:span text:style-name="Основной_20_шрифт_20_абзаца"><text:span text:style-name="T35">ContactForm(forms.ModelForm):<text:line-break/> <text:s text:c="3"/></text:span></text:span><text:span text:style-name="Основной_20_шрифт_20_абзаца"><text:span text:style-name="T130">"""Email subscription form."""<text:line-break/> <text:s text:c="3"/></text:span></text:span><text:span text:style-name="Основной_20_шрифт_20_абзаца"><text:span text:style-name="T89">class </text:span></text:span><text:span text:style-name="Основной_20_шрифт_20_абзаца"><text:span text:style-name="T35">Meta:<text:line-break/> <text:s text:c="7"/>model = Contact<text:line-break/> <text:s text:c="7"/>fields = </text:span></text:span><text:span text:style-name="Основной_20_шрифт_20_абзаца"><text:span text:style-name="T101">'__all__'</text:span></text:span></text:p>
      <text:p text:style-name="P104"/>
      <text:p text:style-name="P104">/send_email/main/models.py:</text:p>
      <text:p text:style-name="P29"><text:span text:style-name="Основной_20_шрифт_20_абзаца"><text:span text:style-name="T89">from </text:span></text:span><text:span text:style-name="Основной_20_шрифт_20_абзаца"><text:span text:style-name="T35">django.db </text:span></text:span><text:span text:style-name="Основной_20_шрифт_20_абзаца"><text:span text:style-name="T89">import </text:span></text:span><text:span text:style-name="Основной_20_шрифт_20_абзаца"><text:span text:style-name="T35">models<text:line-break/><text:line-break/></text:span></text:span><text:span text:style-name="Основной_20_шрифт_20_абзаца"><text:span text:style-name="T89">class </text:span></text:span><text:span text:style-name="Основной_20_шрифт_20_абзаца"><text:span text:style-name="T35">Contact(models.Model):<text:line-break/> <text:s text:c="3"/></text:span></text:span><text:span text:style-name="Основной_20_шрифт_20_абзаца"><text:span text:style-name="T130">"""Subscribe via email."""<text:line-break/> <text:s text:c="3"/></text:span></text:span><text:span text:style-name="Основной_20_шрифт_20_абзаца"><text:span text:style-name="T35">name = models.CharField(</text:span></text:span><text:span text:style-name="Основной_20_шрифт_20_абзаца"><text:span text:style-name="T118">max_length</text:span></text:span><text:span text:style-name="Основной_20_шрифт_20_абзаца"><text:span text:style-name="T35">=</text:span></text:span><text:span text:style-name="Основной_20_шрифт_20_абзаца"><text:span text:style-name="T142">30</text:span></text:span><text:span text:style-name="Основной_20_шрифт_20_абзаца"><text:span text:style-name="T35">)<text:line-break/> <text:s text:c="3"/>email = models.EmailField(</text:span></text:span><text:span text:style-name="Основной_20_шрифт_20_абзаца"><text:span text:style-name="T118">max_length</text:span></text:span><text:span text:style-name="Основной_20_шрифт_20_абзаца"><text:span text:style-name="T35">=</text:span></text:span><text:span text:style-name="Основной_20_шрифт_20_абзаца"><text:span text:style-name="T142">50</text:span></text:span><text:span text:style-name="Основной_20_шрифт_20_абзаца"><text:span text:style-name="T35">)<text:line-break/><text:line-break/> <text:s text:c="3"/></text:span></text:span><text:span text:style-name="Основной_20_шрифт_20_абзаца"><text:span text:style-name="T89">def </text:span></text:span><text:span text:style-name="Основной_20_шрифт_20_абзаца"><text:span text:style-name="T150">__str__</text:span></text:span><text:span text:style-name="Основной_20_шрифт_20_абзаца"><text:span text:style-name="T35">(</text:span></text:span><text:span text:style-name="Основной_20_шрифт_20_абзаца"><text:span text:style-name="T154">self</text:span></text:span><text:span text:style-name="Основной_20_шрифт_20_абзаца"><text:span text:style-name="T35">):<text:line-break/> <text:s text:c="7"/></text:span></text:span><text:span text:style-name="Основной_20_шрифт_20_абзаца"><text:span text:style-name="T89">return </text:span></text:span><text:span text:style-name="Основной_20_шрифт_20_абзаца"><text:span text:style-name="T154">self</text:span></text:span><text:span text:style-name="Основной_20_шрифт_20_абзаца"><text:span text:style-name="T35">.name</text:span></text:span></text:p>
      <text:p text:style-name="P104"/>
      <text:p text:style-name="P104">/send_email/main/service.py</text:p>
      <text:p text:style-name="P29"><text:span text:style-name="Основной_20_шрифт_20_абзаца"><text:span text:style-name="T89">from </text:span></text:span><text:span text:style-name="Основной_20_шрифт_20_абзаца"><text:span text:style-name="T35">django.core.mail </text:span></text:span><text:span text:style-name="Основной_20_шрифт_20_абзаца"><text:span text:style-name="T89">import </text:span></text:span><text:span text:style-name="Основной_20_шрифт_20_абзаца"><text:span text:style-name="T35">send_mail<text:line-break/></text:span></text:span><text:span text:style-name="Основной_20_шрифт_20_абзаца"><text:span text:style-name="T89">from </text:span></text:span><text:span text:style-name="Основной_20_шрифт_20_абзаца"><text:span text:style-name="T35">django.conf </text:span></text:span><text:span text:style-name="Основной_20_шрифт_20_абзаца"><text:span text:style-name="T89">import </text:span></text:span><text:span text:style-name="Основной_20_шрифт_20_абзаца"><text:span text:style-name="T35">settings<text:line-break/><text:line-break/></text:span></text:span><text:span text:style-name="Основной_20_шрифт_20_абзаца"><text:span text:style-name="T89">def </text:span></text:span><text:span text:style-name="Основной_20_шрифт_20_абзаца"><text:span text:style-name="T35">send(user_email):<text:line-break/> <text:s text:c="3"/>send_mail(<text:line-break/> <text:s text:c="7"/></text:span></text:span><text:span text:style-name="Основной_20_шрифт_20_абзаца"><text:span text:style-name="T101">'</text:span></text:span><text:span text:style-name="Основной_20_шрифт_20_абзаца"><text:span text:style-name="T102">Вы</text:span></text:span><text:span text:style-name="Основной_20_шрифт_20_абзаца"><text:span text:style-name="T101"> </text:span></text:span><text:span text:style-name="Основной_20_шрифт_20_абзаца"><text:span text:style-name="T102">подписались</text:span></text:span><text:span text:style-name="Основной_20_шрифт_20_абзаца"><text:span text:style-name="T101"> </text:span></text:span><text:span text:style-name="Основной_20_шрифт_20_абзаца"><text:span text:style-name="T102">на</text:span></text:span><text:span text:style-name="Основной_20_шрифт_20_абзаца"><text:span text:style-name="T101"> </text:span></text:span><text:span text:style-name="Основной_20_шрифт_20_абзаца"><text:span text:style-name="T102">рассылку</text:span></text:span><text:span text:style-name="Основной_20_шрифт_20_абзаца"><text:span text:style-name="T101">'</text:span></text:span><text:span text:style-name="Основной_20_шрифт_20_абзаца"><text:span text:style-name="T35">,<text:line-break/> <text:s text:c="7"/></text:span></text:span><text:span text:style-name="Основной_20_шрифт_20_абзаца"><text:span text:style-name="T101">'</text:span></text:span><text:span text:style-name="Основной_20_шрифт_20_абзаца"><text:span text:style-name="T102">Мы</text:span></text:span><text:span text:style-name="Основной_20_шрифт_20_абзаца"><text:span text:style-name="T101"> </text:span></text:span><text:span text:style-name="Основной_20_шрифт_20_абзаца"><text:span text:style-name="T102">будем</text:span></text:span><text:span text:style-name="Основной_20_шрифт_20_абзаца"><text:span text:style-name="T101"> </text:span></text:span><text:span text:style-name="Основной_20_шрифт_20_абзаца"><text:span text:style-name="T102">присылать</text:span></text:span><text:span text:style-name="Основной_20_шрифт_20_абзаца"><text:span text:style-name="T101"> </text:span></text:span><text:span text:style-name="Основной_20_шрифт_20_абзаца"><text:span text:style-name="T102">Вам</text:span></text:span><text:span text:style-name="Основной_20_шрифт_20_абзаца"><text:span text:style-name="T101"> </text:span></text:span><text:span text:style-name="Основной_20_шрифт_20_абзаца"><text:span text:style-name="T102">много</text:span></text:span><text:span text:style-name="Основной_20_шрифт_20_абзаца"><text:span text:style-name="T101"> </text:span></text:span><text:span text:style-name="Основной_20_шрифт_20_абзаца"><text:span text:style-name="T102">спама</text:span></text:span><text:span text:style-name="Основной_20_шрифт_20_абзаца"><text:span text:style-name="T101">.'</text:span></text:span><text:span text:style-name="Основной_20_шрифт_20_абзаца"><text:span text:style-name="T35">,<text:line-break/> <text:s text:c="7"/>settings.EMAIL_HOST_USER,<text:line-break/> <text:s text:c="7"/>[user_email],<text:line-break/></text:span></text:span><text:soft-page-break/><text:span text:style-name="Основной_20_шрифт_20_абзаца"><text:span text:style-name="T35"> <text:s text:c="7"/></text:span></text:span><text:span text:style-name="Основной_20_шрифт_20_абзаца"><text:span text:style-name="T118">fail_silently</text:span></text:span><text:span text:style-name="Основной_20_шрифт_20_абзаца"><text:span text:style-name="T35">=</text:span></text:span><text:span text:style-name="Основной_20_шрифт_20_абзаца"><text:span text:style-name="T89">False</text:span></text:span><text:span text:style-name="Основной_20_шрифт_20_абзаца"><text:span text:style-name="T35">,<text:line-break/> <text:s text:c="3"/>)</text:span></text:span></text:p>
      <text:p text:style-name="P100"/>
      <text:p text:style-name="P104">/send_email/main/urls.py:</text:p>
      <text:p text:style-name="P29"><text:span text:style-name="Основной_20_шрифт_20_абзаца"><text:span text:style-name="T89">from </text:span></text:span><text:span text:style-name="Основной_20_шрифт_20_абзаца"><text:span text:style-name="T35">django.urls </text:span></text:span><text:span text:style-name="Основной_20_шрифт_20_абзаца"><text:span text:style-name="T89">import </text:span></text:span><text:span text:style-name="Основной_20_шрифт_20_абзаца"><text:span text:style-name="T35">path<text:line-break/></text:span></text:span><text:span text:style-name="Основной_20_шрифт_20_абзаца"><text:span text:style-name="T89">from </text:span></text:span><text:span text:style-name="Основной_20_шрифт_20_абзаца"><text:span text:style-name="T35">.views </text:span></text:span><text:span text:style-name="Основной_20_шрифт_20_абзаца"><text:span text:style-name="T89">import </text:span></text:span><text:span text:style-name="Основной_20_шрифт_20_абзаца"><text:span text:style-name="T35">ContactView<text:line-break/><text:line-break/>urlpatterns = [<text:line-break/> <text:s text:c="3"/>path(</text:span></text:span><text:span text:style-name="Основной_20_шрифт_20_абзаца"><text:span text:style-name="T101">''</text:span></text:span><text:span text:style-name="Основной_20_шрифт_20_абзаца"><text:span text:style-name="T35">, ContactView.as_view(), </text:span></text:span><text:span text:style-name="Основной_20_шрифт_20_абзаца"><text:span text:style-name="T118">name</text:span></text:span><text:span text:style-name="Основной_20_шрифт_20_абзаца"><text:span text:style-name="T35">=</text:span></text:span><text:span text:style-name="Основной_20_шрифт_20_абзаца"><text:span text:style-name="T101">"contact"</text:span></text:span><text:span text:style-name="Основной_20_шрифт_20_абзаца"><text:span text:style-name="T35">)<text:line-break/>]</text:span></text:span></text:p>
      <text:p text:style-name="P100"/>
      <text:p text:style-name="P68"><text:span text:style-name="Основной_20_шрифт_20_абзаца"><text:span text:style-name="T173">views.py:</text:span></text:span><text:span text:style-name="Основной_20_шрифт_20_абзаца"><text:span text:style-name="T128"><text:line-break/></text:span></text:span><text:span text:style-name="Основной_20_шрифт_20_абзаца"><text:span text:style-name="T89">from </text:span></text:span><text:span text:style-name="Основной_20_шрифт_20_абзаца"><text:span text:style-name="T35">django.views.generic </text:span></text:span><text:span text:style-name="Основной_20_шрифт_20_абзаца"><text:span text:style-name="T89">import </text:span></text:span><text:span text:style-name="Основной_20_шрифт_20_абзаца"><text:span text:style-name="T35">CreateView<text:line-break/></text:span></text:span><text:span text:style-name="Основной_20_шрифт_20_абзаца"><text:span text:style-name="T89">from </text:span></text:span><text:span text:style-name="Основной_20_шрифт_20_абзаца"><text:span text:style-name="T35">.forms </text:span></text:span><text:span text:style-name="Основной_20_шрифт_20_абзаца"><text:span text:style-name="T89">import </text:span></text:span><text:span text:style-name="Основной_20_шрифт_20_абзаца"><text:span text:style-name="T35">ContactForm<text:line-break/></text:span></text:span><text:span text:style-name="Основной_20_шрифт_20_абзаца"><text:span text:style-name="T89">from </text:span></text:span><text:span text:style-name="Основной_20_шрифт_20_абзаца"><text:span text:style-name="T35">.models </text:span></text:span><text:span text:style-name="Основной_20_шрифт_20_абзаца"><text:span text:style-name="T89">import </text:span></text:span><text:span text:style-name="Основной_20_шрифт_20_абзаца"><text:span text:style-name="T35">Contact<text:line-break/></text:span></text:span><text:span text:style-name="Основной_20_шрифт_20_абзаца"><text:span text:style-name="T89">from </text:span></text:span><text:span text:style-name="Основной_20_шрифт_20_абзаца"><text:span text:style-name="T35">.service </text:span></text:span><text:span text:style-name="Основной_20_шрифт_20_абзаца"><text:span text:style-name="T89">import </text:span></text:span><text:span text:style-name="Основной_20_шрифт_20_абзаца"><text:span text:style-name="T35">send<text:line-break/></text:span></text:span><text:span text:style-name="Основной_20_шрифт_20_абзаца"><text:span text:style-name="T130"><text:line-break/></text:span></text:span><text:span text:style-name="Основной_20_шрифт_20_абзаца"><text:span text:style-name="T89">class </text:span></text:span><text:span text:style-name="Основной_20_шрифт_20_абзаца"><text:span text:style-name="T35">ContactView(CreateView):<text:line-break/> <text:s text:c="3"/></text:span></text:span><text:span text:style-name="Основной_20_шрифт_20_абзаца"><text:span text:style-name="T130">"""Displaying the subscription form by email."""<text:line-break/> <text:s text:c="3"/></text:span></text:span><text:span text:style-name="Основной_20_шрифт_20_абзаца"><text:span text:style-name="T35">model = Contact<text:line-break/> <text:s text:c="3"/>form_class = ContactForm<text:line-break/> <text:s text:c="3"/>success_url = </text:span></text:span><text:span text:style-name="Основной_20_шрифт_20_абзаца"><text:span text:style-name="T101">'/main'<text:line-break/> <text:s text:c="3"/></text:span></text:span><text:span text:style-name="Основной_20_шрифт_20_абзаца"><text:span text:style-name="T35">template_name = </text:span></text:span><text:span text:style-name="Основной_20_шрифт_20_абзаца"><text:span text:style-name="T101">'main/contact.html'<text:line-break/><text:line-break/> <text:s text:c="3"/></text:span></text:span><text:span text:style-name="Основной_20_шрифт_20_абзаца"><text:span text:style-name="T89">def </text:span></text:span><text:span text:style-name="Основной_20_шрифт_20_абзаца"><text:span text:style-name="T35">form_valid(</text:span></text:span><text:span text:style-name="Основной_20_шрифт_20_абзаца"><text:span text:style-name="T154">self</text:span></text:span><text:span text:style-name="Основной_20_шрифт_20_абзаца"><text:span text:style-name="T35">, form):<text:line-break/> <text:s text:c="7"/>form.save()<text:line-break/> <text:s text:c="7"/>send(form.instance.email)</text:span></text:span><text:span text:style-name="Основной_20_шрифт_20_абзаца"><text:span text:style-name="T130"><text:line-break/> <text:s text:c="7"/></text:span></text:span><text:span text:style-name="Основной_20_шрифт_20_абзаца"><text:span text:style-name="T89">return </text:span></text:span><text:span text:style-name="Основной_20_шрифт_20_абзаца"><text:span text:style-name="T91">super</text:span></text:span><text:span text:style-name="Основной_20_шрифт_20_абзаца"><text:span text:style-name="T35">().form_valid(form)</text:span></text:span></text:p>
      <text:p text:style-name="P100"/>
      <text:p text:style-name="P100"/>
      <text:p text:style-name="P104"/>
      <text:p text:style-name="P104">/tempaltes/main/contact.html:</text:p>
      <text:p text:style-name="P29"><text:span text:style-name="Основной_20_шрифт_20_абзаца"><text:span text:style-name="T36">&lt;!DOCTYPE </text:span></text:span><text:span text:style-name="Основной_20_шрифт_20_абзаца"><text:span text:style-name="T143">html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</text:span></text:span><text:span text:style-name="Основной_20_шрифт_20_абзаца"><text:span text:style-name="T90">html </text:span></text:span><text:span text:style-name="Основной_20_шрифт_20_абзаца"><text:span text:style-name="T143">lang</text:span></text:span><text:span text:style-name="Основной_20_шрифт_20_абзаца"><text:span text:style-name="T148">="en"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</text:span></text:span><text:span text:style-name="Основной_20_шрифт_20_абзаца"><text:span text:style-name="T90">head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</text:span></text:span><text:span text:style-name="Основной_20_шрифт_20_абзаца"><text:span text:style-name="T90">meta </text:span></text:span><text:span text:style-name="Основной_20_шрифт_20_абзаца"><text:span text:style-name="T143">charset</text:span></text:span><text:span text:style-name="Основной_20_шрифт_20_абзаца"><text:span text:style-name="T148">="UTF-8"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</text:span></text:span><text:span text:style-name="Основной_20_шрифт_20_абзаца"><text:span text:style-name="T90">title</text:span></text:span><text:span text:style-name="Основной_20_шрифт_20_абзаца"><text:span text:style-name="T36">&gt;</text:span></text:span><text:span text:style-name="Основной_20_шрифт_20_абзаца"><text:span text:style-name="T35">Title</text:span></text:span><text:span text:style-name="Основной_20_шрифт_20_абзаца"><text:span text:style-name="T36">&lt;/</text:span></text:span><text:span text:style-name="Основной_20_шрифт_20_абзаца"><text:span text:style-name="T90">title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/</text:span></text:span><text:span text:style-name="Основной_20_шрифт_20_абзаца"><text:span text:style-name="T90">head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</text:span></text:span><text:span text:style-name="Основной_20_шрифт_20_абзаца"><text:span text:style-name="T90">body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</text:span></text:span><text:span text:style-name="Основной_20_шрифт_20_абзаца"><text:span text:style-name="T90">form </text:span></text:span><text:span text:style-name="Основной_20_шрифт_20_абзаца"><text:span text:style-name="T143">action</text:span></text:span><text:span text:style-name="Основной_20_шрифт_20_абзаца"><text:span text:style-name="T148">="{% url 'contact' %}" </text:span></text:span><text:span text:style-name="Основной_20_шрифт_20_абзаца"><text:span text:style-name="T143">method</text:span></text:span><text:span text:style-name="Основной_20_шрифт_20_абзаца"><text:span text:style-name="T148">="post"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7"/>{% csrf_token %}<text:line-break/> <text:s text:c="7"/>{{form.as_p}}<text:line-break/> <text:s text:c="7"/></text:span></text:span><text:span text:style-name="Основной_20_шрифт_20_абзаца"><text:span text:style-name="T36">&lt;</text:span></text:span><text:span text:style-name="Основной_20_шрифт_20_абзаца"><text:span text:style-name="T90">button </text:span></text:span><text:span text:style-name="Основной_20_шрифт_20_абзаца"><text:span text:style-name="T143">type</text:span></text:span><text:span text:style-name="Основной_20_шрифт_20_абзаца"><text:span text:style-name="T148">="submit"</text:span></text:span><text:span text:style-name="Основной_20_шрифт_20_абзаца"><text:span text:style-name="T36">&gt;</text:span></text:span><text:span text:style-name="Основной_20_шрифт_20_абзаца"><text:span text:style-name="T37">Отправить</text:span></text:span><text:span text:style-name="Основной_20_шрифт_20_абзаца"><text:span text:style-name="T36">&lt;/</text:span></text:span><text:span text:style-name="Основной_20_шрифт_20_абзаца"><text:span text:style-name="T90">button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/</text:span></text:span><text:span text:style-name="Основной_20_шрифт_20_абзаца"><text:span text:style-name="T90">form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/</text:span></text:span><text:span text:style-name="Основной_20_шрифт_20_абзаца"><text:span text:style-name="T90">body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/</text:span></text:span><text:span text:style-name="Основной_20_шрифт_20_абзаца"><text:span text:style-name="T90">html</text:span></text:span><text:span text:style-name="Основной_20_шрифт_20_абзаца"><text:span text:style-name="T36">&gt;</text:span></text:span></text:p>
      <text:p text:style-name="P100"/>
      <text:p text:style-name="P68"><text:span text:style-name="Основной_20_шрифт_20_абзаца"><text:span text:style-name="T173">/send_email/send_email/urls.py:</text:span></text:span></text:p>
      <text:p text:style-name="P29"><text:span text:style-name="Основной_20_шрифт_20_абзаца"><text:span text:style-name="T89">from </text:span></text:span><text:span text:style-name="Основной_20_шрифт_20_абзаца"><text:span text:style-name="T35">django.contrib </text:span></text:span><text:span text:style-name="Основной_20_шрифт_20_абзаца"><text:span text:style-name="T89">import </text:span></text:span><text:span text:style-name="Основной_20_шрифт_20_абзаца"><text:span text:style-name="T35">admin<text:line-break/></text:span></text:span><text:span text:style-name="Основной_20_шрифт_20_абзаца"><text:span text:style-name="T89">from </text:span></text:span><text:span text:style-name="Основной_20_шрифт_20_абзаца"><text:span text:style-name="T35">django.urls </text:span></text:span><text:span text:style-name="Основной_20_шрифт_20_абзаца"><text:span text:style-name="T89">import </text:span></text:span><text:span text:style-name="Основной_20_шрифт_20_абзаца"><text:span text:style-name="T35">path, include<text:line-break/><text:line-break/>urlpatterns = [<text:line-break/> <text:s text:c="3"/>path(</text:span></text:span><text:span text:style-name="Основной_20_шрифт_20_абзаца"><text:span text:style-name="T101">'admin/'</text:span></text:span><text:span text:style-name="Основной_20_шрифт_20_абзаца"><text:span text:style-name="T35">, admin.site.urls),<text:line-break/> <text:s text:c="3"/>path(</text:span></text:span><text:span text:style-name="Основной_20_шрифт_20_абзаца"><text:span text:style-name="T101">'main/'</text:span></text:span><text:span text:style-name="Основной_20_шрифт_20_абзаца"><text:span text:style-name="T35">, include(</text:span></text:span><text:span text:style-name="Основной_20_шрифт_20_абзаца"><text:span text:style-name="T101">'main.urls'</text:span></text:span><text:span text:style-name="Основной_20_шрифт_20_абзаца"><text:span text:style-name="T35">)),<text:line-break/>]</text:span></text:span></text:p>
      <text:p text:style-name="P100"/>
      <text:p text:style-name="P100"/>
      <text:p text:style-name="P100"/>
      <text:p text:style-name="P110">Контроллеры-классы</text:p>
      <text:p text:style-name="P112"/>
      <text:p text:style-name="P112"/>
      <text:p text:style-name="P148">CreateView</text:p>
      <text:p text:style-name="P151">Выводит форму, проверяет введенные данные в нее и создает на их основе новую запись.</text:p>
      <text:p text:style-name="P151"/>
      <text:p text:style-name="P141"><text:span text:style-name="T209">from </text:span><text:span text:style-name="T228">django.views.generic.edit </text:span><text:span text:style-name="T209">import </text:span><text:span text:style-name="T228">CreateView</text:span></text:p>
      <text:p text:style-name="P155"/>
      <text:p text:style-name="P146"><text:soft-page-break/></text:p>
      <text:p text:style-name="P146"><text:span text:style-name="T207">class </text:span><text:span text:style-name="T8">BbCreateView</text:span>(CreateView):<text:line-break/> <text:s text:c="3"/><text:span text:style-name="T279"># Атрибут, задает ссылку на класс модели, на основе которой будет создана форма</text:span><text:line-break/><text:span text:style-name="T260"> <text:s text:c="3"/></text:span>model = Bb<text:line-break/><text:line-break/> <text:s text:c="3"/><text:span text:style-name="T279"># Атрибут, указывает последовательность имен полей модели, который должны</text:span><text:span text:style-name="T299"><text:line-break/></text:span><text:span text:style-name="T279"> <text:s text:c="3"/># присутствовать в форме. Можно указать либо модель и список ее полей</text:span><text:span text:style-name="T299"><text:line-break/></text:span><text:span text:style-name="T279"> <text:s text:c="3"/># в атрибутах model и fields, либо непостедственно класс формы</text:span><text:span text:style-name="T299"><text:line-break/></text:span><text:span text:style-name="T279"> <text:s text:c="3"/># в атрибуте form_class, но никак не одновременно и то, и другое.</text:span><text:span text:style-name="T299"><text:line-break/></text:span><text:span text:style-name="T279"> <text:s text:c="3"/># Если указан атрибут model, то обязательно слудует задать также и</text:span><text:span text:style-name="T299"><text:line-break/></text:span><text:span text:style-name="T279"> <text:s text:c="3"/># атрибут fields.</text:span><text:line-break/><text:span text:style-name="T260"> <text:s text:c="3"/></text:span>fields = [<text:span text:style-name="T108">'title'</text:span>, <text:span text:style-name="T108">'content'</text:span>, <text:span text:style-name="T108">'price'</text:span>, <text:span text:style-name="T108">'kind'</text:span>, <text:span text:style-name="T108">'rubric'</text:span>]<text:line-break/><text:line-break/> <text:s text:c="3"/><text:span text:style-name="T279"># путь к файлу шаблона, создающего страницу с формой;</text:span><text:span text:style-name="T299"><text:line-break/></text:span><text:span text:style-name="T279"> <text:s text:c="3"/># По умолчанию к названии модели добавляется суффикс '_form',</text:span><text:span text:style-name="T299"><text:line-break/></text:span><text:span text:style-name="T279"> <text:s text:c="3"/># В данном случает будет 'bb_form'.</text:span><text:line-break/><text:span text:style-name="T260"> <text:s text:c="3"/></text:span>template_name = <text:span text:style-name="T108">'bboard/bb_create.html'</text:span><text:line-break/><text:line-break/><text:span text:style-name="T108"> <text:s text:c="2"/></text:span><text:span text:style-name="T109"><text:s/></text:span><text:span text:style-name="T279"># Атрибут, хранящий словарь с изначальными данными для занесения в только</text:span><text:span text:style-name="T299"><text:line-break/></text:span><text:span text:style-name="T279"> <text:s text:c="3"/># что созданную форму. Ключи элементов этого словаря должны</text:span><text:span text:style-name="T299"><text:line-break/></text:span><text:span text:style-name="T279"> <text:s text:c="3"/># соответствовать полям формы, а значения элементов зададут значения полей</text:span><text:line-break/><text:span text:style-name="T260"> <text:s text:c="3"/></text:span>initial = {<text:span text:style-name="T108">'price'</text:span>: <text:span text:style-name="T293">0.0</text:span>}<text:line-break/><text:line-break/> <text:s text:c="3"/><text:span text:style-name="T279"># ссылка на класс формы, связанной с моделью;</text:span><text:span text:style-name="T299"><text:line-break/></text:span><text:span text:style-name="T279"> <text:s text:c="3"/># form_class = BbForm</text:span><text:line-break/><text:line-break/><text:span text:style-name="T260"> <text:s text:c="3"/></text:span><text:span text:style-name="T279"># интернет-адрес для перенаправления после успешного сохранения данных;</text:span><text:line-break/><text:span text:style-name="T260"> <text:s text:c="3"/></text:span>success_url = reverse_lazy(<text:span text:style-name="T108">'index'</text:span>)</text:p>
      <text:p text:style-name="P113"/>
      <text:p text:style-name="P113"/>
      <text:p text:style-name="P113"/>
      <text:p text:style-name="P150">ListView</text:p>
      <text:p text:style-name="P143"><text:span text:style-name="T237">К</text:span><text:span text:style-name="T236">онтроллер-класс ListView наслудует классы View, MultipleObjectMixin и MultipleObjectTemplateResponseMixin. Он извлекает из модели набор записей, записывает его в атрибут object_list (чтобы успешно работали наследуемые им примеси) и выводит на экран страницу со списком записей.</text:span></text:p>
      <text:p text:style-name="P176"/>
      <text:p text:style-name="P167"># views.py</text:p>
      <text:p text:style-name="P176"><text:span text:style-name="T207">from </text:span>django.views.generic.list <text:span text:style-name="T207">import </text:span>ListView</text:p>
      <text:p text:style-name="P144"/>
      <text:p text:style-name="P140"><text:span text:style-name="T213">class </text:span><text:span text:style-name="T66">BbByRubricListView</text:span><text:span text:style-name="T228">(ListView):</text:span><text:line-break/><text:span text:style-name="T228"> <text:s text:c="3"/></text:span><text:span text:style-name="T276"># Задает модель</text:span><text:line-break/><text:span text:style-name="T261"> <text:s text:c="3"/></text:span><text:span text:style-name="T228">model = Bb</text:span><text:line-break/><text:line-break/><text:span text:style-name="T228"> <text:s text:c="3"/></text:span><text:span text:style-name="T276"># Указывает либо диспечер записей (Manager), либо исходный набор</text:span><text:span text:style-name="T292"><text:line-break/></text:span><text:span text:style-name="T276"> <text:s text:c="3"/># записей (QuerySet), из которого будут извлекаться записи.</text:span><text:line-break/><text:span text:style-name="T261"> <text:s text:c="3"/></text:span><text:span text:style-name="T228">queryset = Bb.objects.all()</text:span><text:line-break/><text:line-break/><text:span text:style-name="T228"> <text:s text:c="3"/></text:span><text:span text:style-name="T276"># Если не указан путь к шаблону - значит, класс будет искать шаблон</text:span><text:span text:style-name="T292"><text:line-break/></text:span><text:span text:style-name="T276"> <text:s text:c="3"/># со сформированныйм по умолчанию путем.</text:span><text:span text:style-name="T292"><text:line-break/></text:span><text:span text:style-name="T276"> <text:s text:c="3"/># В данном примере будет путь 'bb_list.html'</text:span><text:line-break/><text:span text:style-name="T261"> <text:s text:c="3"/></text:span><text:span text:style-name="T228">template_name = </text:span><text:span text:style-name="T209">None</text:span><text:line-break/><text:line-break/><text:span text:style-name="T209"> <text:s text:c="3"/></text:span><text:span text:style-name="T276"># Атрибут, хранящий строку с суфиксом, который будет добавлен к</text:span><text:span text:style-name="T292"><text:line-break/></text:span><text:span text:style-name="T276"> <text:s text:c="3"/># автоматически сгенерированному пути к шаблону (по умолчанию: '_list').</text:span><text:line-break/><text:span text:style-name="T261"> <text:s text:c="3"/></text:span><text:span text:style-name="T228">template_name_suffix = </text:span><text:span text:style-name="T103">'_list'</text:span><text:line-break/><text:line-break/><text:span text:style-name="T103"> <text:s text:c="3"/></text:span><text:span text:style-name="T276"># template_engine = None</text:span><text:span text:style-name="T292"><text:line-break/></text:span><text:span text:style-name="T276"> <text:s text:c="3"/># response_class = TemplateResponse</text:span><text:span text:style-name="T292"><text:line-break/></text:span><text:span text:style-name="T276"> <text:s text:c="3"/># content_type = None</text:span><text:span text:style-name="T292"><text:line-break/><text:line-break/></text:span><text:span text:style-name="T276"> <text:s text:c="3"/># Атрибут. Значение True разрешает извлечение 'пустой', т.е. не содержащей</text:span><text:span text:style-name="T292"><text:line-break/></text:span><text:span text:style-name="T276"> <text:s text:c="3"/># ни одной записи, части пагинатора (поведение по умолчанию).</text:span><text:span text:style-name="T292"><text:line-break/></text:span><text:span text:style-name="T276"> <text:s text:c="3"/># Значение False, напротив, предписывает при попытке извленчения 'пустой'</text:span><text:span text:style-name="T292"><text:line-break/></text:span><text:span text:style-name="T276"> <text:s text:c="3"/># части возбуждать исключение Http404.</text:span><text:line-break/><text:soft-page-break/><text:span text:style-name="T261"> <text:s text:c="3"/></text:span><text:span text:style-name="T228">allow_empty = </text:span><text:span text:style-name="T209">True</text:span><text:line-break/><text:line-break/><text:span text:style-name="T209"> <text:s text:c="2"/></text:span><text:span text:style-name="T210"><text:s/></text:span><text:span text:style-name="T276"># Атрибут, задающий целочисленное количество записей в одной части паринатора.</text:span><text:span text:style-name="T292"><text:line-break/></text:span><text:span text:style-name="T276"> <text:s text:c="3"/># Если не указан или его значение равно None, набор записей</text:span><text:span text:style-name="T292"><text:line-break/></text:span><text:span text:style-name="T276"> <text:s text:c="3"/># не будет разбиваться на части.</text:span><text:line-break/><text:span text:style-name="T261"> <text:s text:c="3"/></text:span><text:span text:style-name="T228">paginate_by = </text:span><text:span text:style-name="T209">None</text:span><text:line-break/><text:line-break/><text:span text:style-name="T209"> <text:s text:c="3"/></text:span><text:span text:style-name="T276"># Атрибут, задающий целочисленное минимальное число записей, которые могут</text:span><text:span text:style-name="T292"><text:line-break/></text:span><text:span text:style-name="T276"> <text:s text:c="3"/># присутствовать в последней части пагинатора.</text:span><text:span text:style-name="T292"><text:line-break/></text:span><text:span text:style-name="T276"> <text:s text:c="3"/># Если последняя часть пагинатора содержит меньше записей,</text:span><text:span text:style-name="T292"><text:line-break/></text:span><text:span text:style-name="T276"> <text:s text:c="3"/># то оставшиеся запису будут выведены в предыдущей части.</text:span><text:span text:style-name="T292"><text:line-break/></text:span><text:span text:style-name="T276"> <text:s text:c="3"/># Если задать значение 0, то в последней части может присутствовать сколько</text:span><text:span text:style-name="T292"><text:line-break/></text:span><text:span text:style-name="T276"> <text:s text:c="3"/># угодно записей (поведение по умолчани).</text:span><text:line-break/><text:span text:style-name="T261"> <text:s text:c="3"/></text:span><text:span text:style-name="T228">paginate_orphans = </text:span><text:span text:style-name="T294">0</text:span><text:line-break/><text:line-break/><text:span text:style-name="T294"> <text:s text:c="3"/></text:span><text:span text:style-name="T276"># Задает имя переменной контекста шаблона, в которой будет сохранена</text:span><text:span text:style-name="T292"><text:line-break/></text:span><text:span text:style-name="T276"> <text:s text:c="3"/># найденная запись.</text:span></text:p>
      <text:p text:style-name="P140"><text:span text:style-name="T276"><text:s text:c="4"/></text:span><text:span text:style-name="T277"># </text:span><text:span text:style-name="T276">По умолчанию в контексте шаблона будет создана переменная с названием<text:line-break/> <text:s text:c="3"/># класса модели, </text:span><text:span text:style-name="T278">с суфиксом „_list“</text:span><text:span text:style-name="T276">в данном случае будет созданна переменная bb_</text:span><text:span text:style-name="T278">list</text:span><text:span text:style-name="T276">,<text:line-break/> <text:s text:c="3"/># хранящая найденную запись, а также переменную object_</text:span><text:span text:style-name="T278">list</text:span><text:span text:style-name="T276">, чтобы успешно <text:line-break/> <text:s text:c="3"/># работали наследуемые им примеси.</text:span><text:line-break/><text:span text:style-name="T261"> <text:s text:c="3"/></text:span><text:span text:style-name="T228">context_object_name = </text:span><text:span text:style-name="T209">None</text:span><text:line-break/><text:line-break/><text:span text:style-name="T209"> <text:s text:c="3"/></text:span><text:span text:style-name="T276"># Атрибут, указывающий класс используемого пагинатора</text:span><text:span text:style-name="T292"><text:line-break/></text:span><text:span text:style-name="T276"> <text:s text:c="3"/># (по умолчанию: Paginator из модуля django.core.paginator).</text:span><text:span text:style-name="T292"><text:line-break/></text:span><text:span text:style-name="T276"> <text:s text:c="3"/># paginator_class = Paginator</text:span><text:span text:style-name="T292"><text:line-break/><text:line-break/></text:span><text:span text:style-name="T276"> <text:s text:c="3"/># Указыввает имя URL- или GET-параметра, через который будет передаваться</text:span><text:line-break/><text:span text:style-name="T261"> <text:s/></text:span><text:span text:style-name="T276"><text:s text:c="2"/># номер выводимой части пагинатора, в виде строки (по умолчанию: "page").</text:span><text:line-break/><text:span text:style-name="T261"> <text:s text:c="3"/></text:span><text:span text:style-name="T228">page_kwarg = </text:span><text:span text:style-name="T103">'page'</text:span><text:line-break/><text:line-break/><text:span text:style-name="T103"> <text:s text:c="3"/></text:span><text:span text:style-name="T276"># Задает параметры сортировки записей. Значение может быть указано в виде:</text:span><text:span text:style-name="T292"><text:line-break/></text:span><text:span text:style-name="T276"> <text:s text:c="3"/># <text:s text:c="3"/>- строки с именем поля, для сортироваки толдько по этому полю.</text:span><text:span text:style-name="T292"><text:line-break/></text:span><text:span text:style-name="T276"> <text:s text:c="3"/># По умолчанию будет выполняться сортировака по возврастанию значения поля.</text:span><text:span text:style-name="T292"><text:line-break/></text:span><text:span text:style-name="T276"> <text:s text:c="3"/># Чтобы указать сортировку по убыванию, нужно предварить имя поля</text:span><text:span text:style-name="T292"><text:line-break/></text:span><text:span text:style-name="T276"> <text:s text:c="3"/># символом "минус".</text:span><text:span text:style-name="T292"><text:line-break/></text:span><text:span text:style-name="T276"> <text:s text:c="3"/># <text:s text:c="3"/>- последовательности строк с именами полей - для сортировки сразу</text:span><text:span text:style-name="T292"><text:line-break/></text:span><text:span text:style-name="T276"> <text:s text:c="3"/># по нескольким полям.</text:span><text:line-break/><text:span text:style-name="T261"> <text:s text:c="3"/></text:span><text:span text:style-name="T228">ordering = </text:span><text:span text:style-name="T209">None</text:span></text:p>
      <text:p text:style-name="P154"/>
      <text:p text:style-name="P139"><text:span text:style-name="T210"><text:s text:c="4"/></text:span><text:span text:style-name="T276"># Метод, возвращает исходый набор записей (QuerySet), </text:span><text:span text:style-name="T292"><text:line-break/> <text:s text:c="3"/></text:span><text:span text:style-name="T276"># из которого будут извлекаться записи.</text:span><text:line-break/> <text:s text:c="3"/><text:span text:style-name="T209">def </text:span><text:span text:style-name="T66">get_queryset</text:span><text:span text:style-name="T228">(</text:span><text:span text:style-name="T155">self</text:span><text:span text:style-name="T228">):</text:span><text:line-break/><text:span text:style-name="T228"> <text:s text:c="7"/></text:span><text:span text:style-name="T209">return </text:span><text:span text:style-name="T228">Bb.objects.filter(</text:span><text:span text:style-name="T119">rubric</text:span><text:span text:style-name="T228">=</text:span><text:span text:style-name="T155">self</text:span><text:span text:style-name="T228">.kwargs[</text:span><text:span text:style-name="T103">'pk'</text:span><text:span text:style-name="T228">])</text:span></text:p>
      <text:p text:style-name="P177"/>
      <text:p text:style-name="P145"/>
      <text:p text:style-name="P114">DetailView</text:p>
      <text:p text:style-name="P115">Контроллер-класс <text:s/>DetailView наследует классы View, SingleObjectMixin и SingleObjectTemplateResponseMixin. Он ищет запись по полученным значениям ключа или слага, заносит ее в атрибут object (чтобы успешно работали наследуемые им примеси) и выводит на экран страницу с содержимым этой записи.</text:p>
      <text:p text:style-name="P111"/>
      <text:p text:style-name="P168"># views.py</text:p>
      <text:p text:style-name="P187"><text:span text:style-name="T208">from </text:span><text:span text:style-name="T226">django.views.generic.detail </text:span><text:span text:style-name="T208">import </text:span><text:span text:style-name="T226">DetailView</text:span></text:p>
      <text:p text:style-name="P142"><text:line-break/><text:span text:style-name="T208">class </text:span><text:span text:style-name="T65">BbDetailView_</text:span><text:span text:style-name="T226">(DetailView):</text:span><text:line-break/><text:span text:style-name="T226"> <text:s text:c="3"/></text:span><text:span text:style-name="T273"># Задает модель (обязателен к заполнению)</text:span><text:line-break/><text:span text:style-name="T260"> <text:s text:c="3"/></text:span><text:span text:style-name="T226">model = Bb</text:span><text:line-break/><text:span text:style-name="T226"> <text:s text:c="3"/></text:span><text:span text:style-name="T273"># Если не указан путь к шаблону - значит, класс будет искать шаблон</text:span><text:span text:style-name="T292"><text:line-break/></text:span><text:span text:style-name="T273"> <text:s text:c="3"/># со сформированныйм по умолчанию путем.</text:span><text:span text:style-name="T292"><text:line-break/></text:span><text:span text:style-name="T273"> <text:s text:c="3"/># В данном примере будет путь 'bb_detail.html'</text:span><text:line-break/><text:span text:style-name="T260"> <text:s text:c="3"/></text:span><text:span text:style-name="T226">template_name = </text:span><text:span text:style-name="T208">None</text:span><text:line-break/><text:span text:style-name="T208"> <text:s text:c="3"/></text:span><text:span text:style-name="T273"># Задает имя поля модели, в котором хранится слаг (по умолчанию: 'slug')</text:span><text:line-break/><text:span text:style-name="T260"> <text:s text:c="3"/></text:span><text:span text:style-name="T226">slug_field = </text:span><text:span text:style-name="T103">'slug'</text:span><text:line-break/><text:span text:style-name="T103"> <text:s text:c="3"/></text:span><text:span text:style-name="T273"># Задает имя URL-параметра, через который контроллер-класс получит</text:span><text:span text:style-name="T292"><text:line-break/></text:span><text:soft-page-break/><text:span text:style-name="T273"> <text:s text:c="3"/># слаг (по умолчанию: 'slug')</text:span><text:line-break/><text:span text:style-name="T260"> <text:s text:c="3"/></text:span><text:span text:style-name="T226">slug_url_kwarg = </text:span><text:span text:style-name="T103">'slug'</text:span><text:line-break/><text:span text:style-name="T103"> <text:s text:c="3"/></text:span><text:span text:style-name="T273"># Задает июя URL-параметра, через который контроллер-класс получит</text:span><text:span text:style-name="T292"><text:line-break/></text:span><text:span text:style-name="T273"> <text:s text:c="3"/># ключ записи (по умолчанию: 'p</text:span><text:span text:style-name="T275">k</text:span><text:span text:style-name="T273">')</text:span><text:line-break/><text:span text:style-name="T260"> <text:s text:c="3"/></text:span><text:span text:style-name="T226">pk_url_kwarg = </text:span><text:span text:style-name="T103">'pk'</text:span><text:line-break/><text:span text:style-name="T103"> <text:s text:c="3"/></text:span><text:span text:style-name="T273"># Задает имя переменной контекста шаблона, в которой будет сохранена</text:span><text:span text:style-name="T292"><text:line-break/></text:span><text:span text:style-name="T273"> <text:s text:c="3"/># найденная запись</text:span><text:span text:style-name="T274">.</text:span></text:p>
      <text:p text:style-name="P156"><text:span text:style-name="T262"><text:s text:c="4"/></text:span><text:bookmark text:name="__DdeLink__14501_3613248511"/><text:span text:style-name="T266"># </text:span><text:span text:style-name="T265">По умолчанию в контексте шаблона будет создана переменная с названием</text:span><text:span text:style-name="T287"><text:line-break/> <text:s text:c="3"/></text:span><text:span text:style-name="T265"># класса модели, в данном случае будет созданна переменная bb,</text:span><text:span text:style-name="T287"><text:line-break/> <text:s text:c="3"/></text:span><text:span text:style-name="T265"># хранящая найденную запись, а также переменную object, чтобы успешно </text:span><text:span text:style-name="T287"><text:line-break/> <text:s text:c="3"/></text:span><text:span text:style-name="T265"># работали наследуемые им примеси.</text:span><text:span text:style-name="T288"><text:line-break/></text:span><text:span text:style-name="T264"> <text:s text:c="3"/></text:span><text:span text:style-name="T232">context_object_name = </text:span><text:span text:style-name="T211">None</text:span><text:span text:style-name="T288"><text:line-break/><text:line-break/></text:span><text:span text:style-name="T211"> <text:s text:c="3"/></text:span><text:span text:style-name="T263"># Переопределеный метод, если требуется что-то добавить в контекст шаблона.</text:span><text:span text:style-name="T288"><text:line-break/></text:span><text:span text:style-name="T264"> <text:s text:c="3"/></text:span><text:span text:style-name="T211">def </text:span><text:span text:style-name="T67">get_context_data</text:span><text:span text:style-name="T232">(</text:span><text:span text:style-name="T156">self</text:span><text:span text:style-name="T232">, **kwargs):</text:span><text:span text:style-name="T288"><text:line-break/></text:span><text:span text:style-name="T232"> <text:s text:c="7"/>context = </text:span><text:span text:style-name="T92">super</text:span><text:span text:style-name="T232">().get_context_data(**kwargs)</text:span><text:span text:style-name="T288"><text:line-break/></text:span><text:span text:style-name="T232"> <text:s text:c="7"/>context[</text:span><text:span text:style-name="T104">'rubrics'</text:span><text:span text:style-name="T232">] = Rubric.objects.all()</text:span><text:span text:style-name="T288"><text:line-break/></text:span><text:span text:style-name="T232"> <text:s text:c="7"/></text:span><text:span text:style-name="T211">return </text:span><text:span text:style-name="T232">context</text:span><text:span text:style-name="T288"><text:line-break/><text:line-break/></text:span></text:p>
      <text:p text:style-name="P178"><text:span text:style-name="T280"># urls.py</text:span><text:span text:style-name="T300"><text:line-break/></text:span><text:span text:style-name="T214">from </text:span><text:span text:style-name="T300">django.urls </text:span><text:span text:style-name="T214">import </text:span><text:span text:style-name="T300">path<text:line-break/></text:span><text:span text:style-name="T214">from </text:span><text:span text:style-name="T300">.views </text:span><text:span text:style-name="T214">import </text:span><text:span text:style-name="T300">BbDetailView<text:line-break/><text:line-break/>urlpatterns = [<text:line-break/> <text:s text:c="3"/>path(</text:span><text:span text:style-name="T110">'detail/&lt;int:pk&gt;/'</text:span><text:span text:style-name="T300">, BbDetailView.as_view(), </text:span><text:span text:style-name="T120">name</text:span><text:span text:style-name="T300">=</text:span><text:span text:style-name="T110">'detail_url'</text:span><text:span text:style-name="T300">),<text:line-break/>]<text:line-break/><text:line-break/></text:span><text:span text:style-name="T280"># bb_detail.html</text:span><text:span text:style-name="T300"><text:line-break/>&lt;p&gt;Рубрика: </text:span><text:span text:style-name="T69">{{ bb.rubric.name }}&lt;</text:span><text:span text:style-name="T300">/p&gt;<text:line-break/>&lt;h2&gt;{{ bb.title }}&lt;/h2&gt;<text:line-break/>&lt;p&gt;{{ bb.content }}&lt;/p&gt;<text:line-break/>&lt;p&gt;Цена: </text:span><text:span text:style-name="T69">{{ bb.price }}&lt;</text:span><text:span text:style-name="T300">/p&gt;</text:span></text:p>
      <text:p text:style-name="P178"/>
      <text:p text:style-name="P178"/>
      <text:p text:style-name="P149">UpdateView</text:p>
      <text:p text:style-name="P181">Ищет запись по полученным из URL-парметра ключу или слагу, выводит страницу с формой для ее правки, проверяет и сохраняет исправленные данные.</text:p>
      <text:p text:style-name="P152"/>
      <text:p text:style-name="P169"># views.py</text:p>
      <text:p text:style-name="P179"><text:span text:style-name="T207">from </text:span>django.views.generic.edit <text:span text:style-name="T207">import</text:span> UpdateView</text:p>
      <text:p text:style-name="P147"/>
      <text:p text:style-name="P189"><text:span text:style-name="T212">class </text:span><text:span text:style-name="T68">BbUpdateView</text:span><text:span text:style-name="T233">(UpdateView):<text:line-break/> <text:s text:c="3"/></text:span><text:span text:style-name="T267"># Задает модель</text:span><text:span text:style-name="T233"><text:line-break/></text:span><text:span text:style-name="T271"> <text:s text:c="3"/></text:span><text:span text:style-name="T233">model = Bb<text:line-break/><text:line-break/> <text:s text:c="3"/></text:span><text:span text:style-name="T267"># Атрибут, указывает последовательность имен полей модели, который должны</text:span><text:span text:style-name="T234"><text:line-break/></text:span><text:span text:style-name="T267"> <text:s text:c="3"/># присутствовать в форме. Можно указать либо модель и список ее полей</text:span><text:span text:style-name="T234"><text:line-break/></text:span><text:span text:style-name="T267"> <text:s text:c="3"/># в атрибутах model и fields, либо непостедственно класс формы</text:span><text:span text:style-name="T234"><text:line-break/></text:span><text:span text:style-name="T267"> <text:s text:c="3"/># в атрибуте form_class, но никак не одновременно и то, и другое.</text:span><text:span text:style-name="T234"><text:line-break/></text:span><text:span text:style-name="T267"> <text:s text:c="3"/># Если указан атрибут model, то обязательно слудует задать также и</text:span><text:span text:style-name="T234"><text:line-break/></text:span><text:span text:style-name="T267"> <text:s text:c="3"/># атрибут fields.</text:span><text:span text:style-name="T233"><text:line-break/></text:span><text:span text:style-name="T271"> <text:s text:c="3"/></text:span><text:span text:style-name="T233">fields = (</text:span><text:span text:style-name="T105">'title'</text:span><text:span text:style-name="T233">, </text:span><text:span text:style-name="T105">'content'</text:span><text:span text:style-name="T233">, </text:span><text:span text:style-name="T105">'price'</text:span><text:span text:style-name="T233">, </text:span><text:span text:style-name="T105">'kind'</text:span><text:span text:style-name="T233">, </text:span><text:span text:style-name="T105">'rubric'</text:span><text:span text:style-name="T233">)<text:line-break/><text:line-break/> <text:s text:c="3"/></text:span><text:span text:style-name="T267"># </text:span><text:span text:style-name="T268">П</text:span><text:span text:style-name="T267">уть к файлу шаблона, создающего страницу с формой;</text:span><text:span text:style-name="T234"><text:line-break/></text:span><text:span text:style-name="T267"> <text:s text:c="3"/># По умолчанию к названии модели добавляется суффикс '_form',</text:span><text:span text:style-name="T234"><text:line-break/></text:span><text:span text:style-name="T267"> <text:s text:c="3"/># В данном случает будет 'bb_form'.</text:span><text:span text:style-name="T233"><text:line-break/></text:span><text:span text:style-name="T271"> <text:s text:c="3"/></text:span><text:span text:style-name="T233">template_name = </text:span><text:span text:style-name="T105">'bboard/bb_update.html'</text:span><text:span text:style-name="T233"><text:line-break/> <text:s text:c="3"/><text:line-break/></text:span><text:span text:style-name="T106"> <text:s text:c="2"/></text:span><text:span text:style-name="T272"># интернет-адрес для перенаправления после успешного сохранения данных;</text:span><text:span text:style-name="T289"><text:line-break/> <text:s text:c="3"/></text:span><text:span text:style-name="T235">success_url = </text:span><text:span text:style-name="T107">'/'</text:span><text:span text:style-name="T289"><text:line-break/><text:line-break/> </text:span><text:span text:style-name="T290"><text:s text:c="3"/></text:span><text:span text:style-name="T272"># Задает имя поля модели, в котором хранится слаг (по умолчанию: 'slug')</text:span><text:span text:style-name="T289"><text:line-break/> <text:s text:c="3"/></text:span><text:span text:style-name="T235">slug_field = </text:span><text:span text:style-name="T107">'slug'</text:span><text:span text:style-name="T289"><text:line-break/></text:span><text:soft-page-break/><text:span text:style-name="T289"><text:line-break/></text:span><text:span text:style-name="T290"> <text:s text:c="3"/></text:span><text:span text:style-name="T272"># Задает имя URL-параметра, через который контроллер-класс получит</text:span><text:span text:style-name="T291"><text:line-break/> <text:s text:c="3"/></text:span><text:span text:style-name="T272"># слаг (по умолчанию: 'slug')</text:span><text:span text:style-name="T289"><text:line-break/> <text:s text:c="3"/></text:span><text:span text:style-name="T235">slug_url_kwarg = </text:span><text:span text:style-name="T107">'slug'</text:span><text:span text:style-name="T289"><text:line-break/><text:line-break/></text:span><text:span text:style-name="T290"> <text:s text:c="3"/></text:span><text:span text:style-name="T272"># Задает июя URL-параметра, через который контроллер-класс получит</text:span><text:span text:style-name="T291"><text:line-break/> <text:s text:c="2"/></text:span><text:span text:style-name="T272"># ключ записи (по умолчанию: 'pl')</text:span><text:span text:style-name="T289"><text:line-break/> <text:s text:c="3"/></text:span><text:span text:style-name="T235">pk_url_kwarg = </text:span><text:span text:style-name="T107">'pk'</text:span></text:p>
      <text:p text:style-name="P174"/>
      <text:p text:style-name="P174"/>
      <text:p text:style-name="P157">DeleteView</text:p>
      <text:p text:style-name="P190"><text:span text:style-name="T241">Ищет запись по полученным из URL-парметра ключу или слагу, выводит страницу </text:span><text:span text:style-name="T242">подтверждения, включающую в себя форму с кнопкой удаления, и удаляет запись.</text:span></text:p>
      <text:p text:style-name="P151"/>
      <text:p text:style-name="P170"># views.py</text:p>
      <text:p text:style-name="P170"><text:span text:style-name="T207">from </text:span><text:span text:style-name="T225">django.views.generic.edit </text:span><text:span text:style-name="T207">import </text:span><text:span text:style-name="T225">DeleteView</text:span></text:p>
      <text:p text:style-name="P164"/>
      <text:p text:style-name="P170"><text:span text:style-name="T207">class </text:span><text:span text:style-name="T8">BbDeleteView</text:span><text:span text:style-name="T225">(DeleteView):</text:span><text:line-break/><text:span text:style-name="T225"> <text:s text:c="3"/></text:span># Задает модель<text:line-break/><text:span text:style-name="T298"> <text:s text:c="3"/></text:span><text:span text:style-name="T225">model = Bb</text:span><text:line-break/><text:line-break/><text:span text:style-name="T225"> <text:s text:c="3"/></text:span># Путь к файлу шаблона, создающего страницу с формой;<text:line-break/> <text:s text:c="3"/># По умолчанию к названии модели добавляется суффикс '_confirm_delete',<text:line-break/> <text:s text:c="3"/># В данном случает будет 'bb_confirm_delete'.<text:line-break/><text:span text:style-name="T298"> <text:s text:c="3"/></text:span><text:span text:style-name="T225">template_name = </text:span><text:span text:style-name="T108">'bboard/bb_delete.html'</text:span><text:line-break/><text:line-break/><text:span text:style-name="T108"> <text:s text:c="3"/></text:span># интернет-адрес для перенаправления после удаления;<text:line-break/><text:span text:style-name="T298"> <text:s text:c="3"/></text:span><text:span text:style-name="T225">success_url = reverse_lazy(</text:span><text:span text:style-name="T108">'bb_list_url'</text:span><text:span text:style-name="T225">)</text:span><text:line-break/><text:line-break/><text:span text:style-name="T225"> <text:s text:c="3"/></text:span># Задает имя поля модели, в котором хранится слаг (по умолчанию: 'slug')<text:line-break/><text:span text:style-name="T298"> <text:s text:c="3"/></text:span><text:span text:style-name="T225">slug_field = </text:span><text:span text:style-name="T108">'slug'</text:span><text:line-break/><text:line-break/><text:span text:style-name="T108"> <text:s text:c="3"/></text:span># Задает имя URL-параметра, через который контроллер-класс получит<text:line-break/> <text:s text:c="3"/># слаг (по умолчанию: 'slug')<text:line-break/><text:span text:style-name="T298"> <text:s text:c="3"/></text:span><text:span text:style-name="T225">slug_url_kwarg = </text:span><text:span text:style-name="T108">'slug'</text:span><text:line-break/><text:line-break/><text:span text:style-name="T108"> <text:s text:c="3"/></text:span># Задает июя URL-параметра, через который контроллер-класс получит<text:line-break/> <text:s text:c="3"/># ключ записи (по умолчанию: 'pl')<text:line-break/><text:span text:style-name="T298"> <text:s text:c="3"/></text:span><text:span text:style-name="T225">pk_url_kwarg = </text:span><text:span text:style-name="T108">'pk'</text:span></text:p>
      <text:p text:style-name="P173"/>
      <text:p text:style-name="P173"/>
      <text:p text:style-name="P184">MonthArchiveView</text:p>
      <text:p text:style-name="P182">Выводит хронологический список записей, относящихся к указанному месяцу указанного года.</text:p>
      <text:p text:style-name="P151"/>
      <text:p text:style-name="P171"># views.py</text:p>
      <text:p text:style-name="P171"><text:span text:style-name="T207">from </text:span><text:span text:style-name="T225">django.views.generic.dates </text:span><text:span text:style-name="T207">import </text:span><text:span text:style-name="T225">MonthArchiveView</text:span></text:p>
      <text:p text:style-name="P171"/>
      <text:p text:style-name="P171"><text:span text:style-name="T207">class </text:span><text:span text:style-name="T8">BbMonthArchiveView</text:span><text:span text:style-name="T225">(MonthArchiveView):</text:span><text:line-break/><text:span text:style-name="T225"> <text:s text:c="3"/></text:span># Задает модель<text:line-break/><text:span text:style-name="T298"> <text:s text:c="3"/></text:span><text:span text:style-name="T225">model = Bb</text:span><text:line-break/><text:line-break/><text:span text:style-name="T225"> <text:s text:c="3"/></text:span># Атрибут, казывает имя поля модели типа DateField или DateTimeField,<text:line-break/> <text:s text:c="3"/># по которому будет выполняться фильтрация записей. Имя поля должно<text:line-break/> <text:s text:c="3"/># быть заданно в виде строки.<text:line-break/><text:span text:style-name="T298"> <text:s text:c="3"/></text:span><text:span text:style-name="T225">date_field = </text:span><text:span text:style-name="T108">'published'</text:span><text:line-break/><text:line-break/><text:span text:style-name="T108"> <text:s text:c="3"/></text:span># Путь к файлу шаблона, создающего страницу с формой;<text:line-break/><text:soft-page-break/> <text:s text:c="3"/># По умолчанию к названии модели добавляется суффикс '_archive_month',<text:line-break/> <text:s text:c="3"/># В данном случает будет 'bb_archive_month'.<text:line-break/><text:span text:style-name="T298"> <text:s text:c="3"/></text:span><text:span text:style-name="T225">template_name = </text:span><text:span text:style-name="T108">'bboard/bb_list.html'</text:span><text:line-break/><text:line-break/><text:span text:style-name="T108"> <text:s text:c="3"/></text:span># Атрибут, указывает строку с форматом значения месяца, поддерживаемый<text:line-break/> <text:s text:c="3"/># функцией strftime() языка Python. Значение месяца будет извлекаться<text:line-break/> <text:s text:c="3"/># из URL- или GET-параметра и преобразовываться в нужный вид согласно этому формату.<text:line-break/> <text:s text:c="3"/># Значение по умолчанию: '%b' (сокращённое название месяца).<text:line-break/><text:span text:style-name="T298"> <text:s text:c="3"/></text:span><text:span text:style-name="T225">month_format = </text:span><text:span text:style-name="T108">'%B' </text:span># '%B' - Полное название месяца</text:p>
      <text:p text:style-name="P180"/>
      <text:p text:style-name="P191"><text:span text:style-name="T269"># </text:span><text:span text:style-name="T270">urls</text:span><text:span text:style-name="T269">.py</text:span></text:p>
      <text:p text:style-name="P172">***</text:p>
      <text:p text:style-name="P188"><text:span text:style-name="T238">path(</text:span><text:span text:style-name="T103">'year/&lt;int:year&gt;/&lt;str:month&gt;/'</text:span><text:span text:style-name="T228">, BbMonthArchiveView.as_view(), <text:s text:c="3"/></text:span><text:span text:style-name="T119">name</text:span><text:span text:style-name="T228">=</text:span><text:span text:style-name="T103">'bb_year_url'</text:span><text:span text:style-name="T228">),</text:span></text:p>
      <text:p text:style-name="P172">***</text:p>
      <text:p text:style-name="P159"/>
      <text:p text:style-name="P193"><text:span text:style-name="T167">П</text:span><text:span text:style-name="T166">ример интернет адреса:</text:span></text:p>
      <text:p text:style-name="P235"><text:a xlink:type="simple" xlink:href="http://127.0.0.1:8000/bboard/year/2021/january/" text:style-name="Internet_20_link" text:visited-style-name="Visited_20_Internet_20_Link"><text:span text:style-name="T166">http://127.0.0.1:8000/bboard/year/2021/january/</text:span></text:a></text:p>
      <text:p text:style-name="P194"/>
      <text:p text:style-name="P194"/>
      <text:p text:style-name="P194"/>
      <text:p text:style-name="P194"/>
      <text:p text:style-name="P194"><text:span text:style-name="T301">&gt;&gt; </text:span>python manage.py test dct</text:p>
      <text:p text:style-name="P194">Creating test database for alias 'default'...</text:p>
      <text:p text:style-name="P194">Got an error creating the test database: permission denied to create database</text:p>
      <text:p text:style-name="P160"/>
      <text:p text:style-name="P195">Необходимо добавить разрешение createdb пользователю django, выполнив следующую команду в оболочке postgres в качестве суперпользователя:</text:p>
      <text:p text:style-name="P195">ALTER USER djangouser CREATEDB;</text:p>
      <text:p text:style-name="P195"/>
      <text:p text:style-name="P195"/>
      <text:p text:style-name="P220">Добавление favicon.ico</text:p>
      <text:p text:style-name="P230"/>
      <text:p text:style-name="P231">Добавляем в базовый шаблон или шаблон заголовка, который включен везде.</text:p>
      <text:p text:style-name="P196"><text:span text:style-name="T248">&lt;</text:span><text:span text:style-name="T216">link </text:span><text:span text:style-name="T303">rel</text:span><text:span text:style-name="T305">="shortcut icon" </text:span><text:span text:style-name="T303">type</text:span><text:span text:style-name="T305">="image/png" </text:span><text:span text:style-name="T303">href</text:span><text:span text:style-name="T305">="{% static 'favicon.ico' %}"</text:span><text:span text:style-name="T248">/&gt;</text:span></text:p>
      <text:p text:style-name="P162">***</text:p>
      <text:p text:style-name="P234"><text:span text:style-name="T247">&lt;</text:span><text:span text:style-name="T215">html </text:span><text:span text:style-name="T302">lang</text:span><text:span text:style-name="T304">="en"</text:span><text:span text:style-name="T247">&gt;</text:span><text:line-break/><text:span text:style-name="T247"> <text:s text:c="3"/>&lt;</text:span><text:span text:style-name="T215">head</text:span><text:span text:style-name="T247">&gt;</text:span><text:line-break/><text:span text:style-name="T247"> <text:s text:c="7"/>&lt;</text:span><text:span text:style-name="T215">meta </text:span><text:span text:style-name="T302">charset</text:span><text:span text:style-name="T304">="UTF-8"</text:span><text:span text:style-name="T247">&gt;</text:span><text:line-break/><text:span text:style-name="T247"> <text:s text:c="7"/></text:span><text:span text:style-name="T281">&lt;!--Чтобы обеспечить надлежащий рендеринг и масштабирование касанием для всех устройств--&gt;</text:span><text:line-break/><text:span text:style-name="T281"> <text:s text:c="7"/></text:span><text:span text:style-name="T247">&lt;</text:span><text:span text:style-name="T215">meta </text:span><text:span text:style-name="T302">name</text:span><text:span text:style-name="T304">="viewport" </text:span><text:span text:style-name="T302">content</text:span><text:span text:style-name="T304">="width=device-width, initial-scale=1"</text:span><text:span text:style-name="T247">&gt;</text:span><text:line-break/><text:span text:style-name="T247"> <text:s text:c="7"/>&lt;</text:span><text:span text:style-name="T215">link </text:span><text:span text:style-name="T302">rel</text:span><text:span text:style-name="T304">="stylesheet" </text:span><text:span text:style-name="T302">href</text:span><text:span text:style-name="T304">="{% static 'css/bootstrap.min.css' %}"</text:span><text:span text:style-name="T247">&gt;</text:span><text:line-break/><text:span text:style-name="T247"> <text:s text:c="7"/>&lt;</text:span><text:span text:style-name="T215">link </text:span><text:span text:style-name="T302">rel</text:span><text:span text:style-name="T304">="stylesheet" </text:span><text:span text:style-name="T302">href</text:span><text:span text:style-name="T304">="{% static 'css/footer.css' %}"</text:span><text:span text:style-name="T247">&gt;</text:span><text:line-break/><text:span text:style-name="T247"> <text:s text:c="7"/>&lt;</text:span><text:span text:style-name="T215">link </text:span><text:span text:style-name="T302">rel</text:span><text:span text:style-name="T304">="stylesheet" </text:span><text:span text:style-name="T302">href</text:span><text:span text:style-name="T304">="{% static 'css/styles.css' %}"</text:span><text:span text:style-name="T247">&gt;</text:span><text:line-break/><text:span text:style-name="T247"> <text:s text:c="7"/>&lt;</text:span><text:span text:style-name="T215">link </text:span><text:span text:style-name="T302">rel</text:span><text:span text:style-name="T304">="shortcut icon" </text:span><text:span text:style-name="T302">type</text:span><text:span text:style-name="T304">="image/png" </text:span><text:span text:style-name="T302">href</text:span><text:span text:style-name="T304">="{% static 'favicon.ico' %}"</text:span><text:span text:style-name="T247">/&gt;</text:span><text:line-break/><text:span text:style-name="T247"> <text:s text:c="7"/>&lt;</text:span><text:span text:style-name="T215">title</text:span><text:span text:style-name="T247">&gt;</text:span><text:line-break/><text:span text:style-name="T247"> <text:s text:c="11"/>{% block title %}</text:span><text:line-break/><text:span text:style-name="T247"> <text:s text:c="11"/>{% endblock %}</text:span><text:line-break/><text:span text:style-name="T247"> <text:s text:c="7"/>&lt;/</text:span><text:span text:style-name="T215">title</text:span><text:span text:style-name="T247">&gt;</text:span><text:line-break/><text:span text:style-name="T247"> <text:s text:c="3"/>&lt;/</text:span><text:span text:style-name="T215">head</text:span><text:span text:style-name="T247">&gt;</text:span></text:p>
      <text:p text:style-name="P233">***</text:p>
      <text:p text:style-name="P197">Ссылки:</text:p>
      <text:list xml:id="list3101229755" text:style-name="L7">
        <text:list-item>
          <text:p text:style-name="P268"><text:soft-page-break/><text:a xlink:type="simple" xlink:href="https://www.favicon.cc/" text:style-name="Internet_20_link" text:visited-style-name="Visited_20_Internet_20_Link">https://www.favicon.cc/</text:a></text:p>
        </text:list-item>
        <text:list-item>
          <text:p text:style-name="P268"><text:a xlink:type="simple" xlink:href="https://www.favicon-generator.org/" text:style-name="Internet_20_link" text:visited-style-name="Visited_20_Internet_20_Link">https://www.favicon-generator.org/</text:a></text:p>
        </text:list-item>
      </text:list>
      <text:p text:style-name="P197"/>
      <text:p text:style-name="P197"/>
      <text:p text:style-name="P216">Удаление напрямую из базы данных</text:p>
      <text:p text:style-name="P216"/>
      <text:p text:style-name="P161"><text:span text:style-name="T216">from </text:span><text:span text:style-name="T248">textwrap </text:span><text:span text:style-name="T216">import </text:span><text:span text:style-name="T248">dedent</text:span><text:line-break/><text:line-break/><text:span text:style-name="T216">from </text:span><text:span text:style-name="T248">django.db </text:span><text:span text:style-name="T216">import </text:span><text:span text:style-name="T248">connection</text:span></text:p>
      <text:p text:style-name="P161"><text:span text:style-name="T216">from </text:span><text:span text:style-name="T248">django.http </text:span><text:span text:style-name="T216">import </text:span><text:span text:style-name="T248">HttpResponseRedirect</text:span></text:p>
      <text:p text:style-name="P165"><text:span text:style-name="T218">from </text:span><text:span text:style-name="T250">django.shortcuts </text:span><text:span text:style-name="T218">import </text:span><text:span text:style-name="T250">render</text:span><text:span text:style-name="T70"><text:line-break/></text:span><text:span text:style-name="T218">from </text:span><text:span text:style-name="T250">django.urls </text:span><text:span text:style-name="T218">import </text:span><text:span text:style-name="T250">reverse</text:span></text:p>
      <text:p text:style-name="P161"/>
      <text:p text:style-name="P198"><text:bookmark-start text:name="__DdeLink__9454_1394605290"/><text:span text:style-name="T216">class </text:span><text:span text:style-name="T306">PostDeleteView</text:span><text:span text:style-name="T248">(LoginRequiredMixin, View):</text:span><text:line-break/><text:span text:style-name="T248"> <text:s text:c="3"/></text:span><text:span text:style-name="T282">"""Delete a post."""</text:span><text:line-break/><text:span text:style-name="T282"> <text:s text:c="3"/></text:span><text:span text:style-name="T216">def </text:span><text:span text:style-name="T306">get</text:span><text:span text:style-name="T248">(</text:span><text:span text:style-name="T157">self</text:span><text:span text:style-name="T248">, request, pk):</text:span><text:line-break/><text:span text:style-name="T248"> <text:s text:c="7"/></text:span><text:span text:style-name="T216">return </text:span><text:span text:style-name="T248">render(request, </text:span><text:span text:style-name="T111">'blog/post_delete.html'</text:span><text:span text:style-name="T248">, </text:span><text:span text:style-name="T121">context</text:span><text:span text:style-name="T248">={</text:span><text:line-break/><text:span text:style-name="T248"> <text:s text:c="11"/></text:span><text:span text:style-name="T111">'pk'</text:span><text:span text:style-name="T248">: pk,</text:span><text:line-break/><text:span text:style-name="T248"> <text:s text:c="7"/>})</text:span><text:line-break/><text:line-break/><text:span text:style-name="T248"> <text:s text:c="3"/></text:span><text:span text:style-name="T216">def </text:span><text:span text:style-name="T306">post</text:span><text:span text:style-name="T248">(</text:span><text:span text:style-name="T157">self</text:span><text:span text:style-name="T248">, </text:span><text:span text:style-name="T131">request</text:span><text:span text:style-name="T248">, pk):</text:span><text:line-break/><text:span text:style-name="T248"> <text:s text:c="7"/></text:span><text:span text:style-name="T216">with </text:span><text:span text:style-name="T248">connection.cursor() </text:span><text:span text:style-name="T216">as </text:span><text:span text:style-name="T248">cursor:</text:span><text:line-break/><text:span text:style-name="T248"> <text:s text:c="11"/>cursor.execute(</text:span><text:line-break/><text:span text:style-name="T248"> <text:s text:c="15"/>dedent(</text:span><text:span text:style-name="T111">'''</text:span><text:span text:style-name="T308">\</text:span><text:line-break/><text:span text:style-name="T111"> <text:s text:c="19"/>delete from blog_post_tags</text:span><text:line-break/><text:span text:style-name="T111"> <text:s text:c="19"/>where post_id=%s;'''</text:span><text:span text:style-name="T248">),</text:span><text:line-break/><text:span text:style-name="T248"> <text:s text:c="15"/>[ pk ]</text:span><text:line-break/><text:span text:style-name="T248"> <text:s text:c="11"/>)</text:span><text:line-break/><text:span text:style-name="T248"> <text:s text:c="11"/>cursor.execute(</text:span><text:line-break/><text:span text:style-name="T248"> <text:s text:c="15"/>dedent(</text:span><text:span text:style-name="T111">'''</text:span><text:span text:style-name="T308">\</text:span><text:line-break/><text:span text:style-name="T111"> <text:s text:c="19"/>delete from blog_post</text:span><text:line-break/><text:span text:style-name="T111"> <text:s text:c="19"/>where id=%s;'''</text:span><text:span text:style-name="T248">),</text:span><text:line-break/><text:span text:style-name="T248"> <text:s text:c="15"/>[ pk ]</text:span><text:line-break/><text:span text:style-name="T248"> <text:s text:c="11"/>)</text:span><text:line-break/><text:span text:style-name="T248"> <text:s text:c="7"/></text:span><text:span text:style-name="T216">return </text:span><text:span text:style-name="T248">HttpResponseRedirect(reverse(</text:span><text:span text:style-name="T111">'post_list_url'</text:span><text:span text:style-name="T248">))</text:span><text:bookmark-end text:name="__DdeLink__9454_1394605290"/></text:p>
      <text:p text:style-name="P198"/>
      <text:p text:style-name="P198"/>
      <text:p text:style-name="P217">Отмена определенной миграции</text:p>
      <text:p text:style-name="P199"/>
      <text:p text:style-name="P202">Указываем номер миграции, к которой хотим вернуться</text:p>
      <text:p text:style-name="P200">python manage.py migrate blog 0022</text:p>
      <text:p text:style-name="P200"/>
      <text:p text:style-name="P200"/>
      <text:p text:style-name="P217">Выполнение необработанных запросов</text:p>
      <text:p text:style-name="P217"/>
      <text:p text:style-name="P200">Метод raw() manager можно использовать для выполнения необработанных SQL-запросов, возвращающих экземпляры модели:</text:p>
      <text:p text:style-name="P200"><text:span text:style-name="T216">for </text:span><text:span text:style-name="T248">p </text:span><text:span text:style-name="T216">in </text:span><text:span text:style-name="T248">Client.objects.raw(</text:span><text:span text:style-name="T111">'SELECT * FROM client_client'</text:span><text:span text:style-name="T248">):</text:span><text:line-break/><text:span text:style-name="T248"> <text:s text:c="3"/></text:span><text:span text:style-name="T93">print</text:span><text:span text:style-name="T248">(p)</text:span></text:p>
      <text:p text:style-name="P200"><text:soft-page-break/></text:p>
      <text:p text:style-name="P221"/>
      <text:h text:style-name="P256" text:outline-level="2">Параметры строки запроса</text:h>
      <text:p text:style-name="P251"/>
      <text:p text:style-name="P236"><text:span text:style-name="T313">class </text:span><text:span text:style-name="T78">ClientListView</text:span><text:span text:style-name="T254">(LoginRequiredMixin, ListView):</text:span><text:line-break/><text:span text:style-name="T254"> <text:s text:c="3"/></text:span><text:span text:style-name="T282">"""List of clients."""</text:span><text:line-break/><text:span text:style-name="T282"> <text:s text:c="3"/></text:span><text:span text:style-name="T254">model = Client</text:span><text:line-break/><text:line-break/><text:span text:style-name="T254"> <text:s text:c="3"/></text:span><text:span text:style-name="T220">def </text:span><text:span text:style-name="T78">get_context_data</text:span><text:span text:style-name="T254">(</text:span><text:span text:style-name="T158">self</text:span><text:span text:style-name="T254">, *args, **kwargs):</text:span><text:line-break/><text:span text:style-name="T254"> <text:s text:c="7"/>context = </text:span><text:span text:style-name="T94">super</text:span><text:span text:style-name="T254">().get_context_data(*args, **kwargs)</text:span><text:line-break/><text:span text:style-name="T254"> <text:s text:c="7"/></text:span><text:span text:style-name="T94">print</text:span><text:span text:style-name="T254">(</text:span><text:span text:style-name="T158">self</text:span><text:span text:style-name="T254">.request.GET.get(</text:span><text:span text:style-name="T113">'set'</text:span><text:span text:style-name="T254">, </text:span><text:span text:style-name="T113">''</text:span><text:span text:style-name="T254">))</text:span><text:line-break/><text:span text:style-name="T254"> <text:s text:c="7"/></text:span><text:span text:style-name="T220">return </text:span><text:span text:style-name="T254">context</text:span></text:p>
      <text:p text:style-name="P185"/>
      <text:p text:style-name="P238"><text:span text:style-name="T310">При обращении по адресу </text:span><text:a xlink:type="simple" xlink:href="http://127.0.0.1:8000/client/list_user/?set=1" text:style-name="Internet_20_link" text:visited-style-name="Visited_20_Internet_20_Link"><text:span text:style-name="T311">http://127.0.0.1:8000/client/list_user/?set=1</text:span></text:a></text:p>
      <text:p text:style-name="P239"><text:span text:style-name="T311">б</text:span><text:span text:style-name="T309">удет выведно: 1</text:span></text:p>
      <text:p text:style-name="P200"/>
      <text:p text:style-name="P205">Получение GET и POST параметров</text:p>
      <text:p text:style-name="P205"><text:span text:style-name="T248">order = </text:span><text:span text:style-name="T157">self</text:span><text:span text:style-name="T248">.request.GET[</text:span><text:span text:style-name="T111">'sort'</text:span><text:span text:style-name="T248">] </text:span><text:span text:style-name="T282"># опасно!</text:span><text:line-break/><text:span text:style-name="T216">if </text:span><text:span text:style-name="T248">order == </text:span><text:span text:style-name="T111">'rating'</text:span><text:span text:style-name="T248">:</text:span><text:line-break/><text:span text:style-name="T248"> <text:s text:c="3"/></text:span><text:span text:style-name="T131">queryset </text:span><text:span text:style-name="T248">= queryset.order_by(</text:span><text:span text:style-name="T111">'rating'</text:span><text:span text:style-name="T248">)</text:span><text:line-break/><text:span text:style-name="T248">page = </text:span><text:span text:style-name="T157">self</text:span><text:span text:style-name="T248">.request.GET.get(</text:span><text:span text:style-name="T111">'page'</text:span><text:span text:style-name="T248">) </text:span><text:span text:style-name="T216">or </text:span><text:span text:style-name="T295">1</text:span><text:line-break/><text:span text:style-name="T216">try</text:span><text:span text:style-name="T248">:</text:span><text:line-break/><text:span text:style-name="T248"> <text:s text:c="3"/></text:span><text:span text:style-name="T131">page </text:span><text:span text:style-name="T248">= </text:span><text:span text:style-name="T93">int</text:span><text:span text:style-name="T248">(page)</text:span><text:line-break/><text:span text:style-name="T216">except </text:span><text:span text:style-name="T93">ValueError</text:span><text:span text:style-name="T248">:</text:span><text:line-break/><text:span text:style-name="T248"> <text:s text:c="3"/></text:span><text:span text:style-name="T216">return </text:span><text:span text:style-name="T248">HttpResponseBadRequest()</text:span></text:p>
      <text:p text:style-name="P205"/>
      <text:p text:style-name="P205">GET и POST – объекты QueryDict<text:bookmark text:name="__DdeLink__10578_16194812"/></text:p>
      <text:p text:style-name="P205"><text:span text:style-name="T248">/path/?</text:span><text:span text:style-name="T131">id</text:span><text:span text:style-name="T248">=</text:span><text:span text:style-name="T295">3</text:span><text:span text:style-name="T248">&amp;</text:span><text:span text:style-name="T131">id</text:span><text:span text:style-name="T248">=</text:span><text:span text:style-name="T295">4</text:span><text:span text:style-name="T248">&amp;</text:span><text:span text:style-name="T131">id</text:span><text:span text:style-name="T248">=</text:span><text:span text:style-name="T295">5</text:span></text:p>
      <text:p text:style-name="P205">Получение множественных значений</text:p>
      <text:p text:style-name="P205"><text:span text:style-name="T131">id </text:span><text:span text:style-name="T248">= request.GET.get(</text:span><text:span text:style-name="T111">'id'</text:span><text:span text:style-name="T248">) </text:span><text:span text:style-name="T282"># id is 5</text:span><text:line-break/><text:span text:style-name="T131">id </text:span><text:span text:style-name="T248">= request.GET.getlist(</text:span><text:span text:style-name="T111">'id'</text:span><text:span text:style-name="T248">) </text:span><text:span text:style-name="T282"># id is [3, 4, 5]</text:span></text:p>
      <text:p text:style-name="P205">Сериализация</text:p>
      <text:p text:style-name="P205"><text:span text:style-name="T131">qs </text:span><text:span text:style-name="T248">= request.GET.urlencode()</text:span><text:line-break/><text:span text:style-name="T282"># qs is 'id=3&amp;id=4&amp;id=5'</text:span></text:p>
      <text:p text:style-name="P200"/>
      <text:p text:style-name="P200"/>
      <text:p text:style-name="P203">request.method – метод запороса</text:p>
      <text:p text:style-name="P203">request.GET – словарь с GET параметрами</text:p>
      <text:p text:style-name="P203">request.POST – словарь с POST параметрами</text:p>
      <text:p text:style-name="P203">request.COOKIES – словарь с Cookie</text:p>
      <text:p text:style-name="P203">request.FILES – загруженные файлы</text:p>
      <text:p text:style-name="P203">request.META – CGI-like переменные</text:p>
      <text:p text:style-name="P203">request.session – словарь-сессия</text:p>
      <text:p text:style-name="P203">request.user – текущий пользователь</text:p>
      <text:p text:style-name="P223"><text:soft-page-break/>Получение и установка HTTP заголовков</text:p>
      <text:p text:style-name="P223"/>
      <text:p text:style-name="P206"><text:span text:style-name="T248">user_agent = </text:span><text:span text:style-name="T157">self</text:span><text:span text:style-name="T248">.request.META.get(</text:span><text:span text:style-name="T111">'HTTP_USER_AGENT'</text:span><text:span text:style-name="T248">)</text:span><text:line-break/><text:span text:style-name="T248">user_ip = </text:span><text:span text:style-name="T157">self</text:span><text:span text:style-name="T248">.request.META.get(</text:span><text:span text:style-name="T111">'HTTP_X_REAL_IP'</text:span><text:span text:style-name="T248">)</text:span><text:line-break/><text:span text:style-name="T216">if </text:span><text:span text:style-name="T248">user_ip </text:span><text:span text:style-name="T216">is None</text:span><text:span text:style-name="T248">:</text:span><text:line-break/><text:span text:style-name="T248"> <text:s text:c="3"/>user_ip = </text:span><text:span text:style-name="T157">self</text:span><text:span text:style-name="T248">.request.META.get(</text:span><text:span text:style-name="T111">'REMOTE_ADDR'</text:span><text:span text:style-name="T248">)</text:span><text:line-break/><text:line-break/><text:span text:style-name="T248">response = HttpResponse(my_data,</text:span><text:line-break/><text:span text:style-name="T248"> <text:s text:c="3"/></text:span><text:span text:style-name="T121">content_type</text:span><text:span text:style-name="T248">=</text:span><text:span text:style-name="T111">'application/vnd.ms-excel'</text:span><text:span text:style-name="T248">)</text:span><text:line-break/><text:span text:style-name="T248">response[</text:span><text:span text:style-name="T111">'Content-Disposition'</text:span><text:span text:style-name="T248">] = </text:span><text:span text:style-name="T111">'attachment; filename="foo.xls"'</text:span></text:p>
      <text:p text:style-name="P206"/>
      <text:p text:style-name="P223"/>
      <text:p text:style-name="P200"/>
      <text:p text:style-name="P222">Специальные типы ответов</text:p>
      <text:p text:style-name="P218"/>
      <text:p text:style-name="P204"><text:span text:style-name="T216">from </text:span><text:span text:style-name="T248">django.http </text:span><text:span text:style-name="T216">import </text:span><text:span text:style-name="T248">(</text:span><text:line-break/><text:span text:style-name="T248"> <text:s text:c="3"/>HttpResponseRedirect, HttpResponseNotFound, HttpResponseForbidden,</text:span><text:line-break/><text:span text:style-name="T248"> <text:s text:c="3"/>HttpResponsePermanentRedirect</text:span><text:line-break/><text:span text:style-name="T248">)</text:span><text:line-break/><text:line-break/><text:span text:style-name="T248">redirect = HttpResponseRedirect(</text:span><text:span text:style-name="T111">'/'</text:span><text:span text:style-name="T248">) <text:s text:c="18"/></text:span><text:span text:style-name="T282"># 302</text:span><text:line-break/><text:span text:style-name="T248">redirect = HttpResponsePermanentRedirect(</text:span><text:span text:style-name="T111">'/'</text:span><text:span text:style-name="T248">) </text:span><text:span text:style-name="T282"># 301</text:span><text:line-break/><text:span text:style-name="T248">response = HttpResponseNotFound() <text:s text:c="16"/></text:span><text:span text:style-name="T282"># 404</text:span><text:line-break/><text:span text:style-name="T248">response = HttpResponseForbidden() <text:s text:c="15"/></text:span><text:span text:style-name="T282"># 403</text:span></text:p>
      <text:p text:style-name="P175"/>
      <text:p text:style-name="P204"/>
      <text:p text:style-name="P204"/>
      <text:p text:style-name="P224">Прямой доступ к базе</text:p>
      <text:p text:style-name="P224"/>
      <text:p text:style-name="P225"><text:span text:style-name="T222">from </text:span><text:span text:style-name="T257">django.db </text:span><text:span text:style-name="T222">import </text:span><text:span text:style-name="T257">connection</text:span></text:p>
      <text:p text:style-name="P158"/>
      <text:p text:style-name="P207"><text:span text:style-name="T248">cursor = connection.cursor()</text:span><text:line-break/><text:span text:style-name="T248">cursor.execute(</text:span><text:span text:style-name="T111">'SELECT * FROM blog_tag limit 5;'</text:span><text:span text:style-name="T248">)</text:span><text:line-break/><text:span text:style-name="T248">data = cursor.fetchall()</text:span><text:line-break/><text:span text:style-name="T93">print</text:span><text:span text:style-name="T248">(data)</text:span></text:p>
      <text:p text:style-name="P186"/>
      <text:p text:style-name="P183">С возможностью указать базу данных</text:p>
      <text:p text:style-name="P207"><text:span text:style-name="T216">from </text:span><text:span text:style-name="T248">django.db </text:span><text:span text:style-name="T216">import </text:span><text:span text:style-name="T248">connections</text:span></text:p>
      <text:p text:style-name="P153"/>
      <text:p text:style-name="P207"><text:span text:style-name="T248">cursor = connections[</text:span><text:span text:style-name="T111">'default'</text:span><text:span text:style-name="T248">].cursor()</text:span><text:line-break/><text:span text:style-name="T248">cursor.execute(</text:span><text:span text:style-name="T111">'SELECT * FROM blog_tag limit 5;'</text:span><text:span text:style-name="T248">)</text:span><text:line-break/><text:span text:style-name="T248">data = cursor.fetchall()</text:span><text:line-break/><text:span text:style-name="T93">print</text:span><text:span text:style-name="T248">(data)</text:span></text:p>
      <text:p text:style-name="P186"/>
      <text:p text:style-name="P208">Выполнение запросов</text:p>
      <text:p text:style-name="P208"><text:bookmark-start text:name="__DdeLink__10783_990524970"/><text:span text:style-name="T248">cursor = connection.cursor()</text:span><text:line-break/><text:span text:style-name="T248">cursor.execute(</text:span><text:span text:style-name="T111">"""</text:span><text:line-break/><text:soft-page-break/><text:span text:style-name="T111"> <text:s text:c="3"/>update blog_tag set title='test3' where id=%s;</text:span><text:line-break/><text:span text:style-name="T111">"""</text:span><text:span text:style-name="T248">, (</text:span><text:span text:style-name="T295">22</text:span><text:span text:style-name="T248">,))</text:span><text:bookmark-end text:name="__DdeLink__10783_990524970"/></text:p>
      <text:p text:style-name="P208"/>
      <text:p text:style-name="P211">Вставка многих записей</text:p>
      <text:p text:style-name="P211"><text:span text:style-name="T248">cursor = connection.cursor()</text:span><text:line-break/><text:span text:style-name="T248">cursor.executemany(</text:span><text:span text:style-name="T111">"INSERT INTO blog_tag (title, slug) VALUES (%s, %s)"</text:span><text:span text:style-name="T248">,</text:span><text:line-break/><text:span text:style-name="T248"> <text:s text:c="18"/>[</text:span><text:line-break/><text:span text:style-name="T248"> <text:s text:c="22"/>(</text:span><text:span text:style-name="T111">'python'</text:span><text:span text:style-name="T248">, </text:span><text:span text:style-name="T111">'python'</text:span><text:span text:style-name="T248">),</text:span><text:line-break/><text:span text:style-name="T248"> <text:s text:c="22"/>(</text:span><text:span text:style-name="T111">'django'</text:span><text:span text:style-name="T248">, </text:span><text:span text:style-name="T111">'django'</text:span><text:span text:style-name="T248">)</text:span><text:line-break/><text:span text:style-name="T248"> <text:s text:c="18"/>])</text:span></text:p>
      <text:p text:style-name="P209"/>
      <text:p text:style-name="P208"/>
      <text:p text:style-name="P210"><text:span text:style-name="T3">cursor.fetchall()</text:span> - извлекает все строки результата запроса. Он возвращает все строки в виде списка кортежей. Пустой список возвращается, если нет записи для извлечения.</text:p>
      <text:p text:style-name="P219">cursor.fetchmany(size) <text:span text:style-name="T187">- возвращает количество строк, заданное аргументом size. При повторном вызове этот метод извлекает следующий набор строк результата запроса и возвращает список кортежей. Если больше нет доступных строк, он возвращает пустой список.</text:span></text:p>
      <text:p text:style-name="P219">cursor.fetchone()<text:span text:style-name="T187"> - возвращает одну запись или Ни одной, если больше нет доступных строк.</text:span></text:p>
      <text:p text:style-name="P201"/>
      <text:p text:style-name="P201"/>
      <text:p text:style-name="P226">Типы полей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54">Django</text:p>
          </table:table-cell>
          <table:table-cell table:style-name="Таблица4.A1" office:value-type="string">
            <text:p text:style-name="P254">MySQL</text:p>
          </table:table-cell>
        </table:table-row>
        <table:table-row>
          <table:table-cell table:style-name="Таблица4.A1" office:value-type="string">
            <text:p text:style-name="P253">CharField</text:p>
          </table:table-cell>
          <table:table-cell table:style-name="Таблица4.A1" office:value-type="string">
            <text:p text:style-name="P253">VARCHAR(N)</text:p>
          </table:table-cell>
        </table:table-row>
        <table:table-row>
          <table:table-cell table:style-name="Таблица4.A1" office:value-type="string">
            <text:p text:style-name="P253">EmailField</text:p>
          </table:table-cell>
          <table:table-cell table:style-name="Таблица4.A1" office:value-type="string">
            <text:p text:style-name="P252"/>
          </table:table-cell>
        </table:table-row>
        <table:table-row>
          <table:table-cell table:style-name="Таблица4.A1" office:value-type="string">
            <text:p text:style-name="P253">TextField</text:p>
          </table:table-cell>
          <table:table-cell table:style-name="Таблица4.A1" office:value-type="string">
            <text:p text:style-name="P253">LONGTEXT</text:p>
          </table:table-cell>
        </table:table-row>
        <table:table-row>
          <table:table-cell table:style-name="Таблица4.A1" office:value-type="string">
            <text:p text:style-name="P253">BooleanField</text:p>
          </table:table-cell>
          <table:table-cell table:style-name="Таблица4.A1" office:value-type="string">
            <text:p text:style-name="P253">TINYINT(1)</text:p>
          </table:table-cell>
        </table:table-row>
        <table:table-row>
          <table:table-cell table:style-name="Таблица4.A1" office:value-type="string">
            <text:p text:style-name="P253">IntegerField</text:p>
          </table:table-cell>
          <table:table-cell table:style-name="Таблица4.A1" office:value-type="string">
            <text:p text:style-name="P253">INT(11)</text:p>
          </table:table-cell>
        </table:table-row>
        <table:table-row>
          <table:table-cell table:style-name="Таблица4.A1" office:value-type="string">
            <text:p text:style-name="P253">DateField</text:p>
          </table:table-cell>
          <table:table-cell table:style-name="Таблица4.A1" office:value-type="string">
            <text:p text:style-name="P253">DATE</text:p>
          </table:table-cell>
        </table:table-row>
        <table:table-row>
          <table:table-cell table:style-name="Таблица4.A1" office:value-type="string">
            <text:p text:style-name="P253">DateTimeField</text:p>
          </table:table-cell>
          <table:table-cell table:style-name="Таблица4.A1" office:value-type="string">
            <text:p text:style-name="P253">DATETIME</text:p>
          </table:table-cell>
        </table:table-row>
      </table:table>
      <text:p text:style-name="P212"/>
      <text:p text:style-name="P201"/>
      <text:p text:style-name="P227">Свойства полей</text:p>
      <text:p text:style-name="P213"><text:span text:style-name="T3">blank</text:span> – поле может быть пустым</text:p>
      <text:p text:style-name="P213"><text:span text:style-name="T3">null</text:span> – хранится в базе данных как NULL</text:p>
      <text:p text:style-name="P213"><text:span text:style-name="T3">max_length</text:span> – максимальная длина поля</text:p>
      <text:p text:style-name="P213"><text:span text:style-name="T3">primary_key</text:span> – это поле - первичный ключ</text:p>
      <text:p text:style-name="P213"><text:span text:style-name="T3">unique</text:span> – поле уникально</text:p>
      <text:p text:style-name="P213"><text:span text:style-name="T3">db_index</text:span> – для этого поля нужен индекс в базе данных</text:p>
      <text:p text:style-name="P213"><text:span text:style-name="T3">default</text:span> – значение по-умолчанию</text:p>
      <text:p text:style-name="P213"><text:span text:style-name="T3">choiced</text:span> – варианты значений</text:p>
      <text:p text:style-name="P201"/>
      <text:p text:style-name="P214"/>
      <text:p text:style-name="P228"><text:soft-page-break/>Ограничения внешних ключей</text:p>
      <text:p text:style-name="P228"/>
      <text:p text:style-name="P214">Применимо к полям ForeignKey и OneToOneField</text:p>
      <text:p text:style-name="P214"><text:span text:style-name="T3">RESTRICT</text:span> – models.PROTECT</text:p>
      <text:p text:style-name="P214">Препятствует удалению связанного объекта вызывая исключение django.db.models.ProtectedErro</text:p>
      <text:p text:style-name="P214"><text:span text:style-name="T3">CASCADE</text:span> – models.CASCADE</text:p>
      <text:p text:style-name="P214">Каскадное удаление. Django эмулирует поведение SQL правила ON DELETE CASCADE и так же удаляет объекты, связанные через ForeignKey.</text:p>
      <text:p text:style-name="P214"><text:span text:style-name="T3">SET NULL</text:span> – models.SET_NULL</text:p>
      <text:p text:style-name="P214">Устанавливает ForeignKey в NULL; возможно только если null равен True.</text:p>
      <text:p text:style-name="P214"><text:span text:style-name="T3">NO ACTION</text:span> – models.DO_NOTHING</text:p>
      <text:p text:style-name="P214">Ничего не делать. Если используемый тип базы данных следит за целостностью связей, будет вызвано исключение IntegrityError, за исключением, когда вы самостоятельно добавите SQL правило ON DELETE для поля таблицы.</text:p>
      <text:p text:style-name="P214"/>
      <text:p text:style-name="P214"/>
      <text:p text:style-name="P229">Использование отношений в коде</text:p>
      <text:p text:style-name="P215"/>
      <text:p text:style-name="P192"><text:span text:style-name="T72">Прямое использование</text:span><text:span text:style-name="T71"><text:line-break/></text:span><text:span text:style-name="T251">post = Post.objects.get(</text:span><text:span text:style-name="T124">pk</text:span><text:span text:style-name="T251">=</text:span><text:span text:style-name="T296">1</text:span><text:span text:style-name="T251">)</text:span><text:span text:style-name="T71"><text:line-break/></text:span><text:span text:style-name="T251">category = post.category <text:s text:c="2"/></text:span><text:span text:style-name="T285"># Category</text:span><text:span text:style-name="T71"><text:line-break/></text:span><text:span text:style-name="T133">category_id </text:span><text:span text:style-name="T251">= post.category_id </text:span><text:span text:style-name="T285"># int</text:span><text:span text:style-name="T71"><text:line-break/></text:span><text:span text:style-name="T133">tags_manager </text:span><text:span text:style-name="T251">= post.tags </text:span><text:span text:style-name="T285"># RelatedManager</text:span><text:span text:style-name="T71"><text:line-break/></text:span><text:span text:style-name="T251">post.tags.all() </text:span><text:span text:style-name="T285"># [ Tags ]</text:span></text:p>
      <text:p text:style-name="P192"><text:span text:style-name="T71"><text:line-break/></text:span><text:span text:style-name="T72">Использование обратного отношения</text:span><text:span text:style-name="T71"><text:line-break/></text:span><text:span text:style-name="T251">category.post_set.all() </text:span><text:span text:style-name="T285"># [ Post ]</text:span><text:span text:style-name="T71"><text:line-break/></text:span><text:span text:style-name="T251">tag.post_set.all() </text:span><text:span text:style-name="T285"># [ Post ]</text:span></text:p>
      <text:p text:style-name="P215"/>
      <text:p text:style-name="P215"/>
      <text:p text:style-name="P274">Создание объектов со связями</text:p>
      <text:p text:style-name="P274"/>
      <text:p text:style-name="P250"><text:span text:style-name="T240">Добавляем пользователя </text:span><text:bookmark-start text:name="__DdeLink__11036_596730518"/><text:span text:style-name="T240">ч</text:span><text:bookmark-end text:name="__DdeLink__11036_596730518"/><text:span text:style-name="T239">ерез экземпляр:</text:span></text:p>
      <text:p text:style-name="P241"><text:span text:style-name="T253">bulusov = Client.objects.get(</text:span><text:span text:style-name="T123">client</text:span><text:span text:style-name="T254">=</text:span><text:span text:style-name="T114">'bulusov'</text:span><text:span text:style-name="T254">)</text:span><text:line-break/><text:span text:style-name="T254">DataCollectTerminal.objects.create(</text:span><text:span text:style-name="T123">name</text:span><text:span text:style-name="T254">=</text:span><text:span text:style-name="T114">'ТСД-53'</text:span><text:span text:style-name="T254">, </text:span><text:span text:style-name="T123">model</text:span><text:span text:style-name="T254">=</text:span><text:span text:style-name="T297">2</text:span><text:span text:style-name="T254">, </text:span><text:span text:style-name="T123">serial_number</text:span><text:span text:style-name="T254">=</text:span><text:span text:style-name="T114">'3435345'</text:span><text:span text:style-name="T254">, </text:span><text:span text:style-name="T123">mac_address</text:span><text:span text:style-name="T254">=</text:span><text:span text:style-name="T114">'00:15:70:DA:2C:07'</text:span><text:span text:style-name="T254">, </text:span><text:span text:style-name="T123">user</text:span><text:span text:style-name="T254">=bulusov)</text:span></text:p>
      <text:p text:style-name="P269">Либо через id:</text:p>
      <text:p text:style-name="P242"><text:span text:style-name="T252">DataCollectTerminal.objects.create(</text:span><text:span text:style-name="T123">name</text:span><text:span text:style-name="T254">=</text:span><text:span text:style-name="T114">'ТСД-53'</text:span><text:span text:style-name="T254">, </text:span><text:span text:style-name="T123">model</text:span><text:span text:style-name="T254">=</text:span><text:span text:style-name="T297">2</text:span><text:span text:style-name="T254">, </text:span><text:span text:style-name="T123">serial_number</text:span><text:span text:style-name="T254">=</text:span><text:span text:style-name="T114">'3435345'</text:span><text:span text:style-name="T254">, </text:span><text:span text:style-name="T123">mac_address</text:span><text:span text:style-name="T254">=</text:span><text:span text:style-name="T114">'00:15:70:DA:2C:07'</text:span><text:span text:style-name="T254">, </text:span><text:span text:style-name="T123">user_id</text:span><text:span text:style-name="T254">=</text:span><text:span text:style-name="T297">29</text:span><text:span text:style-name="T254">)</text:span></text:p>
      <text:p text:style-name="P279"/>
      <text:p text:style-name="P279"/>
      <text:p text:style-name="P281"><text:soft-page-break/>Привязывание тэгов к посту</text:p>
      <text:p text:style-name="P246"><text:span text:style-name="T254">post = Post(</text:span><text:span text:style-name="T123">title</text:span><text:span text:style-name="T254">=</text:span><text:span text:style-name="T113">'Intro'</text:span><text:span text:style-name="T254">, </text:span><text:span text:style-name="T123">text</text:span><text:span text:style-name="T254">=</text:span><text:span text:style-name="T113">'...'</text:span><text:span text:style-name="T254">)</text:span><text:line-break/><text:span text:style-name="T254">post.save()</text:span><text:line-break/><text:line-break/><text:span text:style-name="T254">post.tags = Tag.objects.all()[</text:span><text:span text:style-name="T297">0</text:span><text:span text:style-name="T254">:</text:span><text:span text:style-name="T297">3</text:span><text:span text:style-name="T254">]</text:span><text:line-break/><text:span text:style-name="T254">post.save()</text:span><text:line-break/><text:line-break/><text:span text:style-name="T254">tag = Tag.objects.create(</text:span><text:span text:style-name="T123">title</text:span><text:span text:style-name="T254">=</text:span><text:span text:style-name="T113">'easy'</text:span><text:span text:style-name="T254">)</text:span><text:line-break/><text:span text:style-name="T254">post.tags.add(tag)</text:span><text:line-break/><text:span text:style-name="T254">post.save()</text:span></text:p>
      <text:p text:style-name="P287"/>
      <text:p text:style-name="P246"><text:span text:style-name="T255">create(**kwargs) — </text:span><text:span text:style-name="T227">создание нового тэга, связанного с постом</text:span><text:line-break/><text:span text:style-name="T254">add(t2) — </text:span><text:span text:style-name="T227">привязка существующего тэга t2 к текущему посту</text:span><text:line-break/><text:span text:style-name="T254">remove(t2)</text:span><text:span text:style-name="T230"> — </text:span><text:span text:style-name="T231">отвязка существующего тэга t2 от текущего поста</text:span><text:line-break/><text:span text:style-name="T254">clear()</text:span><text:span text:style-name="T226"> - </text:span><text:span text:style-name="T227">очистка списка тэгов у текущего поста</text:span></text:p>
      <text:p text:style-name="P284"/>
      <text:p text:style-name="P285"/>
      <text:p text:style-name="P283">QuerySet</text:p>
      <text:p text:style-name="P283"/>
      <text:p text:style-name="P247"><text:span text:style-name="T229">QuerySet</text:span><text:span text:style-name="T226"> — объекты, предоставляющие собой запрос к базе данных.</text:span></text:p>
      <text:p text:style-name="P247"><text:span text:style-name="T226">Именно </text:span><text:span text:style-name="T229">запрос</text:span><text:span text:style-name="T226">, а не его результат.</text:span></text:p>
      <text:p text:style-name="P247"><text:span text:style-name="T226">QuerySet являются </text:span><text:span text:style-name="T229">ленивыми (lazy)</text:span><text:span text:style-name="T226"> объектами. Это значит, что запрос осуществояется не в момент создания Queryset, а в момент </text:span><text:span text:style-name="T229">итерации по нему</text:span><text:span text:style-name="T226">, либо вызова метода, возвращающего результат.</text:span></text:p>
      <text:p text:style-name="P280"/>
      <text:p text:style-name="P282">Методы QuerySet (chaining)</text:p>
      <text:p text:style-name="P248"><text:span text:style-name="T229">filter, exclude</text:span><text:span text:style-name="T226"> — фильтрация, в SQL это WHERE</text:span></text:p>
      <text:p text:style-name="P248"><text:span text:style-name="T229">order_by</text:span><text:span text:style-name="T226"> — сортировка</text:span></text:p>
      <text:p text:style-name="P248"><text:span text:style-name="T229">annotate</text:span><text:span text:style-name="T226"> — выборка агрегатов, в SQL это JOIN и GROUP BY</text:span></text:p>
      <text:p text:style-name="P249"><text:span text:style-name="T229">values</text:span><text:span text:style-name="T226"> — выборка отдельных колонок, а не объектов</text:span></text:p>
      <text:p text:style-name="P249"><text:span text:style-name="T229">distinct</text:span><text:span text:style-name="T226"> — выборка уникальных значений</text:span></text:p>
      <text:p text:style-name="P249"><text:span text:style-name="T229">select_related, prefetch_related</text:span><text:span text:style-name="T226"> — выборка из нескольких таблиц</text:span></text:p>
      <text:p text:style-name="P269"/>
      <text:p text:style-name="P245"><text:span text:style-name="T244">Методы QuerySet (</text:span><text:span text:style-name="T245">результат</text:span><text:span text:style-name="T244">)</text:span></text:p>
      <text:p text:style-name="P244"><text:span text:style-name="T244">c</text:span><text:span text:style-name="T243">reate –</text:span><text:span text:style-name="T246"> создание нового объекта</text:span></text:p>
      <text:p text:style-name="P244"><text:span text:style-name="T243">update</text:span><text:span text:style-name="T246"> – обновление всех подходящих объектов</text:span></text:p>
      <text:p text:style-name="P244"><text:span text:style-name="T243">delete</text:span><text:span text:style-name="T246"> – удаление всех подходящих объектов</text:span></text:p>
      <text:p text:style-name="P244"><text:span text:style-name="T243">get_or_create</text:span><text:span text:style-name="T246"> – выборка объекта или его создание</text:span></text:p>
      <text:p text:style-name="P244"><text:span text:style-name="T243">count</text:span><text:span text:style-name="T246"> – выборка колличества COUNT(*)</text:span></text:p>
      <text:p text:style-name="P277"/>
      <text:p text:style-name="P237"><text:span text:style-name="T75">С</text:span><text:span text:style-name="T74">интаксис условий в QuerySet</text:span></text:p>
      <text:p text:style-name="P240"><text:span text:style-name="T76">В методах </text:span><text:span text:style-name="T77">filter</text:span><text:span text:style-name="T76"> и </text:span><text:span text:style-name="T77">exclude</text:span><text:span text:style-name="T76">:</text:span></text:p>
      <text:p text:style-name="P240"><text:soft-page-break/><text:span text:style-name="T77">field = value</text:span><text:span text:style-name="T76"> – точное совпадение</text:span></text:p>
      <text:p text:style-name="P240"><text:span text:style-name="T77">field__contains</text:span><text:span text:style-name="T76"> = value – суффикс оператора LIKE</text:span></text:p>
      <text:p text:style-name="P273">field__isnull, field__gt, field_lte</text:p>
      <text:p text:style-name="P240"><text:span text:style-name="T77">relation__field = value</text:span><text:span text:style-name="T76"> – условие по связанной таблице</text:span></text:p>
      <text:p text:style-name="P273">category__title__contains = ‘Perl’</text:p>
      <text:p text:style-name="P240"><text:span text:style-name="T76">Название полей и таблиц не могут содержать </text:span><text:span text:style-name="T77">__</text:span><text:span text:style-name="T76">!</text:span></text:p>
      <text:p text:style-name="P278"/>
      <text:p text:style-name="P278"/>
      <text:p text:style-name="P275">Свой ModelManager</text:p>
      <text:p text:style-name="P288"/>
      <text:p text:style-name="P243"><text:span text:style-name="T219">class </text:span><text:span text:style-name="T78">PostManager</text:span><text:span text:style-name="T254">(models.Manager):</text:span><text:line-break/><text:span text:style-name="T254"> <text:s text:c="3"/></text:span><text:span text:style-name="T220">def </text:span><text:span text:style-name="T78">best_posts</text:span><text:span text:style-name="T254">(</text:span><text:span text:style-name="T158">self</text:span><text:span text:style-name="T254">):</text:span><text:line-break/><text:span text:style-name="T254"> <text:s text:c="7"/></text:span><text:span text:style-name="T220">return </text:span><text:span text:style-name="T158">self</text:span><text:span text:style-name="T254">.filter(</text:span><text:span text:style-name="T123">rating__gt</text:span><text:span text:style-name="T254">=</text:span><text:span text:style-name="T297">50</text:span><text:span text:style-name="T254">)</text:span><text:line-break/><text:span text:style-name="T254"> <text:s text:c="3"/></text:span><text:line-break/><text:span text:style-name="T254"> <text:s text:c="3"/></text:span><text:span text:style-name="T220">def </text:span><text:span text:style-name="T78">published</text:span><text:span text:style-name="T254">(</text:span><text:span text:style-name="T158">self</text:span><text:span text:style-name="T254">):</text:span><text:line-break/><text:span text:style-name="T254"> <text:s text:c="7"/></text:span><text:span text:style-name="T220">return </text:span><text:span text:style-name="T158">self</text:span><text:span text:style-name="T254">.filter(</text:span><text:span text:style-name="T123">published</text:span><text:span text:style-name="T254">=</text:span><text:span text:style-name="T220">True</text:span><text:span text:style-name="T254">)</text:span><text:line-break/><text:span text:style-name="T254"> <text:s text:c="3"/></text:span><text:line-break/><text:span text:style-name="T254"> <text:s text:c="3"/></text:span><text:span text:style-name="T220">def </text:span><text:span text:style-name="T78">create_draft</text:span><text:span text:style-name="T254">(</text:span><text:span text:style-name="T158">self</text:span><text:span text:style-name="T254">, **kwargs):</text:span><text:line-break/><text:span text:style-name="T254"> <text:s text:c="7"/>kwargs[</text:span><text:span text:style-name="T114">'draft'</text:span><text:span text:style-name="T254">] = </text:span><text:span text:style-name="T220">True</text:span><text:line-break/><text:span text:style-name="T220"> <text:s text:c="7"/>return </text:span><text:span text:style-name="T158">self</text:span><text:span text:style-name="T254">.create(**kwargs)</text:span><text:line-break/><text:span text:style-name="T254"> <text:s text:c="3"/></text:span><text:line-break/><text:span text:style-name="T220">class </text:span><text:span text:style-name="T78">Post</text:span><text:span text:style-name="T254">(models.Model):</text:span><text:line-break/><text:span text:style-name="T254"> <text:s text:c="3"/>title = models.CharField()</text:span><text:line-break/><text:span text:style-name="T254"> <text:s text:c="3"/>objects = PostManager()</text:span></text:p>
      <text:p text:style-name="P270"/>
      <text:p text:style-name="P270"/>
      <text:p text:style-name="P276">Валидация данных</text:p>
      <text:p text:style-name="P276"/>
      <text:list xml:id="list2931260007" text:style-name="L9">
        <text:list-item>
          <text:p text:style-name="P272">По типу поля, например EmailField</text:p>
        </text:list-item>
        <text:list-item>
          <text:p text:style-name="P272">clean_xxx – доп. проверка поля xxx, может изменить значение</text:p>
        </text:list-item>
        <text:list-item>
          <text:p text:style-name="P272">clean – доп. проверка всех полей формы</text:p>
        </text:list-item>
      </text:list>
      <text:p text:style-name="P271">Методы clean и clean_xxx должны использовать self.cleaned_data для получения данных форм и подминмать исключение ValidationError <text:s/>в случае некорректных данных.</text:p>
      <text:p text:style-name="P271"/>
      <text:p text:style-name="P271">Использование во view:</text:p>
      <text:p text:style-name="P271"><text:span text:style-name="T216">def </text:span><text:span text:style-name="T306">post_add</text:span><text:span text:style-name="T248">(request):</text:span><text:line-break/><text:span text:style-name="T248"> <text:s text:c="3"/></text:span><text:span text:style-name="T216">if </text:span><text:span text:style-name="T248">request.method == </text:span><text:span text:style-name="T115">'POST'</text:span><text:span text:style-name="T248">:</text:span><text:line-break/><text:span text:style-name="T248"> <text:s text:c="7"/>form = AddPostForm(request.POST)</text:span><text:line-break/><text:span text:style-name="T248"> <text:s text:c="7"/></text:span><text:span text:style-name="T216">if </text:span><text:span text:style-name="T248">form.is_valid(): </text:span><text:span text:style-name="T282"># Field, clean_xxx, clean</text:span><text:line-break/><text:span text:style-name="T282"> <text:s text:c="11"/></text:span><text:span text:style-name="T248">post = form.save()</text:span><text:line-break/><text:span text:style-name="T248"> <text:s text:c="11"/>url = post.get_url()</text:span><text:line-break/><text:span text:style-name="T248"> <text:s text:c="11"/></text:span><text:span text:style-name="T216">return </text:span><text:span text:style-name="T248">HttpResponseRedirect(url)</text:span><text:line-break/><text:span text:style-name="T248"> <text:s text:c="3"/></text:span><text:span text:style-name="T216">else</text:span><text:span text:style-name="T248">:</text:span><text:line-break/><text:span text:style-name="T248"> <text:s text:c="7"/></text:span><text:span text:style-name="T131">form </text:span><text:span text:style-name="T248">= AddPostForm()</text:span><text:line-break/><text:span text:style-name="T248"> <text:s text:c="3"/></text:span><text:span text:style-name="T216">return </text:span><text:span text:style-name="T248">render(request, </text:span><text:span text:style-name="T115">'blog/post_add.html' </text:span><text:span text:style-name="T248">{</text:span><text:line-break/><text:span text:style-name="T248"> <text:s text:c="7"/></text:span><text:span text:style-name="T115">'form'</text:span><text:span text:style-name="T248">: form</text:span><text:line-break/><text:span text:style-name="T248"> <text:s text:c="3"/>})</text:span></text:p>
      <text:p text:style-name="P221"><text:soft-page-break/>Интеграция wysiwyg редактора с Django</text:p>
      <text:p text:style-name="P232"/>
      <text:p text:style-name="P163"><text:span text:style-name="T187">1. </text:span><text:span text:style-name="T314">django-ckeditor</text:span></text:p>
      <text:p text:style-name="P163"><text:a xlink:type="simple" xlink:href="https://github.com/django-ckeditor/django-ckeditor" text:style-name="Internet_20_link" text:visited-style-name="Visited_20_Internet_20_Link"><text:span text:style-name="T314">https://github.com/django-ckeditor/django-ckeditor</text:span></text:a></text:p>
      <text:p text:style-name="P166"/>
      <text:p text:style-name="P166">2. django-tinymce</text:p>
      <text:p text:style-name="P163"><text:a xlink:type="simple" xlink:href="https://github.com/jazzband/django-tinymce" text:style-name="Internet_20_link" text:visited-style-name="Visited_20_Internet_20_Link"><text:span text:style-name="T314">https://github.com/jazzband/django-tinymce</text:span></text:a></text:p>
      <text:p text:style-name="P166"/>
      <text:p text:style-name="P166">3. django-summernote</text:p>
      <text:p text:style-name="P163"><text:a xlink:type="simple" xlink:href="https://github.com/summernote/django-summernote" text:style-name="Internet_20_link" text:visited-style-name="Visited_20_Internet_20_Link"><text:span text:style-name="T314">https://github.com/summernote/django-summernote</text:span></text:a></text:p>
      <text:p text:style-name="P166"/>
      <text:p text:style-name="P166">4. django-markitup</text:p>
      <text:p text:style-name="P163"><text:a xlink:type="simple" xlink:href="https://pypi.org/project/django-markitup/" text:style-name="Internet_20_link" text:visited-style-name="Visited_20_Internet_20_Link"><text:span text:style-name="T314">https://pypi.org/project/django-markitup/</text:span></text:a></text:p>
      <text:p text:style-name="P166"/>
      <text:p text:style-name="P166"/>
      <text:p text:style-name="P166">Ссылки:</text:p>
      <text:list xml:id="list377701858" text:style-name="L8">
        <text:list-item>
          <text:p text:style-name="P289"><text:a xlink:type="simple" xlink:href="https://habr.com/ru/company/htdt/blog/202782/" text:style-name="Internet_20_link" text:visited-style-name="Visited_20_Internet_20_Link"><text:span text:style-name="T312">https://habr.com/ru/company/htdt/blog/202782/</text:span></text:a></text:p>
          <text:p text:style-name="P286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enlo1" svg:font-family="Menlo"/>
    <style:font-face style:name="-webkit-standard" svg:font-family="-webkit-standard" style:font-family-generic="roman"/>
    <style:font-face style:name="inherit" svg:font-family="inherit" style:font-family-generic="roman"/>
    <style:font-face style:name="Calibri" svg:font-family="Calibri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JetBrains Mono2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1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6pt" style:letter-kerning="true" style:font-name-asian="Calibri Light" style:font-family-asian="'Calibri Light'" style:font-family-generic-asian="swiss" style:font-pitch-asian="variable" style:font-size-asian="16pt" style:language-asian="zh" style:country-asian="CN" style:font-name-complex="Mangal" style:font-family-complex="Mangal" style:font-family-generic-complex="roman" style:font-pitch-complex="variable" style:font-size-complex="14.5pt" style:language-complex="hi" style:country-complex="IN" fo:hyphenate="false" loext:hyphenation-no-caps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3pt" style:letter-kerning="true" style:font-name-asian="Calibri Light" style:font-family-asian="'Calibri Light'" style:font-family-generic-asian="swiss" style:font-pitch-asian="variable" style:font-size-asian="13pt" style:language-asian="zh" style:country-asian="CN" style:font-name-complex="Mangal" style:font-family-complex="Mangal" style:font-family-generic-complex="roman" style:font-pitch-complex="variable" style:font-size-complex="11.5pt" style:language-complex="hi" style:country-complex="IN" fo:hyphenate="false" loext:hyphenation-no-caps="false"/>
    </style:style>
    <style:style style:name="Heading_20_3" style:display-name="Heading 3" style:family="paragraph" style:parent-style-name="Обычный" style:default-outline-level="3" style:class="text">
      <style:paragraph-properties fo:margin-top="0.176cm" fo:margin-bottom="0.176cm" loext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true" loext:hyphenation-no-caps="fals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tyle="italic" style:letter-kerning="true" style:font-name-asian="Calibri Light" style:font-family-asian="'Calibri Light'" style:font-family-generic-asian="swiss" style:font-pitch-asian="variable" style:language-asian="zh" style:country-asian="CN" style:font-style-asian="italic" style:font-name-complex="Mangal" style:font-family-complex="Mangal" style:font-family-generic-complex="roman" style:font-pitch-complex="variable" style:font-size-complex="10.5pt" style:language-complex="hi" style:country-complex="IN" style:font-style-complex="italic" fo:hyphenate="false" loext:hyphenation-no-caps="false"/>
    </style:style>
    <style:style style:name="Обычный" style:family="paragraph">
      <style:paragraph-properties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Стандартный_20_HTML" style:display-name="Стандартный HTML" style:family="paragraph" style:parent-style-name="Обычный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first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block-with-comment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.5pt" fo:font-weight="bold" style:letter-kerning="false" style:font-name-asian="Times New Roman" style:font-family-asian="'Times New Roman'" style:font-family-generic-asian="roman" style:font-pitch-asian="variable" style:font-size-asian="13.5pt" style:language-asian="ru" style:country-asian="RU" style:font-weight-asian="bold" style:font-name-complex="Times New Roman" style:font-family-complex="'Times New Roman'" style:font-family-generic-complex="roman" style:font-pitch-complex="variable" style:font-size-complex="13.5pt" style:language-complex="ar" style:country-complex="SA" style:font-weight-complex="bold"/>
    </style:style>
    <style:style style:name="apple-converted-space" style:family="text" style:parent-style-name="Основной_20_шрифт_20_абзаца"/>
    <style:style style:name="b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Код_20_HTML" style:display-name="Код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Заголовок_20_4_20_Знак" style:display-name="Заголовок 4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pre" style:family="text" style:parent-style-name="Основной_20_шрифт_20_абзаца"/>
    <style:style style:name="cp" style:family="text" style:parent-style-name="Основной_20_шрифт_20_абзаца"/>
    <style:style style:name="nv" style:family="text" style:parent-style-name="Основной_20_шрифт_20_абзаца"/>
    <style:style style:name="o" style:family="text" style:parent-style-name="Основной_20_шрифт_20_абзаца"/>
    <style:style style:name="nf" style:family="text" style:parent-style-name="Основной_20_шрифт_20_абзаца"/>
    <style:style style:name="k" style:family="text" style:parent-style-name="Основной_20_шрифт_20_абзаца"/>
    <style:style style:name="Заголовок_20_2_20_Знак" style:display-name="Заголовок 2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Заголовок_20_1_20_Знак" style:display-name="Заголовок 1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n" style:family="text" style:parent-style-name="Основной_20_шрифт_20_абзаца"/>
    <style:style style:name="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typ" style:family="text" style:parent-style-name="Основной_20_шрифт_20_абзаца"/>
    <style:style style:name="str" style:family="text" style:parent-style-name="Основной_20_шрифт_20_абзаца"/>
    <style:style style:name="lit" style:family="text" style:parent-style-name="Основной_20_шрифт_20_абзаца"/>
    <style:style style:name="kwd" style:family="text" style:parent-style-name="Основной_20_шрифт_20_абзаца"/>
    <style:style style:name="Заголовок1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token" style:family="text" style:parent-style-name="Основной_20_шрифт_20_абзаца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Пишущая_20_машинка_20_HTML" style:display-name="Пишущая машинка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3" style:display-name="WW_CharLFO4LVL3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02-21T14:47:00Z</meta:creation-date>
    <dc:date>2021-04-12T16:47:54.022270324</dc:date>
    <meta:editing-cycles>169</meta:editing-cycles>
    <meta:editing-duration>P1DT3H25M34S</meta:editing-duration>
    <meta:document-statistic meta:table-count="4" meta:image-count="7" meta:object-count="0" meta:page-count="40" meta:paragraph-count="582" meta:word-count="5938" meta:character-count="53048" meta:non-whitespace-character-count="44890"/>
    <meta:template xlink:type="simple" xlink:actuate="onRequest" xlink:title="" xlink:href="Normal.dotm"/>
  </office:meta>
</office:document-meta>
</file>